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Replacements/Object 10" manifest:media-type=""/>
  <manifest:file-entry manifest:full-path="ObjectReplacements/Object 35" manifest:media-type="application/x-openoffice-gdimetafile;windows_formatname=&quot;GDIMetaFile&quot;"/>
  <manifest:file-entry manifest:full-path="ObjectReplacements/Object 9" manifest:media-type=""/>
  <manifest:file-entry manifest:full-path="ObjectReplacements/Object 30" manifest:media-type="application/x-openoffice-gdimetafile;windows_formatname=&quot;GDIMetaFile&quot;"/>
  <manifest:file-entry manifest:full-path="ObjectReplacements/Object 20" manifest:media-type=""/>
  <manifest:file-entry manifest:full-path="ObjectReplacements/Object 17" manifest:media-type=""/>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25" manifest:media-type=""/>
  <manifest:file-entry manifest:full-path="ObjectReplacements/Object 15" manifest:media-type=""/>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8" manifest:media-type=""/>
  <manifest:file-entry manifest:full-path="ObjectReplacements/Object 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
  <manifest:file-entry manifest:full-path="ObjectReplacements/Object 43" manifest:media-type="application/x-openoffice-gdimetafile;windows_formatname=&quot;GDIMetaFile&quot;"/>
  <manifest:file-entry manifest:full-path="ObjectReplacements/Object 23" manifest:media-type=""/>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
  <manifest:file-entry manifest:full-path="ObjectReplacements/Object 42" manifest:media-type="application/x-openoffice-gdimetafile;windows_formatname=&quot;GDIMetaFile&quot;"/>
  <manifest:file-entry manifest:full-path="ObjectReplacements/Object 22" manifest:media-type=""/>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41" manifest:media-type="application/x-openoffice-gdimetafile;windows_formatname=&quot;GDIMetaFile&quot;"/>
  <manifest:file-entry manifest:full-path="ObjectReplacements/Object 21" manifest:media-type=""/>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
  <manifest:file-entry manifest:full-path="ObjectReplacements/Object 11" manifest:media-type=""/>
  <manifest:file-entry manifest:full-path="ObjectReplacements/Object 36" manifest:media-type="application/x-openoffice-gdimetafile;windows_formatname=&quot;GDIMetaFile&quot;"/>
  <manifest:file-entry manifest:full-path="ObjectReplacements/Object 16" manifest:media-type=""/>
  <manifest:file-entry manifest:full-path="ObjectReplacements/Object 26" manifest:media-type="application/x-openoffice-gdimetafile;windows_formatname=&quot;GDIMetaFile&quot;"/>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19" manifest:media-type=""/>
  <manifest:file-entry manifest:full-path="ObjectReplacements/Object 29"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Verdana-Italic" svg:font-family="Verdana-Italic, 'Times New Roman'" style:font-family-generic="roman"/>
    <style:font-face style:name="WenQuanYi Micro Hei" svg:font-family="'WenQuanYi Micro Hei'" style:font-family-generic="roman"/>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5.001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times new roman1" fo:font-size="12pt" fo:language="en" fo:country="US" style:font-size-asian="12pt" style:font-size-complex="12pt"/>
    </style:style>
    <style:style style:name="P2" style:family="paragraph" style:parent-style-name="Standard">
      <style:paragraph-properties fo:line-height="150%" fo:text-align="justify" style:justify-single-word="false"/>
      <style:text-properties style:font-name="times new roman1" fo:font-size="12pt" fo:language="en" fo:country="US" officeooo:paragraph-rsid="0088a359" style:font-size-asian="12pt" style:font-size-complex="12pt"/>
    </style:style>
    <style:style style:name="P3" style:family="paragraph" style:parent-style-name="Standard">
      <style:paragraph-properties fo:line-height="150%" fo:text-align="justify" style:justify-single-word="false"/>
      <style:text-properties style:font-name="times new roman1" fo:font-size="12pt" fo:language="en" fo:country="US" officeooo:paragraph-rsid="0089073a" style:font-size-asian="12pt" style:font-size-complex="12pt"/>
    </style:style>
    <style:style style:name="P4" style:family="paragraph" style:parent-style-name="Standard">
      <style:paragraph-properties fo:line-height="150%" fo:text-align="justify" style:justify-single-word="false"/>
      <style:text-properties style:font-name="times new roman1" fo:font-size="12pt" fo:language="en" fo:country="US" officeooo:paragraph-rsid="00971315" style:font-size-asian="12pt" style:font-size-complex="12pt"/>
    </style:style>
    <style:style style:name="P5" style:family="paragraph" style:parent-style-name="Standard">
      <style:paragraph-properties fo:line-height="150%" fo:text-align="justify" style:justify-single-word="false"/>
      <style:text-properties style:font-name="times new roman1" fo:font-size="12pt" fo:language="en" fo:country="US" officeooo:paragraph-rsid="0097e30e" style:font-size-asian="12pt" style:font-size-complex="12pt"/>
    </style:style>
    <style:style style:name="P6" style:family="paragraph" style:parent-style-name="Standard">
      <style:paragraph-properties fo:line-height="150%" fo:text-align="justify" style:justify-single-word="false"/>
      <style:text-properties style:font-name="times new roman1" fo:font-size="12pt" fo:language="en" fo:country="US" officeooo:paragraph-rsid="00e4e8ba" style:font-size-asian="12pt" style:font-size-complex="12pt"/>
    </style:style>
    <style:style style:name="P7" style:family="paragraph" style:parent-style-name="Standard">
      <style:paragraph-properties fo:line-height="150%" fo:text-align="justify" style:justify-single-word="false"/>
      <style:text-properties style:font-name="times new roman1" fo:font-size="12pt" fo:language="en" fo:country="US" officeooo:paragraph-rsid="01ca9155" style:font-size-asian="12pt" style:font-size-complex="12pt"/>
    </style:style>
    <style:style style:name="P8" style:family="paragraph" style:parent-style-name="Standard">
      <style:paragraph-properties fo:line-height="150%" fo:text-align="justify" style:justify-single-word="false"/>
      <style:text-properties style:font-name="times new roman1" fo:font-size="12pt" fo:language="en" fo:country="US" officeooo:paragraph-rsid="018ce1df" style:font-size-asian="12pt" style:font-size-complex="12pt"/>
    </style:style>
    <style:style style:name="P9" style:family="paragraph" style:parent-style-name="Standard">
      <style:paragraph-properties fo:line-height="150%" fo:text-align="justify" style:justify-single-word="false"/>
      <style:text-properties style:font-name="times new roman1" fo:font-size="12pt" fo:language="en" fo:country="US" officeooo:paragraph-rsid="01d21ab4" style:font-size-asian="12pt" style:font-size-complex="12pt"/>
    </style:style>
    <style:style style:name="P10" style:family="paragraph" style:parent-style-name="Standard">
      <style:paragraph-properties fo:line-height="150%" fo:text-align="justify" style:justify-single-word="false"/>
      <style:text-properties style:font-name="times new roman1" fo:font-size="12pt" fo:language="en" fo:country="US" officeooo:paragraph-rsid="00c61b1b" style:font-size-asian="12pt" style:font-size-complex="12pt"/>
    </style:style>
    <style:style style:name="P11" style:family="paragraph" style:parent-style-name="Standard">
      <style:paragraph-properties fo:line-height="150%" fo:text-align="justify" style:justify-single-word="false"/>
      <style:text-properties style:font-name="times new roman1" fo:font-size="12pt" fo:language="en" fo:country="US" officeooo:rsid="006a08a9" officeooo:paragraph-rsid="0084f6a0" style:font-size-asian="12pt" style:font-size-complex="12pt"/>
    </style:style>
    <style:style style:name="P12" style:family="paragraph" style:parent-style-name="Standard">
      <style:paragraph-properties fo:line-height="150%" fo:text-align="justify" style:justify-single-word="false"/>
      <style:text-properties style:font-name="times new roman1" fo:font-size="12pt" fo:language="en" fo:country="US" officeooo:rsid="00971315" officeooo:paragraph-rsid="00971315" style:font-size-asian="12pt" style:font-size-complex="12pt"/>
    </style:style>
    <style:style style:name="P13" style:family="paragraph" style:parent-style-name="Standard">
      <style:paragraph-properties fo:line-height="150%" fo:text-align="justify" style:justify-single-word="false"/>
      <style:text-properties style:font-name="times new roman1" fo:font-size="12pt" fo:language="en" fo:country="US" officeooo:rsid="01348b51" officeooo:paragraph-rsid="01348b51" style:font-size-asian="12pt" style:font-size-complex="12pt"/>
    </style:style>
    <style:style style:name="P14" style:family="paragraph" style:parent-style-name="Standard">
      <style:paragraph-properties fo:line-height="150%" fo:text-align="justify" style:justify-single-word="false"/>
      <style:text-properties style:font-name="times new roman1" fo:font-size="12pt" fo:language="en" fo:country="US" officeooo:rsid="00a4c1c3" officeooo:paragraph-rsid="00a4c1c3" style:font-size-asian="12pt" style:font-size-complex="12pt"/>
    </style:style>
    <style:style style:name="P15" style:family="paragraph" style:parent-style-name="Standard">
      <style:paragraph-properties fo:line-height="150%" fo:text-align="justify" style:justify-single-word="false"/>
      <style:text-properties style:font-name="times new roman1" fo:font-size="12pt" fo:language="en" fo:country="US" fo:font-weight="bold" style:font-size-asian="12pt" style:font-weight-asian="bold" style:font-size-complex="12pt"/>
    </style:style>
    <style:style style:name="P16" style:family="paragraph" style:parent-style-name="Standard">
      <style:paragraph-properties fo:line-height="150%" fo:text-align="justify" style:justify-single-word="false"/>
      <style:text-properties style:font-name="times new roman1" fo:font-size="12pt" fo:language="en" fo:country="US" fo:font-weight="bold" officeooo:paragraph-rsid="016586c6" style:font-size-asian="12pt" style:font-weight-asian="bold" style:font-size-complex="12pt"/>
    </style:style>
    <style:style style:name="P17" style:family="paragraph" style:parent-style-name="Standard">
      <style:paragraph-properties fo:line-height="150%" fo:text-align="justify" style:justify-single-word="false"/>
      <style:text-properties style:font-name="times new roman1" fo:font-size="12pt" fo:language="en" fo:country="US" fo:font-style="italic" officeooo:paragraph-rsid="0088a359" style:font-size-asian="12pt" style:font-style-asian="italic" style:font-size-complex="12pt" style:font-style-complex="italic"/>
    </style:style>
    <style:style style:name="P18" style:family="paragraph" style:parent-style-name="Standard">
      <style:paragraph-properties fo:line-height="150%" fo:text-align="justify" style:justify-single-word="false"/>
      <style:text-properties style:font-name="times new roman1" fo:font-size="12pt" fo:language="en" fo:country="US" fo:font-style="italic" officeooo:paragraph-rsid="0089073a" style:font-size-asian="12pt" style:font-style-asian="italic" style:font-size-complex="12pt" style:font-style-complex="italic"/>
    </style:style>
    <style:style style:name="P19" style:family="paragraph" style:parent-style-name="Standard">
      <style:paragraph-properties fo:line-height="150%" fo:text-align="justify" style:justify-single-word="false"/>
      <style:text-properties style:font-name="times new roman1" fo:font-size="12pt" fo:language="en" fo:country="US" fo:font-style="italic" officeooo:paragraph-rsid="00a85cb8" style:font-size-asian="12pt" style:font-style-asian="italic" style:font-size-complex="12pt" style:font-style-complex="italic"/>
    </style:style>
    <style:style style:name="P20" style:family="paragraph" style:parent-style-name="Standard">
      <style:paragraph-properties fo:line-height="150%" fo:text-align="justify" style:justify-single-word="false"/>
      <style:text-properties style:font-name="times new roman1" fo:font-size="12pt" fo:language="en" fo:country="US" fo:font-style="italic" officeooo:paragraph-rsid="00e4e8ba" style:font-size-asian="12pt" style:font-style-asian="italic" style:font-size-complex="12pt" style:font-style-complex="italic"/>
    </style:style>
    <style:style style:name="P21" style:family="paragraph" style:parent-style-name="Standard">
      <style:paragraph-properties fo:line-height="150%" fo:text-align="justify" style:justify-single-word="false"/>
      <style:text-properties style:font-name="times new roman1" fo:font-size="12pt" fo:language="en" fo:country="US" fo:font-style="italic" officeooo:paragraph-rsid="00e49b90" style:font-size-asian="12pt" style:font-style-asian="italic" style:font-size-complex="12pt" style:font-style-complex="italic"/>
    </style:style>
    <style:style style:name="P22" style:family="paragraph" style:parent-style-name="Standard">
      <style:paragraph-properties fo:line-height="150%" fo:text-align="justify" style:justify-single-word="false"/>
      <style:text-properties style:font-name="times new roman1" fo:font-size="12pt" fo:language="en" fo:country="US" fo:font-style="italic" officeooo:rsid="008ea81f" officeooo:paragraph-rsid="008ea81f" style:font-size-asian="12pt" style:font-style-asian="italic" style:font-size-complex="12pt" style:font-style-complex="italic"/>
    </style:style>
    <style:style style:name="P23" style:family="paragraph" style:parent-style-name="Standard">
      <style:paragraph-properties fo:line-height="150%" fo:text-align="justify" style:justify-single-word="false"/>
      <style:text-properties style:font-name="times new roman1" fo:font-size="12pt" fo:language="en" fo:country="US" fo:font-style="italic" officeooo:rsid="008f43d2" officeooo:paragraph-rsid="008f43d2" style:font-size-asian="12pt" style:font-style-asian="italic" style:font-size-complex="12pt" style:font-style-complex="italic"/>
    </style:style>
    <style:style style:name="P24" style:family="paragraph" style:parent-style-name="Standard">
      <style:paragraph-properties fo:line-height="150%" fo:text-align="justify" style:justify-single-word="false"/>
      <style:text-properties style:font-name="times new roman1" fo:font-size="12pt" fo:language="en" fo:country="US" fo:font-style="italic" officeooo:rsid="009ce970" officeooo:paragraph-rsid="009ce970" style:font-size-asian="12pt" style:font-style-asian="italic" style:font-size-complex="12pt" style:font-style-complex="italic"/>
    </style:style>
    <style:style style:name="P25" style:family="paragraph" style:parent-style-name="Standard">
      <style:paragraph-properties fo:line-height="150%" fo:text-align="justify" style:justify-single-word="false"/>
      <style:text-properties style:font-name="times new roman1" fo:font-size="12pt" fo:language="en" fo:country="US" fo:font-style="italic" officeooo:rsid="008a44fb" officeooo:paragraph-rsid="008a44fb" style:font-size-asian="12pt" style:font-style-asian="italic" style:font-size-complex="12pt" style:font-style-complex="italic"/>
    </style:style>
    <style:style style:name="P26" style:family="paragraph" style:parent-style-name="Standard">
      <style:paragraph-properties fo:line-height="150%" fo:text-align="justify" style:justify-single-word="false"/>
      <style:text-properties style:font-name="times new roman1" fo:font-size="12pt" fo:language="en" fo:country="US" fo:font-style="italic" officeooo:rsid="010015d4" officeooo:paragraph-rsid="010015d4" style:font-size-asian="12pt" style:font-style-asian="italic" style:font-size-complex="12pt" style:font-style-complex="italic"/>
    </style:style>
    <style:style style:name="P27" style:family="paragraph" style:parent-style-name="Standard">
      <style:paragraph-properties fo:line-height="150%" fo:text-align="justify" style:justify-single-word="false"/>
      <style:text-properties style:font-name="times new roman1" fo:font-size="12pt" fo:language="en" fo:country="US" fo:font-style="italic" officeooo:rsid="0109fa88" officeooo:paragraph-rsid="0109fa88" style:font-size-asian="12pt" style:font-style-asian="italic" style:font-size-complex="12pt" style:font-style-complex="italic"/>
    </style:style>
    <style:style style:name="P28" style:family="paragraph" style:parent-style-name="Standard">
      <style:paragraph-properties fo:line-height="150%" fo:text-align="justify" style:justify-single-word="false"/>
      <style:text-properties style:font-name="times new roman1" fo:font-size="12pt" fo:language="en" fo:country="US" fo:font-style="italic" officeooo:rsid="00e4e8ba" officeooo:paragraph-rsid="00e4e8ba" style:font-size-asian="12pt" style:font-style-asian="italic" style:font-size-complex="12pt" style:font-style-complex="italic"/>
    </style:style>
    <style:style style:name="P29" style:family="paragraph" style:parent-style-name="Standard">
      <style:paragraph-properties fo:line-height="150%" fo:text-align="justify" style:justify-single-word="false"/>
      <style:text-properties style:font-name="times new roman1" fo:font-size="12pt" fo:language="en" fo:country="US" fo:font-style="italic" officeooo:rsid="0135b6f5" officeooo:paragraph-rsid="0135b6f5" style:font-size-asian="12pt" style:font-style-asian="italic" style:font-size-complex="12pt" style:font-style-complex="italic"/>
    </style:style>
    <style:style style:name="P30" style:family="paragraph" style:parent-style-name="Standard">
      <style:paragraph-properties fo:line-height="150%" fo:text-align="justify" style:justify-single-word="false"/>
      <style:text-properties style:font-name="times new roman1" fo:font-size="12pt" fo:language="en" fo:country="US" fo:font-style="italic" officeooo:rsid="01578211" officeooo:paragraph-rsid="01578211" style:font-size-asian="12pt" style:font-style-asian="italic" style:font-size-complex="12pt" style:font-style-complex="italic"/>
    </style:style>
    <style:style style:name="P31" style:family="paragraph" style:parent-style-name="Standard">
      <style:paragraph-properties fo:line-height="150%" fo:text-align="justify" style:justify-single-word="false"/>
      <style:text-properties style:font-name="times new roman1" fo:font-size="12pt" fo:language="en" fo:country="US" fo:font-style="italic" officeooo:rsid="015cc8aa" style:font-size-asian="12pt" style:font-style-asian="italic" style:font-size-complex="12pt" style:font-style-complex="italic"/>
    </style:style>
    <style:style style:name="P32" style:family="paragraph" style:parent-style-name="Standard">
      <style:paragraph-properties fo:line-height="150%" fo:text-align="justify" style:justify-single-word="false"/>
      <style:text-properties style:font-name="times new roman1" fo:font-size="12pt" fo:language="en" fo:country="US" fo:font-style="italic" officeooo:rsid="008ea81f" officeooo:paragraph-rsid="008ea81f" fo:background-color="transparent" style:font-size-asian="12pt" style:font-style-asian="italic" style:font-size-complex="12pt" style:font-style-complex="italic"/>
    </style:style>
    <style:style style:name="P33"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8b93af" style:font-size-asian="12pt" style:font-style-asian="italic" style:font-weight-asian="normal" style:font-size-complex="12pt" style:font-style-complex="italic" style:font-weight-complex="normal"/>
    </style:style>
    <style:style style:name="P34"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bc784b" style:font-size-asian="12pt" style:font-style-asian="italic" style:font-weight-asian="normal" style:font-size-complex="12pt" style:font-style-complex="italic" style:font-weight-complex="normal"/>
    </style:style>
    <style:style style:name="P35"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bdfc9b" style:font-size-asian="12pt" style:font-style-asian="italic" style:font-weight-asian="normal" style:font-size-complex="12pt" style:font-style-complex="italic" style:font-weight-complex="normal"/>
    </style:style>
    <style:style style:name="P36"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e3352e" style:font-size-asian="12pt" style:font-style-asian="italic" style:font-weight-asian="normal" style:font-size-complex="12pt" style:font-style-complex="italic" style:font-weight-complex="normal"/>
    </style:style>
    <style:style style:name="P37"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f85f20" style:font-size-asian="12pt" style:font-style-asian="italic" style:font-weight-asian="normal" style:font-size-complex="12pt" style:font-style-complex="italic" style:font-weight-complex="normal"/>
    </style:style>
    <style:style style:name="P38"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1d5b96e" style:font-size-asian="12pt" style:font-style-asian="italic" style:font-weight-asian="normal" style:font-size-complex="12pt" style:font-style-complex="italic" style:font-weight-complex="normal"/>
    </style:style>
    <style:style style:name="P39"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a44fb" officeooo:paragraph-rsid="008a44fb" style:font-size-asian="12pt" style:font-style-asian="italic" style:font-weight-asian="normal" style:font-size-complex="12pt" style:font-style-complex="italic" style:font-weight-complex="normal"/>
    </style:style>
    <style:style style:name="P40"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c61b1b" officeooo:paragraph-rsid="00c61b1b" style:font-size-asian="12pt" style:font-style-asian="italic" style:font-weight-asian="normal" style:font-size-complex="12pt" style:font-style-complex="italic" style:font-weight-complex="normal"/>
    </style:style>
    <style:style style:name="P41" style:family="paragraph" style:parent-style-name="Standard">
      <style:paragraph-properties fo:line-height="150%" fo:text-align="justify" style:justify-single-word="false"/>
      <style:text-properties style:font-name="times new roman1" fo:font-size="12pt" fo:language="en" fo:country="US" fo:font-style="normal" officeooo:rsid="008a44fb" officeooo:paragraph-rsid="008a44fb" style:font-size-asian="12pt" style:font-style-asian="normal" style:font-size-complex="12pt" style:font-style-complex="normal"/>
    </style:style>
    <style:style style:name="P42" style:family="paragraph" style:parent-style-name="Standard">
      <style:paragraph-properties fo:line-height="150%" fo:text-align="justify" style:justify-single-word="false"/>
      <style:text-properties style:font-name="times new roman1" fo:font-size="12pt" fo:language="en" fo:country="US" fo:font-style="normal" officeooo:rsid="010015d4" officeooo:paragraph-rsid="0100e8cc" style:font-size-asian="12pt" style:font-style-asian="normal" style:font-size-complex="12pt" style:font-style-complex="normal"/>
    </style:style>
    <style:style style:name="P43" style:family="paragraph" style:parent-style-name="Standard">
      <style:paragraph-properties fo:line-height="150%" fo:text-align="justify" style:justify-single-word="false"/>
      <style:text-properties style:font-name="times new roman1" fo:font-size="12pt" fo:language="en" fo:country="US" fo:font-style="normal" officeooo:rsid="0109fa88" officeooo:paragraph-rsid="010c1246" style:font-size-asian="12pt" style:font-style-asian="normal" style:font-size-complex="12pt" style:font-style-complex="normal"/>
    </style:style>
    <style:style style:name="P44" style:family="paragraph" style:parent-style-name="Standard">
      <style:paragraph-properties fo:line-height="150%" fo:text-align="justify" style:justify-single-word="false"/>
      <style:text-properties style:font-name="times new roman1" fo:font-size="12pt" fo:language="en" fo:country="US" fo:font-style="normal" officeooo:rsid="0109fa88" officeooo:paragraph-rsid="010c7da4" style:font-size-asian="12pt" style:font-style-asian="normal" style:font-size-complex="12pt" style:font-style-complex="normal"/>
    </style:style>
    <style:style style:name="P45" style:family="paragraph" style:parent-style-name="Standard">
      <style:paragraph-properties fo:line-height="150%" fo:text-align="justify" style:justify-single-word="false"/>
      <style:text-properties style:font-name="times new roman1" fo:font-size="12pt" fo:language="en" fo:country="US" fo:font-style="normal" officeooo:paragraph-rsid="01384542" style:font-size-asian="12pt" style:font-style-asian="normal" style:font-size-complex="12pt" style:font-style-complex="normal"/>
    </style:style>
    <style:style style:name="P46" style:family="paragraph" style:parent-style-name="Standard">
      <style:paragraph-properties fo:line-height="150%" fo:text-align="justify" style:justify-single-word="false"/>
      <style:text-properties style:font-name="times new roman1" fo:font-size="12pt" fo:language="en" fo:country="US" fo:font-style="normal" officeooo:paragraph-rsid="013cd77f" style:font-size-asian="12pt" style:font-style-asian="normal" style:font-size-complex="12pt" style:font-style-complex="normal"/>
    </style:style>
    <style:style style:name="P47" style:family="paragraph" style:parent-style-name="Standard">
      <style:paragraph-properties fo:line-height="150%" fo:text-align="justify" style:justify-single-word="false"/>
      <style:text-properties style:font-name="times new roman1" fo:font-size="12pt" fo:language="en" fo:country="US" fo:font-style="normal" officeooo:paragraph-rsid="013da23d" style:font-size-asian="12pt" style:font-style-asian="normal" style:font-size-complex="12pt" style:font-style-complex="normal"/>
    </style:style>
    <style:style style:name="P48" style:family="paragraph" style:parent-style-name="Standard">
      <style:paragraph-properties fo:line-height="150%" fo:text-align="justify" style:justify-single-word="false"/>
      <style:text-properties style:font-name="times new roman1" fo:font-size="12pt" fo:language="en" fo:country="US" fo:font-style="normal" officeooo:paragraph-rsid="01410a2e" style:font-size-asian="12pt" style:font-style-asian="normal" style:font-size-complex="12pt" style:font-style-complex="normal"/>
    </style:style>
    <style:style style:name="P49" style:family="paragraph" style:parent-style-name="Standard">
      <style:paragraph-properties fo:line-height="150%" fo:text-align="justify" style:justify-single-word="false"/>
      <style:text-properties style:font-name="times new roman1" fo:font-size="12pt" fo:language="en" fo:country="US" fo:font-style="normal" officeooo:paragraph-rsid="01798af0" style:font-size-asian="12pt" style:font-style-asian="normal" style:font-size-complex="12pt" style:font-style-complex="normal"/>
    </style:style>
    <style:style style:name="P50" style:family="paragraph" style:parent-style-name="Standard">
      <style:paragraph-properties fo:line-height="150%" fo:text-align="justify" style:justify-single-word="false"/>
      <style:text-properties style:font-name="times new roman1" fo:font-size="12pt" fo:language="en" fo:country="US" fo:font-style="normal" officeooo:paragraph-rsid="017d1927" style:font-size-asian="12pt" style:font-style-asian="normal" style:font-size-complex="12pt" style:font-style-complex="normal"/>
    </style:style>
    <style:style style:name="P51" style:family="paragraph" style:parent-style-name="Standard">
      <style:paragraph-properties fo:line-height="150%" fo:text-align="start" style:justify-single-word="false"/>
      <style:text-properties style:font-name="times new roman1" fo:font-size="12pt" fo:language="en" fo:country="US" fo:font-style="normal" officeooo:paragraph-rsid="013da23d" style:font-size-asian="12pt" style:font-style-asian="normal" style:font-size-complex="12pt" style:font-style-complex="normal"/>
    </style:style>
    <style:style style:name="P52" style:family="paragraph" style:parent-style-name="Standard">
      <style:paragraph-properties fo:line-height="150%" fo:text-align="justify" style:justify-single-word="false"/>
      <style:text-properties style:font-name="times new roman1" fo:font-size="12pt" fo:language="en" fo:country="US" fo:font-style="normal" officeooo:rsid="0144b9d6" officeooo:paragraph-rsid="01472de6" style:font-size-asian="12pt" style:font-style-asian="normal" style:font-size-complex="12pt" style:font-style-complex="normal"/>
    </style:style>
    <style:style style:name="P53" style:family="paragraph" style:parent-style-name="Standard">
      <style:paragraph-properties fo:line-height="150%" fo:text-align="justify" style:justify-single-word="false"/>
      <style:text-properties style:font-name="times new roman1" fo:font-size="12pt" fo:language="en" fo:country="US" fo:font-style="normal" officeooo:rsid="0125b66c" officeooo:paragraph-rsid="0139d43c" style:font-size-asian="12pt" style:font-style-asian="normal" style:font-size-complex="12pt" style:font-style-complex="normal"/>
    </style:style>
    <style:style style:name="P54"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08b93af" officeooo:paragraph-rsid="008b93af" style:font-size-asian="12pt" style:font-style-asian="normal" style:font-weight-asian="normal" style:font-size-complex="12pt" style:font-style-complex="normal" style:font-weight-complex="normal"/>
    </style:style>
    <style:style style:name="P55"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08b93af" officeooo:paragraph-rsid="00f9d06a" style:font-size-asian="12pt" style:font-style-asian="normal" style:font-weight-asian="normal" style:font-size-complex="12pt" style:font-style-complex="normal" style:font-weight-complex="normal"/>
    </style:style>
    <style:style style:name="P56"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1d5b96e" officeooo:paragraph-rsid="01d5b96e" style:font-size-asian="12pt" style:font-style-asian="normal" style:font-weight-asian="normal" style:font-size-complex="12pt" style:font-style-complex="normal" style:font-weight-complex="normal"/>
    </style:style>
    <style:style style:name="P57"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0af478d" officeooo:paragraph-rsid="00fb45b5"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150%" fo:text-align="justify" style:justify-single-word="false"/>
      <style:text-properties style:font-name="times new roman1" fo:font-size="12pt" fo:language="en" fo:country="US" fo:font-weight="normal" officeooo:rsid="00bab7df" officeooo:paragraph-rsid="00bab7df" style:font-size-asian="12pt" style:font-weight-asian="normal" style:font-size-complex="12pt" style:font-weight-complex="normal"/>
    </style:style>
    <style:style style:name="P59" style:family="paragraph" style:parent-style-name="Standard">
      <style:paragraph-properties fo:line-height="150%" fo:text-align="justify" style:justify-single-word="false"/>
      <style:text-properties style:font-name="times new roman1" fo:font-size="12pt" fo:language="en" fo:country="US" fo:font-weight="normal" officeooo:paragraph-rsid="00e4e8ba" style:font-size-asian="12pt" style:font-weight-asian="normal" style:font-size-complex="12pt" style:font-weight-complex="normal"/>
    </style:style>
    <style:style style:name="P60" style:family="paragraph" style:parent-style-name="Standard">
      <style:paragraph-properties fo:line-height="150%" fo:text-align="justify" style:justify-single-word="false"/>
      <style:text-properties style:font-name="times new roman1" fo:font-size="12pt" fo:language="en" fo:country="US" fo:font-weight="normal" officeooo:rsid="012409a3" officeooo:paragraph-rsid="0182de42"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style:font-name="times new roman1" fo:font-size="12pt" fo:language="en" fo:country="US" fo:font-weight="normal" officeooo:rsid="00df2ac3" officeooo:paragraph-rsid="00df2ac3" style:font-size-asian="12pt" style:font-weight-asian="normal" style:font-size-complex="12pt"/>
    </style:style>
    <style:style style:name="P62" style:family="paragraph" style:parent-style-name="Standard">
      <style:paragraph-properties fo:line-height="150%" fo:text-align="justify" style:justify-single-word="false"/>
      <style:text-properties style:font-name="times new roman1" fo:font-size="12pt" fo:language="en" fo:country="US" officeooo:rsid="01d06366" officeooo:paragraph-rsid="01d06366" fo:background-color="#faa61a" style:font-size-asian="12pt" style:font-size-complex="12pt"/>
    </style:style>
    <style:style style:name="P63" style:family="paragraph" style:parent-style-name="Standard">
      <style:paragraph-properties fo:line-height="150%" fo:text-align="justify" style:justify-single-word="false"/>
      <style:text-properties style:font-name="times new roman1" fo:font-size="12pt" style:font-size-asian="12pt" style:font-size-complex="12pt"/>
    </style:style>
    <style:style style:name="P64" style:family="paragraph" style:parent-style-name="Standard">
      <style:paragraph-properties fo:line-height="150%" fo:text-align="justify" style:justify-single-word="false"/>
      <style:text-properties style:font-name="times new roman1" fo:font-size="12pt" officeooo:paragraph-rsid="0185949f" style:font-size-asian="12pt" style:font-size-complex="12pt"/>
    </style:style>
    <style:style style:name="P65" style:family="paragraph" style:parent-style-name="Standard">
      <style:paragraph-properties fo:line-height="150%" fo:text-align="justify" style:justify-single-word="false"/>
      <style:text-properties style:font-name="times new roman1" fo:font-size="12pt" officeooo:paragraph-rsid="01ae86a7" style:font-size-asian="12pt" style:font-size-complex="12pt"/>
    </style:style>
    <style:style style:name="P66" style:family="paragraph" style:parent-style-name="Standard">
      <style:paragraph-properties fo:line-height="150%" fo:text-align="justify" style:justify-single-word="false"/>
      <style:text-properties style:font-name="times new roman1" fo:font-size="12pt" officeooo:paragraph-rsid="01bf6dd5" style:font-size-asian="12pt" style:font-size-complex="12pt"/>
    </style:style>
    <style:style style:name="P67" style:family="paragraph" style:parent-style-name="Standard">
      <style:paragraph-properties fo:line-height="150%" fo:text-align="justify" style:justify-single-word="false"/>
      <style:text-properties fo:language="en" fo:country="US"/>
    </style:style>
    <style:style style:name="P68" style:family="paragraph" style:parent-style-name="Standard">
      <style:paragraph-properties fo:line-height="150%" fo:text-align="justify" style:justify-single-word="false"/>
      <style:text-properties fo:language="en" fo:country="US" officeooo:paragraph-rsid="00a2c43a"/>
    </style:style>
    <style:style style:name="P69" style:family="paragraph" style:parent-style-name="Standard">
      <style:paragraph-properties fo:line-height="150%" fo:text-align="justify" style:justify-single-word="false"/>
      <style:text-properties fo:language="en" fo:country="US" officeooo:rsid="00a35125" officeooo:paragraph-rsid="00a35125"/>
    </style:style>
    <style:style style:name="P70" style:family="paragraph" style:parent-style-name="Standard">
      <style:paragraph-properties fo:line-height="150%" fo:text-align="justify" style:justify-single-word="false"/>
      <style:text-properties officeooo:paragraph-rsid="00e49b90"/>
    </style:style>
    <style:style style:name="P71" style:family="paragraph" style:parent-style-name="Standard">
      <style:paragraph-properties fo:line-height="150%" fo:text-align="justify" style:justify-single-word="false"/>
      <style:text-properties officeooo:paragraph-rsid="00e6e4ec"/>
    </style:style>
    <style:style style:name="P72" style:family="paragraph" style:parent-style-name="Standard">
      <style:paragraph-properties fo:line-height="150%" fo:text-align="justify" style:justify-single-word="false"/>
      <style:text-properties officeooo:paragraph-rsid="00e4e8ba"/>
    </style:style>
    <style:style style:name="P73" style:family="paragraph" style:parent-style-name="Standard">
      <style:paragraph-properties fo:line-height="150%" fo:text-align="justify" style:justify-single-word="false"/>
      <style:text-properties officeooo:paragraph-rsid="011f55b1"/>
    </style:style>
    <style:style style:name="P74" style:family="paragraph" style:parent-style-name="Standard">
      <style:paragraph-properties fo:line-height="150%" fo:text-align="justify" style:justify-single-word="false"/>
      <style:text-properties officeooo:paragraph-rsid="01205d5a"/>
    </style:style>
    <style:style style:name="P75" style:family="paragraph" style:parent-style-name="Standard">
      <style:paragraph-properties fo:line-height="150%" fo:text-align="justify" style:justify-single-word="false"/>
      <style:text-properties officeooo:paragraph-rsid="01291132"/>
    </style:style>
    <style:style style:name="P76" style:family="paragraph" style:parent-style-name="Standard">
      <style:paragraph-properties fo:line-height="150%" fo:text-align="justify" style:justify-single-word="false"/>
      <style:text-properties officeooo:paragraph-rsid="012b19ba"/>
    </style:style>
    <style:style style:name="P77" style:family="paragraph" style:parent-style-name="Standard">
      <style:paragraph-properties fo:line-height="150%" fo:text-align="justify" style:justify-single-word="false"/>
      <style:text-properties officeooo:paragraph-rsid="01685b22"/>
    </style:style>
    <style:style style:name="P78" style:family="paragraph" style:parent-style-name="Standard">
      <style:paragraph-properties fo:line-height="150%" fo:text-align="justify" style:justify-single-word="false"/>
      <style:text-properties officeooo:paragraph-rsid="016aee8b"/>
    </style:style>
    <style:style style:name="P79" style:family="paragraph" style:parent-style-name="Standard">
      <style:paragraph-properties fo:line-height="150%" fo:text-align="justify" style:justify-single-word="false"/>
      <style:text-properties officeooo:paragraph-rsid="016f61d7"/>
    </style:style>
    <style:style style:name="P80" style:family="paragraph" style:parent-style-name="Standard">
      <style:paragraph-properties fo:line-height="150%" fo:text-align="justify" style:justify-single-word="false"/>
      <style:text-properties officeooo:paragraph-rsid="01a8956d"/>
    </style:style>
    <style:style style:name="P81" style:family="paragraph" style:parent-style-name="Standard">
      <style:paragraph-properties fo:line-height="150%" fo:text-align="justify" style:justify-single-word="false"/>
      <style:text-properties officeooo:paragraph-rsid="01bbcc0a"/>
    </style:style>
    <style:style style:name="P82" style:family="paragraph" style:parent-style-name="Standard">
      <style:paragraph-properties fo:line-height="150%" fo:text-align="justify" style:justify-single-word="false"/>
      <style:text-properties officeooo:paragraph-rsid="01c72144"/>
    </style:style>
    <style:style style:name="P83" style:family="paragraph" style:parent-style-name="Standard">
      <style:paragraph-properties fo:line-height="150%" fo:text-align="justify" style:justify-single-word="false"/>
      <style:text-properties officeooo:paragraph-rsid="01cebbfd"/>
    </style:style>
    <style:style style:name="P84" style:family="paragraph" style:parent-style-name="Standard">
      <style:paragraph-properties fo:line-height="150%" fo:text-align="justify" style:justify-single-word="false"/>
      <style:text-properties officeooo:paragraph-rsid="01cec090"/>
    </style:style>
    <style:style style:name="P85" style:family="paragraph" style:parent-style-name="Standard">
      <style:text-properties style:font-name="times new roman" fo:font-size="12pt"/>
    </style:style>
    <style:style style:name="P86" style:family="paragraph" style:parent-style-name="Standard">
      <style:paragraph-properties fo:line-height="150%" fo:text-align="justify" style:justify-single-word="false"/>
      <style:text-properties style:font-name="times new roman" fo:font-size="12pt" fo:language="en" fo:country="US" fo:font-weight="normal" officeooo:rsid="01098e76" officeooo:paragraph-rsid="0108821f" style:font-size-asian="12pt" style:font-weight-asian="normal" style:font-size-complex="12pt" style:font-weight-complex="normal"/>
    </style:style>
    <style:style style:name="P87" style:family="paragraph" style:parent-style-name="Standard">
      <style:paragraph-properties fo:line-height="150%" fo:text-align="justify" style:justify-single-word="false"/>
      <style:text-properties style:font-name="times new roman" fo:font-size="12pt" fo:language="en" fo:country="US" fo:font-style="normal" fo:font-weight="normal" officeooo:rsid="012f4ebc" officeooo:paragraph-rsid="01371e40" style:font-size-asian="12pt" style:font-style-asian="normal" style:font-weight-asian="normal" style:font-size-complex="12pt" style:font-style-complex="normal" style:font-weight-complex="normal"/>
    </style:style>
    <style:style style:name="P88" style:family="paragraph" style:parent-style-name="Standard">
      <style:paragraph-properties fo:line-height="150%" fo:text-align="justify" style:justify-single-word="false"/>
      <style:text-properties style:font-name="times new roman" fo:font-size="12pt" fo:language="en" fo:country="US" fo:font-style="normal" fo:font-weight="normal" officeooo:rsid="012f4ebc" officeooo:paragraph-rsid="012f4ebc" style:font-size-asian="12pt" style:font-style-asian="normal" style:font-weight-asian="normal" style:font-size-complex="12pt" style:font-style-complex="normal" style:font-weight-complex="normal"/>
    </style:style>
    <style:style style:name="P89" style:family="paragraph" style:parent-style-name="Standard">
      <style:paragraph-properties fo:line-height="150%" fo:text-align="justify" style:justify-single-word="false"/>
      <style:text-properties style:font-name="times new roman" fo:font-size="12pt" fo:language="en" fo:country="US" fo:font-style="normal" fo:font-weight="normal" officeooo:rsid="01329442" officeooo:paragraph-rsid="01329442" style:font-size-asian="12pt" style:font-style-asian="normal" style:font-weight-asian="normal" style:font-size-complex="12pt" style:font-style-complex="normal" style:font-weight-complex="normal"/>
    </style:style>
    <style:style style:name="P90" style:family="paragraph" style:parent-style-name="Standard">
      <style:paragraph-properties fo:line-height="150%" fo:text-align="justify" style:justify-single-word="false"/>
      <style:text-properties style:font-name="times new roman" fo:font-size="12pt" fo:language="en" fo:country="US" fo:font-style="normal" fo:font-weight="normal" officeooo:rsid="0088a359" officeooo:paragraph-rsid="01329442" style:font-size-asian="12pt" style:font-style-asian="normal" style:font-weight-asian="normal" style:font-size-complex="12pt" style:font-style-complex="normal" style:font-weight-complex="normal"/>
    </style:style>
    <style:style style:name="P91" style:family="paragraph" style:parent-style-name="Standard">
      <style:paragraph-properties fo:line-height="150%" fo:text-align="justify" style:justify-single-word="false"/>
      <style:text-properties style:font-name="times new roman" fo:font-size="12pt" fo:language="en" fo:country="US" fo:font-style="italic" fo:font-weight="bold" officeooo:rsid="014b85ab" officeooo:paragraph-rsid="014b85ab" style:font-size-asian="12pt" style:font-style-asian="italic" style:font-weight-asian="bold" style:font-size-complex="12pt" style:font-style-complex="italic" style:font-weight-complex="bold"/>
    </style:style>
    <style:style style:name="P92" style:family="paragraph" style:parent-style-name="Standard">
      <style:paragraph-properties fo:line-height="150%" fo:text-align="justify" style:justify-single-word="false"/>
      <style:text-properties style:font-name="times new roman" fo:font-size="12pt" fo:language="en" fo:country="US" fo:font-style="italic" fo:font-weight="bold" officeooo:rsid="014c81e9" officeooo:paragraph-rsid="0151c74e" style:font-size-asian="12pt" style:font-style-asian="italic" style:font-weight-asian="bold" style:font-size-complex="12pt" style:font-style-complex="italic" style:font-weight-complex="bold"/>
    </style:style>
    <style:style style:name="P93" style:family="paragraph" style:parent-style-name="Standard">
      <style:paragraph-properties fo:line-height="150%" fo:text-align="justify" style:justify-single-word="false"/>
      <style:text-properties style:font-name="times new roman" fo:font-size="12pt" fo:language="en" fo:country="US" fo:font-style="italic" fo:font-weight="bold" officeooo:rsid="014c81e9" officeooo:paragraph-rsid="0155ad00" style:font-size-asian="12pt" style:font-style-asian="italic" style:font-weight-asian="bold" style:font-size-complex="12pt" style:font-style-complex="italic" style:font-weight-complex="bold"/>
    </style:style>
    <style:style style:name="P94" style:family="paragraph" style:parent-style-name="Standard">
      <style:paragraph-properties fo:line-height="150%" fo:text-align="justify" style:justify-single-word="false"/>
      <style:text-properties style:font-name="times new roman" fo:font-size="12pt" fo:language="en" fo:country="US" fo:font-style="italic" fo:font-weight="bold" officeooo:rsid="014af6d7" officeooo:paragraph-rsid="014af6d7" style:font-size-asian="12pt" style:font-style-asian="italic" style:font-weight-asian="bold" style:font-size-complex="12pt" style:font-style-complex="italic" style:font-weight-complex="bold"/>
    </style:style>
    <style:style style:name="P95"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e4e8ba" officeooo:paragraph-rsid="01371e40" style:font-size-asian="12pt" style:font-style-asian="italic" style:font-weight-asian="normal" style:font-size-complex="12pt" style:font-style-complex="italic" style:font-weight-complex="normal"/>
    </style:style>
    <style:style style:name="P96"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e4e8ba" officeooo:paragraph-rsid="01348b51" style:font-size-asian="12pt" style:font-style-asian="italic" style:font-weight-asian="normal" style:font-size-complex="12pt" style:font-style-complex="italic" style:font-weight-complex="normal"/>
    </style:style>
    <style:style style:name="P97" style:family="paragraph" style:parent-style-name="Standard">
      <style:paragraph-properties fo:line-height="150%" fo:text-align="justify" style:justify-single-word="false"/>
      <style:text-properties style:font-name="times new roman" fo:font-size="12pt" fo:language="en" fo:country="US" fo:font-style="italic" fo:font-weight="normal" officeooo:rsid="012f4ebc" officeooo:paragraph-rsid="01348b51" style:font-size-asian="12pt" style:font-style-asian="italic" style:font-weight-asian="normal" style:font-size-complex="12pt" style:font-style-complex="italic" style:font-weight-complex="normal"/>
    </style:style>
    <style:style style:name="P98" style:family="paragraph" style:parent-style-name="Standard">
      <style:paragraph-properties fo:line-height="150%" fo:text-align="justify" style:justify-single-word="false"/>
      <style:text-properties style:font-name="times new roman" fo:font-size="12pt" fo:language="en" fo:country="US" fo:font-style="italic" fo:font-weight="normal" officeooo:rsid="014b85ab" officeooo:paragraph-rsid="014b85ab" style:font-size-asian="12pt" style:font-style-asian="italic" style:font-weight-asian="normal" style:font-size-complex="12pt" style:font-style-complex="italic" style:font-weight-complex="normal"/>
    </style:style>
    <style:style style:name="P99" style:family="paragraph" style:parent-style-name="Standard">
      <style:paragraph-properties fo:line-height="150%" fo:text-align="justify" style:justify-single-word="false"/>
      <style:text-properties style:font-name="times new roman" fo:font-size="12pt" fo:language="en" fo:country="US" fo:font-style="italic" fo:font-weight="normal" officeooo:rsid="014c81e9" officeooo:paragraph-rsid="014c81e9" style:font-size-asian="12pt" style:font-style-asian="italic" style:font-weight-asian="normal" style:font-size-complex="12pt" style:font-style-complex="italic" style:font-weight-complex="normal"/>
    </style:style>
    <style:style style:name="P100" style:family="paragraph" style:parent-style-name="Standard">
      <style:paragraph-properties fo:line-height="150%" fo:text-align="justify" style:justify-single-word="false"/>
      <style:text-properties style:font-name="times new roman" fo:font-weight="normal" officeooo:paragraph-rsid="01348b51" style:font-weight-asian="normal" style:font-weight-complex="normal"/>
    </style:style>
    <style:style style:name="P101"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102" style:family="paragraph" style:parent-style-name="Standard">
      <style:paragraph-properties fo:line-height="150%" fo:text-align="justify" style:justify-single-word="false"/>
      <style:text-properties style:font-name="Times New Roman" fo:font-size="12pt" fo:language="en" fo:country="US" fo:font-style="italic" officeooo:rsid="0148c971" officeooo:paragraph-rsid="0148c971" style:font-size-asian="12pt" style:font-style-asian="italic" style:font-size-complex="12pt" style:font-style-complex="italic"/>
    </style:style>
    <style:style style:name="P103" style:family="paragraph" style:parent-style-name="Standard">
      <style:paragraph-properties fo:line-height="150%" fo:text-align="justify" style:justify-single-word="false"/>
      <style:text-properties style:font-name="Times New Roman" fo:font-size="12pt" fo:language="en" fo:country="US" fo:font-weight="normal" officeooo:rsid="0017dd65" officeooo:paragraph-rsid="01de235d" style:font-size-asian="12pt" style:font-weight-asian="normal" style:font-size-complex="12pt" style:font-weight-complex="normal"/>
    </style:style>
    <style:style style:name="P104" style:family="paragraph" style:parent-style-name="Standard">
      <style:paragraph-properties fo:line-height="150%" fo:text-align="justify" style:justify-single-word="false"/>
      <style:text-properties style:font-name="Times New Roman" fo:font-size="12pt" fo:font-style="italic" officeooo:rsid="0148c971" officeooo:paragraph-rsid="0148c971" style:font-size-asian="12pt" style:font-style-asian="italic" style:font-size-complex="12pt" style:font-style-complex="italic"/>
    </style:style>
    <style:style style:name="P105" style:family="paragraph" style:parent-style-name="Standard">
      <style:text-properties style:font-name="Times New Roman" fo:font-size="12pt" fo:font-weight="normal" officeooo:rsid="0017dd65" officeooo:paragraph-rsid="01de235d" style:font-size-asian="12pt" style:font-weight-asian="normal" style:font-size-complex="12pt" style:font-weight-complex="normal"/>
    </style:style>
    <style:style style:name="P106" style:family="paragraph" style:parent-style-name="Standard">
      <style:paragraph-properties fo:line-height="150%" fo:text-align="justify" style:justify-single-word="false"/>
      <style:text-properties style:text-position="0% 100%" style:font-name="times new roman" fo:font-size="12pt" fo:font-style="normal" fo:font-weight="normal" officeooo:rsid="012b19ba" officeooo:paragraph-rsid="012b19ba" style:font-size-asian="12pt" style:font-style-asian="normal" style:font-weight-asian="normal" style:font-size-complex="12pt" style:font-style-complex="normal" style:font-weight-complex="normal"/>
    </style:style>
    <style:style style:name="P107" style:family="paragraph" style:parent-style-name="Standard">
      <style:paragraph-properties fo:margin-top="0cm" fo:margin-bottom="0cm" loext:contextual-spacing="false" fo:line-height="150%" fo:text-align="justify" style:justify-single-word="false" style:text-autospace="none"/>
      <style:text-properties officeooo:paragraph-rsid="00df2ac3"/>
    </style:style>
    <style:style style:name="P108" style:family="paragraph" style:parent-style-name="Standard">
      <style:paragraph-properties fo:margin-left="0.635cm" fo:margin-right="0cm" fo:line-height="150%" fo:text-align="justify" style:justify-single-word="false" fo:text-indent="0cm" style:auto-text-indent="false"/>
      <style:text-properties style:font-name="times new roman1" fo:font-size="12pt" style:font-size-asian="12pt" style:font-size-complex="12pt"/>
    </style:style>
    <style:style style:name="P109" style:family="paragraph" style:parent-style-name="Standard">
      <style:paragraph-properties fo:margin-left="0.635cm" fo:margin-right="0cm" fo:line-height="150%" fo:text-align="justify" style:justify-single-word="false" fo:text-indent="0cm" style:auto-text-indent="false"/>
      <style:text-properties officeooo:paragraph-rsid="01d9a908"/>
    </style:style>
    <style:style style:name="P110" style:family="paragraph" style:parent-style-name="Standard">
      <style:paragraph-properties fo:margin-top="0cm" fo:margin-bottom="0.282cm" loext:contextual-spacing="false" fo:line-height="150%" fo:text-align="justify" style:justify-single-word="false"/>
      <style:text-properties style:font-name="times new roman1" fo:font-size="12pt" fo:language="en" fo:country="US" fo:font-weight="bold" style:font-size-asian="12pt" style:font-weight-asian="bold" style:font-size-complex="12pt"/>
    </style:style>
    <style:style style:name="P111"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e235d" officeooo:paragraph-rsid="01e0fa26" style:font-size-asian="12pt" style:font-style-asian="normal" style:font-size-complex="12pt" style:font-style-complex="normal" fo:hyphenate="false" fo:hyphenation-remain-char-count="2" fo:hyphenation-push-char-count="2"/>
    </style:style>
    <style:style style:name="P112"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e235d" officeooo:paragraph-rsid="01e17583" style:font-size-asian="12pt" style:font-style-asian="normal" style:font-size-complex="12pt" style:font-style-complex="normal" fo:hyphenate="false" fo:hyphenation-remain-char-count="2" fo:hyphenation-push-char-count="2"/>
    </style:style>
    <style:style style:name="P113"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e235d" officeooo:paragraph-rsid="01de235d" style:font-size-asian="12pt" style:font-style-asian="normal" style:font-size-complex="12pt" style:font-style-complex="normal" fo:hyphenate="false" fo:hyphenation-remain-char-count="2" fo:hyphenation-push-char-count="2"/>
    </style:style>
    <style:style style:name="P114"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e34a19" officeooo:paragraph-rsid="01e34a19" style:font-size-asian="12pt" style:font-style-asian="normal" style:font-size-complex="12pt" style:font-style-complex="normal" fo:hyphenate="false" fo:hyphenation-remain-char-count="2" fo:hyphenation-push-char-count="2"/>
    </style:style>
    <style:style style:name="P115"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officeooo:rsid="00c464de" officeooo:paragraph-rsid="00e3352e" style:font-size-asian="12pt" style:font-size-complex="12pt" fo:hyphenate="false" fo:hyphenation-remain-char-count="2" fo:hyphenation-push-char-count="2"/>
    </style:style>
    <style:style style:name="P116"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language="en" fo:country="US" fo:font-style="italic" officeooo:rsid="008a44fb" officeooo:paragraph-rsid="008a44fb" style:font-size-asian="12pt" style:font-style-asian="italic" style:font-size-complex="12pt" style:font-style-complex="italic"/>
    </style:style>
    <style:style style:name="P117"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language="en" fo:country="US" fo:font-style="italic" officeooo:rsid="008a44fb" officeooo:paragraph-rsid="00af42e3" style:font-size-asian="12pt" style:font-style-asian="italic" style:font-size-complex="12pt" style:font-style-complex="italic"/>
    </style:style>
    <style:style style:name="P118"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language="en" fo:country="US" fo:font-style="italic" officeooo:rsid="008a44fb" officeooo:paragraph-rsid="00b7808e" style:font-size-asian="12pt" style:font-style-asian="italic" style:font-size-complex="12pt" style:font-style-complex="italic"/>
    </style:style>
    <style:style style:name="P119"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language="en" fo:country="US" fo:font-style="italic" officeooo:rsid="01f53461" officeooo:paragraph-rsid="01f53461" fo:background-color="#f58220" style:font-size-asian="12pt" style:font-style-asian="italic" style:font-size-complex="12pt" style:font-style-complex="italic"/>
    </style:style>
    <style:style style:name="P120"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121"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en" fo:country="US" fo:font-weight="normal" officeooo:paragraph-rsid="011494be" fo:background-color="#ffffff" style:font-size-asian="12pt" style:font-weight-asian="normal" style:font-size-complex="12pt" style:font-weight-complex="normal"/>
    </style:style>
    <style:style style:name="P122"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en" fo:country="US" fo:font-weight="normal" officeooo:paragraph-rsid="0118c670" fo:background-color="#ffffff" style:font-size-asian="12pt" style:font-weight-asian="normal" style:font-size-complex="12pt" style:font-weight-complex="normal"/>
    </style:style>
    <style:style style:name="P123"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paragraph-rsid="0118c670" style:font-weight-asian="normal" style:font-weight-complex="normal"/>
    </style:style>
    <style:style style:name="P124" style:family="paragraph" style:parent-style-name="Footnote">
      <style:text-properties fo:font-size="9pt" style:font-size-asian="9pt" style:font-size-complex="9pt"/>
    </style:style>
    <style:style style:name="P125" style:family="paragraph" style:parent-style-name="Table_20_Contents">
      <style:paragraph-properties fo:text-align="justify" style:justify-single-word="false"/>
    </style:style>
    <style:style style:name="P126" style:family="paragraph" style:parent-style-name="Table_20_Contents">
      <style:paragraph-properties fo:text-align="justify" style:justify-single-word="false"/>
      <style:text-properties officeooo:rsid="01d5b96e" officeooo:paragraph-rsid="01d5b96e"/>
    </style:style>
    <style:style style:name="P127" style:family="paragraph" style:parent-style-name="Table_20_Contents">
      <style:paragraph-properties fo:text-align="center" style:justify-single-word="false"/>
      <style:text-properties officeooo:rsid="01d5b96e" officeooo:paragraph-rsid="01d5b96e"/>
    </style:style>
    <style:style style:name="P128"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italic" officeooo:paragraph-rsid="01de235d" style:font-size-asian="12pt" style:font-style-asian="italic" style:font-size-complex="12pt" style:font-style-complex="italic" fo:hyphenate="false" fo:hyphenation-remain-char-count="2" fo:hyphenation-push-char-count="2"/>
    </style:style>
    <style:style style:name="P129"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italic" officeooo:rsid="01d83ded" officeooo:paragraph-rsid="01de235d" style:font-size-asian="12pt" style:font-style-asian="italic" style:font-size-complex="12pt" style:font-style-complex="italic" fo:hyphenate="false" fo:hyphenation-remain-char-count="2" fo:hyphenation-push-char-count="2"/>
    </style:style>
    <style:style style:name="P130"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paragraph-rsid="01e4026b" style:font-size-asian="12pt" style:font-style-asian="normal" style:font-size-complex="12pt" style:font-style-complex="normal" fo:hyphenate="false" fo:hyphenation-remain-char-count="2" fo:hyphenation-push-char-count="2"/>
    </style:style>
    <style:style style:name="P131"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paragraph-rsid="01f16b16" style:font-size-asian="12pt" style:font-style-asian="normal" style:font-size-complex="12pt" style:font-style-complex="normal" fo:hyphenate="false" fo:hyphenation-remain-char-count="2" fo:hyphenation-push-char-count="2"/>
    </style:style>
    <style:style style:name="P132"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paragraph-rsid="021e6cda" style:font-size-asian="12pt" style:font-style-asian="normal" style:font-size-complex="12pt" style:font-style-complex="normal" fo:hyphenate="false" fo:hyphenation-remain-char-count="2" fo:hyphenation-push-char-count="2"/>
    </style:style>
    <style:style style:name="P133"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paragraph-rsid="01eef287" style:font-size-asian="12pt" style:font-style-asian="normal" style:font-size-complex="12pt" style:font-style-complex="normal" fo:hyphenate="false" fo:hyphenation-remain-char-count="2" fo:hyphenation-push-char-count="2"/>
    </style:style>
    <style:style style:name="P134"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rsid="01e6f0e6" officeooo:paragraph-rsid="021e6cda" style:font-size-asian="12pt" style:font-style-asian="normal" style:font-size-complex="12pt" style:font-style-complex="normal" fo:hyphenate="false" fo:hyphenation-remain-char-count="2" fo:hyphenation-push-char-count="2"/>
    </style:style>
    <style:style style:name="P135"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rsid="01e6f0e6" officeooo:paragraph-rsid="01ffb48e" style:font-size-asian="12pt" style:font-style-asian="normal" style:font-size-complex="12pt" style:font-style-complex="normal" fo:hyphenate="false" fo:hyphenation-remain-char-count="2" fo:hyphenation-push-char-count="2"/>
    </style:style>
    <style:style style:name="P136"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rsid="01eef287" officeooo:paragraph-rsid="01ffb48e" style:font-size-asian="12pt" style:font-style-asian="normal" style:font-size-complex="12pt" style:font-style-complex="normal" fo:hyphenate="false" fo:hyphenation-remain-char-count="2" fo:hyphenation-push-char-count="2"/>
    </style:style>
    <style:style style:name="P137" style:family="paragraph" style:parent-style-name="Standard">
      <style:paragraph-properties fo:margin-top="0cm" fo:margin-bottom="0.247cm" loext:contextual-spacing="false" fo:line-height="120%"/>
      <style:text-properties style:font-name="times new roman" fo:font-size="12pt"/>
    </style:style>
    <style:style style:name="P138" style:family="paragraph" style:parent-style-name="Standard" style:master-page-name="Standard">
      <style:paragraph-properties fo:line-height="150%" fo:text-align="justify" style:justify-single-word="false" style:page-number="auto"/>
      <style:text-properties style:font-name="times new roman1" fo:font-size="12pt" fo:language="en" fo:country="US" fo:font-weight="bold" style:font-size-asian="12pt" style:font-weight-asian="bold" style:font-size-complex="12pt"/>
    </style:style>
    <style:style style:name="P139" style:family="paragraph" style:parent-style-name="Standard" style:list-style-name="L1">
      <style:paragraph-properties fo:line-height="150%" fo:text-align="justify" style:justify-single-word="false"/>
      <style:text-properties style:font-name="times new roman1" fo:font-size="12pt" fo:language="en" fo:country="US" fo:font-style="italic" officeooo:rsid="01d0f4df" officeooo:paragraph-rsid="01d0f4df" fo:background-color="#faa61a" style:font-size-asian="12pt" style:font-style-asian="italic" style:font-size-complex="12pt" style:font-style-complex="italic"/>
    </style:style>
    <style:style style:name="P140" style:family="paragraph" style:parent-style-name="Standard" style:list-style-name="WW8Num3">
      <style:paragraph-properties fo:line-height="150%" fo:text-align="justify" style:justify-single-word="false"/>
      <style:text-properties style:font-name="times new roman1" fo:font-size="12pt" fo:language="en" fo:country="US" fo:font-style="italic" officeooo:rsid="00af42e3" officeooo:paragraph-rsid="00b2e3a5" style:font-size-asian="12pt" style:font-style-asian="italic" style:font-size-complex="12pt" style:font-style-complex="italic"/>
    </style:style>
    <style:style style:name="P141" style:family="paragraph" style:parent-style-name="Standard" style:list-style-name="WW8Num3">
      <style:paragraph-properties fo:line-height="150%" fo:text-align="justify" style:justify-single-word="false"/>
      <style:text-properties style:font-name="times new roman1" fo:font-size="12pt" fo:language="en" fo:country="US" fo:font-style="italic" officeooo:rsid="00b51405" officeooo:paragraph-rsid="00b51405" style:font-size-asian="12pt" style:font-style-asian="italic" style:font-size-complex="12pt" style:font-style-complex="italic"/>
    </style:style>
    <style:style style:name="P142" style:family="paragraph" style:parent-style-name="Standard" style:list-style-name="WW8Num6">
      <style:paragraph-properties fo:line-height="150%" fo:text-align="justify" style:justify-single-word="false"/>
      <style:text-properties style:font-name="times new roman1" fo:font-size="12pt" fo:language="en" fo:country="US" officeooo:paragraph-rsid="00eafc78" style:font-size-asian="12pt" style:font-size-complex="12pt"/>
    </style:style>
    <style:style style:name="P143" style:family="paragraph" style:parent-style-name="Standard" style:list-style-name="L6">
      <style:paragraph-properties fo:line-height="150%" fo:text-align="justify" style:justify-single-word="false"/>
      <style:text-properties style:font-name="times new roman1" fo:font-size="12pt" fo:language="en" fo:country="US" officeooo:paragraph-rsid="0226e38f" style:font-size-asian="12pt" style:font-size-complex="12pt"/>
    </style:style>
    <style:style style:name="P144" style:family="paragraph" style:parent-style-name="Standard">
      <style:paragraph-properties fo:line-height="150%" fo:text-align="justify" style:justify-single-word="false"/>
      <style:text-properties style:font-name="times new roman1" fo:font-size="12pt" fo:language="en" fo:country="US" officeooo:paragraph-rsid="02352e0e" style:font-size-asian="12pt" style:font-size-complex="12pt"/>
    </style:style>
    <style:style style:name="P145" style:family="paragraph" style:parent-style-name="Standard" style:list-style-name="WW8Num2">
      <style:paragraph-properties fo:line-height="150%" fo:text-align="justify" style:justify-single-word="false"/>
      <style:text-properties style:font-name="times new roman1" fo:font-size="12pt" fo:language="en" fo:country="US" officeooo:rsid="0152723a" officeooo:paragraph-rsid="0152723a" style:font-size-asian="12pt" style:font-size-complex="12pt"/>
    </style:style>
    <style:style style:name="P146" style:family="paragraph" style:parent-style-name="Standard" style:list-style-name="WW8Num2">
      <style:paragraph-properties fo:line-height="150%" fo:text-align="justify" style:justify-single-word="false"/>
      <style:text-properties style:font-name="times new roman1" fo:font-size="12pt" fo:language="en" fo:country="US" officeooo:rsid="014c81e9" officeooo:paragraph-rsid="014c81e9" style:font-size-asian="12pt" style:font-size-complex="12pt"/>
    </style:style>
    <style:style style:name="P147" style:family="paragraph" style:parent-style-name="Standard" style:list-style-name="WW8Num2">
      <style:paragraph-properties fo:line-height="150%" fo:text-align="justify" style:justify-single-word="false"/>
      <style:text-properties style:font-name="times new roman1" fo:font-size="12pt" fo:language="en" fo:country="US" officeooo:rsid="014b85ab" officeooo:paragraph-rsid="014b85ab" style:font-size-asian="12pt" style:font-size-complex="12pt"/>
    </style:style>
    <style:style style:name="P148" style:family="paragraph" style:parent-style-name="Standard" style:list-style-name="WW8Num2">
      <style:paragraph-properties fo:line-height="150%" fo:text-align="justify" style:justify-single-word="false"/>
      <style:text-properties style:font-name="times new roman1" fo:font-size="12pt" fo:language="en" fo:country="US" officeooo:rsid="00a4c1c3" officeooo:paragraph-rsid="00a4c1c3" style:font-size-asian="12pt" style:font-size-complex="12pt"/>
    </style:style>
    <style:style style:name="P149" style:family="paragraph" style:parent-style-name="Standard" style:list-style-name="WW8Num3">
      <style:paragraph-properties fo:line-height="150%" fo:text-align="justify" style:justify-single-word="false"/>
      <style:text-properties style:font-name="times new roman1" fo:font-size="12pt" fo:language="en" fo:country="US" officeooo:rsid="00ac23e6" officeooo:paragraph-rsid="00ac23e6" style:font-size-asian="12pt" style:font-size-complex="12pt"/>
    </style:style>
    <style:style style:name="P150" style:family="paragraph" style:parent-style-name="Standard" style:list-style-name="WW8Num3">
      <style:paragraph-properties fo:line-height="150%" fo:text-align="justify" style:justify-single-word="false"/>
      <style:text-properties style:font-name="times new roman1" fo:font-size="12pt" fo:language="en" fo:country="US" officeooo:rsid="00af478d" officeooo:paragraph-rsid="00af478d" style:font-size-asian="12pt" style:font-size-complex="12pt"/>
    </style:style>
    <style:style style:name="P151" style:family="paragraph" style:parent-style-name="Standard" style:list-style-name="WW8Num3">
      <style:paragraph-properties fo:line-height="150%" fo:text-align="justify" style:justify-single-word="false"/>
      <style:text-properties style:font-name="times new roman1" fo:font-size="12pt" fo:language="en" fo:country="US" officeooo:rsid="00b02cd9" officeooo:paragraph-rsid="00b02cd9" style:font-size-asian="12pt" style:font-size-complex="12pt"/>
    </style:style>
    <style:style style:name="P152" style:family="paragraph" style:parent-style-name="Standard" style:list-style-name="WW8Num3">
      <style:paragraph-properties fo:line-height="150%" fo:text-align="justify" style:justify-single-word="false"/>
      <style:text-properties style:font-name="times new roman1" fo:font-size="12pt" fo:language="en" fo:country="US" officeooo:rsid="0224a78b" officeooo:paragraph-rsid="0224a78b" style:font-size-asian="12pt" style:font-size-complex="12pt"/>
    </style:style>
    <style:style style:name="P153" style:family="paragraph" style:parent-style-name="Standard" style:list-style-name="L5">
      <style:paragraph-properties fo:line-height="150%" fo:text-align="justify" style:justify-single-word="false"/>
      <style:text-properties style:font-name="times new roman1" fo:font-size="12pt" fo:language="en" fo:country="US" officeooo:rsid="00a85cb8" officeooo:paragraph-rsid="00a85cb8" style:font-size-asian="12pt" style:font-size-complex="12pt"/>
    </style:style>
    <style:style style:name="P154" style:family="paragraph" style:parent-style-name="Standard" style:list-style-name="L4">
      <style:paragraph-properties fo:line-height="150%" fo:text-align="justify" style:justify-single-word="false"/>
      <style:text-properties style:font-name="times new roman1" fo:font-size="12pt" fo:language="en" fo:country="US" fo:font-style="normal" officeooo:rsid="00aa2155" officeooo:paragraph-rsid="00aa2155" style:font-size-asian="12pt" style:font-style-asian="normal" style:font-size-complex="12pt" style:font-style-complex="normal"/>
    </style:style>
    <style:style style:name="P155" style:family="paragraph" style:parent-style-name="Standard" style:list-style-name="WW8Num3">
      <style:paragraph-properties fo:line-height="150%" fo:text-align="justify" style:justify-single-word="false"/>
      <style:text-properties style:font-name="times new roman1" fo:font-size="12pt" fo:language="en" fo:country="US" fo:font-style="normal" officeooo:rsid="00b51405" officeooo:paragraph-rsid="00b51405" style:font-size-asian="12pt" style:font-style-asian="normal" style:font-size-complex="12pt" style:font-style-complex="normal"/>
    </style:style>
    <style:style style:name="P156" style:family="paragraph" style:parent-style-name="Standard" style:list-style-name="WW8Num3">
      <style:paragraph-properties fo:line-height="150%" fo:text-align="justify" style:justify-single-word="false"/>
      <style:text-properties style:font-name="times new roman1" fo:font-size="12pt" fo:language="en" fo:country="US" fo:font-style="normal" officeooo:rsid="00af478d" officeooo:paragraph-rsid="00c66b15" style:font-size-asian="12pt" style:font-style-asian="normal" style:font-size-complex="12pt" style:font-style-complex="normal"/>
    </style:style>
    <style:style style:name="P157"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93be78" officeooo:paragraph-rsid="0093be78" style:font-size-asian="12pt" style:font-weight-asian="normal" style:font-size-complex="12pt" style:font-weight-complex="normal"/>
    </style:style>
    <style:style style:name="P158"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93be78" officeooo:paragraph-rsid="0097e30e" style:font-size-asian="12pt" style:font-weight-asian="normal" style:font-size-complex="12pt" style:font-weight-complex="normal"/>
    </style:style>
    <style:style style:name="P159"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97e30e" officeooo:paragraph-rsid="0097e30e" style:font-size-asian="12pt" style:font-weight-asian="normal" style:font-size-complex="12pt" style:font-weight-complex="normal"/>
    </style:style>
    <style:style style:name="P160"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68416b" officeooo:paragraph-rsid="0068416b" style:font-size-asian="12pt" style:font-weight-asian="normal" style:font-size-complex="12pt" style:font-weight-complex="normal"/>
    </style:style>
    <style:style style:name="P161"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a0db1a" officeooo:paragraph-rsid="00a0db1a" style:font-size-asian="12pt" style:font-weight-asian="normal" style:font-size-complex="12pt" style:font-weight-complex="normal"/>
    </style:style>
    <style:style style:name="P162"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a48443" officeooo:paragraph-rsid="00a48443" style:font-size-asian="12pt" style:font-weight-asian="normal" style:font-size-complex="12pt" style:font-weight-complex="normal"/>
    </style:style>
    <style:style style:name="P163" style:family="paragraph" style:parent-style-name="Standard" style:list-style-name="L6">
      <style:paragraph-properties fo:line-height="150%" fo:text-align="justify" style:justify-single-word="false"/>
      <style:text-properties style:font-name="times new roman1" fo:font-size="12pt" fo:language="en" fo:country="US" fo:font-weight="normal" officeooo:rsid="007cca67" officeooo:paragraph-rsid="007cca67" style:font-size-asian="12pt" style:font-weight-asian="normal" style:font-size-complex="12pt" style:font-weight-complex="normal"/>
    </style:style>
    <style:style style:name="P164" style:family="paragraph" style:parent-style-name="Standard" style:list-style-name="L6">
      <style:paragraph-properties fo:line-height="150%" fo:text-align="justify" style:justify-single-word="false"/>
      <style:text-properties style:font-name="times new roman1" fo:font-size="12pt" fo:language="en" fo:country="US" fo:font-weight="normal" officeooo:rsid="01da591f" officeooo:paragraph-rsid="01da591f" style:font-size-asian="12pt" style:font-weight-asian="normal" style:font-size-complex="12pt" style:font-weight-complex="normal"/>
    </style:style>
    <style:style style:name="P165" style:family="paragraph" style:parent-style-name="Standard" style:list-style-name="L6">
      <style:paragraph-properties fo:line-height="150%" fo:text-align="justify" style:justify-single-word="false"/>
      <style:text-properties style:font-name="times new roman1" fo:font-size="12pt" fo:language="en" fo:country="US" fo:font-weight="normal" officeooo:rsid="01da591f" officeooo:paragraph-rsid="021d3b9d" style:font-size-asian="12pt" style:font-weight-asian="normal" style:font-size-complex="12pt" style:font-weight-complex="normal"/>
    </style:style>
    <style:style style:name="P166" style:family="paragraph" style:parent-style-name="Standard" style:list-style-name="L6">
      <style:paragraph-properties fo:line-height="150%" fo:text-align="justify" style:justify-single-word="false"/>
      <style:text-properties style:font-name="times new roman1" fo:font-size="12pt" fo:language="en" fo:country="US" fo:font-weight="normal" officeooo:rsid="01da591f" officeooo:paragraph-rsid="0226e38f" style:font-size-asian="12pt" style:font-weight-asian="normal" style:font-size-complex="12pt" style:font-weight-complex="normal"/>
    </style:style>
    <style:style style:name="P167" style:family="paragraph" style:parent-style-name="Standard" style:list-style-name="WW8Num3">
      <style:paragraph-properties fo:line-height="150%" fo:text-align="justify" style:justify-single-word="false"/>
      <style:text-properties style:font-name="times new roman1" fo:font-size="12pt" fo:language="en" fo:country="US" fo:font-weight="bold" officeooo:rsid="0068416b" officeooo:paragraph-rsid="0068416b" style:font-size-asian="12pt" style:font-weight-asian="bold" style:font-size-complex="12pt" style:font-weight-complex="bold"/>
    </style:style>
    <style:style style:name="P168" style:family="paragraph" style:parent-style-name="Standard" style:list-style-name="WW8Num3">
      <style:paragraph-properties fo:line-height="150%" fo:text-align="justify" style:justify-single-word="false"/>
      <style:text-properties style:font-name="times new roman1" fo:font-size="12pt" officeooo:rsid="0097e30e" officeooo:paragraph-rsid="00c61b1b" style:font-size-asian="12pt" style:font-size-complex="12pt"/>
    </style:style>
    <style:style style:name="P169" style:family="paragraph" style:parent-style-name="Standard" style:list-style-name="WW8Num3">
      <style:paragraph-properties fo:line-height="150%" fo:text-align="justify" style:justify-single-word="false"/>
      <style:text-properties style:font-name="times new roman1" fo:font-size="12pt" officeooo:rsid="00dc2b53" officeooo:paragraph-rsid="00dc2b53" style:font-size-asian="12pt" style:font-size-complex="12pt"/>
    </style:style>
    <style:style style:name="P170" style:family="paragraph" style:parent-style-name="Standard" style:list-style-name="WW8Num3">
      <style:paragraph-properties fo:line-height="150%" fo:text-align="justify" style:justify-single-word="false"/>
      <style:text-properties style:font-name="times new roman1" fo:font-size="12pt" officeooo:rsid="007bbad8" officeooo:paragraph-rsid="007cca67" style:font-size-asian="12pt" style:font-size-complex="12pt"/>
    </style:style>
    <style:style style:name="P171" style:family="paragraph" style:parent-style-name="Standard" style:list-style-name="L2">
      <style:paragraph-properties fo:line-height="150%" fo:text-align="justify" style:justify-single-word="false"/>
      <style:text-properties style:font-name="times new roman" fo:font-size="12pt" fo:language="en" fo:country="US" fo:font-style="italic" fo:font-weight="normal" officeooo:rsid="0161d0f7" officeooo:paragraph-rsid="0161d0f7" style:font-size-asian="12pt" style:font-style-asian="italic" style:font-weight-asian="normal" style:font-size-complex="12pt" style:font-style-complex="italic" style:font-weight-complex="normal"/>
    </style:style>
    <style:style style:name="P172" style:family="paragraph" style:parent-style-name="Standard" style:list-style-name="L3">
      <style:paragraph-properties fo:line-height="150%" fo:text-align="justify" style:justify-single-word="false"/>
      <style:text-properties style:font-name="times new roman" fo:font-size="12pt" fo:language="en" fo:country="US" fo:font-style="normal" fo:font-weight="normal" officeooo:rsid="014f3ac2" officeooo:paragraph-rsid="0151c74e" style:font-size-asian="12pt" style:font-style-asian="normal" style:font-weight-asian="normal" style:font-size-complex="12pt" style:font-style-complex="normal" style:font-weight-complex="normal"/>
    </style:style>
    <style:style style:name="P173" style:family="paragraph" style:parent-style-name="Standard" style:list-style-name="WW8Num3">
      <style:paragraph-properties fo:line-height="150%" fo:text-align="justify" style:justify-single-word="false"/>
      <style:text-properties fo:color="#000000" style:font-name="times new roman1" fo:font-size="12pt" officeooo:rsid="007bbad8" officeooo:paragraph-rsid="007bbad8" style:font-size-asian="12pt" style:font-name-complex="AdvP7B6C" style:font-size-complex="12pt"/>
    </style:style>
    <style:style style:name="P174" style:family="paragraph" style:parent-style-name="Standard" style:list-style-name="WW8Num3">
      <style:paragraph-properties fo:line-height="150%" fo:text-align="justify" style:justify-single-word="false"/>
      <style:text-properties fo:color="#000000" style:text-position="0% 100%" style:font-name="times new roman1" fo:font-size="12pt" officeooo:rsid="00bdfc9b" officeooo:paragraph-rsid="00bdfc9b" style:font-size-asian="12pt" style:font-name-complex="AdvP7B6C" style:font-size-complex="12pt"/>
    </style:style>
    <style:style style:name="P175" style:family="paragraph" style:parent-style-name="Standard" style:list-style-name="WW8Num2">
      <style:paragraph-properties fo:margin-left="2cm" fo:margin-right="0cm" fo:line-height="150%" fo:text-align="justify" style:justify-single-word="false" fo:text-indent="0cm" style:auto-text-indent="false"/>
      <style:text-properties style:font-name="times new roman1" fo:font-size="12pt" fo:language="en" fo:country="US" style:font-size-asian="12pt" style:font-size-complex="12pt"/>
    </style:style>
    <style:style style:name="P176" style:family="paragraph" style:parent-style-name="Standard" style:list-style-name="WW8Num3" style:master-page-name="">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page-number="auto" fo:background-color="transparent" style:writing-mode="lr-tb"/>
      <style:text-properties style:font-name="times new roman1" fo:font-size="12pt" fo:font-style="italic" officeooo:paragraph-rsid="00c61b1b" style:font-size-asian="12pt" style:font-style-asian="italic" style:font-size-complex="12pt" style:font-style-complex="italic" fo:hyphenate="false" fo:hyphenation-remain-char-count="2" fo:hyphenation-push-char-count="2"/>
    </style:style>
    <style:style style:name="P177" style:family="paragraph" style:parent-style-name="Standard" style:list-style-name="WW8Num3" style:master-page-name="">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page-number="auto" fo:background-color="transparent" style:writing-mode="lr-tb"/>
      <style:text-properties style:font-name="times new roman1" fo:font-size="12pt" fo:language="en" fo:country="US" fo:font-style="italic" officeooo:paragraph-rsid="01e0ead9" style:font-size-asian="12pt" style:font-style-asian="italic" style:font-size-complex="12pt" style:font-style-complex="italic" fo:hyphenate="false" fo:hyphenation-remain-char-count="2" fo:hyphenation-push-char-count="2"/>
    </style:style>
    <style:style style:name="P178" style:family="paragraph" style:parent-style-name="Standard" style:list-style-name="WW8Num3">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italic" officeooo:rsid="01d5b96e" officeooo:paragraph-rsid="01d5b96e" style:font-size-asian="12pt" style:font-style-asian="italic" style:font-size-complex="12pt" style:font-style-complex="italic" fo:hyphenate="false" fo:hyphenation-remain-char-count="2" fo:hyphenation-push-char-count="2"/>
    </style:style>
    <style:style style:name="P179" style:family="paragraph" style:parent-style-name="Standard" style:list-style-name="WW8Num3">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italic" officeooo:paragraph-rsid="01e0ead9" style:font-size-asian="12pt" style:font-style-asian="italic" style:font-size-complex="12pt" style:font-style-complex="italic" fo:hyphenate="false" fo:hyphenation-remain-char-count="2" fo:hyphenation-push-char-count="2"/>
    </style:style>
    <style:style style:name="P180" style:family="paragraph" style:parent-style-name="Standard" style:list-style-name="WW8Num3">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paragraph-rsid="01e4026b" style:font-size-asian="12pt" style:font-style-asian="normal" style:font-size-complex="12pt" style:font-style-complex="normal" fo:hyphenate="false" fo:hyphenation-remain-char-count="2" fo:hyphenation-push-char-count="2"/>
    </style:style>
    <style:style style:name="P181" style:family="paragraph" style:parent-style-name="Standard" style:list-style-name="WW8Num3">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language="en" fo:country="US" fo:font-style="normal" officeooo:rsid="00ac23e6" officeooo:paragraph-rsid="022974cd" fo:background-color="#ffff00" style:font-size-asian="12pt" style:font-style-asian="normal" style:font-size-complex="12pt" style:font-style-complex="normal" fo:hyphenate="false" fo:hyphenation-remain-char-count="2" fo:hyphenation-push-char-count="2"/>
    </style:style>
    <style:style style:name="P182"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officeooo:paragraph-rsid="01e0ead9" fo:hyphenate="false" fo:hyphenation-remain-char-count="2" fo:hyphenation-push-char-count="2"/>
    </style:style>
    <style:style style:name="P183"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e0fa26" officeooo:paragraph-rsid="01e0fa26" style:font-size-asian="12pt" style:font-style-asian="normal" style:font-size-complex="12pt" style:font-style-complex="normal" fo:hyphenate="false" fo:hyphenation-remain-char-count="2" fo:hyphenation-push-char-count="2"/>
    </style:style>
    <style:style style:name="P184"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e235d" officeooo:paragraph-rsid="01e0fa26" style:font-size-asian="12pt" style:font-style-asian="normal" style:font-size-complex="12pt" style:font-style-complex="normal" fo:hyphenate="false" fo:hyphenation-remain-char-count="2" fo:hyphenation-push-char-count="2"/>
    </style:style>
    <style:style style:name="P185"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e235d" officeooo:paragraph-rsid="01f416dd" style:font-size-asian="12pt" style:font-style-asian="normal" style:font-size-complex="12pt" style:font-style-complex="normal" fo:hyphenate="false" fo:hyphenation-remain-char-count="2" fo:hyphenation-push-char-count="2"/>
    </style:style>
    <style:style style:name="P186"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e235d" officeooo:paragraph-rsid="01df90b7" style:font-size-asian="12pt" style:font-style-asian="normal" style:font-size-complex="12pt" style:font-style-complex="normal" fo:hyphenate="false" fo:hyphenation-remain-char-count="2" fo:hyphenation-push-char-count="2"/>
    </style:style>
    <style:style style:name="P187"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e17583" officeooo:paragraph-rsid="01e17583" style:font-size-asian="12pt" style:font-style-asian="normal" style:font-size-complex="12pt" style:font-style-complex="normal" fo:hyphenate="false" fo:hyphenation-remain-char-count="2" fo:hyphenation-push-char-count="2"/>
    </style:style>
    <style:style style:name="P188"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f90b7" officeooo:paragraph-rsid="01df90b7" style:font-size-asian="12pt" style:font-style-asian="normal" style:font-size-complex="12pt" style:font-style-complex="normal" fo:hyphenate="false" fo:hyphenation-remain-char-count="2" fo:hyphenation-push-char-count="2"/>
    </style:style>
    <style:style style:name="P189"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fo:font-weight="normal" officeooo:rsid="01d5b96e" officeooo:paragraph-rsid="01d5b96e" style:font-size-asian="12pt" style:font-style-asian="normal" style:font-weight-asian="normal" style:font-size-complex="12pt" style:font-style-complex="normal" style:font-weight-complex="normal" fo:hyphenate="false" fo:hyphenation-remain-char-count="2" fo:hyphenation-push-char-count="2"/>
    </style:style>
    <style:style style:name="P190"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text-line-through-style="none" style:text-line-through-type="none" style:font-name="times new roman1" fo:font-size="12pt" fo:language="en" fo:country="US" fo:font-style="normal" fo:font-weight="normal" officeooo:rsid="00c464de" officeooo:paragraph-rsid="01f16b16" style:font-size-asian="12pt" style:font-style-asian="normal" style:font-weight-asian="normal" style:font-size-complex="12pt" style:font-style-complex="normal" style:font-weight-complex="normal" fo:hyphenate="false" fo:hyphenation-remain-char-count="2" fo:hyphenation-push-char-count="2"/>
    </style:style>
    <style:style style:name="P191"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text-line-through-style="none" style:text-line-through-type="none" style:font-name="times new roman1" fo:font-size="12pt" fo:language="en" fo:country="US" fo:font-style="normal" fo:font-weight="normal" officeooo:rsid="01f29bff" officeooo:paragraph-rsid="01f29bff" style:font-size-asian="12pt" style:font-style-asian="normal" style:font-weight-asian="normal" style:font-size-complex="12pt" style:font-style-complex="normal" style:font-weight-complex="normal" fo:hyphenate="false" fo:hyphenation-remain-char-count="2" fo:hyphenation-push-char-count="2"/>
    </style:style>
    <style:style style:name="P192"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text-line-through-style="none" style:text-line-through-type="none" style:font-name="times new roman1" fo:font-size="12pt" fo:language="en" fo:country="US" fo:font-style="normal" fo:font-weight="normal" officeooo:rsid="02168054" officeooo:paragraph-rsid="02168054" style:font-size-asian="12pt" style:font-style-asian="normal" style:font-weight-asian="normal" style:font-size-complex="12pt" style:font-style-complex="normal" style:font-weight-complex="normal" fo:hyphenate="false" fo:hyphenation-remain-char-count="2" fo:hyphenation-push-char-count="2"/>
    </style:style>
    <style:style style:name="P193" style:family="paragraph" style:parent-style-name="Standard" style:list-style-name="WW8Num3" style:master-page-name="">
      <loext:graphic-properties draw:fill="none"/>
      <style:paragraph-properties fo:margin-top="0cm" fo:margin-bottom="0.282cm" loext:contextual-spacing="false" fo:line-height="150%" fo:text-align="justify" style:justify-single-word="false" fo:orphans="2" fo:widows="2" fo:hyphenation-ladder-count="no-limit" style:page-number="auto" fo:background-color="transparent" style:writing-mode="lr-tb"/>
      <style:text-properties officeooo:rsid="01b7a905" officeooo:paragraph-rsid="01b7a905" fo:hyphenate="false" fo:hyphenation-remain-char-count="2" fo:hyphenation-push-char-count="2"/>
    </style:style>
    <style:style style:name="P194" style:family="paragraph" style:parent-style-name="Heading_20_1">
      <style:paragraph-properties fo:line-height="150%" fo:text-align="justify" style:justify-single-word="false"/>
      <style:text-properties style:font-name="times new roman1" fo:font-size="12pt" fo:language="en" fo:country="US" style:font-size-asian="12pt" style:font-size-complex="12pt"/>
    </style:style>
    <style:style style:name="P1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6" style:family="paragraph">
      <style:paragraph-properties fo:margin-top="0cm" fo:margin-bottom="0.282cm" fo:line-height="106%" style:punctuation-wrap="simple" style:writing-mode="lr-tb"/>
    </style:style>
    <style:style style:name="T1" style:family="text">
      <style:text-properties fo:font-weight="bold" style:font-weight-asian="bold"/>
    </style:style>
    <style:style style:name="T2" style:family="text">
      <style:text-properties fo:font-weight="bold" officeooo:rsid="0088a359" style:font-weight-asian="bold"/>
    </style:style>
    <style:style style:name="T3" style:family="text">
      <style:text-properties fo:font-weight="bold" officeooo:rsid="00c61b1b" style:font-weight-asian="bold"/>
    </style:style>
    <style:style style:name="T4" style:family="text">
      <style:text-properties fo:color="#000000" style:font-name-complex="AdvP7B6C"/>
    </style:style>
    <style:style style:name="T5" style:family="text">
      <style:text-properties fo:color="#000000" style:font-name="times new roman1" fo:font-size="12pt" fo:language="en" fo:country="US" fo:background-color="transparent" loext:char-shading-value="0" style:font-size-asian="12pt" style:font-name-complex="Times New Roman" style:font-size-complex="12pt"/>
    </style:style>
    <style:style style:name="T6" style:family="text">
      <style:text-properties fo:color="#000000" style:font-name="times new roman1" fo:font-size="12pt" style:font-size-asian="12pt" style:font-name-complex="AdvP7B6C" style:font-size-complex="12pt"/>
    </style:style>
    <style:style style:name="T7" style:family="text">
      <style:text-properties fo:color="#000000" fo:font-style="italic" style:font-style-asian="italic" style:font-name-complex="Verdana-Italic" style:font-style-complex="italic"/>
    </style:style>
    <style:style style:name="T8" style:family="text">
      <style:text-properties fo:color="#000000" style:font-name-complex="Verdana"/>
    </style:style>
    <style:style style:name="T9" style:family="text">
      <style:text-properties fo:color="#000000" style:text-position="0% 100%" style:font-name-complex="AdvP7B6C"/>
    </style:style>
    <style:style style:name="T10" style:family="text">
      <style:text-properties fo:color="#000000" style:text-position="0% 100%" officeooo:rsid="007cca67" style:font-name-complex="AdvP7B6C"/>
    </style:style>
    <style:style style:name="T11" style:family="text">
      <style:text-properties fo:color="#000000" style:text-position="0% 100%" style:font-name="times new roman" fo:font-size="12pt" fo:language="en" fo:country="US" style:font-size-asian="12pt" style:font-name-complex="Times New Roman1" style:font-size-complex="12pt"/>
    </style:style>
    <style:style style:name="T12" style:family="text">
      <style:text-properties fo:color="#000000" style:text-position="0% 100%" style:font-name="times new roman" fo:font-size="12pt" fo:language="en" fo:country="US" fo:font-style="normal" fo:font-weight="normal" officeooo:rsid="01329442" style:font-size-asian="12pt" style:font-style-asian="normal" style:font-weight-asian="normal" style:font-name-complex="Times New Roman1" style:font-size-complex="12pt" style:font-style-complex="normal" style:font-weight-complex="normal"/>
    </style:style>
    <style:style style:name="T13" style:family="text">
      <style:text-properties fo:color="#000000" style:font-name="times new roman" fo:font-size="12pt" fo:language="en" fo:country="US" style:font-size-asian="12pt" style:font-name-complex="Times New Roman" style:font-size-complex="12pt"/>
    </style:style>
    <style:style style:name="T14" style:family="text">
      <style:text-properties fo:color="#000000" style:font-name="times new roman" fo:font-size="12pt" fo:language="en" fo:country="US" style:font-size-asian="12pt" style:language-asian="pt" style:country-asian="BR" style:font-name-complex="Times New Roman1" style:font-size-complex="12pt"/>
    </style:style>
    <style:style style:name="T15" style:family="text">
      <style:text-properties fo:color="#000000" style:font-name="times new roman" fo:font-size="12pt" fo:language="en" fo:country="US" officeooo:rsid="00df77a3" style:font-size-asian="12pt" style:language-asian="pt" style:country-asian="BR" style:font-name-complex="Times New Roman1" style:font-size-complex="12pt"/>
    </style:style>
    <style:style style:name="T16" style:family="text">
      <style:text-properties fo:color="#000000" style:font-name="times new roman" fo:font-size="12pt" fo:language="en" fo:country="US" officeooo:rsid="01cebbfd" style:font-size-asian="12pt" style:language-asian="pt" style:country-asian="BR" style:font-name-complex="Times New Roman1" style:font-size-complex="12pt"/>
    </style:style>
    <style:style style:name="T17" style:family="text">
      <style:text-properties fo:color="#000000" style:font-name="times new roman" fo:font-size="12pt" fo:language="en" fo:country="US" style:font-size-asian="12pt" style:font-name-complex="Times New Roman1" style:font-size-complex="12pt"/>
    </style:style>
    <style:style style:name="T18" style:family="text">
      <style:text-properties fo:color="#000000" style:font-name="times new roman" fo:font-size="12pt" fo:language="en" fo:country="US" officeooo:rsid="00e04757" style:font-size-asian="12pt" style:font-name-complex="Times New Roman1" style:font-size-complex="12pt"/>
    </style:style>
    <style:style style:name="T19" style:family="text">
      <style:text-properties fo:color="#000000" style:font-name="times new roman" fo:font-size="12pt" fo:language="en" fo:country="US" officeooo:rsid="00e1056f" style:font-size-asian="12pt" style:font-name-complex="Times New Roman1" style:font-size-complex="12pt"/>
    </style:style>
    <style:style style:name="T20" style:family="text">
      <style:text-properties fo:color="#000000" style:font-name="times new roman" fo:font-size="12pt" fo:language="en" fo:country="US" officeooo:rsid="01c62a29" style:font-size-asian="12pt" style:font-name-complex="Times New Roman1" style:font-size-complex="12pt"/>
    </style:style>
    <style:style style:name="T21" style:family="text">
      <style:text-properties fo:color="#000000" style:font-name="times new roman" fo:font-size="12pt" fo:language="en" fo:country="US" officeooo:rsid="01c72144" style:font-size-asian="12pt" style:font-name-complex="Times New Roman1" style:font-size-complex="12pt"/>
    </style:style>
    <style:style style:name="T22" style:family="text">
      <style:text-properties fo:color="#000000" style:font-name="times new roman" fo:font-size="12pt" fo:language="en" fo:country="US" officeooo:rsid="01cbe447" style:font-size-asian="12pt" style:font-name-complex="Times New Roman1" style:font-size-complex="12pt"/>
    </style:style>
    <style:style style:name="T23" style:family="text">
      <style:text-properties fo:color="#000000" style:font-name="times new roman" fo:font-size="12pt" fo:language="en" fo:country="US" officeooo:rsid="01cd7d70" style:font-size-asian="12pt" style:font-name-complex="Times New Roman1" style:font-size-complex="12pt"/>
    </style:style>
    <style:style style:name="T24" style:family="text">
      <style:text-properties fo:color="#000000" style:font-name="times new roman" fo:font-size="12pt" fo:language="en" fo:country="US" officeooo:rsid="01cebbfd" style:font-size-asian="12pt" style:font-name-complex="Times New Roman1" style:font-size-complex="12pt"/>
    </style:style>
    <style:style style:name="T25" style:family="text">
      <style:text-properties fo:color="#000000" style:font-name="times new roman" fo:font-size="12pt" fo:language="en" fo:country="US" officeooo:rsid="01cec090" style:font-size-asian="12pt" style:font-name-complex="Times New Roman1" style:font-size-complex="12pt"/>
    </style:style>
    <style:style style:name="T26" style:family="text">
      <style:text-properties fo:color="#000000" style:font-name="times new roman" fo:font-size="12pt" fo:language="en" fo:country="US" fo:font-style="italic" style:font-size-asian="12pt" style:font-style-asian="italic" style:font-name-complex="Times New Roman1" style:font-size-complex="12pt" style:font-style-complex="italic"/>
    </style:style>
    <style:style style:name="T27" style:family="text">
      <style:text-properties fo:color="#000000" style:font-name="times new roman" fo:font-size="12pt" fo:language="en" fo:country="US" fo:background-color="transparent" loext:char-shading-value="0" style:font-size-asian="12pt" style:language-asian="pt" style:country-asian="BR" style:font-name-complex="Times New Roman1" style:font-size-complex="12pt"/>
    </style:style>
    <style:style style:name="T28" style:family="text">
      <style:text-properties fo:color="#000000" style:font-name="times new roman" fo:font-size="12pt" fo:language="en" fo:country="US" officeooo:rsid="00df77a3" fo:background-color="transparent" loext:char-shading-value="0" style:font-size-asian="12pt" style:language-asian="pt" style:country-asian="BR" style:font-name-complex="Times New Roman1" style:font-size-complex="12pt"/>
    </style:style>
    <style:style style:name="T29" style:family="text">
      <style:text-properties fo:color="#000000" style:font-name="times new roman" fo:font-size="12pt" fo:language="en" fo:country="US" officeooo:rsid="01c474e5" fo:background-color="transparent" loext:char-shading-value="0" style:font-size-asian="12pt" style:language-asian="pt" style:country-asian="BR" style:font-name-complex="Times New Roman1" style:font-size-complex="12pt"/>
    </style:style>
    <style:style style:name="T30" style:family="text">
      <style:text-properties fo:color="#000000" style:font-name="times new roman" fo:font-size="12pt" fo:language="en" fo:country="US" officeooo:rsid="01cbe447" fo:background-color="transparent" loext:char-shading-value="0" style:font-size-asian="12pt" style:language-asian="pt" style:country-asian="BR" style:font-name-complex="Times New Roman1" style:font-size-complex="12pt"/>
    </style:style>
    <style:style style:name="T31" style:family="text">
      <style:text-properties fo:color="#000000" style:font-name="times new roman" fo:font-size="12pt" fo:language="en" fo:country="US" officeooo:rsid="01ce1c5c" fo:background-color="transparent" loext:char-shading-value="0" style:font-size-asian="12pt" style:language-asian="pt" style:country-asian="BR" style:font-name-complex="Times New Roman1" style:font-size-complex="12pt"/>
    </style:style>
    <style:style style:name="T32" style:family="text">
      <style:text-properties fo:color="#000000" style:font-name="times new roman" fo:font-size="12pt" fo:language="en" fo:country="US" fo:font-style="normal" fo:font-weight="normal" officeooo:rsid="0088a359" style:font-size-asian="12pt" style:font-style-asian="normal" style:font-weight-asian="normal" style:font-name-complex="Times New Roman1" style:font-size-complex="12pt" style:font-style-complex="normal" style:font-weight-complex="normal"/>
    </style:style>
    <style:style style:name="T33" style:family="text">
      <style:text-properties fo:color="#000000" style:font-name="times new roman" fo:font-size="12pt" fo:language="en" fo:country="US" fo:font-style="normal" fo:font-weight="normal" officeooo:rsid="01329442" style:font-size-asian="12pt" style:font-style-asian="normal" style:font-weight-asian="normal" style:font-name-complex="Times New Roman1" style:font-size-complex="12pt" style:font-style-complex="normal" style:font-weight-complex="normal"/>
    </style:style>
    <style:style style:name="T34" style:family="text">
      <style:text-properties fo:color="#000000" style:font-name="times new roman" fo:font-size="12pt" fo:language="en" fo:country="US" fo:font-style="normal" fo:font-weight="normal" officeooo:rsid="01cd7d70" style:font-size-asian="12pt" style:font-style-asian="normal" style:font-weight-asian="normal" style:font-name-complex="Times New Roman1" style:font-size-complex="12pt" style:font-style-complex="normal" style:font-weight-complex="normal"/>
    </style:style>
    <style:style style:name="T35" style:family="text">
      <style:text-properties fo:color="#000000" style:font-name="times new roman" fo:font-size="12pt" fo:language="en" fo:country="US" fo:font-style="normal" fo:font-weight="normal" officeooo:rsid="01cebbfd" style:font-size-asian="12pt" style:font-style-asian="normal" style:font-weight-asian="normal" style:font-name-complex="Times New Roman1" style:font-size-complex="12pt" style:font-style-complex="normal" style:font-weight-complex="normal"/>
    </style:style>
    <style:style style:name="T36" style:family="text">
      <style:text-properties fo:color="#000000" style:text-position="super 58%" style:font-name="times new roman" fo:font-size="12pt" fo:language="en" fo:country="US" fo:font-style="normal" fo:font-weight="normal" officeooo:rsid="01329442" style:font-size-asian="12pt" style:font-style-asian="normal" style:font-weight-asian="normal" style:font-name-complex="Times New Roman1" style:font-size-complex="12pt" style:font-style-complex="normal" style:font-weight-complex="normal"/>
    </style:style>
    <style:style style:name="T37" style:family="text">
      <style:text-properties fo:language="en" fo:country="US"/>
    </style:style>
    <style:style style:name="T38" style:family="text">
      <style:text-properties fo:language="en" fo:country="US" style:language-asian="none" style:country-asian="none"/>
    </style:style>
    <style:style style:name="T39" style:family="text">
      <style:text-properties fo:language="en" fo:country="US" style:font-name-asian="Cambria" style:font-name-complex="Cambria"/>
    </style:style>
    <style:style style:name="T40" style:family="text">
      <style:text-properties fo:language="en" fo:country="US" officeooo:rsid="0029d911"/>
    </style:style>
    <style:style style:name="T41" style:family="text">
      <style:text-properties fo:language="en" fo:country="US" officeooo:rsid="002a2a43"/>
    </style:style>
    <style:style style:name="T42" style:family="text">
      <style:text-properties fo:language="en" fo:country="US" officeooo:rsid="002c0ae7"/>
    </style:style>
    <style:style style:name="T43" style:family="text">
      <style:text-properties fo:language="en" fo:country="US" officeooo:rsid="00320ac5"/>
    </style:style>
    <style:style style:name="T44" style:family="text">
      <style:text-properties fo:language="en" fo:country="US" officeooo:rsid="003248b7"/>
    </style:style>
    <style:style style:name="T45" style:family="text">
      <style:text-properties fo:language="en" fo:country="US" officeooo:rsid="003b0eaf"/>
    </style:style>
    <style:style style:name="T46" style:family="text">
      <style:text-properties fo:language="en" fo:country="US" officeooo:rsid="003e223c"/>
    </style:style>
    <style:style style:name="T47" style:family="text">
      <style:text-properties fo:language="en" fo:country="US" officeooo:rsid="003e3995"/>
    </style:style>
    <style:style style:name="T48" style:family="text">
      <style:text-properties fo:language="en" fo:country="US" officeooo:rsid="003fd4c3"/>
    </style:style>
    <style:style style:name="T49" style:family="text">
      <style:text-properties fo:language="en" fo:country="US" officeooo:rsid="00514a81"/>
    </style:style>
    <style:style style:name="T50" style:family="text">
      <style:text-properties fo:language="en" fo:country="US" officeooo:rsid="0052212d"/>
    </style:style>
    <style:style style:name="T51" style:family="text">
      <style:text-properties fo:language="en" fo:country="US" officeooo:rsid="00802d19"/>
    </style:style>
    <style:style style:name="T52" style:family="text">
      <style:text-properties fo:language="en" fo:country="US" officeooo:rsid="00c61b1b"/>
    </style:style>
    <style:style style:name="T53" style:family="text">
      <style:text-properties fo:language="en" fo:country="US" fo:background-color="transparent" loext:char-shading-value="0"/>
    </style:style>
    <style:style style:name="T54" style:family="text">
      <style:text-properties fo:language="en" fo:country="US" officeooo:rsid="00c66b15" fo:background-color="transparent" loext:char-shading-value="0"/>
    </style:style>
    <style:style style:name="T55" style:family="text">
      <style:text-properties fo:language="en" fo:country="US" officeooo:rsid="00c66b15"/>
    </style:style>
    <style:style style:name="T56" style:family="text">
      <style:text-properties fo:language="en" fo:country="US" officeooo:rsid="0186f5ea"/>
    </style:style>
    <style:style style:name="T57" style:family="text">
      <style:text-properties fo:language="en" fo:country="US" officeooo:rsid="0189ec2a"/>
    </style:style>
    <style:style style:name="T58" style:family="text">
      <style:text-properties fo:language="en" fo:country="US" officeooo:rsid="01ae86a7"/>
    </style:style>
    <style:style style:name="T59" style:family="text">
      <style:text-properties fo:language="en" fo:country="US" officeooo:rsid="01b320a9"/>
    </style:style>
    <style:style style:name="T60" style:family="text">
      <style:text-properties fo:language="en" fo:country="US" officeooo:rsid="01b9dbf0"/>
    </style:style>
    <style:style style:name="T61" style:family="text">
      <style:text-properties fo:language="en" fo:country="US" officeooo:rsid="01b82453"/>
    </style:style>
    <style:style style:name="T62" style:family="text">
      <style:text-properties fo:language="en" fo:country="US" officeooo:rsid="01bd59f3"/>
    </style:style>
    <style:style style:name="T63" style:family="text">
      <style:text-properties fo:language="en" fo:country="US" fo:font-style="normal" fo:font-weight="normal" officeooo:rsid="006dfa44" style:font-style-asian="normal" style:font-weight-asian="normal" style:font-style-complex="normal" style:font-weight-complex="normal"/>
    </style:style>
    <style:style style:name="T64" style:family="text">
      <style:text-properties fo:language="en" fo:country="US" fo:font-style="normal" fo:font-weight="normal" officeooo:rsid="01bf6dd5" style:font-style-asian="normal" style:font-weight-asian="normal" style:font-style-complex="normal" style:font-weight-complex="normal"/>
    </style:style>
    <style:style style:name="T65" style:family="text">
      <style:text-properties fo:language="en" fo:country="US" fo:font-style="normal" fo:font-weight="normal" officeooo:rsid="01c15bb9" style:font-style-asian="normal" style:font-weight-asian="normal" style:font-style-complex="normal" style:font-weight-complex="normal"/>
    </style:style>
    <style:style style:name="T66" style:family="text">
      <style:text-properties fo:language="en" fo:country="US" fo:font-style="normal" fo:font-weight="normal" officeooo:rsid="01c41f7a" style:font-style-asian="normal" style:font-weight-asian="normal" style:font-style-complex="normal" style:font-weight-complex="normal"/>
    </style:style>
    <style:style style:name="T67" style:family="text">
      <style:text-properties fo:language="en" fo:country="US" fo:font-style="normal" fo:font-weight="normal" officeooo:rsid="01cbe447" style:font-style-asian="normal" style:font-weight-asian="normal" style:font-style-complex="normal" style:font-weight-complex="normal"/>
    </style:style>
    <style:style style:name="T68" style:family="text">
      <style:text-properties fo:language="en" fo:country="US" officeooo:rsid="01de235d"/>
    </style:style>
    <style:style style:name="T69" style:family="text">
      <style:text-properties style:font-name="Times New Roman" fo:font-size="9pt" fo:language="en" fo:country="US" style:font-size-asian="9pt" style:font-name-complex="Times New Roman" style:font-size-complex="9pt"/>
    </style:style>
    <style:style style:name="T70" style:family="text">
      <style:text-properties style:font-name="Times New Roman" fo:font-size="9pt" fo:language="en" fo:country="US" fo:font-style="italic" style:font-size-asian="9pt" style:font-style-asian="italic" style:font-name-complex="Times New Roman" style:font-size-complex="9pt"/>
    </style:style>
    <style:style style:name="T71" style:family="text">
      <style:text-properties style:font-name="Times New Roman" fo:font-size="12pt" fo:language="en" fo:country="US" fo:font-weight="normal" style:font-size-asian="12pt" style:font-weight-asian="normal" style:font-size-complex="12pt" style:font-weight-complex="normal"/>
    </style:style>
    <style:style style:name="T72" style:family="text">
      <style:text-properties style:font-name="Times New Roman" fo:font-size="12pt" fo:language="en" fo:country="US" fo:font-weight="normal" officeooo:rsid="00e4e8ba" style:font-size-asian="12pt" style:font-weight-asian="normal" style:font-size-complex="12pt" style:font-weight-complex="normal"/>
    </style:style>
    <style:style style:name="T73" style:family="text">
      <style:text-properties style:font-name="Times New Roman" fo:font-size="12pt" fo:language="en" fo:country="US" fo:font-weight="normal" officeooo:rsid="01973de6" style:font-size-asian="12pt" style:font-weight-asian="normal" style:font-size-complex="12pt" style:font-weight-complex="normal"/>
    </style:style>
    <style:style style:name="T74" style:family="text">
      <style:text-properties style:font-name="Times New Roman" fo:font-size="12pt" fo:language="en" fo:country="US" fo:font-weight="normal" officeooo:rsid="0197ccef" style:font-size-asian="12pt" style:font-weight-asian="normal" style:font-size-complex="12pt" style:font-weight-complex="normal"/>
    </style:style>
    <style:style style:name="T75" style:family="text">
      <style:text-properties style:font-name="Times New Roman" fo:font-size="12pt" fo:language="en" fo:country="US" fo:font-weight="normal" officeooo:rsid="01997b1d" style:font-size-asian="12pt" style:font-weight-asian="normal" style:font-size-complex="12pt" style:font-weight-complex="normal"/>
    </style:style>
    <style:style style:name="T76" style:family="text">
      <style:text-properties style:font-name="Times New Roman" fo:font-size="12pt" fo:language="en" fo:country="US" fo:font-weight="normal" officeooo:rsid="019a6831" style:font-size-asian="12pt" style:font-weight-asian="normal" style:font-size-complex="12pt" style:font-weight-complex="normal"/>
    </style:style>
    <style:style style:name="T77" style:family="text">
      <style:text-properties style:font-name="Times New Roman" fo:font-size="12pt" fo:language="en" fo:country="US" fo:font-weight="normal" officeooo:rsid="019be969" style:font-size-asian="12pt" style:font-weight-asian="normal" style:font-size-complex="12pt" style:font-weight-complex="normal"/>
    </style:style>
    <style:style style:name="T78" style:family="text">
      <style:text-properties style:font-name="Times New Roman" fo:font-size="12pt" fo:language="en" fo:country="US" fo:font-weight="normal" officeooo:rsid="019d4d79" style:font-size-asian="12pt" style:font-weight-asian="normal" style:font-size-complex="12pt" style:font-weight-complex="normal"/>
    </style:style>
    <style:style style:name="T79" style:family="text">
      <style:text-properties style:font-name="Times New Roman" fo:font-size="12pt" fo:language="en" fo:country="US" fo:font-weight="normal" officeooo:rsid="019e4981" style:font-size-asian="12pt" style:font-weight-asian="normal" style:font-size-complex="12pt" style:font-weight-complex="normal"/>
    </style:style>
    <style:style style:name="T80" style:family="text">
      <style:text-properties style:font-name="Times New Roman" fo:font-size="12pt" fo:language="en" fo:country="US" fo:font-weight="normal" officeooo:rsid="019fabb0" style:font-size-asian="12pt" style:font-weight-asian="normal" style:font-size-complex="12pt" style:font-weight-complex="normal"/>
    </style:style>
    <style:style style:name="T81" style:family="text">
      <style:text-properties style:font-name="Times New Roman" fo:font-size="12pt" fo:language="en" fo:country="US" fo:font-weight="normal" officeooo:rsid="01b4e24e" style:font-size-asian="12pt" style:font-weight-asian="normal" style:font-size-complex="12pt" style:font-weight-complex="normal"/>
    </style:style>
    <style:style style:name="T82" style:family="text">
      <style:text-properties style:font-name="Times New Roman" fo:font-size="12pt" fo:language="en" fo:country="US" fo:font-weight="normal" officeooo:rsid="01b5e92f" style:font-size-asian="12pt" style:font-weight-asian="normal" style:font-size-complex="12pt" style:font-weight-complex="normal"/>
    </style:style>
    <style:style style:name="T83" style:family="text">
      <style:text-properties style:font-name="Times New Roman" fo:font-size="12pt" fo:language="en" fo:country="US" fo:font-weight="normal" officeooo:rsid="01b82453" style:font-size-asian="12pt" style:font-weight-asian="normal" style:font-size-complex="12pt" style:font-weight-complex="normal"/>
    </style:style>
    <style:style style:name="T84" style:family="text">
      <style:text-properties style:font-name="Times New Roman" fo:font-size="12pt" fo:language="en" fo:country="US" fo:font-weight="normal" officeooo:rsid="01bb7415" style:font-size-asian="12pt" style:font-weight-asian="normal" style:font-size-complex="12pt" style:font-weight-complex="normal"/>
    </style:style>
    <style:style style:name="T85" style:family="text">
      <style:text-properties style:font-name="Times New Roman" fo:font-size="12pt" fo:language="en" fo:country="US" fo:font-weight="normal" officeooo:rsid="01bbcc0a" style:font-size-asian="12pt" style:font-weight-asian="normal" style:font-size-complex="12pt" style:font-weight-complex="normal"/>
    </style:style>
    <style:style style:name="T86" style:family="text">
      <style:text-properties style:font-name="Times New Roman" fo:font-size="12pt" fo:language="en" fo:country="US" fo:font-weight="normal" fo:background-color="#ffffff" loext:char-shading-value="0" style:font-size-asian="12pt" style:font-weight-asian="normal" style:font-size-complex="12pt" style:font-weight-complex="normal"/>
    </style:style>
    <style:style style:name="T87" style:family="text">
      <style:text-properties style:font-name="Times New Roman" fo:font-size="12pt" fo:language="en" fo:country="US" fo:font-weight="normal" officeooo:rsid="00e4e8ba" fo:background-color="#ffffff" loext:char-shading-value="0" style:font-size-asian="12pt" style:font-weight-asian="normal" style:font-size-complex="12pt" style:font-weight-complex="normal"/>
    </style:style>
    <style:style style:name="T88" style:family="text">
      <style:text-properties style:font-name="Times New Roman" fo:font-size="12pt" fo:language="en" fo:country="US" officeooo:rsid="018b2636" style:font-size-asian="12pt" style:font-size-complex="12pt"/>
    </style:style>
    <style:style style:name="T89" style:family="text">
      <style:text-properties style:font-name="Times New Roman" fo:font-size="12pt" fo:language="en" fo:country="US" officeooo:rsid="018cb942" style:font-size-asian="12pt" style:font-size-complex="12pt"/>
    </style:style>
    <style:style style:name="T90" style:family="text">
      <style:text-properties style:font-name="Times New Roman" fo:font-size="12pt" fo:language="en" fo:country="US" officeooo:rsid="0192f2a7" style:font-size-asian="12pt" style:font-size-complex="12pt"/>
    </style:style>
    <style:style style:name="T91" style:family="text">
      <style:text-properties style:font-name="Times New Roman" fo:font-size="12pt" fo:language="en" fo:country="US" officeooo:rsid="01973de6" style:font-size-asian="12pt" style:font-size-complex="12pt"/>
    </style:style>
    <style:style style:name="T92" style:family="text">
      <style:text-properties style:font-name="Times New Roman" fo:font-size="12pt" fo:language="en" fo:country="US" fo:font-weight="bold" officeooo:rsid="0196732a" style:font-size-asian="12pt" style:font-weight-asian="bold" style:font-size-complex="12pt" style:font-weight-complex="bold"/>
    </style:style>
    <style:style style:name="T93" style:family="text">
      <style:text-properties style:font-name="Times New Roman" fo:font-size="12pt" fo:font-weight="normal" style:font-size-asian="12pt" style:font-weight-asian="normal" style:font-size-complex="12pt" style:font-weight-complex="normal"/>
    </style:style>
    <style:style style:name="T94" style:family="text">
      <style:text-properties style:font-name="Times New Roman" fo:font-size="12pt" style:font-size-asian="12pt" style:font-size-complex="12pt"/>
    </style:style>
    <style:style style:name="T95" style:family="text">
      <style:text-properties style:font-name="Times New Roman" fo:font-size="12pt" officeooo:rsid="0161d0f7" style:font-size-asian="12pt" style:font-size-complex="12pt"/>
    </style:style>
    <style:style style:name="T96" style:family="text">
      <style:text-properties style:font-name="Times New Roman" fo:font-size="12pt" officeooo:rsid="016f61d7" style:font-size-asian="10.5pt" style:font-size-complex="12pt"/>
    </style:style>
    <style:style style:name="T97" style:family="text">
      <style:text-properties style:font-name="Times New Roman" officeooo:rsid="00e6e4ec"/>
    </style:style>
    <style:style style:name="T98" style:family="text">
      <style:text-properties fo:color="#00000a" style:font-name="times new roman1" fo:font-size="12pt" fo:language="en" fo:country="US" fo:font-style="italic" fo:background-color="#ed1c24" loext:char-shading-value="0" style:font-size-asian="12pt" style:language-asian="pt" style:country-asian="BR" style:font-style-asian="italic" style:font-name-complex="Times New Roman" style:font-size-complex="12pt" style:font-style-complex="italic"/>
    </style:style>
    <style:style style:name="T99" style:family="text">
      <style:text-properties fo:color="#00000a" style:font-name="times new roman1" fo:font-size="12pt" fo:language="en" fo:country="US" fo:background-color="#ed1c24" loext:char-shading-value="0" style:font-size-asian="12pt" style:language-asian="pt" style:country-asian="BR" style:font-name-complex="Times New Roman" style:font-size-complex="12pt"/>
    </style:style>
    <style:style style:name="T100" style:family="text">
      <style:text-properties style:text-position="0% 100%"/>
    </style:style>
    <style:style style:name="T101" style:family="text">
      <style:text-properties style:text-position="0% 100%" fo:language="en" fo:country="US"/>
    </style:style>
    <style:style style:name="T102" style:family="text">
      <style:text-properties style:text-position="0% 100%" fo:language="en" fo:country="US" officeooo:rsid="0029d911"/>
    </style:style>
    <style:style style:name="T103" style:family="text">
      <style:text-properties style:text-position="0% 100%" fo:language="en" fo:country="US" officeooo:rsid="00802d19"/>
    </style:style>
    <style:style style:name="T104" style:family="text">
      <style:text-properties style:text-position="0% 100%" fo:language="en" fo:country="US" officeooo:rsid="01885ae4"/>
    </style:style>
    <style:style style:name="T105" style:family="text">
      <style:text-properties style:text-position="0% 100%" fo:language="en" fo:country="US" officeooo:rsid="01ae86a7"/>
    </style:style>
    <style:style style:name="T106" style:family="text">
      <style:text-properties style:text-position="0% 100%" fo:language="en" fo:country="US" fo:font-weight="normal" officeooo:rsid="00823346" style:font-weight-asian="normal" style:font-name-complex="serif" style:font-weight-complex="normal"/>
    </style:style>
    <style:style style:name="T107" style:family="text">
      <style:text-properties style:text-position="0% 100%" fo:language="en" fo:country="US" fo:font-weight="normal" officeooo:rsid="01a26bba" style:font-weight-asian="normal" style:font-name-complex="serif" style:font-weight-complex="normal"/>
    </style:style>
    <style:style style:name="T108" style:family="text">
      <style:text-properties style:text-position="0% 100%" fo:language="en" fo:country="US" fo:font-weight="normal" officeooo:rsid="01a2e68e" style:font-weight-asian="normal" style:font-name-complex="serif" style:font-weight-complex="normal"/>
    </style:style>
    <style:style style:name="T109" style:family="text">
      <style:text-properties style:text-position="0% 100%" fo:language="en" fo:country="US" fo:font-weight="normal" officeooo:rsid="01bc91db" style:font-weight-asian="normal" style:font-name-complex="serif" style:font-weight-complex="normal"/>
    </style:style>
    <style:style style:name="T110" style:family="text">
      <style:text-properties style:text-position="0% 100%" fo:language="en" fo:country="US" fo:font-weight="normal" officeooo:rsid="006d5b03" style:font-weight-asian="normal" style:font-name-complex="serif" style:font-weight-complex="normal"/>
    </style:style>
    <style:style style:name="T111" style:family="text">
      <style:text-properties style:text-position="0% 100%" fo:language="en" fo:country="US" fo:font-weight="normal" officeooo:rsid="01bd59f3" style:font-weight-asian="normal" style:font-name-complex="serif" style:font-weight-complex="normal"/>
    </style:style>
    <style:style style:name="T112" style:family="text">
      <style:text-properties style:text-position="0% 100%" officeooo:rsid="00197485"/>
    </style:style>
    <style:style style:name="T113" style:family="text">
      <style:text-properties style:text-position="0% 100%" officeooo:rsid="00272633"/>
    </style:style>
    <style:style style:name="T114" style:family="text">
      <style:text-properties style:text-position="0% 100%" officeooo:rsid="00274625"/>
    </style:style>
    <style:style style:name="T115" style:family="text">
      <style:text-properties style:text-position="0% 100%" fo:background-color="#f58220" loext:char-shading-value="0"/>
    </style:style>
    <style:style style:name="T116" style:family="text">
      <style:text-properties style:text-position="0% 100%" fo:font-style="normal" fo:font-weight="normal" officeooo:rsid="0151c74e" style:font-style-asian="normal" style:font-weight-asian="normal" style:font-style-complex="normal" style:font-weight-complex="normal"/>
    </style:style>
    <style:style style:name="T117" style:family="text">
      <style:text-properties style:text-position="0% 100%" style:font-name="times new roman" fo:font-size="12pt" fo:language="en" fo:country="US" fo:font-weight="normal" style:font-size-asian="12pt" style:font-weight-asian="normal" style:font-size-complex="12pt" style:font-weight-complex="normal"/>
    </style:style>
    <style:style style:name="T118"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119" style:family="text">
      <style:text-properties style:text-position="0% 100%" style:font-name="times new roman" fo:font-size="12pt" fo:font-style="normal" fo:font-weight="normal" officeooo:rsid="0016d25f" style:font-size-asian="12pt" style:font-style-asian="normal" style:font-weight-asian="normal" style:font-size-complex="12pt" style:font-style-complex="normal" style:font-weight-complex="normal"/>
    </style:style>
    <style:style style:name="T120" style:family="text">
      <style:text-properties style:text-position="0% 100%" style:font-name="times new roman" fo:font-size="12pt" fo:font-style="normal" fo:font-weight="normal" officeooo:rsid="011f55b1" style:font-size-asian="12pt" style:font-style-asian="normal" style:font-weight-asian="normal" style:font-size-complex="12pt" style:font-style-complex="normal" style:font-weight-complex="normal"/>
    </style:style>
    <style:style style:name="T121" style:family="text">
      <style:text-properties style:text-position="0% 100%" style:font-name="times new roman" fo:font-size="12pt" fo:font-style="normal" fo:font-weight="normal" officeooo:rsid="012b19ba" style:font-size-asian="12pt" style:font-style-asian="normal" style:font-weight-asian="normal" style:font-size-complex="12pt" style:font-style-complex="normal" style:font-weight-complex="normal"/>
    </style:style>
    <style:style style:name="T122" style:family="text">
      <style:text-properties style:text-position="0% 100%" style:font-name="times new roman" fo:font-size="12pt" fo:font-style="normal" fo:font-weight="normal" officeooo:rsid="012d0049" style:font-size-asian="12pt" style:font-style-asian="normal" style:font-weight-asian="normal" style:font-size-complex="12pt" style:font-style-complex="normal" style:font-weight-complex="normal"/>
    </style:style>
    <style:style style:name="T123" style:family="text">
      <style:text-properties style:text-position="0% 100%" style:font-name="times new roman" fo:font-size="12pt" fo:font-style="italic" fo:font-weight="normal" style:font-size-asian="12pt" style:font-style-asian="italic" style:font-weight-asian="normal" style:font-size-complex="12pt" style:font-style-complex="italic" style:font-weight-complex="normal"/>
    </style:style>
    <style:style style:name="T124" style:family="text">
      <style:text-properties style:text-position="0% 100%" style:font-name="times new roman" fo:font-size="12pt" fo:font-weight="normal" officeooo:rsid="0118c670" style:font-size-asian="12pt" style:font-weight-asian="normal" style:font-size-complex="12pt" style:font-weight-complex="normal"/>
    </style:style>
    <style:style style:name="T125" style:family="text">
      <style:text-properties style:text-position="0% 100%" style:font-name="times new roman" fo:font-weight="normal" style:font-weight-asian="normal" style:font-weight-complex="normal"/>
    </style:style>
    <style:style style:name="T126" style:family="text">
      <style:text-properties style:text-position="0% 100%" style:font-name="times new roman" fo:font-weight="normal" fo:background-color="transparent" loext:char-shading-value="0" style:font-weight-asian="normal" style:font-weight-complex="normal"/>
    </style:style>
    <style:style style:name="T127" style:family="text">
      <style:text-properties style:text-position="0% 100%" officeooo:rsid="0111c915"/>
    </style:style>
    <style:style style:name="T128" style:family="text">
      <style:text-properties style:text-position="0% 100%" officeooo:rsid="0115f8b6"/>
    </style:style>
    <style:style style:name="T129" style:family="text">
      <style:text-properties style:text-position="0% 100%" officeooo:rsid="013da23d"/>
    </style:style>
    <style:style style:name="T130" style:family="text">
      <style:text-properties style:text-position="0% 100%" officeooo:rsid="013fe569"/>
    </style:style>
    <style:style style:name="T131" style:family="text">
      <style:text-properties style:text-position="0% 100%" officeooo:rsid="01412c0d"/>
    </style:style>
    <style:style style:name="T132" style:family="text">
      <style:text-properties style:text-position="0% 100%" officeooo:rsid="0143fcad"/>
    </style:style>
    <style:style style:name="T133" style:family="text">
      <style:text-properties style:text-position="0% 100%" officeooo:rsid="01453c81"/>
    </style:style>
    <style:style style:name="T134" style:family="text">
      <style:text-properties style:text-position="0% 100%" officeooo:rsid="0145bd53"/>
    </style:style>
    <style:style style:name="T135" style:family="text">
      <style:text-properties style:text-position="0% 100%" officeooo:rsid="01472de6"/>
    </style:style>
    <style:style style:name="T136" style:family="text">
      <style:text-properties style:text-position="0% 100%" officeooo:rsid="01844743"/>
    </style:style>
    <style:style style:name="T137" style:family="text">
      <style:text-properties style:text-position="0% 100%" officeooo:rsid="00479c89"/>
    </style:style>
    <style:style style:name="T138" style:family="text">
      <style:text-properties style:text-position="0% 100%" style:font-name="Times New Roman" fo:font-size="12pt" fo:language="en" fo:country="US" officeooo:rsid="018b2636" style:font-size-asian="12pt" style:font-size-complex="12pt"/>
    </style:style>
    <style:style style:name="T139" style:family="text">
      <style:text-properties style:text-position="0% 100%" style:font-name="Times New Roman" fo:font-size="12pt" fo:language="en" fo:country="US" fo:font-weight="normal" officeooo:rsid="01973de6" style:font-size-asian="12pt" style:font-weight-asian="normal" style:font-size-complex="12pt" style:font-weight-complex="normal"/>
    </style:style>
    <style:style style:name="T140" style:family="text">
      <style:text-properties style:text-position="0% 100%" style:font-name="Times New Roman" fo:font-size="12pt" fo:language="en" fo:country="US" fo:font-weight="normal" officeooo:rsid="019a6831" style:font-size-asian="12pt" style:font-weight-asian="normal" style:font-size-complex="12pt" style:font-weight-complex="normal"/>
    </style:style>
    <style:style style:name="T141" style:family="text">
      <style:text-properties style:text-position="0% 100%" style:font-name="Times New Roman" fo:font-size="12pt" fo:language="en" fo:country="US" fo:font-weight="normal" officeooo:rsid="019be969" style:font-size-asian="12pt" style:font-weight-asian="normal" style:font-size-complex="12pt" style:font-weight-complex="normal"/>
    </style:style>
    <style:style style:name="T142" style:family="text">
      <style:text-properties style:text-position="0% 100%" style:font-name="Times New Roman" fo:font-size="12pt" fo:language="en" fo:country="US" fo:font-weight="normal" officeooo:rsid="01997b1d" style:font-size-asian="12pt" style:font-weight-asian="normal" style:font-size-complex="12pt" style:font-weight-complex="normal"/>
    </style:style>
    <style:style style:name="T143" style:family="text">
      <style:text-properties style:text-position="0% 100%" style:font-name="Times New Roman" fo:font-size="12pt" fo:language="en" fo:country="US" fo:font-weight="normal" officeooo:rsid="01b4e24e" style:font-size-asian="12pt" style:font-weight-asian="normal" style:font-size-complex="12pt" style:font-weight-complex="normal"/>
    </style:style>
    <style:style style:name="T144" style:family="text">
      <style:text-properties style:text-position="0% 100%" style:font-name="times new roman1" fo:font-size="12pt" fo:language="en" fo:country="US" officeooo:rsid="0192f2a7" style:font-size-asian="12pt" style:font-size-complex="12pt"/>
    </style:style>
    <style:style style:name="T145" style:family="text">
      <style:text-properties style:text-position="0% 100%" style:font-name="times new roman1" fo:font-size="12pt" fo:language="en" fo:country="US" officeooo:rsid="018acef5" style:font-size-asian="12pt" style:font-size-complex="12pt"/>
    </style:style>
    <style:style style:name="T146" style:family="text">
      <style:text-properties style:text-position="0% 100%" style:font-name="times new roman1" fo:font-size="12pt" fo:language="en" fo:country="US" fo:font-weight="normal" officeooo:rsid="0197ccef" style:font-size-asian="12pt" style:font-weight-asian="normal" style:font-name-complex="serif" style:font-size-complex="12pt" style:font-weight-complex="normal"/>
    </style:style>
    <style:style style:name="T147" style:family="text">
      <style:text-properties style:text-position="0% 100%" style:font-name="times new roman1" fo:font-size="12pt" fo:language="en" fo:country="US" fo:font-weight="normal" officeooo:rsid="006dfa44" style:font-size-asian="12pt" style:font-weight-asian="normal" style:font-name-complex="serif" style:font-size-complex="12pt" style:font-weight-complex="normal"/>
    </style:style>
    <style:style style:name="T148" style:family="text">
      <style:text-properties style:text-position="0% 100%" style:font-name="times new roman1" fo:font-size="12pt" fo:language="en" fo:country="US" fo:font-weight="normal" officeooo:rsid="019e4981" style:font-size-asian="12pt" style:font-weight-asian="normal" style:font-name-complex="serif" style:font-size-complex="12pt" style:font-weight-complex="normal"/>
    </style:style>
    <style:style style:name="T149" style:family="text">
      <style:text-properties style:text-position="0% 100%" style:font-name="times new roman1" fo:font-size="12pt" fo:language="en" fo:country="US" fo:font-weight="normal" officeooo:rsid="019e908f" style:font-size-asian="12pt" style:font-weight-asian="normal" style:font-name-complex="serif" style:font-size-complex="12pt" style:font-weight-complex="normal"/>
    </style:style>
    <style:style style:name="T150" style:family="text">
      <style:text-properties style:text-position="0% 100%" style:font-name="times new roman1" fo:font-size="12pt" fo:language="en" fo:country="US" fo:font-weight="normal" officeooo:rsid="019f6b6a" style:font-size-asian="12pt" style:font-weight-asian="normal" style:font-name-complex="serif" style:font-size-complex="12pt" style:font-weight-complex="normal"/>
    </style:style>
    <style:style style:name="T151" style:family="text">
      <style:text-properties style:text-position="0% 100%" style:font-name="times new roman1" fo:font-size="12pt" fo:language="en" fo:country="US" fo:font-weight="normal" officeooo:rsid="00755c0b" style:font-size-asian="12pt" style:font-weight-asian="normal" style:font-name-complex="serif" style:font-size-complex="12pt" style:font-weight-complex="normal"/>
    </style:style>
    <style:style style:name="T152" style:family="text">
      <style:text-properties style:text-position="0% 100%" style:font-name="times new roman1" fo:font-size="12pt" officeooo:rsid="01da591f" style:font-size-asian="12pt" style:font-size-complex="12pt" text:display="true"/>
    </style:style>
    <style:style style:name="T153" style:family="text">
      <style:text-properties style:text-position="0% 100%" officeooo:rsid="00162ce8"/>
    </style:style>
    <style:style style:name="T154" style:family="text">
      <style:text-properties style:text-position="0% 100%" officeooo:rsid="0046219c"/>
    </style:style>
    <style:style style:name="T155" style:family="text">
      <style:text-properties style:text-position="0% 100%" officeooo:rsid="01ad974e"/>
    </style:style>
    <style:style style:name="T156" style:family="text">
      <style:text-properties style:text-position="0% 100%" fo:font-weight="normal" fo:background-color="transparent" loext:char-shading-value="0" style:font-weight-asian="normal" style:font-weight-complex="normal"/>
    </style:style>
    <style:style style:name="T157" style:family="text">
      <style:text-properties style:text-position="0% 100%" fo:font-weight="normal" officeooo:rsid="00bab7df" style:font-weight-asian="normal" style:font-weight-complex="normal"/>
    </style:style>
    <style:style style:name="T158" style:family="text">
      <style:text-properties style:text-position="0% 100%" officeooo:rsid="02180b96"/>
    </style:style>
    <style:style style:name="T159" style:family="text">
      <style:text-properties style:text-position="0% 100%" officeooo:rsid="02194517"/>
    </style:style>
    <style:style style:name="T160" style:family="text">
      <style:text-properties style:text-position="0% 100%" officeooo:rsid="02352e0e"/>
    </style:style>
    <style:style style:name="T161" style:family="text">
      <style:text-properties officeooo:rsid="00162ce8"/>
    </style:style>
    <style:style style:name="T162" style:family="text">
      <style:text-properties officeooo:rsid="00197485"/>
    </style:style>
    <style:style style:name="T163" style:family="text">
      <style:text-properties officeooo:rsid="001b0bdf"/>
    </style:style>
    <style:style style:name="T164" style:family="text">
      <style:text-properties officeooo:rsid="0035e5ff"/>
    </style:style>
    <style:style style:name="T165" style:family="text">
      <style:text-properties officeooo:rsid="004312a1"/>
    </style:style>
    <style:style style:name="T166" style:family="text">
      <style:text-properties style:font-name="times new roman1" fo:font-size="12pt" fo:language="en" fo:country="US" style:font-size-asian="12pt" style:font-name-complex="Times New Roman" style:font-size-complex="12pt"/>
    </style:style>
    <style:style style:name="T167" style:family="text">
      <style:text-properties style:font-name="times new roman1" fo:font-size="12pt" fo:language="en" fo:country="US" officeooo:rsid="0088a359" style:font-size-asian="12pt" style:font-size-complex="12pt"/>
    </style:style>
    <style:style style:name="T168" style:family="text">
      <style:text-properties style:font-name="times new roman1" fo:font-size="12pt" fo:language="en" fo:country="US" officeooo:rsid="0162b670" style:font-size-asian="12pt" style:font-size-complex="12pt"/>
    </style:style>
    <style:style style:name="T169" style:family="text">
      <style:text-properties style:font-name="times new roman1" fo:font-size="12pt" fo:language="en" fo:country="US" officeooo:rsid="0189ec2a" style:font-size-asian="12pt" style:font-size-complex="12pt"/>
    </style:style>
    <style:style style:name="T170" style:family="text">
      <style:text-properties style:font-name="times new roman1" fo:font-size="12pt" fo:language="en" fo:country="US" officeooo:rsid="018acef5" style:font-size-asian="12pt" style:font-size-complex="12pt"/>
    </style:style>
    <style:style style:name="T171" style:family="text">
      <style:text-properties style:font-name="times new roman1" fo:font-size="12pt" fo:language="en" fo:country="US" officeooo:rsid="018b2636" style:font-size-asian="12pt" style:font-size-complex="12pt"/>
    </style:style>
    <style:style style:name="T172" style:family="text">
      <style:text-properties style:font-name="times new roman1" fo:font-size="12pt" fo:language="en" fo:country="US" officeooo:rsid="0192f2a7" style:font-size-asian="12pt" style:font-size-complex="12pt"/>
    </style:style>
    <style:style style:name="T173" style:family="text">
      <style:text-properties style:font-name="times new roman1" fo:font-size="12pt" fo:language="en" fo:country="US" officeooo:rsid="01885ae4" style:font-size-asian="12pt" style:font-size-complex="12pt"/>
    </style:style>
    <style:style style:name="T174" style:family="text">
      <style:text-properties style:font-name="times new roman1" fo:font-size="12pt" fo:language="en" fo:country="US" style:text-underline-style="solid" style:text-underline-width="auto" style:text-underline-color="font-color" fo:background-color="transparent" loext:char-shading-value="0" style:font-size-asian="12pt" style:font-name-complex="Times New Roman" style:font-size-complex="12pt"/>
    </style:style>
    <style:style style:name="T175" style:family="text">
      <style:text-properties style:font-name="times new roman1" fo:font-size="12pt" fo:language="en" fo:country="US" fo:background-color="transparent" loext:char-shading-value="0" style:font-size-asian="12pt" style:font-name-complex="Times New Roman" style:font-size-complex="12pt"/>
    </style:style>
    <style:style style:name="T176" style:family="text">
      <style:text-properties style:font-name="times new roman1" fo:font-size="12pt" fo:language="en" fo:country="US" fo:font-style="normal" fo:font-weight="normal" officeooo:rsid="00c5302e" style:font-size-asian="12pt" style:font-style-asian="normal" style:font-weight-asian="normal" style:font-size-complex="12pt" style:font-style-complex="normal" style:font-weight-complex="normal"/>
    </style:style>
    <style:style style:name="T177" style:family="text">
      <style:text-properties style:font-name="times new roman1" fo:font-size="12pt" fo:language="en" fo:country="US" fo:font-style="italic" style:font-size-asian="12pt" style:font-style-asian="italic" style:font-size-complex="12pt" style:font-style-complex="italic"/>
    </style:style>
    <style:style style:name="T178" style:family="text">
      <style:text-properties style:font-name="times new roman1" fo:font-size="12pt" fo:language="en" fo:country="US" fo:font-style="italic" officeooo:rsid="00e49b90" style:font-size-asian="12pt" style:font-style-asian="italic" style:font-size-complex="12pt" style:font-style-complex="italic"/>
    </style:style>
    <style:style style:name="T179" style:family="text">
      <style:text-properties style:font-name="times new roman1" fo:font-size="12pt" fo:language="en" fo:country="US" fo:font-style="italic" officeooo:rsid="0132f4fa" style:font-size-asian="12pt" style:font-style-asian="italic" style:font-size-complex="12pt" style:font-style-complex="italic"/>
    </style:style>
    <style:style style:name="T180" style:family="text">
      <style:text-properties style:font-name="times new roman1" fo:font-size="12pt" fo:language="en" fo:country="US" fo:font-weight="normal" officeooo:rsid="0162b670" style:font-size-asian="12pt" style:font-weight-asian="normal" style:font-size-complex="12pt" style:font-weight-complex="normal"/>
    </style:style>
    <style:style style:name="T181" style:family="text">
      <style:text-properties style:font-name="times new roman1" fo:font-size="12pt" fo:language="en" fo:country="US" fo:font-weight="normal" officeooo:rsid="01685b22" style:font-size-asian="12pt" style:font-weight-asian="normal" style:font-size-complex="12pt" style:font-weight-complex="normal"/>
    </style:style>
    <style:style style:name="T182" style:family="text">
      <style:text-properties style:font-name="times new roman1" fo:font-size="12pt" fo:language="en" fo:country="US" fo:font-weight="normal" officeooo:rsid="016a3ddb" style:font-size-asian="12pt" style:font-weight-asian="normal" style:font-size-complex="12pt" style:font-weight-complex="normal"/>
    </style:style>
    <style:style style:name="T183" style:family="text">
      <style:text-properties style:font-name="times new roman1" fo:font-size="12pt" fo:language="en" fo:country="US" fo:font-weight="normal" officeooo:rsid="016aee8b" style:font-size-asian="12pt" style:font-weight-asian="normal" style:font-size-complex="12pt" style:font-weight-complex="normal"/>
    </style:style>
    <style:style style:name="T184" style:family="text">
      <style:text-properties style:font-name="times new roman1" fo:font-size="12pt" fo:language="en" fo:country="US" fo:font-weight="normal" officeooo:rsid="0170419a" style:font-size-asian="12pt" style:font-weight-asian="normal" style:font-size-complex="12pt" style:font-weight-complex="normal"/>
    </style:style>
    <style:style style:name="T185" style:family="text">
      <style:text-properties style:font-name="times new roman1" fo:font-size="12pt" style:font-size-asian="12pt" style:font-size-complex="12pt"/>
    </style:style>
    <style:style style:name="T186" style:family="text">
      <style:text-properties style:font-name="times new roman1" fo:font-size="12pt" style:font-size-asian="12pt" style:font-size-complex="12pt" text:display="true"/>
    </style:style>
    <style:style style:name="T187" style:family="text">
      <style:text-properties style:font-name="times new roman1" fo:font-size="12pt" officeooo:rsid="01d9a908" style:font-size-asian="12pt" style:font-size-complex="12pt" text:display="true"/>
    </style:style>
    <style:style style:name="T188" style:family="text">
      <style:text-properties style:font-name="times new roman1" fo:font-size="12pt" officeooo:rsid="01da591f" style:font-size-asian="12pt" style:font-size-complex="12pt" text:display="true"/>
    </style:style>
    <style:style style:name="T189" style:family="text">
      <style:text-properties style:font-name="times new roman1" fo:font-size="12pt" officeooo:rsid="0160b20c" style:font-size-asian="12pt" style:font-size-complex="12pt"/>
    </style:style>
    <style:style style:name="T190" style:family="text">
      <style:text-properties style:font-name="times new roman1" fo:font-size="12pt" fo:font-style="normal" fo:background-color="transparent" loext:char-shading-value="0" style:font-size-asian="12pt" style:font-style-asian="normal" style:font-size-complex="12pt" style:font-style-complex="normal"/>
    </style:style>
    <style:style style:name="T191" style:family="text">
      <style:text-properties style:font-name="times new roman1" fo:font-size="12pt" fo:font-style="normal" officeooo:rsid="008f25f9" fo:background-color="transparent" loext:char-shading-value="0" style:font-size-asian="12pt" style:font-style-asian="normal" style:font-size-complex="12pt" style:font-style-complex="normal"/>
    </style:style>
    <style:style style:name="T192" style:family="text">
      <style:text-properties style:font-name="times new roman1" fo:font-size="12pt" fo:font-style="normal" officeooo:rsid="009b166b" fo:background-color="transparent" loext:char-shading-value="0" style:font-size-asian="12pt" style:font-style-asian="normal" style:font-size-complex="12pt" style:font-style-complex="normal"/>
    </style:style>
    <style:style style:name="T193" style:family="text">
      <style:text-properties style:font-name="times new roman1" fo:font-size="12pt" fo:font-style="normal" officeooo:rsid="008f43d2" fo:background-color="transparent" loext:char-shading-value="0" style:font-size-asian="12pt" style:font-style-asian="normal" style:font-size-complex="12pt" style:font-style-complex="normal"/>
    </style:style>
    <style:style style:name="T194" style:family="text">
      <style:text-properties style:font-name="times new roman1" fo:font-size="12pt" fo:font-style="normal" officeooo:rsid="009baabe" fo:background-color="transparent" loext:char-shading-value="0" style:font-size-asian="12pt" style:font-style-asian="normal" style:font-size-complex="12pt" style:font-style-complex="normal"/>
    </style:style>
    <style:style style:name="T195" style:family="text">
      <style:text-properties style:font-name="times new roman1" fo:font-size="12pt" fo:font-style="normal" officeooo:rsid="009ce970" fo:background-color="transparent" loext:char-shading-value="0" style:font-size-asian="12pt" style:font-style-asian="normal" style:font-size-complex="12pt" style:font-style-complex="normal"/>
    </style:style>
    <style:style style:name="T196" style:family="text">
      <style:text-properties style:font-name="times new roman1" fo:font-size="12pt" fo:font-style="normal" officeooo:rsid="00a0db1a" fo:background-color="transparent" loext:char-shading-value="0" style:font-size-asian="12pt" style:font-style-asian="normal" style:font-size-complex="12pt" style:font-style-complex="normal"/>
    </style:style>
    <style:style style:name="T197" style:family="text">
      <style:text-properties style:font-name="times new roman1" fo:font-size="12pt" fo:font-style="normal" officeooo:rsid="00a2c43a" fo:background-color="transparent" loext:char-shading-value="0" style:font-size-asian="12pt" style:font-style-asian="normal" style:font-size-complex="12pt" style:font-style-complex="normal"/>
    </style:style>
    <style:style style:name="T198" style:family="text">
      <style:text-properties style:font-name="times new roman1" fo:font-size="12pt" fo:font-style="normal" officeooo:rsid="00a35125" fo:background-color="transparent" loext:char-shading-value="0" style:font-size-asian="12pt" style:font-style-asian="normal" style:font-size-complex="12pt" style:font-style-complex="normal"/>
    </style:style>
    <style:style style:name="T199" style:family="text">
      <style:text-properties style:font-name-complex="Times New Roman"/>
    </style:style>
    <style:style style:name="T200" style:family="text">
      <style:text-properties officeooo:rsid="0044f3c8" style:font-name-complex="Times New Roman"/>
    </style:style>
    <style:style style:name="T201" style:family="text">
      <style:text-properties officeooo:rsid="0233e6ae" style:font-name-complex="Times New Roman"/>
    </style:style>
    <style:style style:name="T202" style:family="text">
      <style:text-properties officeooo:rsid="02352e0e" style:font-name-complex="Times New Roman"/>
    </style:style>
    <style:style style:name="T203" style:family="text">
      <style:text-properties officeooo:rsid="0046219c"/>
    </style:style>
    <style:style style:name="T204" style:family="text">
      <style:text-properties officeooo:rsid="00479c89"/>
    </style:style>
    <style:style style:name="T205" style:family="text">
      <style:text-properties officeooo:rsid="004e383e"/>
    </style:style>
    <style:style style:name="T206" style:family="text">
      <style:text-properties officeooo:rsid="005b7ec6"/>
    </style:style>
    <style:style style:name="T207" style:family="text">
      <style:text-properties fo:font-weight="normal" style:font-weight-asian="normal" style:font-weight-complex="normal"/>
    </style:style>
    <style:style style:name="T208" style:family="text">
      <style:text-properties fo:font-weight="normal" officeooo:rsid="0088a359" style:font-weight-asian="normal" style:font-weight-complex="normal"/>
    </style:style>
    <style:style style:name="T209" style:family="text">
      <style:text-properties fo:font-weight="normal" officeooo:rsid="00b97271" style:font-weight-asian="normal" style:font-weight-complex="normal"/>
    </style:style>
    <style:style style:name="T210" style:family="text">
      <style:text-properties fo:font-weight="normal" officeooo:rsid="00bab7df" style:font-weight-asian="normal" style:font-weight-complex="normal"/>
    </style:style>
    <style:style style:name="T211" style:family="text">
      <style:text-properties fo:font-weight="normal" officeooo:rsid="010de778" style:font-weight-asian="normal" style:font-weight-complex="normal"/>
    </style:style>
    <style:style style:name="T212" style:family="text">
      <style:text-properties fo:font-weight="normal" officeooo:rsid="015455ff" style:font-weight-asian="normal" style:font-weight-complex="normal"/>
    </style:style>
    <style:style style:name="T213" style:family="text">
      <style:text-properties fo:font-weight="normal" officeooo:rsid="01d46f4e" style:font-weight-asian="normal" style:font-weight-complex="normal"/>
    </style:style>
    <style:style style:name="T214" style:family="text">
      <style:text-properties fo:font-weight="normal" fo:background-color="#ef413d" loext:char-shading-value="0" style:font-weight-asian="normal" style:font-weight-complex="normal"/>
    </style:style>
    <style:style style:name="T215" style:family="text">
      <style:text-properties fo:font-weight="normal" fo:background-color="transparent" loext:char-shading-value="0" style:font-weight-asian="normal" style:font-weight-complex="normal"/>
    </style:style>
    <style:style style:name="T216" style:family="text">
      <style:text-properties fo:font-weight="normal" officeooo:rsid="018de1f9" fo:background-color="transparent" loext:char-shading-value="0" style:font-weight-asian="normal" style:font-weight-complex="normal"/>
    </style:style>
    <style:style style:name="T217" style:family="text">
      <style:text-properties fo:font-weight="normal" officeooo:rsid="01d0f4df" fo:background-color="transparent" loext:char-shading-value="0" style:font-weight-asian="normal" style:font-weight-complex="normal"/>
    </style:style>
    <style:style style:name="T218" style:family="text">
      <style:text-properties fo:font-weight="normal" officeooo:rsid="01d128f0" fo:background-color="transparent" loext:char-shading-value="0" style:font-weight-asian="normal" style:font-weight-complex="normal"/>
    </style:style>
    <style:style style:name="T219" style:family="text">
      <style:text-properties officeooo:rsid="006baae2"/>
    </style:style>
    <style:style style:name="T220" style:family="text">
      <style:text-properties fo:background-color="#f58220" loext:char-shading-value="0"/>
    </style:style>
    <style:style style:name="T221" style:family="text">
      <style:text-properties officeooo:rsid="0079205d"/>
    </style:style>
    <style:style style:name="T222" style:family="text">
      <style:text-properties officeooo:rsid="007fb71a"/>
    </style:style>
    <style:style style:name="T223" style:family="text">
      <style:text-properties officeooo:rsid="00800ad7"/>
    </style:style>
    <style:style style:name="T224" style:family="text">
      <style:text-properties officeooo:rsid="0088a359"/>
    </style:style>
    <style:style style:name="T225" style:family="text">
      <style:text-properties fo:font-style="italic" style:font-style-asian="italic" style:font-style-complex="italic"/>
    </style:style>
    <style:style style:name="T226" style:family="text">
      <style:text-properties fo:font-style="italic" officeooo:rsid="0088a359" style:font-style-asian="italic" style:font-style-complex="italic"/>
    </style:style>
    <style:style style:name="T227" style:family="text">
      <style:text-properties fo:font-style="italic" officeooo:rsid="0089073a" style:font-style-asian="italic" style:font-style-complex="italic"/>
    </style:style>
    <style:style style:name="T228" style:family="text">
      <style:text-properties fo:font-style="italic" officeooo:rsid="00e49b90" style:font-style-asian="italic" style:font-style-complex="italic"/>
    </style:style>
    <style:style style:name="T229" style:family="text">
      <style:text-properties fo:font-style="italic" officeooo:rsid="0100e8cc" style:font-style-asian="italic" style:font-style-complex="italic"/>
    </style:style>
    <style:style style:name="T230" style:family="text">
      <style:text-properties fo:font-style="italic" officeooo:rsid="0108efa1" style:font-style-asian="italic" style:font-style-complex="italic"/>
    </style:style>
    <style:style style:name="T231" style:family="text">
      <style:text-properties fo:font-style="italic" officeooo:rsid="0111c915" style:font-style-asian="italic" style:font-style-complex="italic"/>
    </style:style>
    <style:style style:name="T232" style:family="text">
      <style:text-properties fo:font-style="italic" officeooo:rsid="0132f4fa" style:font-style-asian="italic" style:font-style-complex="italic"/>
    </style:style>
    <style:style style:name="T233" style:family="text">
      <style:text-properties fo:font-style="italic" officeooo:rsid="0135b6f5" style:font-style-asian="italic" style:font-style-complex="italic"/>
    </style:style>
    <style:style style:name="T234" style:family="text">
      <style:text-properties fo:font-style="italic" officeooo:rsid="01371e40" style:font-style-asian="italic" style:font-style-complex="italic"/>
    </style:style>
    <style:style style:name="T235" style:family="text">
      <style:text-properties fo:font-style="italic" officeooo:rsid="01448fc8" style:font-style-asian="italic" style:font-style-complex="italic"/>
    </style:style>
    <style:style style:name="T236" style:family="text">
      <style:text-properties fo:font-style="italic" style:font-style-asian="italic" style:font-style-complex="italic" style:font-weight-complex="normal"/>
    </style:style>
    <style:style style:name="T237" style:family="text">
      <style:text-properties fo:font-style="italic" officeooo:rsid="01d0f4df" style:font-style-asian="italic" style:font-style-complex="italic"/>
    </style:style>
    <style:style style:name="T238" style:family="text">
      <style:text-properties fo:font-style="italic" fo:font-weight="normal" officeooo:rsid="0089073a" style:font-style-asian="italic" style:font-weight-asian="normal" style:font-style-complex="italic" style:font-weight-complex="normal"/>
    </style:style>
    <style:style style:name="T239" style:family="text">
      <style:text-properties officeooo:rsid="0089073a"/>
    </style:style>
    <style:style style:name="T240" style:family="text">
      <style:text-properties fo:font-style="normal" style:font-style-asian="normal" style:font-style-complex="normal"/>
    </style:style>
    <style:style style:name="T241" style:family="text">
      <style:text-properties fo:font-style="normal" officeooo:rsid="008b93af" style:font-style-asian="normal" style:font-style-complex="normal"/>
    </style:style>
    <style:style style:name="T242" style:family="text">
      <style:text-properties fo:font-style="normal" officeooo:rsid="008cd555" style:font-style-asian="normal" style:font-style-complex="normal"/>
    </style:style>
    <style:style style:name="T243" style:family="text">
      <style:text-properties fo:font-style="normal" officeooo:rsid="00971315" style:font-style-asian="normal" style:font-style-complex="normal"/>
    </style:style>
    <style:style style:name="T244" style:family="text">
      <style:text-properties fo:font-style="normal" officeooo:rsid="00a76000" style:font-style-asian="normal" style:font-style-complex="normal"/>
    </style:style>
    <style:style style:name="T245" style:family="text">
      <style:text-properties fo:font-style="normal" officeooo:rsid="00af42e3" style:font-style-asian="normal" style:font-style-complex="normal"/>
    </style:style>
    <style:style style:name="T246" style:family="text">
      <style:text-properties fo:font-style="normal" officeooo:rsid="00b02cd9" style:font-style-asian="normal" style:font-style-complex="normal"/>
    </style:style>
    <style:style style:name="T247" style:family="text">
      <style:text-properties fo:font-style="normal" officeooo:rsid="00b1f146" style:font-style-asian="normal" style:font-style-complex="normal"/>
    </style:style>
    <style:style style:name="T248" style:family="text">
      <style:text-properties fo:font-style="normal" officeooo:rsid="00b2e293" style:font-style-asian="normal" style:font-style-complex="normal"/>
    </style:style>
    <style:style style:name="T249" style:family="text">
      <style:text-properties fo:font-style="normal" officeooo:rsid="00b2e3a5" style:font-style-asian="normal" style:font-style-complex="normal"/>
    </style:style>
    <style:style style:name="T250" style:family="text">
      <style:text-properties fo:font-style="normal" officeooo:rsid="00b410f4" style:font-style-asian="normal" style:font-style-complex="normal"/>
    </style:style>
    <style:style style:name="T251" style:family="text">
      <style:text-properties fo:font-style="normal" officeooo:rsid="00b51405" style:font-style-asian="normal" style:font-style-complex="normal"/>
    </style:style>
    <style:style style:name="T252" style:family="text">
      <style:text-properties fo:font-style="normal" officeooo:rsid="00b6e482" style:font-style-asian="normal" style:font-style-complex="normal"/>
    </style:style>
    <style:style style:name="T253" style:family="text">
      <style:text-properties fo:font-style="normal" officeooo:rsid="00b7808e" style:font-style-asian="normal" style:font-style-complex="normal"/>
    </style:style>
    <style:style style:name="T254" style:family="text">
      <style:text-properties fo:font-style="normal" officeooo:rsid="00b77b1e" style:font-style-asian="normal" style:font-style-complex="normal"/>
    </style:style>
    <style:style style:name="T255" style:family="text">
      <style:text-properties fo:font-style="normal" officeooo:rsid="00b97271" style:font-style-asian="normal" style:font-style-complex="normal"/>
    </style:style>
    <style:style style:name="T256" style:family="text">
      <style:text-properties fo:font-style="normal" officeooo:rsid="00bbbfad" style:font-style-asian="normal" style:font-style-complex="normal"/>
    </style:style>
    <style:style style:name="T257" style:family="text">
      <style:text-properties fo:font-style="normal" officeooo:rsid="00bc784b" style:font-style-asian="normal" style:font-style-complex="normal"/>
    </style:style>
    <style:style style:name="T258" style:family="text">
      <style:text-properties fo:font-style="normal" officeooo:rsid="00bdfc9b" style:font-style-asian="normal" style:font-style-complex="normal"/>
    </style:style>
    <style:style style:name="T259" style:family="text">
      <style:text-properties fo:font-style="normal" officeooo:rsid="00bfe0db" style:font-style-asian="normal" style:font-style-complex="normal"/>
    </style:style>
    <style:style style:name="T260" style:family="text">
      <style:text-properties fo:font-style="normal" officeooo:rsid="00c196c4" style:font-style-asian="normal" style:font-style-complex="normal"/>
    </style:style>
    <style:style style:name="T261" style:family="text">
      <style:text-properties fo:font-style="normal" officeooo:rsid="00c23976" style:font-style-asian="normal" style:font-style-complex="normal"/>
    </style:style>
    <style:style style:name="T262" style:family="text">
      <style:text-properties fo:font-style="normal" officeooo:rsid="00c3ac91" style:font-style-asian="normal" style:font-style-complex="normal"/>
    </style:style>
    <style:style style:name="T263" style:family="text">
      <style:text-properties fo:font-style="normal" officeooo:rsid="00c464de" style:font-style-asian="normal" style:font-style-complex="normal"/>
    </style:style>
    <style:style style:name="T264" style:family="text">
      <style:text-properties fo:font-style="normal" officeooo:rsid="00dc2b53" style:font-style-asian="normal" style:font-style-complex="normal"/>
    </style:style>
    <style:style style:name="T265" style:family="text">
      <style:text-properties fo:font-style="normal" officeooo:rsid="00de54f9" style:font-style-asian="normal" style:font-style-complex="normal"/>
    </style:style>
    <style:style style:name="T266" style:family="text">
      <style:text-properties fo:font-style="normal" officeooo:rsid="00e1b8ce" style:font-style-asian="normal" style:font-style-complex="normal"/>
    </style:style>
    <style:style style:name="T267" style:family="text">
      <style:text-properties fo:font-style="normal" officeooo:rsid="00e3352e" style:font-style-asian="normal" style:font-style-complex="normal"/>
    </style:style>
    <style:style style:name="T268" style:family="text">
      <style:text-properties fo:font-style="normal" officeooo:rsid="00e49b90" style:font-style-asian="normal" style:font-style-complex="normal"/>
    </style:style>
    <style:style style:name="T269" style:family="text">
      <style:text-properties fo:font-style="normal" officeooo:rsid="00ed4a00" style:font-style-asian="normal" style:font-style-complex="normal"/>
    </style:style>
    <style:style style:name="T270" style:family="text">
      <style:text-properties fo:font-style="normal" officeooo:rsid="00f1a2e1" style:font-style-asian="normal" style:font-style-complex="normal"/>
    </style:style>
    <style:style style:name="T271" style:family="text">
      <style:text-properties fo:font-style="normal" officeooo:rsid="00f2f885" style:font-style-asian="normal" style:font-style-complex="normal"/>
    </style:style>
    <style:style style:name="T272" style:family="text">
      <style:text-properties fo:font-style="normal" officeooo:rsid="00f44307" style:font-style-asian="normal" style:font-style-complex="normal"/>
    </style:style>
    <style:style style:name="T273" style:family="text">
      <style:text-properties fo:font-style="normal" officeooo:rsid="00f5ec5f" style:font-style-asian="normal" style:font-style-complex="normal"/>
    </style:style>
    <style:style style:name="T274" style:family="text">
      <style:text-properties fo:font-style="normal" officeooo:rsid="00fb45b5" style:font-style-asian="normal" style:font-style-complex="normal"/>
    </style:style>
    <style:style style:name="T275" style:family="text">
      <style:text-properties fo:font-style="normal" officeooo:rsid="00fd18e5" style:font-style-asian="normal" style:font-style-complex="normal"/>
    </style:style>
    <style:style style:name="T276" style:family="text">
      <style:text-properties fo:font-style="normal" officeooo:rsid="010015d4" style:font-style-asian="normal" style:font-style-complex="normal"/>
    </style:style>
    <style:style style:name="T277" style:family="text">
      <style:text-properties fo:font-style="normal" officeooo:rsid="0100e8cc" style:font-style-asian="normal" style:font-style-complex="normal"/>
    </style:style>
    <style:style style:name="T278" style:family="text">
      <style:text-properties fo:font-style="normal" officeooo:rsid="01016b1b" style:font-style-asian="normal" style:font-style-complex="normal"/>
    </style:style>
    <style:style style:name="T279" style:family="text">
      <style:text-properties fo:font-style="normal" officeooo:rsid="0106f456" style:font-style-asian="normal" style:font-style-complex="normal"/>
    </style:style>
    <style:style style:name="T280" style:family="text">
      <style:text-properties fo:font-style="normal" officeooo:rsid="0170419a" style:font-style-asian="normal" style:font-style-complex="normal"/>
    </style:style>
    <style:style style:name="T281" style:family="text">
      <style:text-properties fo:font-style="normal" officeooo:rsid="01c9631e" style:font-style-asian="normal" style:font-style-complex="normal"/>
    </style:style>
    <style:style style:name="T282" style:family="text">
      <style:text-properties fo:font-style="normal" officeooo:rsid="01ca9155" style:font-style-asian="normal" style:font-style-complex="normal"/>
    </style:style>
    <style:style style:name="T283" style:family="text">
      <style:text-properties fo:font-style="normal" officeooo:rsid="01d06366" style:font-style-asian="normal" style:font-style-complex="normal"/>
    </style:style>
    <style:style style:name="T284" style:family="text">
      <style:text-properties fo:font-style="normal" officeooo:rsid="01d0f4df" style:font-style-asian="normal" style:font-style-complex="normal"/>
    </style:style>
    <style:style style:name="T285" style:family="text">
      <style:text-properties fo:font-style="normal" officeooo:rsid="01d46f4e" style:font-style-asian="normal" style:font-style-complex="normal"/>
    </style:style>
    <style:style style:name="T286" style:family="text">
      <style:text-properties fo:font-style="normal" officeooo:rsid="01d5b96e" style:font-style-asian="normal" style:font-style-complex="normal"/>
    </style:style>
    <style:style style:name="T287" style:family="text">
      <style:text-properties fo:font-style="normal" fo:font-weight="normal" style:font-style-asian="normal" style:font-weight-asian="normal" style:font-style-complex="normal" style:font-weight-complex="normal"/>
    </style:style>
    <style:style style:name="T288" style:family="text">
      <style:text-properties fo:font-style="normal" fo:font-weight="normal" officeooo:rsid="0089073a" style:font-style-asian="normal" style:font-weight-asian="normal" style:font-style-complex="normal" style:font-weight-complex="normal"/>
    </style:style>
    <style:style style:name="T289" style:family="text">
      <style:text-properties fo:font-style="normal" fo:font-weight="normal" officeooo:rsid="00971315" style:font-style-asian="normal" style:font-weight-asian="normal" style:font-style-complex="normal" style:font-weight-complex="normal"/>
    </style:style>
    <style:style style:name="T290" style:family="text">
      <style:text-properties fo:font-style="normal" fo:font-weight="normal" officeooo:rsid="014d4541" style:font-style-asian="normal" style:font-weight-asian="normal" style:font-style-complex="normal" style:font-weight-complex="normal"/>
    </style:style>
    <style:style style:name="T291" style:family="text">
      <style:text-properties fo:font-style="normal" fo:font-weight="normal" officeooo:rsid="014f3ac2" style:font-style-asian="normal" style:font-weight-asian="normal" style:font-style-complex="normal" style:font-weight-complex="normal"/>
    </style:style>
    <style:style style:name="T292" style:family="text">
      <style:text-properties fo:font-style="normal" fo:font-weight="normal" officeooo:rsid="0151c74e" style:font-style-asian="normal" style:font-weight-asian="normal" style:font-style-complex="normal" style:font-weight-complex="normal"/>
    </style:style>
    <style:style style:name="T293" style:family="text">
      <style:text-properties fo:font-style="normal" fo:font-weight="normal" officeooo:rsid="010de778" style:font-style-asian="normal" style:font-weight-asian="normal" style:font-style-complex="normal" style:font-weight-complex="normal"/>
    </style:style>
    <style:style style:name="T294" style:family="text">
      <style:text-properties fo:font-style="normal" fo:font-weight="normal" officeooo:rsid="0152723a" style:font-style-asian="normal" style:font-weight-asian="normal" style:font-style-complex="normal" style:font-weight-complex="normal"/>
    </style:style>
    <style:style style:name="T295" style:family="text">
      <style:text-properties fo:font-style="normal" fo:font-weight="normal" officeooo:rsid="015455ff" style:font-style-asian="normal" style:font-weight-asian="normal" style:font-style-complex="normal" style:font-weight-complex="normal"/>
    </style:style>
    <style:style style:name="T296" style:family="text">
      <style:text-properties fo:font-style="normal" fo:font-weight="normal" officeooo:rsid="0155ad00" style:font-style-asian="normal" style:font-weight-asian="normal" style:font-style-complex="normal" style:font-weight-complex="normal"/>
    </style:style>
    <style:style style:name="T297" style:family="text">
      <style:text-properties fo:font-style="normal" fo:font-weight="normal" officeooo:rsid="01da591f" style:font-style-asian="normal" style:font-weight-asian="normal" style:font-style-complex="normal" style:font-weight-complex="normal"/>
    </style:style>
    <style:style style:name="T298" style:family="text">
      <style:text-properties fo:font-style="normal" fo:font-weight="normal" officeooo:rsid="021e6cda" style:font-style-asian="normal" style:font-weight-asian="normal" style:font-style-complex="normal" style:font-weight-complex="normal"/>
    </style:style>
    <style:style style:name="T299" style:family="text">
      <style:text-properties fo:font-style="normal" officeooo:rsid="008cd555" fo:background-color="#fff200" loext:char-shading-value="0" style:font-style-asian="normal" style:font-style-complex="normal"/>
    </style:style>
    <style:style style:name="T300" style:family="text">
      <style:text-properties fo:font-style="normal" fo:background-color="transparent" loext:char-shading-value="0" style:font-style-asian="normal" style:font-style-complex="normal"/>
    </style:style>
    <style:style style:name="T301" style:family="text">
      <style:text-properties fo:font-style="normal" officeooo:rsid="008cd555" fo:background-color="transparent" loext:char-shading-value="0" style:font-style-asian="normal" style:font-style-complex="normal"/>
    </style:style>
    <style:style style:name="T302" style:family="text">
      <style:text-properties fo:font-style="normal" officeooo:rsid="00933b9c" fo:background-color="transparent" loext:char-shading-value="0" style:font-style-asian="normal" style:font-style-complex="normal"/>
    </style:style>
    <style:style style:name="T303" style:family="text">
      <style:text-properties fo:font-style="normal" officeooo:rsid="0093be78" fo:background-color="transparent" loext:char-shading-value="0" style:font-style-asian="normal" style:font-style-complex="normal"/>
    </style:style>
    <style:style style:name="T304" style:family="text">
      <style:text-properties fo:font-style="normal" officeooo:rsid="00971315" fo:background-color="transparent" loext:char-shading-value="0" style:font-style-asian="normal" style:font-style-complex="normal"/>
    </style:style>
    <style:style style:name="T305" style:family="text">
      <style:text-properties fo:font-style="normal" officeooo:rsid="0097e30e" fo:background-color="transparent" loext:char-shading-value="0" style:font-style-asian="normal" style:font-style-complex="normal"/>
    </style:style>
    <style:style style:name="T306" style:family="text">
      <style:text-properties fo:font-style="normal" officeooo:rsid="00a35125" fo:background-color="transparent" loext:char-shading-value="0" style:font-style-asian="normal" style:font-style-complex="normal"/>
    </style:style>
    <style:style style:name="T307" style:family="text">
      <style:text-properties fo:font-style="normal" officeooo:rsid="00a48443" fo:background-color="transparent" loext:char-shading-value="0" style:font-style-asian="normal" style:font-style-complex="normal"/>
    </style:style>
    <style:style style:name="T308" style:family="text">
      <style:text-properties fo:background-color="transparent" loext:char-shading-value="0"/>
    </style:style>
    <style:style style:name="T309" style:family="text">
      <style:text-properties officeooo:rsid="008cd555" fo:background-color="transparent" loext:char-shading-value="0"/>
    </style:style>
    <style:style style:name="T310" style:family="text">
      <style:text-properties officeooo:rsid="0097e30e"/>
    </style:style>
    <style:style style:name="T311" style:family="text">
      <style:text-properties officeooo:rsid="009ce970"/>
    </style:style>
    <style:style style:name="T312" style:family="text">
      <style:text-properties officeooo:rsid="009d0e79"/>
    </style:style>
    <style:style style:name="T313" style:family="text">
      <style:text-properties officeooo:rsid="00a0db1a"/>
    </style:style>
    <style:style style:name="T314" style:family="text">
      <style:text-properties officeooo:rsid="00a71079"/>
    </style:style>
    <style:style style:name="T315" style:family="text">
      <style:text-properties officeooo:rsid="00ab401a"/>
    </style:style>
    <style:style style:name="T316" style:family="text">
      <style:text-properties officeooo:rsid="00c66b15"/>
    </style:style>
    <style:style style:name="T317" style:family="text">
      <style:text-properties officeooo:rsid="00c91ccc"/>
    </style:style>
    <style:style style:name="T318" style:family="text">
      <style:text-properties officeooo:rsid="00cad156"/>
    </style:style>
    <style:style style:name="T319" style:family="text">
      <style:text-properties officeooo:rsid="00e49b90"/>
    </style:style>
    <style:style style:name="T320" style:family="text">
      <style:text-properties style:font-name="times new roman" fo:font-weight="bold" style:font-weight-asian="bold" style:font-weight-complex="bold"/>
    </style:style>
    <style:style style:name="T321" style:family="text">
      <style:text-properties style:font-name="times new roman" fo:font-weight="normal" style:font-weight-asian="normal" style:font-weight-complex="normal"/>
    </style:style>
    <style:style style:name="T322" style:family="text">
      <style:text-properties style:font-name="times new roman" fo:font-weight="normal" officeooo:rsid="0014f52c" style:font-weight-asian="normal" style:font-weight-complex="normal"/>
    </style:style>
    <style:style style:name="T323" style:family="text">
      <style:text-properties style:font-name="times new roman" fo:font-weight="normal" officeooo:rsid="0108821f" style:font-weight-asian="normal" style:font-weight-complex="normal"/>
    </style:style>
    <style:style style:name="T324" style:family="text">
      <style:text-properties style:font-name="times new roman" fo:font-weight="normal" officeooo:rsid="01098e76" style:font-weight-asian="normal" style:font-weight-complex="normal"/>
    </style:style>
    <style:style style:name="T325" style:family="text">
      <style:text-properties style:font-name="times new roman" fo:font-weight="normal" officeooo:rsid="010c1246" style:font-weight-asian="normal" style:font-weight-complex="normal"/>
    </style:style>
    <style:style style:name="T326" style:family="text">
      <style:text-properties style:font-name="times new roman" fo:font-weight="normal" officeooo:rsid="0016d25f" style:font-weight-asian="normal" style:font-weight-complex="normal"/>
    </style:style>
    <style:style style:name="T327" style:family="text">
      <style:text-properties style:font-name="times new roman" fo:font-weight="normal" officeooo:rsid="011f0a6c" style:font-weight-asian="normal" style:font-weight-complex="normal"/>
    </style:style>
    <style:style style:name="T328" style:family="text">
      <style:text-properties style:font-name="times new roman" fo:font-weight="normal" officeooo:rsid="011f55b1" style:font-weight-asian="normal" style:font-weight-complex="normal"/>
    </style:style>
    <style:style style:name="T329" style:family="text">
      <style:text-properties style:font-name="times new roman" fo:font-weight="normal" officeooo:rsid="0088a359" style:font-weight-asian="normal" style:font-weight-complex="normal"/>
    </style:style>
    <style:style style:name="T330" style:family="text">
      <style:text-properties style:font-name="times new roman" fo:font-weight="normal" officeooo:rsid="012f4ebc" style:font-weight-asian="normal" style:font-weight-complex="normal"/>
    </style:style>
    <style:style style:name="T331" style:family="text">
      <style:text-properties style:font-name="times new roman" fo:font-weight="normal" officeooo:rsid="01329442" style:font-weight-asian="normal" style:font-weight-complex="normal"/>
    </style:style>
    <style:style style:name="T332" style:family="text">
      <style:text-properties style:font-name="times new roman" fo:font-weight="normal" officeooo:rsid="0132f4fa" style:font-weight-asian="normal" style:font-weight-complex="normal"/>
    </style:style>
    <style:style style:name="T333" style:family="text">
      <style:text-properties style:font-name="times new roman" fo:font-weight="normal" officeooo:rsid="01330736" style:font-weight-asian="normal" style:font-weight-complex="normal"/>
    </style:style>
    <style:style style:name="T334" style:family="text">
      <style:text-properties style:font-name="times new roman" fo:font-weight="normal" officeooo:rsid="01348b51" style:font-weight-asian="normal" style:font-weight-complex="normal"/>
    </style:style>
    <style:style style:name="T335" style:family="text">
      <style:text-properties style:font-name="times new roman" fo:font-weight="normal" officeooo:rsid="017a7fe9" style:font-weight-asian="normal" style:font-weight-complex="normal"/>
    </style:style>
    <style:style style:name="T336" style:family="text">
      <style:text-properties style:font-name="times new roman" fo:font-weight="normal" officeooo:rsid="017d1927" style:font-weight-asian="normal" style:font-weight-complex="normal"/>
    </style:style>
    <style:style style:name="T337" style:family="text">
      <style:text-properties style:font-name="times new roman" fo:font-weight="normal" officeooo:rsid="01d21ab4" style:font-weight-asian="normal" style:font-weight-complex="normal"/>
    </style:style>
    <style:style style:name="T338" style:family="text">
      <style:text-properties style:font-name="times new roman" fo:font-weight="normal" officeooo:rsid="01d35ce8" style:font-weight-asian="normal" style:font-weight-complex="normal"/>
    </style:style>
    <style:style style:name="T339" style:family="text">
      <style:text-properties style:font-name="times new roman" fo:font-weight="normal" fo:background-color="transparent" loext:char-shading-value="0" style:font-weight-asian="normal" style:font-weight-complex="normal"/>
    </style:style>
    <style:style style:name="T340" style:family="text">
      <style:text-properties style:font-name="times new roman" fo:font-weight="normal" officeooo:rsid="018ce1df" fo:background-color="transparent" loext:char-shading-value="0" style:font-weight-asian="normal" style:font-weight-complex="normal"/>
    </style:style>
    <style:style style:name="T341" style:family="text">
      <style:text-properties style:font-name="times new roman" fo:font-weight="normal" officeooo:rsid="0106f456" fo:background-color="transparent" loext:char-shading-value="0" style:font-weight-asian="normal" style:font-weight-complex="normal"/>
    </style:style>
    <style:style style:name="T342" style:family="text">
      <style:text-properties style:font-name="times new roman" fo:font-weight="normal" officeooo:rsid="018de1f9" fo:background-color="transparent" loext:char-shading-value="0" style:font-weight-asian="normal" style:font-weight-complex="normal"/>
    </style:style>
    <style:style style:name="T343" style:family="text">
      <style:text-properties style:font-name="times new roman" fo:font-size="12pt" fo:language="en" fo:country="US" fo:font-weight="normal" style:font-size-asian="12pt" style:font-weight-asian="normal" style:font-size-complex="12pt" style:font-weight-complex="normal"/>
    </style:style>
    <style:style style:name="T344" style:family="text">
      <style:text-properties style:font-name="times new roman" fo:font-size="12pt" fo:language="en" fo:country="US" fo:font-weight="normal" officeooo:rsid="0002767d" style:font-size-asian="12pt" style:font-weight-asian="normal" style:font-size-complex="12pt" style:font-weight-complex="normal"/>
    </style:style>
    <style:style style:name="T345" style:family="text">
      <style:text-properties style:font-name="times new roman" fo:font-size="12pt" fo:language="en" fo:country="US" fo:font-weight="normal" officeooo:rsid="00e4e8ba" style:font-size-asian="12pt" style:font-weight-asian="normal" style:font-size-complex="12pt" style:font-weight-complex="normal"/>
    </style:style>
    <style:style style:name="T346" style:family="text">
      <style:text-properties style:font-name="times new roman" fo:font-size="12pt" fo:language="en" fo:country="US" fo:font-weight="normal" officeooo:rsid="00e6e4ec" style:font-size-asian="12pt" style:font-weight-asian="normal" style:font-size-complex="12pt" style:font-weight-complex="normal"/>
    </style:style>
    <style:style style:name="T347" style:family="text">
      <style:text-properties style:font-name="times new roman" fo:font-size="12pt" fo:language="en" fo:country="US" fo:font-weight="normal" officeooo:rsid="00e856fc" style:font-size-asian="12pt" style:font-weight-asian="normal" style:font-size-complex="12pt" style:font-weight-complex="normal"/>
    </style:style>
    <style:style style:name="T348" style:family="text">
      <style:text-properties style:font-name="times new roman" fo:font-size="12pt" fo:language="en" fo:country="US" fo:font-weight="normal" officeooo:rsid="010de778" style:font-size-asian="12pt" style:font-weight-asian="normal" style:font-size-complex="12pt" style:font-weight-complex="normal"/>
    </style:style>
    <style:style style:name="T349" style:family="text">
      <style:text-properties style:font-name="times new roman" fo:font-size="12pt" fo:language="en" fo:country="US" fo:font-weight="normal" officeooo:rsid="0129654b" style:font-size-asian="12pt" style:font-weight-asian="normal" style:font-size-complex="12pt" style:font-weight-complex="normal"/>
    </style:style>
    <style:style style:name="T350" style:family="text">
      <style:text-properties style:font-name="times new roman" fo:font-size="12pt" fo:language="en" fo:country="US" fo:font-weight="normal" officeooo:rsid="01448fc8" style:font-size-asian="12pt" style:font-weight-asian="normal" style:font-size-complex="12pt" style:font-weight-complex="normal"/>
    </style:style>
    <style:style style:name="T351" style:family="text">
      <style:text-properties style:font-name="times new roman" fo:font-size="12pt" fo:language="en" fo:country="US" fo:font-weight="normal" officeooo:rsid="0088a359" style:font-size-asian="12pt" style:font-weight-asian="normal" style:font-size-complex="12pt" style:font-weight-complex="normal"/>
    </style:style>
    <style:style style:name="T352" style:family="text">
      <style:text-properties style:font-name="times new roman" fo:font-size="12pt" fo:language="en" fo:country="US" fo:font-weight="normal" officeooo:rsid="016aee8b" style:font-size-asian="12pt" style:font-weight-asian="normal" style:font-size-complex="12pt" style:font-weight-complex="normal"/>
    </style:style>
    <style:style style:name="T353" style:family="text">
      <style:text-properties style:font-name="times new roman" fo:font-size="12pt" fo:language="en" fo:country="US" fo:font-weight="normal" officeooo:rsid="01672611" style:font-size-asian="12pt" style:font-weight-asian="normal" style:font-size-complex="12pt" style:font-weight-complex="normal"/>
    </style:style>
    <style:style style:name="T354" style:family="text">
      <style:text-properties style:font-name="times new roman" fo:font-size="12pt" fo:language="en" fo:country="US" fo:font-weight="normal" officeooo:rsid="016c5c78" style:font-size-asian="12pt" style:font-weight-asian="normal" style:font-size-complex="12pt" style:font-weight-complex="normal"/>
    </style:style>
    <style:style style:name="T355" style:family="text">
      <style:text-properties style:font-name="times new roman" fo:font-size="12pt" fo:language="en" fo:country="US" fo:font-weight="normal" officeooo:rsid="016f61d7" style:font-size-asian="12pt" style:font-weight-asian="normal" style:font-size-complex="12pt" style:font-weight-complex="normal"/>
    </style:style>
    <style:style style:name="T356" style:family="text">
      <style:text-properties style:font-name="times new roman" fo:font-size="12pt" fo:language="en" fo:country="US" fo:font-weight="normal" officeooo:rsid="0170419a" style:font-size-asian="12pt" style:font-weight-asian="normal" style:font-size-complex="12pt" style:font-weight-complex="normal"/>
    </style:style>
    <style:style style:name="T357" style:family="text">
      <style:text-properties style:font-name="times new roman" fo:font-size="12pt" fo:language="en" fo:country="US" fo:font-weight="normal" fo:background-color="#ffffff" loext:char-shading-value="0" style:font-size-asian="12pt" style:font-weight-asian="normal" style:font-size-complex="12pt" style:font-weight-complex="normal"/>
    </style:style>
    <style:style style:name="T358" style:family="text">
      <style:text-properties style:font-name="times new roman" fo:font-size="12pt" fo:language="en" fo:country="US" fo:font-weight="normal" officeooo:rsid="0115f8b6" fo:background-color="#ffffff" loext:char-shading-value="0" style:font-size-asian="12pt" style:font-weight-asian="normal" style:font-size-complex="12pt" style:font-weight-complex="normal"/>
    </style:style>
    <style:style style:name="T359" style:family="text">
      <style:text-properties style:font-name="times new roman" fo:font-size="12pt" fo:language="en" fo:country="US" fo:font-weight="normal" officeooo:rsid="016aee8b" fo:background-color="#ffffff" loext:char-shading-value="0" style:font-size-asian="12pt" style:font-weight-asian="normal" style:font-size-complex="12pt" style:font-weight-complex="normal"/>
    </style:style>
    <style:style style:name="T360" style:family="text">
      <style:text-properties style:font-name="times new roman" fo:font-size="12pt" fo:language="en" fo:country="US" fo:font-weight="normal" officeooo:rsid="0170419a" fo:background-color="#ffffff" loext:char-shading-value="0" style:font-size-asian="12pt" style:font-weight-asian="normal" style:font-size-complex="12pt" style:font-weight-complex="normal"/>
    </style:style>
    <style:style style:name="T361"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362" style:family="text">
      <style:text-properties style:font-name="times new roman" fo:font-size="12pt" fo:language="en" fo:country="US" fo:font-style="normal" fo:font-weight="normal" officeooo:rsid="01205d5a" style:font-size-asian="12pt" style:font-style-asian="normal" style:font-weight-asian="normal" style:font-size-complex="12pt" style:font-style-complex="normal" style:font-weight-complex="normal"/>
    </style:style>
    <style:style style:name="T36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64" style:family="text">
      <style:text-properties style:font-name="times new roman" fo:font-size="12pt" fo:font-style="normal" fo:font-weight="normal" officeooo:rsid="011f55b1" style:font-size-asian="12pt" style:font-style-asian="normal" style:font-weight-asian="normal" style:font-size-complex="12pt" style:font-style-complex="normal" style:font-weight-complex="normal"/>
    </style:style>
    <style:style style:name="T365" style:family="text">
      <style:text-properties style:font-name="times new roman" fo:font-size="12pt" fo:font-style="normal" fo:font-weight="normal" officeooo:rsid="0016d25f" style:font-size-asian="12pt" style:font-style-asian="normal" style:font-weight-asian="normal" style:font-size-complex="12pt" style:font-style-complex="normal" style:font-weight-complex="normal"/>
    </style:style>
    <style:style style:name="T366" style:family="text">
      <style:text-properties style:font-name="times new roman" fo:font-size="12pt" fo:font-style="normal" fo:font-weight="normal" officeooo:rsid="01205d5a" style:font-size-asian="12pt" style:font-style-asian="normal" style:font-weight-asian="normal" style:font-size-complex="12pt" style:font-style-complex="normal" style:font-weight-complex="normal"/>
    </style:style>
    <style:style style:name="T367" style:family="text">
      <style:text-properties style:font-name="times new roman" fo:font-size="12pt" fo:font-style="normal" fo:font-weight="normal" officeooo:rsid="012670e1" style:font-size-asian="12pt" style:font-style-asian="normal" style:font-weight-asian="normal" style:font-size-complex="12pt" style:font-style-complex="normal" style:font-weight-complex="normal"/>
    </style:style>
    <style:style style:name="T368" style:family="text">
      <style:text-properties style:font-name="times new roman" fo:font-size="12pt" fo:font-style="normal" fo:font-weight="normal" officeooo:rsid="0126881b" style:font-size-asian="12pt" style:font-style-asian="normal" style:font-weight-asian="normal" style:font-size-complex="12pt" style:font-style-complex="normal" style:font-weight-complex="normal"/>
    </style:style>
    <style:style style:name="T369" style:family="text">
      <style:text-properties style:font-name="times new roman" fo:font-size="12pt" fo:font-style="normal" fo:font-weight="normal" officeooo:rsid="01281840" style:font-size-asian="12pt" style:font-style-asian="normal" style:font-weight-asian="normal" style:font-size-complex="12pt" style:font-style-complex="normal" style:font-weight-complex="normal"/>
    </style:style>
    <style:style style:name="T370" style:family="text">
      <style:text-properties style:font-name="times new roman" fo:font-size="12pt" fo:font-style="normal" fo:font-weight="normal" officeooo:rsid="01291132" style:font-size-asian="12pt" style:font-style-asian="normal" style:font-weight-asian="normal" style:font-size-complex="12pt" style:font-style-complex="normal" style:font-weight-complex="normal"/>
    </style:style>
    <style:style style:name="T371" style:family="text">
      <style:text-properties style:font-name="times new roman" fo:font-size="12pt" fo:font-style="normal" fo:font-weight="normal" officeooo:rsid="0129654b" style:font-size-asian="12pt" style:font-style-asian="normal" style:font-weight-asian="normal" style:font-size-complex="12pt" style:font-style-complex="normal" style:font-weight-complex="normal"/>
    </style:style>
    <style:style style:name="T372" style:family="text">
      <style:text-properties style:font-name="times new roman" fo:font-size="12pt" fo:font-style="normal" fo:font-weight="normal" officeooo:rsid="012b19ba" style:font-size-asian="12pt" style:font-style-asian="normal" style:font-weight-asian="normal" style:font-size-complex="12pt" style:font-style-complex="normal" style:font-weight-complex="normal"/>
    </style:style>
    <style:style style:name="T373" style:family="text">
      <style:text-properties style:font-name="times new roman" fo:font-size="12pt" fo:font-style="normal" fo:font-weight="normal" officeooo:rsid="012dacec" style:font-size-asian="12pt" style:font-style-asian="normal" style:font-weight-asian="normal" style:font-size-complex="12pt" style:font-style-complex="normal" style:font-weight-complex="normal"/>
    </style:style>
    <style:style style:name="T374" style:family="text">
      <style:text-properties style:font-name="times new roman" fo:font-size="12pt" fo:font-weight="normal" officeooo:rsid="0118c670" style:font-size-asian="12pt" style:font-weight-asian="normal" style:font-size-complex="12pt" style:font-weight-complex="normal"/>
    </style:style>
    <style:style style:name="T375" style:family="text">
      <style:text-properties style:font-name="times new roman" fo:font-size="12pt" fo:font-weight="normal" officeooo:rsid="011a1e08" style:font-size-asian="12pt" style:font-weight-asian="normal" style:font-size-complex="12pt" style:font-weight-complex="normal"/>
    </style:style>
    <style:style style:name="T376" style:family="text">
      <style:text-properties style:font-name="times new roman" fo:font-size="12pt" fo:font-weight="normal" officeooo:rsid="0170419a" style:font-size-asian="12pt" style:font-weight-asian="normal" style:font-size-complex="12pt" style:font-weight-complex="normal"/>
    </style:style>
    <style:style style:name="T377" style:family="text">
      <style:text-properties style:font-name="times new roman" fo:font-style="italic" officeooo:rsid="00e4e8ba" style:font-style-asian="italic" style:font-style-complex="italic"/>
    </style:style>
    <style:style style:name="T378" style:family="text">
      <style:text-properties style:font-name="times new roman" fo:font-style="italic" officeooo:rsid="0088a359" style:font-style-asian="italic" style:font-style-complex="italic"/>
    </style:style>
    <style:style style:name="T379" style:family="text">
      <style:text-properties style:font-name="times new roman" fo:font-style="italic" officeooo:rsid="010015d4" style:font-style-asian="italic" style:font-style-complex="italic"/>
    </style:style>
    <style:style style:name="T380" style:family="text">
      <style:text-properties style:font-name="times new roman" fo:font-style="italic" fo:font-weight="normal" style:font-style-asian="italic" style:font-weight-asian="normal" style:font-style-complex="italic" style:font-weight-complex="normal"/>
    </style:style>
    <style:style style:name="T381" style:family="text">
      <style:text-properties style:font-name="times new roman" fo:font-style="italic" fo:font-weight="normal" officeooo:rsid="00e4e8ba" style:font-style-asian="italic" style:font-weight-asian="normal" style:font-style-complex="italic" style:font-weight-complex="normal"/>
    </style:style>
    <style:style style:name="T382" style:family="text">
      <style:text-properties style:font-name="times new roman" fo:font-style="italic" fo:font-weight="normal" officeooo:rsid="010015d4" style:font-style-asian="italic" style:font-weight-asian="normal" style:font-style-complex="italic" style:font-weight-complex="normal"/>
    </style:style>
    <style:style style:name="T383" style:family="text">
      <style:text-properties style:font-name="times new roman" fo:font-style="italic" fo:font-weight="normal" officeooo:rsid="0100e8cc" style:font-style-asian="italic" style:font-weight-asian="normal" style:font-style-complex="italic" style:font-weight-complex="normal"/>
    </style:style>
    <style:style style:name="T384" style:family="text">
      <style:text-properties style:font-name="times new roman" fo:font-style="italic" fo:font-weight="normal" officeooo:rsid="01371e40" style:font-style-asian="italic" style:font-weight-asian="normal" style:font-style-complex="italic" style:font-weight-complex="normal"/>
    </style:style>
    <style:style style:name="T385" style:family="text">
      <style:text-properties style:font-name="times new roman" fo:font-style="normal" fo:font-weight="normal" style:font-style-asian="normal" style:font-weight-asian="normal" style:font-style-complex="normal" style:font-weight-complex="normal"/>
    </style:style>
    <style:style style:name="T386" style:family="text">
      <style:text-properties style:font-name="times new roman" fo:font-style="normal" fo:font-weight="normal" officeooo:rsid="014410a3" style:font-style-asian="normal" style:font-weight-asian="normal" style:font-style-complex="normal" style:font-weight-complex="normal"/>
    </style:style>
    <style:style style:name="T387" style:family="text">
      <style:text-properties style:font-name="times new roman" fo:font-style="normal" fo:font-weight="normal" officeooo:rsid="01448fc8" style:font-style-asian="normal" style:font-weight-asian="normal" style:font-style-complex="normal" style:font-weight-complex="normal"/>
    </style:style>
    <style:style style:name="T388" style:family="text">
      <style:text-properties style:font-name="times new roman" fo:font-style="normal" fo:font-weight="normal" officeooo:rsid="017f1d06" style:font-style-asian="normal" style:font-weight-asian="normal" style:font-style-complex="normal" style:font-weight-complex="normal"/>
    </style:style>
    <style:style style:name="T389" style:family="text">
      <style:text-properties officeooo:rsid="00e4e8ba"/>
    </style:style>
    <style:style style:name="T390" style:family="text">
      <style:text-properties officeooo:rsid="00c91ccc" fo:background-color="#fff200" loext:char-shading-value="0"/>
    </style:style>
    <style:style style:name="T391" style:family="text">
      <style:text-properties officeooo:rsid="00cad156" fo:background-color="#fff200" loext:char-shading-value="0"/>
    </style:style>
    <style:style style:name="T392" style:family="text">
      <style:text-properties officeooo:rsid="00bab7df"/>
    </style:style>
    <style:style style:name="T393" style:family="text">
      <style:text-properties officeooo:rsid="010015d4"/>
    </style:style>
    <style:style style:name="T394" style:family="text">
      <style:text-properties officeooo:rsid="0100e8cc"/>
    </style:style>
    <style:style style:name="T395" style:family="text">
      <style:text-properties officeooo:rsid="0111c915"/>
    </style:style>
    <style:style style:name="T396" style:family="text">
      <style:text-properties officeooo:rsid="0115f8b6"/>
    </style:style>
    <style:style style:name="T397" style:family="text">
      <style:text-properties fo:font-size="12pt" fo:language="en" fo:country="US" officeooo:rsid="0115f8b6" fo:background-color="#ffffff" loext:char-shading-value="0" style:font-size-asian="12pt" style:font-size-complex="12pt"/>
    </style:style>
    <style:style style:name="T398" style:family="text">
      <style:text-properties fo:font-size="12pt" fo:language="en" fo:country="US" officeooo:rsid="010de778" style:font-size-asian="12pt" style:font-size-complex="12pt"/>
    </style:style>
    <style:style style:name="T399" style:family="text">
      <style:text-properties fo:font-size="12pt" fo:language="en" fo:country="US" officeooo:rsid="011597b4" style:font-size-asian="12pt" style:font-size-complex="12pt"/>
    </style:style>
    <style:style style:name="T400" style:family="text">
      <style:text-properties officeooo:rsid="011b864d"/>
    </style:style>
    <style:style style:name="T401" style:family="text">
      <style:text-properties officeooo:rsid="0125b66c"/>
    </style:style>
    <style:style style:name="T402" style:family="text">
      <style:text-properties style:text-position="super 58%"/>
    </style:style>
    <style:style style:name="T403" style:family="text">
      <style:text-properties style:text-position="super 58%" officeooo:rsid="013da23d"/>
    </style:style>
    <style:style style:name="T404" style:family="text">
      <style:text-properties style:text-position="super 58%" officeooo:rsid="01410a2e"/>
    </style:style>
    <style:style style:name="T405" style:family="text">
      <style:text-properties style:text-position="super 58%" officeooo:rsid="01412c0d"/>
    </style:style>
    <style:style style:name="T406" style:family="text">
      <style:text-properties style:text-position="super 58%" officeooo:rsid="01453c81"/>
    </style:style>
    <style:style style:name="T407" style:family="text">
      <style:text-properties officeooo:rsid="01348b51"/>
    </style:style>
    <style:style style:name="T408" style:family="text">
      <style:text-properties officeooo:rsid="01384542"/>
    </style:style>
    <style:style style:name="T409" style:family="text">
      <style:text-properties officeooo:rsid="013b9cef"/>
    </style:style>
    <style:style style:name="T410" style:family="text">
      <style:text-properties officeooo:rsid="013da23d"/>
    </style:style>
    <style:style style:name="T411" style:family="text">
      <style:text-properties officeooo:rsid="01410a2e"/>
    </style:style>
    <style:style style:name="T412" style:family="text">
      <style:text-properties officeooo:rsid="01453c81"/>
    </style:style>
    <style:style style:name="T413" style:family="text">
      <style:text-properties style:text-position="sub 58%" officeooo:rsid="01453c81"/>
    </style:style>
    <style:style style:name="T414" style:family="text">
      <style:text-properties style:text-position="sub 58%" officeooo:rsid="0145bd53"/>
    </style:style>
    <style:style style:name="T415" style:family="text">
      <style:text-properties style:text-position="sub 58%" officeooo:rsid="01472de6"/>
    </style:style>
    <style:style style:name="T416" style:family="text">
      <style:text-properties style:text-position="sub 58%" officeooo:rsid="01844743"/>
    </style:style>
    <style:style style:name="T417" style:family="text">
      <style:text-properties officeooo:rsid="0145bd53"/>
    </style:style>
    <style:style style:name="T418" style:family="text">
      <style:text-properties officeooo:rsid="01472de6"/>
    </style:style>
    <style:style style:name="T419" style:family="text">
      <style:text-properties officeooo:rsid="016586c6"/>
    </style:style>
    <style:style style:name="T420" style:family="text">
      <style:text-properties officeooo:rsid="01749d79"/>
    </style:style>
    <style:style style:name="T421" style:family="text">
      <style:text-properties officeooo:rsid="0178757f"/>
    </style:style>
    <style:style style:name="T422" style:family="text">
      <style:text-properties officeooo:rsid="017db877"/>
    </style:style>
    <style:style style:name="T423" style:family="text">
      <style:text-properties officeooo:rsid="017f1d06"/>
    </style:style>
    <style:style style:name="T424" style:family="text">
      <style:text-properties officeooo:rsid="01cfba26"/>
    </style:style>
    <style:style style:name="T425" style:family="text">
      <style:text-properties officeooo:rsid="01d02afb"/>
    </style:style>
    <style:style style:name="T426" style:family="text">
      <style:text-properties officeooo:rsid="01d83ded"/>
    </style:style>
    <style:style style:name="T427" style:family="text">
      <style:text-properties officeooo:rsid="0018ce23"/>
    </style:style>
    <style:style style:name="T428" style:family="text">
      <style:text-properties officeooo:rsid="01e0ead9"/>
    </style:style>
    <style:style style:name="T429" style:family="text">
      <style:text-properties officeooo:rsid="01df90b7"/>
    </style:style>
    <style:style style:name="T430" style:family="text">
      <style:text-properties officeooo:rsid="01e17583"/>
    </style:style>
    <style:style style:name="T431" style:family="text">
      <style:text-properties style:text-line-through-style="none" style:text-line-through-type="none" fo:font-style="normal" fo:font-weight="normal" style:font-style-asian="normal" style:font-weight-asian="normal" style:font-style-complex="normal" style:font-weight-complex="normal"/>
    </style:style>
    <style:style style:name="T432" style:family="text">
      <style:text-properties officeooo:rsid="01f16b16"/>
    </style:style>
    <style:style style:name="T433" style:family="text">
      <style:text-properties officeooo:rsid="01f416dd"/>
    </style:style>
    <style:style style:name="T434" style:family="text">
      <style:text-properties officeooo:rsid="02180b96"/>
    </style:style>
    <style:style style:name="T435" style:family="text">
      <style:text-properties officeooo:rsid="02194517"/>
    </style:style>
    <style:style style:name="T436" style:family="text">
      <style:text-properties officeooo:rsid="021aada0"/>
    </style:style>
    <style:style style:name="T437" style:family="text">
      <style:text-properties officeooo:rsid="021d3b9d"/>
    </style:style>
    <style:style style:name="T438" style:family="text">
      <style:text-properties officeooo:rsid="00bd0c96"/>
    </style:style>
    <style:style style:name="T439" style:family="text">
      <style:text-properties officeooo:rsid="02360a37"/>
    </style:style>
    <style:style style:name="T4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1" style:family="text">
      <style:text-properties style:use-window-font-color="true" style:font-name="Calibri" fo:font-size="10pt" fo:language="pt" fo:country="BR" style:font-name-asian="Calibri" style:font-size-asian="10pt" style:language-asian="none" style:country-asian="none" style:font-name-complex="Times New Roman" style:font-size-complex="10pt" style:language-complex="ar" style:country-complex="SA"/>
    </style:style>
    <style:style style:name="T4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Trait-based modeling allow/stimulate/encourage functional diversity analysis: a case study with carbon allocation<text:span text:style-name="T206"> and residence time</text:span> in tropical forests <text:s/></text:p>
      <text:p text:style-name="P15"/>
      <text:p text:style-name="P15">Abstract</text:p>
      <text:p text:style-name="P15"/>
      <text:p text:style-name="P15">Keywords</text:p>
      <text:h text:style-name="P194" text:outline-level="1"><text:span text:style-name="T224">1. </text:span>Introduction</text:h>
      <text:p text:style-name="P144"><text:span text:style-name="T161"><text:tab/>The possible modification in Amazon forest’s ability to store carbon due to climate change has been the subject of countless studies in recent decades. However, this topic is still full of uncertainties </text:span><text:reference-mark-start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u39M4E2ysA"/><text:span text:style-name="T153">(FINEGAN et al., 2015)</text:span><text:reference-mark-end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u39M4E2ysA"/><text:span text:style-name="T161">⁠ and also still non well explored <text:s/>elements; for example, the role of functional diveristy on the strenght of the carbon los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bCVBT3l6w2"/><text:span text:style-name="T153">(POORTER et al., 2015; SAKSCHEWSKI et al., 2016a; SITCH et al., 2008)</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bCVBT3l6w2"/><text:span text:style-name="T161">. </text:span><text:span text:style-name="T201">Dynamic global vegetation models (DGVMs) have be</text:span><text:span text:style-name="T202">ing</text:span><text:span text:style-name="T201"> widely used to </text:span><text:span text:style-name="T202">explore</text:span><text:span text:style-name="T201"> the </text:span><text:span text:style-name="T202">climate change impacts on </text:span><text:span text:style-name="T201">Amazon's carbon </text:span><text:span text:style-name="T202">sink</text:span><text:span text:style-name="T201"> capacity </text:span><text:span text:style-name="T161"><text:s/></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LXN2Dx8vxQ"/><text:span text:style-name="T113">(CRAMER et al., 2001;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LXN2Dx8vxQ"/><text:span text:style-name="T219"> however, </text:span>the<text:span text:style-name="T222">ir</text:span> results are <text:span text:style-name="T203">contradictory and diverge both on the magnitude and on the direction of change </text:span><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mendeley&quot;: {&quot;formattedCitation&quot;: &quot;(HUNTINGFORD et al., 2013; RAMMIG et al., 2010)&quot;, &quot;plainTextFormattedCitation&quot;: &quot;(HUNTINGFORD et al., 2013; RAMMIG et al., 2010)&quot;, &quot;previouslyFormattedCitation&quot;: &quot;(HUNTINGFORD et al., 2013; RAMMIG et al., 2010)&quot;}, &quot;properties&quot;: {&quot;noteIndex&quot;: 0}, &quot;schema&quot;: &quot;https://github.com/citation-style-language/schema/raw/master/csl-citation.json&quot;} RNDQGdkyKYGi8"/><text:span text:style-name="T154">(HUNTINGFORD et al., 2013; RAMMIG et al., 2010)</text:span><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mendeley&quot;: {&quot;formattedCitation&quot;: &quot;(HUNTINGFORD et al., 2013; RAMMIG et al., 2010)&quot;, &quot;plainTextFormattedCitation&quot;: &quot;(HUNTINGFORD et al., 2013; RAMMIG et al., 2010)&quot;, &quot;previouslyFormattedCitation&quot;: &quot;(HUNTINGFORD et al., 2013; RAMMIG et al., 2010)&quot;}, &quot;properties&quot;: {&quot;noteIndex&quot;: 0}, &quot;schema&quot;: &quot;https://github.com/citation-style-language/schema/raw/master/csl-citation.json&quot;} RNDQGdkyKYGi8"/><text:span text:style-name="T203">⁠. The different scenarios and parametrization (e.g. the strenght of CO</text:span><text:span text:style-name="T416">2</text:span><text:span text:style-name="T136"> fertilization</text:span><text:span text:style-name="T155">)</text:span><text:span text:style-name="T223"> may be</text:span> <text:span text:style-name="T221">some</text:span> possible reasons for <text:span text:style-name="T223">such degree of </text:span>uncertainties <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W17WF7TilS"/>(HUNTINGFORD et al., 2013; QUILLET; PENG; GARNEAU, 2010; SITCH et al., 2008)<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W17WF7TilS"/><text:span text:style-name="T100">⁠</text:span>⁠. <text:span text:style-name="T439">Nonetheless</text:span>, the poor representation of plant diversity, <text:span text:style-name="T439">especially regarding to functional trait diversity,</text:span> <text:span text:style-name="T219">may be hampering the DGVMs’ ability to make more accurate projections on</text:span> carbon <text:span text:style-name="T439">this issue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Yt1XYpVETO"/><text:span text:style-name="T439">(PAVLICK et al., 2013a; SCHEITER; LANGAN; HIGGINS, 2013;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Yt1XYpVETO"/><text:span text:style-name="T114">.</text:span> </text:p>
      <text:p text:style-name="P64"><text:span text:style-name="T40"><text:tab/></text:span><text:span text:style-name="T51">For example, t</text:span><text:span text:style-name="T37">he majority of current DGVMs use the concept of Plant functional types (PFTs) to represent </text:span><text:span text:style-name="T51">plant</text:span><text:span text:style-name="T40"> </text:span><text:span text:style-name="T43">diversity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xukGqSYnGq"/><text:span text:style-name="T102">(REU et al., 2014; SCHEITER; LANGAN; HIGGINS, 2013; VERHEIJEN et al., 2015)</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xukGqSYnGq"/><text:span text:style-name="T50">: this</text:span><text:span text:style-name="T44"> scheme</text:span><text:span text:style-name="T37"> aggregates groups of plants with presumably similar ecological roles responding in a comparable manner to environmental conditions and performing similar </text:span><text:span text:style-name="T51">influences on</text:span><text:span text:style-name="T37"> ecosystem functions </text:span><text:reference-mark-start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quot;noteIndex&quot;: 0}, &quot;schema&quot;: &quot;https://github.com/citation-style-language/schema/raw/master/csl-citation.json&quot;} RNDMZKTr3Ghbb"/><text:span text:style-name="T101">(LAVOREL; GARNIER, 2002)</text:span><text:reference-mark-end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quot;noteIndex&quot;: 0}, &quot;schema&quot;: &quot;https://github.com/citation-style-language/schema/raw/master/csl-citation.json&quot;} RNDMZKTr3Ghbb"/><text:span text:style-name="T37">.</text:span><text:span text:style-name="T49"> </text:span><text:span text:style-name="T51">This approach</text:span><text:span text:style-name="T37"> uses a small set of </text:span><text:span text:style-name="T41">fixed </text:span><text:span text:style-name="T37">parameters</text:span><text:span text:style-name="T49">, in space and time</text:span><text:span text:style-name="T37"> (</text:span><text:span text:style-name="T42">through</text:span><text:span text:style-name="T37"> mean value</text:span><text:span text:style-name="T42">s</text:span><text:span text:style-name="T37">) to represent the plant functional traits and leads to a limited and inadequated representation of functional diversity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mendeley&quot;: {&quot;formattedCitation&quot;: &quot;(PAPPAS; FATICHI; BURLANDO, 2016; PAVLICK et al., 2013a; VAN BODEGOM et al., 2012; VERHEIJEN et al., 2015)&quot;, &quot;plainTextFormattedCitation&quot;: &quot;(PAPPAS; FATICHI; BURLANDO, 2016; PAVLICK et al., 2013a; VAN BODEGOM et al., 2012; VERHEIJEN et al., 2015)&quot;, &quot;previouslyFormattedCitation&quot;: &quot;(PAPPAS; FATICHI; BURLANDO, 2016; PAVLICK et al., 2013a; VAN BODEGOM et al., 2012; VERHEIJEN et al., 2015)&quot;}, &quot;properties&quot;: {&quot;noteIndex&quot;: 0}, &quot;schema&quot;: &quot;https://github.com/citation-style-language/schema/raw/master/csl-citation.json&quot;} RNDgnNY3ciroo"/><text:span text:style-name="T101">(PAPPAS; FATICHI; </text:span><text:soft-page-break/><text:span text:style-name="T101">BURLANDO, 2016; PAVLICK et al., 2013a;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mendeley&quot;: {&quot;formattedCitation&quot;: &quot;(PAPPAS; FATICHI; BURLANDO, 2016; PAVLICK et al., 2013a; VAN BODEGOM et al., 2012; VERHEIJEN et al., 2015)&quot;, &quot;plainTextFormattedCitation&quot;: &quot;(PAPPAS; FATICHI; BURLANDO, 2016; PAVLICK et al., 2013a; VAN BODEGOM et al., 2012; VERHEIJEN et al., 2015)&quot;, &quot;previouslyFormattedCitation&quot;: &quot;(PAPPAS; FATICHI; BURLANDO, 2016; PAVLICK et al., 2013a; VAN BODEGOM et al., 2012; VERHEIJEN et al., 2015)&quot;}, &quot;properties&quot;: {&quot;noteIndex&quot;: 0}, &quot;schema&quot;: &quot;https://github.com/citation-style-language/schema/raw/master/csl-citation.json&quot;} RNDgnNY3ciroo"/><text:span text:style-name="T37">⁠. </text:span></text:p>
      <text:p text:style-name="P65"><text:span text:style-name="T45"><text:tab/></text:span><text:span text:style-name="T58">F</text:span><text:span text:style-name="T46">unctional diversity </text:span><text:span text:style-name="T56">is intimately linked to ecosystem functioning: </text:span><text:span text:style-name="T58">it determines</text:span><text:span text:style-name="T56"> </text:span><text:span text:style-name="T46">many ecosystem processes </text:span><text:span text:style-name="T58">such as</text:span><text:span text:style-name="T56"> ecosystem carbon storage </text:span><text:reference-mark-start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id&quot;: &quot;ITEM-2&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2&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3&quot;, &quot;itemData&quot;: {&quot;DOI&quot;: &quot;10.1658/1100-9233(2004)015[0295:TPTTDE]2.0.CO;2&quot;, &quot;ISBN&quot;: &quot;1100-9233&quot;, &quot;ISSN&quot;: &quot;1100-9233&quot;, &quot;PMID&quot;: &quot;2709&quot;, &quot;abstract&quot;: &quot;Question: A set of easily-measured ('soft') plant traits has been identified as potentially useful predictors of ecosystem functioning in previous studies. Here we aimed to discover whether the screening techniques remain operational in widely contrasted circumstances, to test for the existence of axes of variation in the particular sets of traits, and to test for their links with 'harder' traits of proven importance to ecosystem functioning. Location: central-western Argentina, central England, northern upland Iran, and north-eastern Spain. Recurrent patterns of ecological specialization: Through ordination of a matrix of 640 vascular plant taxa by 12 standardized traits, we detected similar patterns of specialization in the four floras. The first PCA axis was identified as an axis of resource capture, usage and release. PCA axis 2 appeared to be a size-related axis. Individual PCA for each country showed that the same traits remained valuable as predictors of resource capture and utilization in all of them, despite their major differences in climate, biogeography and land-use. The results were not significantly driven by particular taxa: the main traits determining PCA axis 1 were very similar in eudicotyledons and monocotyledons and Asteraceae, Fabaceae and Poaceae. Links between recurrent suites of 'soft' traits and 'hard' traits: The validity of PCA axis 1 as a key predictor of resource capture and utilization was tested by comparisons between this axis and values of more rigorously established predictors ('hard' traits) for the floras of Argentina and England. PCA axis 1 was correlated with variation in relative growth rate, leaf nitrogen content, and litter decomposition rate. It also coincided with palatability to model generalist herbivores. Therefore, location on PCA axis 1 can be linked to major ecosystem processes in those habitats where the plants are dominant. Conclusion: We confirm the existence at the global scale of a major axis of evolutionary specialization, previously recognised in several local floras. This axis reflects a fundamental trade-off between rapid acquisition of resources and conservation of resources within well-protected tissues. These major trends of specialization were maintained across different environmental situations (including differences in the proximate causes of low productivity, i.e. drought or mineral nutrient deficiency). The trends were also consistent across floras and major phylogenetic groups, and were \u2026&quot;, &quot;author&quot;: [{&quot;dropping-particle&quot;: &quot;&quot;, &quot;family&quot;: &quot;Diaz&quot;, &quot;given&quot;: &quot;Sandra&quot;, &quot;non-dropping-particle&quot;: &quot;&quot;, &quot;parse-names&quot;: false, &quot;suffix&quot;: &quot;&quot;}, {&quot;dropping-particle&quot;: &quot;&quot;, &quot;family&quot;: &quot;Hodgson&quot;, &quot;given&quot;: &quot;J G&quot;, &quot;non-dropping-particle&quot;: &quot;&quot;, &quot;parse-names&quot;: false, &quot;suffix&quot;: &quot;&quot;}, {&quot;dropping-particle&quot;: &quot;&quot;, &quot;family&quot;: &quot;Thompson&quot;, &quot;given&quot;: &quot;K&quot;, &quot;non-dropping-particle&quot;: &quot;&quot;, &quot;parse-names&quot;: false, &quot;suffix&quot;: &quot;&quot;}, {&quot;dropping-particle&quot;: &quot;&quot;, &quot;family&quot;: &quot;Cabido&quot;, &quot;given&quot;: &quot;Marcelo&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Jalili&quot;, &quot;given&quot;: &quot;a&quot;, &quot;non-dropping-particle&quot;: &quot;&quot;, &quot;parse-names&quot;: false, &quot;suffix&quot;: &quot;&quot;}, {&quot;dropping-particle&quot;: &quot;&quot;, &quot;family&quot;: &quot;Montserrat-Marti&quot;, &quot;given&quot;: &quot;G&quot;, &quot;non-dropping-particle&quot;: &quot;&quot;, &quot;parse-names&quot;: false, &quot;suffix&quot;: &quot;&quot;}, {&quot;dropping-particle&quot;: &quot;&quot;, &quot;family&quot;: &quot;Grime&quot;, &quot;given&quot;: &quot;J P&quot;, &quot;non-dropping-particle&quot;: &quot;&quot;, &quot;parse-names&quot;: false, &quot;suffix&quot;: &quot;&quot;}, {&quot;dropping-particle&quot;: &quot;&quot;, &quot;family&quot;: &quot;Zarrinkamar&quot;, &quot;given&quot;: &quot;F&quot;, &quot;non-dropping-particle&quot;: &quot;&quot;, &quot;parse-names&quot;: false, &quot;suffix&quot;: &quot;&quot;}, {&quot;dropping-particle&quot;: &quot;&quot;, &quot;family&quot;: &quot;Asri&quot;, &quot;given&quot;: &quot;Y&quot;, &quot;non-dropping-particle&quot;: &quot;&quot;, &quot;parse-names&quot;: false, &quot;suffix&quot;: &quot;&quot;}, {&quot;dropping-particle&quot;: &quot;&quot;, &quot;family&quot;: &quot;Band&quot;, &quot;given&quot;: &quot;S R&quot;, &quot;non-dropping-particle&quot;: &quot;&quot;, &quot;parse-names&quot;: false, &quot;suffix&quot;: &quot;&quot;}, {&quot;dropping-particle&quot;: &quot;&quot;, &quot;family&quot;: &quot;Basconcelo&quot;, &quot;given&quot;: &quot;S&quot;, &quot;non-dropping-particle&quot;: &quot;&quot;, &quot;parse-names&quot;: false, &quot;suffix&quot;: &quot;&quot;}, {&quot;dropping-particle&quot;: &quot;&quot;, &quot;family&quot;: &quot;Castro-Diez&quot;, &quot;given&quot;: &quot;P&quot;, &quot;non-dropping-particle&quot;: &quot;&quot;, &quot;parse-names&quot;: false, &quot;suffix&quot;: &quot;&quot;}, {&quot;dropping-particle&quot;: &quot;&quot;, &quot;family&quot;: &quot;Funes&quot;, &quot;given&quot;: &quot;G&quot;, &quot;non-dropping-particle&quot;: &quot;&quot;, &quot;parse-names&quot;: false, &quot;suffix&quot;: &quot;&quot;}, {&quot;dropping-particle&quot;: &quot;&quot;, &quot;family&quot;: &quot;Hamzehee&quot;, &quot;given&quot;: &quot;B&quot;, &quot;non-dropping-particle&quot;: &quot;&quot;, &quot;parse-names&quot;: false, &quot;suffix&quot;: &quot;&quot;}, {&quot;dropping-particle&quot;: &quot;&quot;, &quot;family&quot;: &quot;Khoshnevi&quot;, &quot;given&quot;: &quot;M&quot;, &quot;non-dropping-particle&quot;: &quot;&quot;, &quot;parse-names&quot;: false, &quot;suffix&quot;: &quot;&quot;}, {&quot;dropping-particle&quot;: &quot;&quot;, &quot;family&quot;: &quot;Perez-Harguindeguy&quot;, &quot;given&quot;: &quot;N&quot;, &quot;non-dropping-particle&quot;: &quot;&quot;, &quot;parse-names&quot;: false, &quot;suffix&quot;: &quot;&quot;}, {&quot;dropping-particle&quot;: &quot;&quot;, &quot;family&quot;: &quot;Perez-Rontome&quot;, &quot;given&quot;: &quot;M C&quot;, &quot;non-dropping-particle&quot;: &quot;&quot;, &quot;parse-names&quot;: false, &quot;suffix&quot;: &quot;&quot;}, {&quot;dropping-particle&quot;: &quot;&quot;, &quot;family&quot;: &quot;Shirvany&quot;, &quot;given&quot;: &quot;F a&quot;, &quot;non-dropping-particle&quot;: &quot;&quot;, &quot;parse-names&quot;: false, &quot;suffix&quot;: &quot;&quot;}, {&quot;dropping-particle&quot;: &quot;&quot;, &quot;family&quot;: &quot;Vendramini&quot;, &quot;given&quot;: &quot;F&quot;, &quot;non-dropping-particle&quot;: &quot;&quot;, &quot;parse-names&quot;: false, &quot;suffix&quot;: &quot;&quot;}, {&quot;dropping-particle&quot;: &quot;&quot;, &quot;family&quot;: &quot;Yazdani&quot;, &quot;given&quot;: &quot;S&quot;, &quot;non-dropping-particle&quot;: &quot;&quot;, &quot;parse-names&quot;: false, &quot;suffix&quot;: &quot;&quot;}, {&quot;dropping-particle&quot;: &quot;&quot;, &quot;family&quot;: &quot;Abbas-Azimi&quot;, &quot;given&quot;: &quot;R&quot;, &quot;non-dropping-particle&quot;: &quot;&quot;, &quot;parse-names&quot;: false, &quot;suffix&quot;: &quot;&quot;}, {&quot;dropping-particle&quot;: &quot;&quot;, &quot;family&quot;: &quot;Bogaard&quot;, &quot;given&quot;: &quot;a&quot;, &quot;non-dropping-particle&quot;: &quot;&quot;, &quot;parse-names&quot;: false, &quot;suffix&quot;: &quot;&quot;}, {&quot;dropping-particle&quot;: &quot;&quot;, &quot;family&quot;: &quot;Boustani&quot;, &quot;given&quot;: &quot;S&quot;, &quot;non-dropping-particle&quot;: &quot;&quot;, &quot;parse-names&quot;: false, &quot;suffix&quot;: &quot;&quot;}, {&quot;dropping-particle&quot;: &quot;&quot;, &quot;family&quot;: &quot;Charles&quot;, &quot;given&quot;: &quot;M&quot;, &quot;non-dropping-particle&quot;: &quot;&quot;, &quot;parse-names&quot;: false, &quot;suffix&quot;: &quot;&quot;}, {&quot;dropping-particle&quot;: &quot;&quot;, &quot;family&quot;: &quot;Dehghan&quot;, &quot;given&quot;: &quot;M&quot;, &quot;non-dropping-particle&quot;: &quot;&quot;, &quot;parse-names&quot;: false, &quot;suffix&quot;: &quot;&quot;}, {&quot;dropping-particle&quot;: &quot;&quot;, &quot;family&quot;: &quot;Torres-Espuny&quot;, &quot;given&quot;: &quot;L&quot;, &quot;non-dropping-particle&quot;: &quot;de&quot;, &quot;parse-names&quot;: false, &quot;suffix&quot;: &quot;&quot;}, {&quot;dropping-particle&quot;: &quot;&quot;, &quot;family&quot;: &quot;Falczuk&quot;, &quot;given&quot;: &quot;V&quot;, &quot;non-dropping-particle&quot;: &quot;&quot;, &quot;parse-names&quot;: false, &quot;suffix&quot;: &quot;&quot;}, {&quot;dropping-particle&quot;: &quot;&quot;, &quot;family&quot;: &quot;Guerrero-Campo&quot;, &quot;given&quot;: &quot;J&quot;, &quot;non-dropping-particle&quot;: &quot;&quot;, &quot;parse-names&quot;: false, &quot;suffix&quot;: &quot;&quot;}, {&quot;dropping-particle&quot;: &quot;&quot;, &quot;family&quot;: &quot;Hynd&quot;, &quot;given&quot;: &quot;a&quot;, &quot;non-dropping-particle&quot;: &quot;&quot;, &quot;parse-names&quot;: false, &quot;suffix&quot;: &quot;&quot;}, {&quot;dropping-particle&quot;: &quot;&quot;, &quot;family&quot;: &quot;Jones&quot;, &quot;given&quot;: &quot;G&quot;, &quot;non-dropping-particle&quot;: &quot;&quot;, &quot;parse-names&quot;: false, &quot;suffix&quot;: &quot;&quot;}, {&quot;dropping-particle&quot;: &quot;&quot;, &quot;family&quot;: &quot;Kowsary&quot;, &quot;given&quot;: &quot;E&quot;, &quot;non-dropping-particle&quot;: &quot;&quot;, &quot;parse-names&quot;: false, &quot;suffix&quot;: &quot;&quot;}, {&quot;dropping-particle&quot;: &quot;&quot;, &quot;family&quot;: &quot;Kazemi-Saeed&quot;, &quot;given&quot;: &quot;F&quot;, &quot;non-dropping-particle&quot;: &quot;&quot;, &quot;parse-names&quot;: false, &quot;suffix&quot;: &quot;&quot;}, {&quot;dropping-particle&quot;: &quot;&quot;, &quot;family&quot;: &quot;Maestro-Martinez&quot;, &quot;given&quot;: &quot;M&quot;, &quot;non-dropping-particle&quot;: &quot;&quot;, &quot;parse-names&quot;: false, &quot;suffix&quot;: &quot;&quot;}, {&quot;dropping-particle&quot;: &quot;&quot;, &quot;family&quot;: &quot;Romo-Diez&quot;, &quot;given&quot;: &quot;a&quot;, &quot;non-dropping-particle&quot;: &quot;&quot;, &quot;parse-names&quot;: false, &quot;suffix&quot;: &quot;&quot;}, {&quot;dropping-particle&quot;: &quot;&quot;, &quot;family&quot;: &quot;Shaw&quot;, &quot;given&quot;: &quot;S&quot;, &quot;non-dropping-particle&quot;: &quot;&quot;, &quot;parse-names&quot;: false, &quot;suffix&quot;: &quot;&quot;}, {&quot;dropping-particle&quot;: &quot;&quot;, &quot;family&quot;: &quot;Siavash&quot;, &quot;given&quot;: &quot;B&quot;, &quot;non-dropping-particle&quot;: &quot;&quot;, &quot;parse-names&quot;: false, &quot;suffix&quot;: &quot;&quot;}, {&quot;dropping-particle&quot;: &quot;&quot;, &quot;family&quot;: &quot;Villar-Salvador&quot;, &quot;given&quot;: &quot;P&quot;, &quot;non-dropping-particle&quot;: &quot;&quot;, &quot;parse-names&quot;: false, &quot;suffix&quot;: &quot;&quot;}, {&quot;dropping-particle&quot;: &quot;&quot;, &quot;family&quot;: &quot;Zak&quot;, &quot;given&quot;: &quot;M R&quot;, &quot;non-dropping-particle&quot;: &quot;&quot;, &quot;parse-names&quot;: false, &quot;suffix&quot;: &quot;&quot;}], &quot;container-title&quot;: &quot;Journal of Vegetation Science&quot;, &quot;id&quot;: &quot;ITEM-3&quot;, &quot;issue&quot;: &quot;3&quot;, &quot;issued&quot;: {&quot;date-parts&quot;: [[&quot;2004&quot;]]}, &quot;page&quot;: &quot;295-304&quot;, &quot;title&quot;: &quot;The plant traits that drive ecosystems: Evidence from three continents&quot;, &quot;type&quot;: &quot;article-journal&quot;, &quot;volume&quot;: &quot;15&quot;}, &quot;uris&quot;: [&quot;http://www.mendeley.com/documents/?uuid=ee84b16d-490c-4c99-a5c2-5dbbae42f0be&quot;]}, {&quot;id&quot;: &quot;ITEM-4&quot;, &quot;itemData&quot;: {&quot;DOI&quot;: &quot;10.1111/1365-2745.12012&quot;, &quot;ISBN&quot;: &quot;1365-2745&quot;, &quot;ISSN&quot;: &quot;00220477&quot;, &quot;abstract&quot;: &quot;1. Carbon storage in vegetation and soil underpins climate regulation through carbon sequestration. Because plant species differ in their ability to capture, store and release carbon, the collective functional characteristics of plant communities (functional diversity) should be a major driver of carbon accumulation in terrestrial ecosystems. 2. Three major components of plant functional diversity could be put forward as drivers of carbon storage in ecosystems: the most abundant functional trait values, the variety of functional trait values and the abundance of particular species that could have additional effects not incorporated in the first two components. 3. We tested for associations between these components and carbon storage across 16 sites in the Chaco forest of Argentina under the same climate and on highly similar parental material. The sites differed in their plant functional diversity caused by different long-term land-use regimes. 4. We measured six plant functional traits in 27 species and weighted them by the species abundance at each site to calculate the community-weighted mean (CWM) and the functional divergence (FDvar) of each single trait and of multiple traits (FDiv). We also measured plant and soil carbon storage. Using a stepwise multiple regression analysis, we assessed which of the functional diversity components best explained carbon storage. 5. Both CWM and FDvar of plant height and wood-specific gravity, but no leaf traits, were retained as predictors of carbon storage in multiple models. Relationships of FDvar of stem traits and FDiv with carbon storage were all negative. The abundance of five species improved the predictive power of some of the carbon storage models. 6. Synthesis. All three major components of plant functional diversity contributed to explain carbon storage. What matters the most to carbon storage in these ecosystems is the relative abundance of plants with tall, and to a lesser extent dense, stems with a narrow range of variation around these values. No consistent link was found between carbon storage and the leaf traits usually associated with plant resource use strategy. The negative association of trait divergence with carbon storage provided no evidence in support to niche complementarity promoting carbon storage in these forest ecosystems. CR - Copyright &amp;169; 2013 British Ecological Society&quot;, &quot;author&quot;: [{&quot;dropping-particle&quot;: &quot;&quot;, &quot;family&quot;: &quot;Conti&quot;, &quot;given&quot;: &quot;Georgina&quot;, &quot;non-dropping-particle&quot;: &quot;&quot;, &quot;parse-names&quot;: false, &quot;suffix&quot;: &quot;&quot;}, {&quot;dropping-particle&quot;: &quot;&quot;, &quot;family&quot;: &quot;D\u00edaz&quot;, &quot;given&quot;: &quot;Sandra&quot;, &quot;non-dropping-particle&quot;: &quot;&quot;, &quot;parse-names&quot;: false, &quot;suffix&quot;: &quot;&quot;}], &quot;container-title&quot;: &quot;Journal of Ecology&quot;, &quot;id&quot;: &quot;ITEM-4&quot;, &quot;issue&quot;: &quot;1&quot;, &quot;issued&quot;: {&quot;date-parts&quot;: [[&quot;2013&quot;]]}, &quot;page&quot;: &quot;18-28&quot;, &quot;title&quot;: &quot;Plant functional diversity and carbon storage - an empirical test in semi-arid forest ecosystems&quot;, &quot;type&quot;: &quot;article-journal&quot;, &quot;volume&quot;: &quot;101&quot;}, &quot;uris&quot;: [&quot;http://www.mendeley.com/documents/?uuid=a6a76b68-be93-4d6c-9f6d-7c05125402e3&quot;]}, {&quot;id&quot;: &quot;ITEM-5&quot;, &quot;itemData&quot;: {&quot;DOI&quot;: &quot;10.1111/btp.12453&quot;, &quot;ISSN&quot;: &quot;17447429&quot;, &quot;abstract&quot;: &quot;Impacts of climate change require that society urgently develops\nways to reduce amounts of carbon in the atmosphere. Tropical\nforests present an important opportunity, as they take up and\nstore large amounts of carbon. It is often suggested that forests\nwith high biodiversity have large stocks and high rates of carbon\nuptake. Evidence is, however, scattered across geographic areas\nand scales, and it remains unclear whether biodiversity is just a\nco-benefit or also a requirement for the maintenance of carbon\nstocks and uptake. Here, we perform a quantitative review of\nempirical studies that analyzed the relationships between plant\nbiodiversity attributes and carbon stocks and carbon uptake in\ntropical forests. Our results show that biodiversity attributes\nrelated to species, traits or structure significantly affect\ncarbon stocks or uptake in 64% of the evaluated relationships.\nAverage vegetation attributes (community-mean traits and\nstructural attributes) are more important for carbon stocks,\nwhereas variability in vegetation attributes (i.e., taxonomic\ndiversity) is important for both carbon stocks and uptake. Thus,\ndifferent attributes of biodiversity have complementary effects\non carbon stocks and uptake. These biodiversity effects tend to\nbe more often significant in mature forests at broad spatial\nscales than in disturbed forests at local spatial scales.\nBiodiversity effects are also more often significant when\nconfounding variables are not included in the analyses,\nhighlighting the importance of performing a comprehensive\nanalysis that adequately accounts for environmental drivers. In\nsummary, biodiversity is not only a co-benefit, but also a\nrequirement for short- and long-term maintenance of carbon stocks\nand enhancement of uptake. Climate change policies should\ntherefore include the maintenance of multiple attributes of\nbiodiversity as an essential requirement to achieve long-term\nclimate change mitigation goals.&quot;, &quot;author&quot;: [{&quot;dropping-particle&quot;: &quot;&quot;, &quot;family&quot;: &quot;Sande&quot;, &quot;given&quot;: &quot;Masha T.&quot;, &quot;non-dropping-particle&quot;: &quot;van der&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Kooistra&quot;, &quot;given&quot;: &quot;Lammert&quot;, &quot;non-dropping-particle&quot;: &quot;&quot;, &quot;parse-names&quot;: false, &quot;suffix&quot;: &quot;&quot;}, {&quot;dropping-particle&quot;: &quot;&quot;, &quot;family&quot;: &quot;Balvanera&quot;, &quot;given&quot;: &quot;Patricia&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hompson&quot;, &quot;given&quot;: &quot;Jill&quot;, &quot;non-dropping-particle&quot;: &quot;&quot;, &quot;parse-names&quot;: false, &quot;suffix&quot;: &quot;&quot;}, {&quot;dropping-particle&quot;: &quot;&quot;, &quot;family&quot;: &quot;Arets&quot;, &quot;given&quot;: &quot;Eric J.M.M.&quot;, &quot;non-dropping-particle&quot;: &quot;&quot;, &quot;parse-names&quot;: false, &quot;suffix&quot;: &quot;&quot;}, {&quot;dropping-particle&quot;: &quot;&quot;, &quot;family&quot;: &quot;Garcia Alaniz&quot;, &quot;given&quot;: &quot;Nashieli&quot;, &quot;non-dropping-particle&quot;: &quot;&quot;, &quot;parse-names&quot;: false, &quot;suffix&quot;: &quot;&quot;}, {&quot;dropping-particle&quot;: &quot;&quot;, &quot;family&quot;: &quot;Jones&quot;, &quot;given&quot;: &quot;Laurence&quot;, &quot;non-dropping-particle&quot;: &quot;&quot;, &quot;parse-names&quot;: false, &quot;suffix&quot;: &quot;&quot;}, {&quot;dropping-particle&quot;: &quot;&quot;, &quot;family&quot;: &quot;Mora&quot;, &quot;given&quot;: &quot;Francisco&quot;, &quot;non-dropping-particle&quot;: &quot;&quot;, &quot;parse-names&quot;: false, &quot;suffix&quot;: &quot;&quot;}, {&quot;dropping-particle&quot;: &quot;&quot;, &quot;family&quot;: &quot;Mwampamba&quot;, &quot;given&quot;: &quot;Tuyeni H.&quot;, &quot;non-dropping-particle&quot;: &quot;&quot;, &quot;parse-names&quot;: false, &quot;suffix&quot;: &quot;&quot;}, {&quot;dropping-particle&quot;: &quot;&quot;, &quot;family&quot;: &quot;Parr&quot;, &quot;given&quot;: &quot;Terry&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container-title&quot;: &quot;Biotropica&quot;, &quot;id&quot;: &quot;ITEM-5&quot;, &quot;issue&quot;: &quot;5&quot;, &quot;issued&quot;: {&quot;date-parts&quot;: [[&quot;2017&quot;]]}, &quot;page&quot;: &quot;593-603&quot;, &quot;title&quot;: &quot;Biodiversity in species, traits, and structure determines carbon stocks and uptake in tropical forests&quot;, &quot;type&quot;: &quot;article-journal&quot;, &quot;volume&quot;: &quot;49&quot;}, &quot;uris&quot;: [&quot;http://www.mendeley.com/documents/?uuid=3d2184b0-aae0-4070-a250-ddd9212e57d8&quot;]}, {&quot;id&quot;: &quot;ITEM-6&quot;, &quot;itemData&quot;: {&quot;DOI&quot;: &quot;10.1111/j.1365-2664.2011.02048.x&quot;, &quot;ISBN&quot;: &quot;0021-8901&quot;, &quot;ISSN&quot;: &quot;00218901&quot;, &quot;PMID&quot;: &quot;1657255&quot;, &quot;abstract&quot;: &quot;1. The goal of conservation and restoration activities is to maintain biological diversity and the ecosystem services that this diversity provides. These activities traditionally focus on the measures of species diversity that include only information on the presence and abundance of species. Yet how diversity influences ecosystem function depends on the traits and niches filled by species. 2. Biological diversity can be quantified in ways that account for functional and phenotypic differences. A number of such measures of functional diversity (FD) have been created, quantifying the distribution of traits in a community or the relative magnitude of species similarities and differences. We review FD measures and why they are intuitively useful for understanding ecological patterns and are important for management. 3. In order for FD to be meaningful and worth measuring, it must be correlated with ecosystem function, and it should provide information above and beyond what species richness or diversity can explain. We review these two propositions, examining whether the strength of the correlation between FD and species richness varies across differing environmental gradients and whether FD offers greater explanatory power of ecosystem function than species richness. 4. Previous research shows that the relationship between FD and richness is complex and context dependent. Different functional traits can show individual responses to different gradients, meaning that important changes in diversity can occur with minimal change in richness. Further, FD can explain variation in ecosystem function even when richness does not. 5. Synthesis and applications. FD measures those aspects of diversity that potentially affect community assembly and function. Given this explanatory power, FD should be incorporated into conservation and restoration decision-making, especially for those efforts attempting to reconstruct or preserve healthy, functioning ecosystems.&quot;, &quot;author&quot;: [{&quot;dropping-particle&quot;: &quot;&quot;, &quot;family&quot;: &quot;Cadotte&quot;, &quot;given&quot;: &quot;Marc W.&quot;, &quot;non-dropping-particle&quot;: &quot;&quot;, &quot;parse-names&quot;: false, &quot;suffix&quot;: &quot;&quot;}, {&quot;dropping-particle&quot;: &quot;&quot;, &quot;family&quot;: &quot;Carscadden&quot;, &quot;given&quot;: &quot;Kelly&quot;, &quot;non-dropping-particle&quot;: &quot;&quot;, &quot;parse-names&quot;: false, &quot;suffix&quot;: &quot;&quot;}, {&quot;dropping-particle&quot;: &quot;&quot;, &quot;family&quot;: &quot;Mirotchnick&quot;, &quot;given&quot;: &quot;Nicholas&quot;, &quot;non-dropping-particle&quot;: &quot;&quot;, &quot;parse-names&quot;: false, &quot;suffix&quot;: &quot;&quot;}], &quot;container-title&quot;: &quot;Journal of Applied Ecology&quot;, &quot;id&quot;: &quot;ITEM-6&quot;, &quot;issue&quot;: &quot;5&quot;, &quot;issued&quot;: {&quot;date-parts&quot;: [[&quot;2011&quot;]]}, &quot;page&quot;: &quot;1079-1087&quot;, &quot;title&quot;: &quot;Beyond species: Functional diversity and the maintenance of ecological processes and services&quot;, &quot;type&quot;: &quot;article-journal&quot;, &quot;volume&quot;: &quot;48&quot;}, &quot;uris&quot;: [&quot;http://www.mendeley.com/documents/?uuid=fd5a6a34-30bb-4529-8878-7ba27c67a8a9&quot;]}], &quot;mendeley&quot;: {&quot;formattedCitation&quot;: &quot;(CADOTTE; CARSCADDEN; MIROTCHNICK, 2011; CONTI; D\u00cdAZ, 2013; DIAZ et al., 2004; D\u00cdAZ; CABIDO, 2001; FINEGAN et al., 2015; VAN DER SANDE et al., 2017)&quot;, &quot;manualFormatting&quot;: &quot;(CADOTTE; CARSCADDEN; MIROTCHNICK, 2011; CONTI; D\u00cdAZ, 2013; DIAZ et al., 2004; D\u00cdAZ; CABIDO, 2001; FINEGAN et al., 2015; VAN DER SANDE et al., 2017). This link is due to the fact that, ultimately, are the functional traits that interact with the environment by responding and modifying it (DIAZ et al., 2004; D\u00cdAZ; CABIDO, 2001; VIOLLE et al., 2007)\u2060. &quot;, &quot;plainTextFormattedCitation&quot;: &quot;(CADOTTE; CARSCADDEN; MIROTCHNICK, 2011; CONTI; D\u00cdAZ, 2013; DIAZ et al., 2004; D\u00cdAZ; CABIDO, 2001; FINEGAN et al., 2015; VAN DER SANDE et al., 2017)&quot;, &quot;previouslyFormattedCitation&quot;: &quot;(CADOTTE; CARSCADDEN; MIROTCHNICK, 2011; CONTI; D\u00cdAZ, 2013; DIAZ et al., 2004; D\u00cdAZ; CABIDO, 2001; FINEGAN et al., 2015; VAN DER SANDE et al., 2017)&quot;}, &quot;properties&quot;: {&quot;noteIndex&quot;: 0}, &quot;schema&quot;: &quot;https://github.com/citation-style-language/schema/raw/master/csl-citation.json&quot;} RNDcr7mtGa3Xe"/><text:span text:style-name="T104">(CADOTTE; CARSCADDEN; MIROTCHNICK, 2011; CONTI; DÍAZ, 2013; DIAZ et al., 2004; DÍAZ; CABIDO, 2001; FINEGAN et al., 2015; VAN DER SANDE et al., 2017). </text:span><text:reference-mark-end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id&quot;: &quot;ITEM-2&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2&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3&quot;, &quot;itemData&quot;: {&quot;DOI&quot;: &quot;10.1658/1100-9233(2004)015[0295:TPTTDE]2.0.CO;2&quot;, &quot;ISBN&quot;: &quot;1100-9233&quot;, &quot;ISSN&quot;: &quot;1100-9233&quot;, &quot;PMID&quot;: &quot;2709&quot;, &quot;abstract&quot;: &quot;Question: A set of easily-measured ('soft') plant traits has been identified as potentially useful predictors of ecosystem functioning in previous studies. Here we aimed to discover whether the screening techniques remain operational in widely contrasted circumstances, to test for the existence of axes of variation in the particular sets of traits, and to test for their links with 'harder' traits of proven importance to ecosystem functioning. Location: central-western Argentina, central England, northern upland Iran, and north-eastern Spain. Recurrent patterns of ecological specialization: Through ordination of a matrix of 640 vascular plant taxa by 12 standardized traits, we detected similar patterns of specialization in the four floras. The first PCA axis was identified as an axis of resource capture, usage and release. PCA axis 2 appeared to be a size-related axis. Individual PCA for each country showed that the same traits remained valuable as predictors of resource capture and utilization in all of them, despite their major differences in climate, biogeography and land-use. The results were not significantly driven by particular taxa: the main traits determining PCA axis 1 were very similar in eudicotyledons and monocotyledons and Asteraceae, Fabaceae and Poaceae. Links between recurrent suites of 'soft' traits and 'hard' traits: The validity of PCA axis 1 as a key predictor of resource capture and utilization was tested by comparisons between this axis and values of more rigorously established predictors ('hard' traits) for the floras of Argentina and England. PCA axis 1 was correlated with variation in relative growth rate, leaf nitrogen content, and litter decomposition rate. It also coincided with palatability to model generalist herbivores. Therefore, location on PCA axis 1 can be linked to major ecosystem processes in those habitats where the plants are dominant. Conclusion: We confirm the existence at the global scale of a major axis of evolutionary specialization, previously recognised in several local floras. This axis reflects a fundamental trade-off between rapid acquisition of resources and conservation of resources within well-protected tissues. These major trends of specialization were maintained across different environmental situations (including differences in the proximate causes of low productivity, i.e. drought or mineral nutrient deficiency). The trends were also consistent across floras and major phylogenetic groups, and were \u2026&quot;, &quot;author&quot;: [{&quot;dropping-particle&quot;: &quot;&quot;, &quot;family&quot;: &quot;Diaz&quot;, &quot;given&quot;: &quot;Sandra&quot;, &quot;non-dropping-particle&quot;: &quot;&quot;, &quot;parse-names&quot;: false, &quot;suffix&quot;: &quot;&quot;}, {&quot;dropping-particle&quot;: &quot;&quot;, &quot;family&quot;: &quot;Hodgson&quot;, &quot;given&quot;: &quot;J G&quot;, &quot;non-dropping-particle&quot;: &quot;&quot;, &quot;parse-names&quot;: false, &quot;suffix&quot;: &quot;&quot;}, {&quot;dropping-particle&quot;: &quot;&quot;, &quot;family&quot;: &quot;Thompson&quot;, &quot;given&quot;: &quot;K&quot;, &quot;non-dropping-particle&quot;: &quot;&quot;, &quot;parse-names&quot;: false, &quot;suffix&quot;: &quot;&quot;}, {&quot;dropping-particle&quot;: &quot;&quot;, &quot;family&quot;: &quot;Cabido&quot;, &quot;given&quot;: &quot;Marcelo&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Jalili&quot;, &quot;given&quot;: &quot;a&quot;, &quot;non-dropping-particle&quot;: &quot;&quot;, &quot;parse-names&quot;: false, &quot;suffix&quot;: &quot;&quot;}, {&quot;dropping-particle&quot;: &quot;&quot;, &quot;family&quot;: &quot;Montserrat-Marti&quot;, &quot;given&quot;: &quot;G&quot;, &quot;non-dropping-particle&quot;: &quot;&quot;, &quot;parse-names&quot;: false, &quot;suffix&quot;: &quot;&quot;}, {&quot;dropping-particle&quot;: &quot;&quot;, &quot;family&quot;: &quot;Grime&quot;, &quot;given&quot;: &quot;J P&quot;, &quot;non-dropping-particle&quot;: &quot;&quot;, &quot;parse-names&quot;: false, &quot;suffix&quot;: &quot;&quot;}, {&quot;dropping-particle&quot;: &quot;&quot;, &quot;family&quot;: &quot;Zarrinkamar&quot;, &quot;given&quot;: &quot;F&quot;, &quot;non-dropping-particle&quot;: &quot;&quot;, &quot;parse-names&quot;: false, &quot;suffix&quot;: &quot;&quot;}, {&quot;dropping-particle&quot;: &quot;&quot;, &quot;family&quot;: &quot;Asri&quot;, &quot;given&quot;: &quot;Y&quot;, &quot;non-dropping-particle&quot;: &quot;&quot;, &quot;parse-names&quot;: false, &quot;suffix&quot;: &quot;&quot;}, {&quot;dropping-particle&quot;: &quot;&quot;, &quot;family&quot;: &quot;Band&quot;, &quot;given&quot;: &quot;S R&quot;, &quot;non-dropping-particle&quot;: &quot;&quot;, &quot;parse-names&quot;: false, &quot;suffix&quot;: &quot;&quot;}, {&quot;dropping-particle&quot;: &quot;&quot;, &quot;family&quot;: &quot;Basconcelo&quot;, &quot;given&quot;: &quot;S&quot;, &quot;non-dropping-particle&quot;: &quot;&quot;, &quot;parse-names&quot;: false, &quot;suffix&quot;: &quot;&quot;}, {&quot;dropping-particle&quot;: &quot;&quot;, &quot;family&quot;: &quot;Castro-Diez&quot;, &quot;given&quot;: &quot;P&quot;, &quot;non-dropping-particle&quot;: &quot;&quot;, &quot;parse-names&quot;: false, &quot;suffix&quot;: &quot;&quot;}, {&quot;dropping-particle&quot;: &quot;&quot;, &quot;family&quot;: &quot;Funes&quot;, &quot;given&quot;: &quot;G&quot;, &quot;non-dropping-particle&quot;: &quot;&quot;, &quot;parse-names&quot;: false, &quot;suffix&quot;: &quot;&quot;}, {&quot;dropping-particle&quot;: &quot;&quot;, &quot;family&quot;: &quot;Hamzehee&quot;, &quot;given&quot;: &quot;B&quot;, &quot;non-dropping-particle&quot;: &quot;&quot;, &quot;parse-names&quot;: false, &quot;suffix&quot;: &quot;&quot;}, {&quot;dropping-particle&quot;: &quot;&quot;, &quot;family&quot;: &quot;Khoshnevi&quot;, &quot;given&quot;: &quot;M&quot;, &quot;non-dropping-particle&quot;: &quot;&quot;, &quot;parse-names&quot;: false, &quot;suffix&quot;: &quot;&quot;}, {&quot;dropping-particle&quot;: &quot;&quot;, &quot;family&quot;: &quot;Perez-Harguindeguy&quot;, &quot;given&quot;: &quot;N&quot;, &quot;non-dropping-particle&quot;: &quot;&quot;, &quot;parse-names&quot;: false, &quot;suffix&quot;: &quot;&quot;}, {&quot;dropping-particle&quot;: &quot;&quot;, &quot;family&quot;: &quot;Perez-Rontome&quot;, &quot;given&quot;: &quot;M C&quot;, &quot;non-dropping-particle&quot;: &quot;&quot;, &quot;parse-names&quot;: false, &quot;suffix&quot;: &quot;&quot;}, {&quot;dropping-particle&quot;: &quot;&quot;, &quot;family&quot;: &quot;Shirvany&quot;, &quot;given&quot;: &quot;F a&quot;, &quot;non-dropping-particle&quot;: &quot;&quot;, &quot;parse-names&quot;: false, &quot;suffix&quot;: &quot;&quot;}, {&quot;dropping-particle&quot;: &quot;&quot;, &quot;family&quot;: &quot;Vendramini&quot;, &quot;given&quot;: &quot;F&quot;, &quot;non-dropping-particle&quot;: &quot;&quot;, &quot;parse-names&quot;: false, &quot;suffix&quot;: &quot;&quot;}, {&quot;dropping-particle&quot;: &quot;&quot;, &quot;family&quot;: &quot;Yazdani&quot;, &quot;given&quot;: &quot;S&quot;, &quot;non-dropping-particle&quot;: &quot;&quot;, &quot;parse-names&quot;: false, &quot;suffix&quot;: &quot;&quot;}, {&quot;dropping-particle&quot;: &quot;&quot;, &quot;family&quot;: &quot;Abbas-Azimi&quot;, &quot;given&quot;: &quot;R&quot;, &quot;non-dropping-particle&quot;: &quot;&quot;, &quot;parse-names&quot;: false, &quot;suffix&quot;: &quot;&quot;}, {&quot;dropping-particle&quot;: &quot;&quot;, &quot;family&quot;: &quot;Bogaard&quot;, &quot;given&quot;: &quot;a&quot;, &quot;non-dropping-particle&quot;: &quot;&quot;, &quot;parse-names&quot;: false, &quot;suffix&quot;: &quot;&quot;}, {&quot;dropping-particle&quot;: &quot;&quot;, &quot;family&quot;: &quot;Boustani&quot;, &quot;given&quot;: &quot;S&quot;, &quot;non-dropping-particle&quot;: &quot;&quot;, &quot;parse-names&quot;: false, &quot;suffix&quot;: &quot;&quot;}, {&quot;dropping-particle&quot;: &quot;&quot;, &quot;family&quot;: &quot;Charles&quot;, &quot;given&quot;: &quot;M&quot;, &quot;non-dropping-particle&quot;: &quot;&quot;, &quot;parse-names&quot;: false, &quot;suffix&quot;: &quot;&quot;}, {&quot;dropping-particle&quot;: &quot;&quot;, &quot;family&quot;: &quot;Dehghan&quot;, &quot;given&quot;: &quot;M&quot;, &quot;non-dropping-particle&quot;: &quot;&quot;, &quot;parse-names&quot;: false, &quot;suffix&quot;: &quot;&quot;}, {&quot;dropping-particle&quot;: &quot;&quot;, &quot;family&quot;: &quot;Torres-Espuny&quot;, &quot;given&quot;: &quot;L&quot;, &quot;non-dropping-particle&quot;: &quot;de&quot;, &quot;parse-names&quot;: false, &quot;suffix&quot;: &quot;&quot;}, {&quot;dropping-particle&quot;: &quot;&quot;, &quot;family&quot;: &quot;Falczuk&quot;, &quot;given&quot;: &quot;V&quot;, &quot;non-dropping-particle&quot;: &quot;&quot;, &quot;parse-names&quot;: false, &quot;suffix&quot;: &quot;&quot;}, {&quot;dropping-particle&quot;: &quot;&quot;, &quot;family&quot;: &quot;Guerrero-Campo&quot;, &quot;given&quot;: &quot;J&quot;, &quot;non-dropping-particle&quot;: &quot;&quot;, &quot;parse-names&quot;: false, &quot;suffix&quot;: &quot;&quot;}, {&quot;dropping-particle&quot;: &quot;&quot;, &quot;family&quot;: &quot;Hynd&quot;, &quot;given&quot;: &quot;a&quot;, &quot;non-dropping-particle&quot;: &quot;&quot;, &quot;parse-names&quot;: false, &quot;suffix&quot;: &quot;&quot;}, {&quot;dropping-particle&quot;: &quot;&quot;, &quot;family&quot;: &quot;Jones&quot;, &quot;given&quot;: &quot;G&quot;, &quot;non-dropping-particle&quot;: &quot;&quot;, &quot;parse-names&quot;: false, &quot;suffix&quot;: &quot;&quot;}, {&quot;dropping-particle&quot;: &quot;&quot;, &quot;family&quot;: &quot;Kowsary&quot;, &quot;given&quot;: &quot;E&quot;, &quot;non-dropping-particle&quot;: &quot;&quot;, &quot;parse-names&quot;: false, &quot;suffix&quot;: &quot;&quot;}, {&quot;dropping-particle&quot;: &quot;&quot;, &quot;family&quot;: &quot;Kazemi-Saeed&quot;, &quot;given&quot;: &quot;F&quot;, &quot;non-dropping-particle&quot;: &quot;&quot;, &quot;parse-names&quot;: false, &quot;suffix&quot;: &quot;&quot;}, {&quot;dropping-particle&quot;: &quot;&quot;, &quot;family&quot;: &quot;Maestro-Martinez&quot;, &quot;given&quot;: &quot;M&quot;, &quot;non-dropping-particle&quot;: &quot;&quot;, &quot;parse-names&quot;: false, &quot;suffix&quot;: &quot;&quot;}, {&quot;dropping-particle&quot;: &quot;&quot;, &quot;family&quot;: &quot;Romo-Diez&quot;, &quot;given&quot;: &quot;a&quot;, &quot;non-dropping-particle&quot;: &quot;&quot;, &quot;parse-names&quot;: false, &quot;suffix&quot;: &quot;&quot;}, {&quot;dropping-particle&quot;: &quot;&quot;, &quot;family&quot;: &quot;Shaw&quot;, &quot;given&quot;: &quot;S&quot;, &quot;non-dropping-particle&quot;: &quot;&quot;, &quot;parse-names&quot;: false, &quot;suffix&quot;: &quot;&quot;}, {&quot;dropping-particle&quot;: &quot;&quot;, &quot;family&quot;: &quot;Siavash&quot;, &quot;given&quot;: &quot;B&quot;, &quot;non-dropping-particle&quot;: &quot;&quot;, &quot;parse-names&quot;: false, &quot;suffix&quot;: &quot;&quot;}, {&quot;dropping-particle&quot;: &quot;&quot;, &quot;family&quot;: &quot;Villar-Salvador&quot;, &quot;given&quot;: &quot;P&quot;, &quot;non-dropping-particle&quot;: &quot;&quot;, &quot;parse-names&quot;: false, &quot;suffix&quot;: &quot;&quot;}, {&quot;dropping-particle&quot;: &quot;&quot;, &quot;family&quot;: &quot;Zak&quot;, &quot;given&quot;: &quot;M R&quot;, &quot;non-dropping-particle&quot;: &quot;&quot;, &quot;parse-names&quot;: false, &quot;suffix&quot;: &quot;&quot;}], &quot;container-title&quot;: &quot;Journal of Vegetation Science&quot;, &quot;id&quot;: &quot;ITEM-3&quot;, &quot;issue&quot;: &quot;3&quot;, &quot;issued&quot;: {&quot;date-parts&quot;: [[&quot;2004&quot;]]}, &quot;page&quot;: &quot;295-304&quot;, &quot;title&quot;: &quot;The plant traits that drive ecosystems: Evidence from three continents&quot;, &quot;type&quot;: &quot;article-journal&quot;, &quot;volume&quot;: &quot;15&quot;}, &quot;uris&quot;: [&quot;http://www.mendeley.com/documents/?uuid=ee84b16d-490c-4c99-a5c2-5dbbae42f0be&quot;]}, {&quot;id&quot;: &quot;ITEM-4&quot;, &quot;itemData&quot;: {&quot;DOI&quot;: &quot;10.1111/1365-2745.12012&quot;, &quot;ISBN&quot;: &quot;1365-2745&quot;, &quot;ISSN&quot;: &quot;00220477&quot;, &quot;abstract&quot;: &quot;1. Carbon storage in vegetation and soil underpins climate regulation through carbon sequestration. Because plant species differ in their ability to capture, store and release carbon, the collective functional characteristics of plant communities (functional diversity) should be a major driver of carbon accumulation in terrestrial ecosystems. 2. Three major components of plant functional diversity could be put forward as drivers of carbon storage in ecosystems: the most abundant functional trait values, the variety of functional trait values and the abundance of particular species that could have additional effects not incorporated in the first two components. 3. We tested for associations between these components and carbon storage across 16 sites in the Chaco forest of Argentina under the same climate and on highly similar parental material. The sites differed in their plant functional diversity caused by different long-term land-use regimes. 4. We measured six plant functional traits in 27 species and weighted them by the species abundance at each site to calculate the community-weighted mean (CWM) and the functional divergence (FDvar) of each single trait and of multiple traits (FDiv). We also measured plant and soil carbon storage. Using a stepwise multiple regression analysis, we assessed which of the functional diversity components best explained carbon storage. 5. Both CWM and FDvar of plant height and wood-specific gravity, but no leaf traits, were retained as predictors of carbon storage in multiple models. Relationships of FDvar of stem traits and FDiv with carbon storage were all negative. The abundance of five species improved the predictive power of some of the carbon storage models. 6. Synthesis. All three major components of plant functional diversity contributed to explain carbon storage. What matters the most to carbon storage in these ecosystems is the relative abundance of plants with tall, and to a lesser extent dense, stems with a narrow range of variation around these values. No consistent link was found between carbon storage and the leaf traits usually associated with plant resource use strategy. The negative association of trait divergence with carbon storage provided no evidence in support to niche complementarity promoting carbon storage in these forest ecosystems. CR - Copyright &amp;169; 2013 British Ecological Society&quot;, &quot;author&quot;: [{&quot;dropping-particle&quot;: &quot;&quot;, &quot;family&quot;: &quot;Conti&quot;, &quot;given&quot;: &quot;Georgina&quot;, &quot;non-dropping-particle&quot;: &quot;&quot;, &quot;parse-names&quot;: false, &quot;suffix&quot;: &quot;&quot;}, {&quot;dropping-particle&quot;: &quot;&quot;, &quot;family&quot;: &quot;D\u00edaz&quot;, &quot;given&quot;: &quot;Sandra&quot;, &quot;non-dropping-particle&quot;: &quot;&quot;, &quot;parse-names&quot;: false, &quot;suffix&quot;: &quot;&quot;}], &quot;container-title&quot;: &quot;Journal of Ecology&quot;, &quot;id&quot;: &quot;ITEM-4&quot;, &quot;issue&quot;: &quot;1&quot;, &quot;issued&quot;: {&quot;date-parts&quot;: [[&quot;2013&quot;]]}, &quot;page&quot;: &quot;18-28&quot;, &quot;title&quot;: &quot;Plant functional diversity and carbon storage - an empirical test in semi-arid forest ecosystems&quot;, &quot;type&quot;: &quot;article-journal&quot;, &quot;volume&quot;: &quot;101&quot;}, &quot;uris&quot;: [&quot;http://www.mendeley.com/documents/?uuid=a6a76b68-be93-4d6c-9f6d-7c05125402e3&quot;]}, {&quot;id&quot;: &quot;ITEM-5&quot;, &quot;itemData&quot;: {&quot;DOI&quot;: &quot;10.1111/btp.12453&quot;, &quot;ISSN&quot;: &quot;17447429&quot;, &quot;abstract&quot;: &quot;Impacts of climate change require that society urgently develops\nways to reduce amounts of carbon in the atmosphere. Tropical\nforests present an important opportunity, as they take up and\nstore large amounts of carbon. It is often suggested that forests\nwith high biodiversity have large stocks and high rates of carbon\nuptake. Evidence is, however, scattered across geographic areas\nand scales, and it remains unclear whether biodiversity is just a\nco-benefit or also a requirement for the maintenance of carbon\nstocks and uptake. Here, we perform a quantitative review of\nempirical studies that analyzed the relationships between plant\nbiodiversity attributes and carbon stocks and carbon uptake in\ntropical forests. Our results show that biodiversity attributes\nrelated to species, traits or structure significantly affect\ncarbon stocks or uptake in 64% of the evaluated relationships.\nAverage vegetation attributes (community-mean traits and\nstructural attributes) are more important for carbon stocks,\nwhereas variability in vegetation attributes (i.e., taxonomic\ndiversity) is important for both carbon stocks and uptake. Thus,\ndifferent attributes of biodiversity have complementary effects\non carbon stocks and uptake. These biodiversity effects tend to\nbe more often significant in mature forests at broad spatial\nscales than in disturbed forests at local spatial scales.\nBiodiversity effects are also more often significant when\nconfounding variables are not included in the analyses,\nhighlighting the importance of performing a comprehensive\nanalysis that adequately accounts for environmental drivers. In\nsummary, biodiversity is not only a co-benefit, but also a\nrequirement for short- and long-term maintenance of carbon stocks\nand enhancement of uptake. Climate change policies should\ntherefore include the maintenance of multiple attributes of\nbiodiversity as an essential requirement to achieve long-term\nclimate change mitigation goals.&quot;, &quot;author&quot;: [{&quot;dropping-particle&quot;: &quot;&quot;, &quot;family&quot;: &quot;Sande&quot;, &quot;given&quot;: &quot;Masha T.&quot;, &quot;non-dropping-particle&quot;: &quot;van der&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Kooistra&quot;, &quot;given&quot;: &quot;Lammert&quot;, &quot;non-dropping-particle&quot;: &quot;&quot;, &quot;parse-names&quot;: false, &quot;suffix&quot;: &quot;&quot;}, {&quot;dropping-particle&quot;: &quot;&quot;, &quot;family&quot;: &quot;Balvanera&quot;, &quot;given&quot;: &quot;Patricia&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hompson&quot;, &quot;given&quot;: &quot;Jill&quot;, &quot;non-dropping-particle&quot;: &quot;&quot;, &quot;parse-names&quot;: false, &quot;suffix&quot;: &quot;&quot;}, {&quot;dropping-particle&quot;: &quot;&quot;, &quot;family&quot;: &quot;Arets&quot;, &quot;given&quot;: &quot;Eric J.M.M.&quot;, &quot;non-dropping-particle&quot;: &quot;&quot;, &quot;parse-names&quot;: false, &quot;suffix&quot;: &quot;&quot;}, {&quot;dropping-particle&quot;: &quot;&quot;, &quot;family&quot;: &quot;Garcia Alaniz&quot;, &quot;given&quot;: &quot;Nashieli&quot;, &quot;non-dropping-particle&quot;: &quot;&quot;, &quot;parse-names&quot;: false, &quot;suffix&quot;: &quot;&quot;}, {&quot;dropping-particle&quot;: &quot;&quot;, &quot;family&quot;: &quot;Jones&quot;, &quot;given&quot;: &quot;Laurence&quot;, &quot;non-dropping-particle&quot;: &quot;&quot;, &quot;parse-names&quot;: false, &quot;suffix&quot;: &quot;&quot;}, {&quot;dropping-particle&quot;: &quot;&quot;, &quot;family&quot;: &quot;Mora&quot;, &quot;given&quot;: &quot;Francisco&quot;, &quot;non-dropping-particle&quot;: &quot;&quot;, &quot;parse-names&quot;: false, &quot;suffix&quot;: &quot;&quot;}, {&quot;dropping-particle&quot;: &quot;&quot;, &quot;family&quot;: &quot;Mwampamba&quot;, &quot;given&quot;: &quot;Tuyeni H.&quot;, &quot;non-dropping-particle&quot;: &quot;&quot;, &quot;parse-names&quot;: false, &quot;suffix&quot;: &quot;&quot;}, {&quot;dropping-particle&quot;: &quot;&quot;, &quot;family&quot;: &quot;Parr&quot;, &quot;given&quot;: &quot;Terry&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container-title&quot;: &quot;Biotropica&quot;, &quot;id&quot;: &quot;ITEM-5&quot;, &quot;issue&quot;: &quot;5&quot;, &quot;issued&quot;: {&quot;date-parts&quot;: [[&quot;2017&quot;]]}, &quot;page&quot;: &quot;593-603&quot;, &quot;title&quot;: &quot;Biodiversity in species, traits, and structure determines carbon stocks and uptake in tropical forests&quot;, &quot;type&quot;: &quot;article-journal&quot;, &quot;volume&quot;: &quot;49&quot;}, &quot;uris&quot;: [&quot;http://www.mendeley.com/documents/?uuid=3d2184b0-aae0-4070-a250-ddd9212e57d8&quot;]}, {&quot;id&quot;: &quot;ITEM-6&quot;, &quot;itemData&quot;: {&quot;DOI&quot;: &quot;10.1111/j.1365-2664.2011.02048.x&quot;, &quot;ISBN&quot;: &quot;0021-8901&quot;, &quot;ISSN&quot;: &quot;00218901&quot;, &quot;PMID&quot;: &quot;1657255&quot;, &quot;abstract&quot;: &quot;1. The goal of conservation and restoration activities is to maintain biological diversity and the ecosystem services that this diversity provides. These activities traditionally focus on the measures of species diversity that include only information on the presence and abundance of species. Yet how diversity influences ecosystem function depends on the traits and niches filled by species. 2. Biological diversity can be quantified in ways that account for functional and phenotypic differences. A number of such measures of functional diversity (FD) have been created, quantifying the distribution of traits in a community or the relative magnitude of species similarities and differences. We review FD measures and why they are intuitively useful for understanding ecological patterns and are important for management. 3. In order for FD to be meaningful and worth measuring, it must be correlated with ecosystem function, and it should provide information above and beyond what species richness or diversity can explain. We review these two propositions, examining whether the strength of the correlation between FD and species richness varies across differing environmental gradients and whether FD offers greater explanatory power of ecosystem function than species richness. 4. Previous research shows that the relationship between FD and richness is complex and context dependent. Different functional traits can show individual responses to different gradients, meaning that important changes in diversity can occur with minimal change in richness. Further, FD can explain variation in ecosystem function even when richness does not. 5. Synthesis and applications. FD measures those aspects of diversity that potentially affect community assembly and function. Given this explanatory power, FD should be incorporated into conservation and restoration decision-making, especially for those efforts attempting to reconstruct or preserve healthy, functioning ecosystems.&quot;, &quot;author&quot;: [{&quot;dropping-particle&quot;: &quot;&quot;, &quot;family&quot;: &quot;Cadotte&quot;, &quot;given&quot;: &quot;Marc W.&quot;, &quot;non-dropping-particle&quot;: &quot;&quot;, &quot;parse-names&quot;: false, &quot;suffix&quot;: &quot;&quot;}, {&quot;dropping-particle&quot;: &quot;&quot;, &quot;family&quot;: &quot;Carscadden&quot;, &quot;given&quot;: &quot;Kelly&quot;, &quot;non-dropping-particle&quot;: &quot;&quot;, &quot;parse-names&quot;: false, &quot;suffix&quot;: &quot;&quot;}, {&quot;dropping-particle&quot;: &quot;&quot;, &quot;family&quot;: &quot;Mirotchnick&quot;, &quot;given&quot;: &quot;Nicholas&quot;, &quot;non-dropping-particle&quot;: &quot;&quot;, &quot;parse-names&quot;: false, &quot;suffix&quot;: &quot;&quot;}], &quot;container-title&quot;: &quot;Journal of Applied Ecology&quot;, &quot;id&quot;: &quot;ITEM-6&quot;, &quot;issue&quot;: &quot;5&quot;, &quot;issued&quot;: {&quot;date-parts&quot;: [[&quot;2011&quot;]]}, &quot;page&quot;: &quot;1079-1087&quot;, &quot;title&quot;: &quot;Beyond species: Functional diversity and the maintenance of ecological processes and services&quot;, &quot;type&quot;: &quot;article-journal&quot;, &quot;volume&quot;: &quot;48&quot;}, &quot;uris&quot;: [&quot;http://www.mendeley.com/documents/?uuid=fd5a6a34-30bb-4529-8878-7ba27c67a8a9&quot;]}], &quot;mendeley&quot;: {&quot;formattedCitation&quot;: &quot;(CADOTTE; CARSCADDEN; MIROTCHNICK, 2011; CONTI; D\u00cdAZ, 2013; DIAZ et al., 2004; D\u00cdAZ; CABIDO, 2001; FINEGAN et al., 2015; VAN DER SANDE et al., 2017)&quot;, &quot;manualFormatting&quot;: &quot;(CADOTTE; CARSCADDEN; MIROTCHNICK, 2011; CONTI; D\u00cdAZ, 2013; DIAZ et al., 2004; D\u00cdAZ; CABIDO, 2001; FINEGAN et al., 2015; VAN DER SANDE et al., 2017). This link is due to the fact that, ultimately, are the functional traits that interact with the environment by responding and modifying it (DIAZ et al., 2004; D\u00cdAZ; CABIDO, 2001; VIOLLE et al., 2007)\u2060. &quot;, &quot;plainTextFormattedCitation&quot;: &quot;(CADOTTE; CARSCADDEN; MIROTCHNICK, 2011; CONTI; D\u00cdAZ, 2013; DIAZ et al., 2004; D\u00cdAZ; CABIDO, 2001; FINEGAN et al., 2015; VAN DER SANDE et al., 2017)&quot;, &quot;previouslyFormattedCitation&quot;: &quot;(CADOTTE; CARSCADDEN; MIROTCHNICK, 2011; CONTI; D\u00cdAZ, 2013; DIAZ et al., 2004; D\u00cdAZ; CABIDO, 2001; FINEGAN et al., 2015; VAN DER SANDE et al., 2017)&quot;}, &quot;properties&quot;: {&quot;noteIndex&quot;: 0}, &quot;schema&quot;: &quot;https://github.com/citation-style-language/schema/raw/master/csl-citation.json&quot;} RNDcr7mtGa3Xe"/><text:span text:style-name="T58">Since the values that represent functional traits in a PFT scheme are fix, </text:span><text:span text:style-name="T60">with an environmental change </text:span><text:span text:style-name="T58">PFTs are not able to </text:span><text:span text:style-name="T60">adapt </text:span><text:span text:style-name="T58"><text:s/>what can overerestimate the impacts of climate change on ecosystems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u2Ca4faqiX"/><text:span text:style-name="T105">(FYLLAS et al., 2014;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u2Ca4faqiX"/><text:span text:style-name="T58">. Consequently,</text:span><text:span text:style-name="T56"> </text:span><text:span text:style-name="T59">to </text:span><text:span text:style-name="T56">i</text:span><text:span text:style-name="T47">gnor</text:span><text:span text:style-name="T57">e</text:span><text:span text:style-name="T47"> functional diversity by using PFT scheme may </text:span><text:span text:style-name="T57">n</text:span><text:span text:style-name="T47">ot be the best choice to advance in the knowledge of the effects of climate</text:span><text:span text:style-name="T48"> change on natural ecosystems </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PAVLICK et al., 2013a; VAN BODEGOM et al., 2012; YANG et al., 2015)&quot;, &quot;manualFormatting&quot;: &quot;(PAVLICK et al., 2013a; VAN BODEGOM et al., 2012; YANG et al., 2015) &quot;, &quot;plainTextFormattedCitation&quot;: &quot;(PAVLICK et al., 2013a; VAN BODEGOM et al., 2012; YANG et al., 2015)&quot;, &quot;previouslyFormattedCitation&quot;: &quot;(PAVLICK et al., 2013a; VAN BODEGOM et al., 2012; YANG et al., 2015)&quot;}, &quot;properties&quot;: {&quot;noteIndex&quot;: 0}, &quot;schema&quot;: &quot;https://github.com/citation-style-language/schema/raw/master/csl-citation.json&quot;} RNDvfaQOeBatY"/><text:span text:style-name="T103">(PAVLICK et al., 2013a; VAN BODEGOM et al., 2012; YANG et al., 2015) </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PAVLICK et al., 2013a; VAN BODEGOM et al., 2012; YANG et al., 2015)&quot;, &quot;manualFormatting&quot;: &quot;(PAVLICK et al., 2013a; VAN BODEGOM et al., 2012; YANG et al., 2015) &quot;, &quot;plainTextFormattedCitation&quot;: &quot;(PAVLICK et al., 2013a; VAN BODEGOM et al., 2012; YANG et al., 2015)&quot;, &quot;previouslyFormattedCitation&quot;: &quot;(PAVLICK et al., 2013a; VAN BODEGOM et al., 2012; YANG et al., 2015)&quot;}, &quot;properties&quot;: {&quot;noteIndex&quot;: 0}, &quot;schema&quot;: &quot;https://github.com/citation-style-language/schema/raw/master/csl-citation.json&quot;} RNDvfaQOeBatY"/><text:span text:style-name="T48">. </text:span></text:p>
      <text:p text:style-name="P80"><text:span text:style-name="T173"><text:tab/></text:span><text:span text:style-name="T172">The use of PFTs also prevent the identification of subtle but important changes in communities: the change on the frequency and occurrence of functional traits <text:s/></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oyO1zSKmcz"/><text:span text:style-name="T144">(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oyO1zSKmcz"/><text:span text:style-name="T172">⁠.</text:span><text:span text:style-name="T173"> </text:span><text:span text:style-name="T172">This </text:span><text:span text:style-name="T169">drawback</text:span><text:span text:style-name="T170"> precludes advancements in the compreenhension of the </text:span><text:span text:style-name="T171">still uncertain </text:span><text:span text:style-name="T170">effects of climate change on functional diversity </text:span><text:reference-mark-start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KbZmzCSvII"/><text:span text:style-name="T145">(DÍAZ; CABIDO, 2001; LAVOREL; GARNIER, 2002)</text:span><text:reference-mark-end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KbZmzCSvII"/><text:span text:style-name="T145">.</text:span><text:span text:style-name="T171"> T</text:span><text:span text:style-name="T88">hese uncertainties are specially important </text:span><text:span text:style-name="T89">and challenging </text:span><text:span text:style-name="T88">on </text:span><text:span text:style-name="T90">ecosystems such as Amazon forest and tropical forests as a whole, </text:span><text:span text:style-name="T91">which</text:span><text:span text:style-name="T90"> are </text:span><text:span text:style-name="T88">hyperdivers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UPGLQthtce"/><text:span text:style-name="T138">(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UPGLQthtce"/><text:span text:style-name="T88">⁠ </text:span><text:span text:style-name="T90">and also</text:span><text:span text:style-name="T88"> are among the most threatened </text:span><text:span text:style-name="T90">ecosystems</text:span><text:span text:style-name="T88"> by climate changes </text:span><text:reference-mark-start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jPDZJwI9Du"/><text:span text:style-name="T138">(CHAMBERS et al., 2012)</text:span><text:reference-mark-end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jPDZJwI9Du"/><text:span text:style-name="T88">⁠. </text:span></text:p>
      <text:p text:style-name="P81"><text:span text:style-name="T92"><text:tab/></text:span><text:span text:style-name="T73">As the climate change, </text:span><text:span text:style-name="T84">the environmental filtering becomes different, and hence,</text:span><text:span text:style-name="T73"> </text:span><text:span text:style-name="T75">the requirements for an individual to be successful change as well </text:span><text:reference-mark-start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E5aJ62lbGp"/><text:span text:style-name="T142">(WEBB et al., 2010)</text:span><text:reference-mark-end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E5aJ62lbGp"/><text:span text:style-name="T80">⁠</text:span><text:span text:style-name="T75">. </text:span><text:span text:style-name="T81">It means that the physiological tolerances determined by functional traits also is modified what could select for alternative </text:span><text:span text:style-name="T75">functional composition of the community </text:span><text:reference-mark-start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GxcnSAOz1y"/><text:span text:style-name="T142">(THOMPSON et al., 2009)</text:span><text:reference-mark-end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GxcnSAOz1y"/><text:span text:style-name="T75">⁠. </text:span><text:span text:style-name="T81">This is</text:span><text:span text:style-name="T75"> generat</text:span><text:span text:style-name="T81">ed by</text:span><text:span text:style-name="T75"> a rearrange of the </text:span><text:span text:style-name="T81">community </text:span><text:span text:style-name="T75">traits </text:span><text:span text:style-name="T151">(AGUIRRE-GUTIÉRREZ et al., 2019; FAUSET et al., 2012; FYLLAS et al., 2017)</text:span><text:span text:style-name="T75"> that can be </text:span><text:span text:style-name="T81">the</text:span><text:span text:style-name="T75"> exclusion </text:span><text:span text:style-name="T81">of some traits together or not with </text:span><text:span text:style-name="T85">the </text:span><text:span text:style-name="T84">emergence of new traits that were not in the community before</text:span><text:span text:style-name="T81"> </text:span><text:reference-mark-start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mendeley&quot;: {&quot;formattedCitation&quot;: &quot;(GONZALEZ; LOREAU, 2009)&quot;, &quot;plainTextFormattedCitation&quot;: &quot;(GONZALEZ; LOREAU, 2009)&quot;, &quot;previouslyFormattedCitation&quot;: &quot;(GONZALEZ; LOREAU, 2009)&quot;}, &quot;properties&quot;: {&quot;noteIndex&quot;: 0}, &quot;schema&quot;: &quot;https://github.com/citation-style-language/schema/raw/master/csl-citation.json&quot;} RNDS0XIql9YFC"/><text:span text:style-name="T143">(GONZALEZ; LOREAU, 2009)</text:span><text:reference-mark-end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mendeley&quot;: {&quot;formattedCitation&quot;: &quot;(GONZALEZ; LOREAU, 2009)&quot;, &quot;plainTextFormattedCitation&quot;: &quot;(GONZALEZ; LOREAU, 2009)&quot;, &quot;previouslyFormattedCitation&quot;: &quot;(GONZALEZ; LOREAU, 2009)&quot;}, &quot;properties&quot;: {&quot;noteIndex&quot;: 0}, &quot;schema&quot;: &quot;https://github.com/citation-style-language/schema/raw/master/csl-citation.json&quot;} RNDS0XIql9YFC"/><text:span text:style-name="T81">⁠ </text:span><text:reference-mark-start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id&quot;: &quot;ITEM-2&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2&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GONZALEZ; LOREAU, 2009; POORTER et al., 2015)&quot;, &quot;plainTextFormattedCitation&quot;: &quot;(GONZALEZ; LOREAU, 2009; POORTER et al., 2015)&quot;, &quot;previouslyFormattedCitation&quot;: &quot;(GONZALEZ; LOREAU, 2009; POORTER et al., 2015)&quot;}, &quot;properties&quot;: {&quot;noteIndex&quot;: 0}, &quot;schema&quot;: &quot;https://github.com/citation-style-language/schema/raw/master/csl-citation.json&quot;} RNDwxgOz2Ey7T"/><text:span text:style-name="T143">(GONZALEZ; LOREAU, 2009; POORTER et al., 2015)</text:span><text:reference-mark-end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id&quot;: &quot;ITEM-2&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2&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GONZALEZ; LOREAU, 2009; POORTER et al., 2015)&quot;, &quot;plainTextFormattedCitation&quot;: &quot;(GONZALEZ; LOREAU, 2009; POORTER et al., 2015)&quot;, &quot;previouslyFormattedCitation&quot;: &quot;(GONZALEZ; LOREAU, 2009; POORTER et al., 2015)&quot;}, &quot;properties&quot;: {&quot;noteIndex&quot;: 0}, &quot;schema&quot;: &quot;https://github.com/citation-style-language/schema/raw/master/csl-citation.json&quot;} RNDwxgOz2Ey7T"/><text:span text:style-name="T82">⁠</text:span><text:span text:style-name="T81">, </text:span><text:span text:style-name="T85">also, it can be</text:span><text:span text:style-name="T75"> </text:span><text:span text:style-name="T81">even</text:span><text:span text:style-name="T75"> just an alteration on the traits abundance, </text:span><text:span text:style-name="T83">for example on dominance</text:span><text:span text:style-name="T75">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38/s41598-018-21172-9&quot;, &quot;ISSN&quot;: &quot;20452322&quot;, &quot;PMID&quot;: &quot;29434266&quot;, &quot;abstract&quot;: &quot;Plant traits are both responsive to local climate and strong predictors of primary productivity. We hypothesized that future climate change might promote a shift in global plant traits resulting in changes in Gross Primary Productivity (GPP). We characterized the relationship between key plant traits, namely Specific Leaf Area (SLA), height, and seed mass, and local climate and primary productivity. We found that by 2070, tropical and arid ecosystems will be more suitable for plants with relatively lower canopy height, SLA and seed mass, while far northern latitudes will favor woody and taller plants than at present. Using a network of tower eddy covariance CO2 flux measurements and the extrapolated plant trait maps, we estimated the global distribution of annual GPP under current and projected future plant community distribution. We predict that annual GPP in northern biomes (\u226545\u2009\u00b0N) will increase by 31% (+8.1\u2009\u00b1\u20090.5 Pg C), but this will be offset by a 17.9% GPP decline in the tropics (\u221211.8\u2009\u00b1\u20090.84 Pg C). These findings suggest that regional climate changes will affect plant trait distributions, which may in turn affect global productivity patterns.&quot;, &quot;author&quot;: [{&quot;dropping-particle&quot;: &quot;&quot;, &quot;family&quot;: &quot;Madani&quot;, &quot;given&quot;: &quot;Nima&quot;, &quot;non-dropping-particle&quot;: &quot;&quot;, &quot;parse-names&quot;: false, &quot;suffix&quot;: &quot;&quot;}, {&quot;dropping-particle&quot;: &quot;&quot;, &quot;family&quot;: &quot;Kimball&quot;, &quot;given&quot;: &quot;John S.&quot;, &quot;non-dropping-particle&quot;: &quot;&quot;, &quot;parse-names&quot;: false, &quot;suffix&quot;: &quot;&quot;}, {&quot;dropping-particle&quot;: &quot;&quot;, &quot;family&quot;: &quot;Ballantyne&quot;, &quot;given&quot;: &quot;Ashley P.&quot;, &quot;non-dropping-particle&quot;: &quot;&quot;, &quot;parse-names&quot;: false, &quot;suffix&quot;: &quot;&quot;}, {&quot;dropping-particle&quot;: &quot;&quot;, &quot;family&quot;: &quot;Affleck&quot;, &quot;given&quot;: &quot;David L.R.&quot;, &quot;non-dropping-particle&quot;: &quot;&quot;, &quot;parse-names&quot;: false, &quot;suffix&quot;: &quot;&quot;}, {&quot;dropping-particle&quot;: &quot;&quot;, &quot;family&quot;: &quot;Bodegom&quot;, &quot;given&quot;: &quot;Peter M.&quot;, &quot;non-dropping-particle&quot;: &quot;Van&quot;, &quot;parse-names&quot;: false, &quot;suffix&quot;: &quot;&quot;}, {&quot;dropping-particle&quot;: &quot;&quot;, &quot;family&quot;: &quot;Reich&quot;, &quot;given&quot;: &quot;Peter B.&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ala&quot;, &quot;given&quot;: &quot;Anna&quot;, &quot;non-dropping-particle&quot;: &quot;&quot;, &quot;parse-names&quot;: false, &quot;suffix&quot;: &quot;&quot;}, {&quot;dropping-particle&quot;: &quot;&quot;, &quot;family&quot;: &quot;Nazeri&quot;, &quot;given&quot;: &quot;Mona&quot;, &quot;non-dropping-particle&quot;: &quot;&quot;, &quot;parse-names&quot;: false, &quot;suffix&quot;: &quot;&quot;}, {&quot;dropping-particle&quot;: &quot;&quot;, &quot;family&quot;: &quot;Jones&quot;, &quot;given&quot;: &quot;Matthew O.&quot;, &quot;non-dropping-particle&quot;: &quot;&quot;, &quot;parse-names&quot;: false, &quot;suffix&quot;: &quot;&quot;}, {&quot;dropping-particle&quot;: &quot;&quot;, &quot;family&quot;: &quot;Zhao&quot;, &quot;given&quot;: &quot;Maosheng&quot;, &quot;non-dropping-particle&quot;: &quot;&quot;, &quot;parse-names&quot;: false, &quot;suffix&quot;: &quot;&quot;}, {&quot;dropping-particle&quot;: &quot;&quot;, &quot;family&quot;: &quot;Running&quot;, &quot;given&quot;: &quot;Steven W.&quot;, &quot;non-dropping-particle&quot;: &quot;&quot;, &quot;parse-names&quot;: false, &quot;suffix&quot;: &quot;&quot;}], &quot;container-title&quot;: &quot;Scientific Reports&quot;, &quot;id&quot;: &quot;ITEM-2&quot;, &quot;issue&quot;: &quot;1&quot;, &quot;issued&quot;: {&quot;date-parts&quot;: [[&quot;2018&quot;]]}, &quot;page&quot;: &quot;1-10&quot;, &quot;title&quot;: &quot;Future global productivity will be affected by plant trait response to climate&quot;, &quot;type&quot;: &quot;article-journal&quot;, &quot;volume&quot;: &quot;8&quot;}, &quot;uris&quot;: [&quot;http://www.mendeley.com/documents/?uuid=f5fadb65-295b-47fa-90d6-c77f27b4d0fa&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ENQUIST et al., 2015; FAUSET et al., 2012; MADANI et al., 2018)&quot;, &quot;plainTextFormattedCitation&quot;: &quot;(ENQUIST et al., 2015; FAUSET et al., 2012; MADANI et al., 2018)&quot;, &quot;previouslyFormattedCitation&quot;: &quot;(ENQUIST et al., 2015; FAUSET et al., 2012; MADANI et al., 2018)&quot;}, &quot;properties&quot;: {&quot;noteIndex&quot;: 0}, &quot;schema&quot;: &quot;https://github.com/citation-style-language/schema/raw/master/csl-citation.json&quot;} RNDkyTAVZ2Dzz"/><text:span text:style-name="T142">(ENQUIST et al., 2015; FAUSET et al., 2012; MADANI et al., 2018)</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38/s41598-018-21172-9&quot;, &quot;ISSN&quot;: &quot;20452322&quot;, &quot;PMID&quot;: &quot;29434266&quot;, &quot;abstract&quot;: &quot;Plant traits are both responsive to local climate and strong predictors of primary productivity. We hypothesized that future climate change might promote a shift in global plant traits resulting in changes in Gross Primary Productivity (GPP). We characterized the relationship between key plant traits, namely Specific Leaf Area (SLA), height, and seed mass, and local climate and primary productivity. We found that by 2070, tropical and arid ecosystems will be more suitable for plants with relatively lower canopy height, SLA and seed mass, while far northern latitudes will favor woody and taller plants than at present. Using a network of tower eddy covariance CO2 flux measurements and the extrapolated plant trait maps, we estimated the global distribution of annual GPP under current and projected future plant community distribution. We predict that annual GPP in northern biomes (\u226545\u2009\u00b0N) will increase by 31% (+8.1\u2009\u00b1\u20090.5 Pg C), but this will be offset by a 17.9% GPP decline in the tropics (\u221211.8\u2009\u00b1\u20090.84 Pg C). These findings suggest that regional climate changes will affect plant trait distributions, which may in turn affect global productivity patterns.&quot;, &quot;author&quot;: [{&quot;dropping-particle&quot;: &quot;&quot;, &quot;family&quot;: &quot;Madani&quot;, &quot;given&quot;: &quot;Nima&quot;, &quot;non-dropping-particle&quot;: &quot;&quot;, &quot;parse-names&quot;: false, &quot;suffix&quot;: &quot;&quot;}, {&quot;dropping-particle&quot;: &quot;&quot;, &quot;family&quot;: &quot;Kimball&quot;, &quot;given&quot;: &quot;John S.&quot;, &quot;non-dropping-particle&quot;: &quot;&quot;, &quot;parse-names&quot;: false, &quot;suffix&quot;: &quot;&quot;}, {&quot;dropping-particle&quot;: &quot;&quot;, &quot;family&quot;: &quot;Ballantyne&quot;, &quot;given&quot;: &quot;Ashley P.&quot;, &quot;non-dropping-particle&quot;: &quot;&quot;, &quot;parse-names&quot;: false, &quot;suffix&quot;: &quot;&quot;}, {&quot;dropping-particle&quot;: &quot;&quot;, &quot;family&quot;: &quot;Affleck&quot;, &quot;given&quot;: &quot;David L.R.&quot;, &quot;non-dropping-particle&quot;: &quot;&quot;, &quot;parse-names&quot;: false, &quot;suffix&quot;: &quot;&quot;}, {&quot;dropping-particle&quot;: &quot;&quot;, &quot;family&quot;: &quot;Bodegom&quot;, &quot;given&quot;: &quot;Peter M.&quot;, &quot;non-dropping-particle&quot;: &quot;Van&quot;, &quot;parse-names&quot;: false, &quot;suffix&quot;: &quot;&quot;}, {&quot;dropping-particle&quot;: &quot;&quot;, &quot;family&quot;: &quot;Reich&quot;, &quot;given&quot;: &quot;Peter B.&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ala&quot;, &quot;given&quot;: &quot;Anna&quot;, &quot;non-dropping-particle&quot;: &quot;&quot;, &quot;parse-names&quot;: false, &quot;suffix&quot;: &quot;&quot;}, {&quot;dropping-particle&quot;: &quot;&quot;, &quot;family&quot;: &quot;Nazeri&quot;, &quot;given&quot;: &quot;Mona&quot;, &quot;non-dropping-particle&quot;: &quot;&quot;, &quot;parse-names&quot;: false, &quot;suffix&quot;: &quot;&quot;}, {&quot;dropping-particle&quot;: &quot;&quot;, &quot;family&quot;: &quot;Jones&quot;, &quot;given&quot;: &quot;Matthew O.&quot;, &quot;non-dropping-particle&quot;: &quot;&quot;, &quot;parse-names&quot;: false, &quot;suffix&quot;: &quot;&quot;}, {&quot;dropping-particle&quot;: &quot;&quot;, &quot;family&quot;: &quot;Zhao&quot;, &quot;given&quot;: &quot;Maosheng&quot;, &quot;non-dropping-particle&quot;: &quot;&quot;, &quot;parse-names&quot;: false, &quot;suffix&quot;: &quot;&quot;}, {&quot;dropping-particle&quot;: &quot;&quot;, &quot;family&quot;: &quot;Running&quot;, &quot;given&quot;: &quot;Steven W.&quot;, &quot;non-dropping-particle&quot;: &quot;&quot;, &quot;parse-names&quot;: false, &quot;suffix&quot;: &quot;&quot;}], &quot;container-title&quot;: &quot;Scientific Reports&quot;, &quot;id&quot;: &quot;ITEM-2&quot;, &quot;issue&quot;: &quot;1&quot;, &quot;issued&quot;: {&quot;date-parts&quot;: [[&quot;2018&quot;]]}, &quot;page&quot;: &quot;1-10&quot;, &quot;title&quot;: &quot;Future global productivity will be affected by plant trait response to climate&quot;, &quot;type&quot;: &quot;article-journal&quot;, &quot;volume&quot;: &quot;8&quot;}, &quot;uris&quot;: [&quot;http://www.mendeley.com/documents/?uuid=f5fadb65-295b-47fa-90d6-c77f27b4d0fa&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ENQUIST et al., 2015; FAUSET et al., 2012; MADANI et al., 2018)&quot;, &quot;plainTextFormattedCitation&quot;: &quot;(ENQUIST et al., 2015; FAUSET et al., 2012; MADANI et al., 2018)&quot;, &quot;previouslyFormattedCitation&quot;: &quot;(ENQUIST et al., 2015; FAUSET et al., 2012; MADANI et al., 2018)&quot;}, &quot;properties&quot;: {&quot;noteIndex&quot;: 0}, &quot;schema&quot;: &quot;https://github.com/citation-style-language/schema/raw/master/csl-citation.json&quot;} RNDkyTAVZ2Dzz"/><text:span text:style-name="T80">⁠</text:span><text:span text:style-name="T75">.</text:span><text:span text:style-name="T73"> </text:span></text:p>
      <text:p text:style-name="P81"><text:soft-page-break/><text:span text:style-name="T73"><text:tab/></text:span><text:span text:style-name="T75">This rearrangement can turn the community more suitable for the new climate conditio</text:span><text:span text:style-name="T76">n</text:span><text:span text:style-name="T75">s and, thus, be less </text:span><text:span text:style-name="T76">suscetible to the imposed changes</text:span><text:span text:style-name="T73">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G33L8nSqXI"/><text:span text:style-name="T139">(AGUIRRE-GUTIÉRREZ et al., 2019; ENQUIST et al., 2015; 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G33L8nSqXI"/><text:span text:style-name="T73">⁠. For example, </text:span><text:span text:style-name="T76">it is foreseen for Amazon, and other tropical forests, an increase on drought intensity, frequency or longevity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07/s00382-007-0340-z&quot;, &quot;ISSN&quot;: &quot;09307575&quot;, &quot;abstract&quot;: &quot;Recent and potential future increases in global temperatures are likely to be associated with impacts on the hydrologic cycle, including changes to precipitation and increases in extreme events such as droughts. We analyze changes in drought occurrence using soil moisture data for the SRES B1, A1B and A2 future climate scenarios relative to the PICNTRL pre-industrial control and 20C3M twentieth century simulations from eight AOGCMs that participated in the IPCC AR4. Comparison with observation forced land surface model estimates indicates that the models do reasonably well at replicating our best estimates of twentieth century, large scale drought occurrence, although the frequency of long-term (more than 12-month duration) droughts are over-estimated. Under the future projections, the models show decreases in soil moisture globally for all scenarios with a corresponding doubling of the spatial extent of severe soil moisture deficits and frequency of short-term (4-6-month duration) droughts from the mid-twentieth century to the end of the twenty-first. Long-term droughts become three times more common. Regionally, the Mediterranean, west African, central Asian and central American regions show large increases most notably for long-term frequencies as do mid-latitude North American regions but with larger variation between scenarios. In general, changes under the higher emission scenarios, A1B and A2 are the greatest, and despite following a reduced emissions pathway relative to the present day, the B1 scenario shows smaller but still substantial increases in drought, globally and for most regions. Increases in drought are driven primarily by reductions in precipitation with increased evaporation from higher temperatures modulating the changes. In some regions, increases in precipitation are offset by increased evaporation. Although the predicted future changes in drought occurrence are essentially monotonic increasing globally and in many regions, they are generally not statistically different from contemporary climate (as estimated from the 1961-1990 period of the 20C3M simulations) or natural variability (as estimated from the PICNTRL simulations) for multiple decades, in contrast to primary climate variables, such as global mean surface air temperature and precipitation. On the other hand, changes in annual and seasonal means of terrestrial hydrologic variables, such as evaporation and soil moisture, are essentially undetectable within the twenty-fir\u2026&quot;, &quot;author&quot;: [{&quot;dropping-particle&quot;: &quot;&quot;, &quot;family&quot;: &quot;Sheffield&quot;, &quot;given&quot;: &quot;Justin&quot;, &quot;non-dropping-particle&quot;: &quot;&quot;, &quot;parse-names&quot;: false, &quot;suffix&quot;: &quot;&quot;}, {&quot;dropping-particle&quot;: &quot;&quot;, &quot;family&quot;: &quot;Wood&quot;, &quot;given&quot;: &quot;Eric F.&quot;, &quot;non-dropping-particle&quot;: &quot;&quot;, &quot;parse-names&quot;: false, &quot;suffix&quot;: &quot;&quot;}], &quot;container-title&quot;: &quot;Climate Dynamics&quot;, &quot;id&quot;: &quot;ITEM-2&quot;, &quot;issue&quot;: &quot;1&quot;, &quot;issued&quot;: {&quot;date-parts&quot;: [[&quot;2008&quot;]]}, &quot;page&quot;: &quot;79-105&quot;, &quot;title&quot;: &quot;Projected changes in drought occurrence under future global warming from multi-model, multi-scenario, IPCC AR4 simulations&quot;, &quot;type&quot;: &quot;article-journal&quot;, &quot;volume&quot;: &quot;31&quot;}, &quot;uris&quot;: [&quot;http://www.mendeley.com/documents/?uuid=e377fe56-00f8-46d8-9ab1-8edf113e5875&quot;]}], &quot;mendeley&quot;: {&quot;formattedCitation&quot;: &quot;(FAUSET et al., 2012; SHEFFIELD; WOOD, 2008)&quot;, &quot;plainTextFormattedCitation&quot;: &quot;(FAUSET et al., 2012; SHEFFIELD; WOOD, 2008)&quot;, &quot;previouslyFormattedCitation&quot;: &quot;(FAUSET et al., 2012; SHEFFIELD; WOOD, 2008)&quot;}, &quot;properties&quot;: {&quot;noteIndex&quot;: 0}, &quot;schema&quot;: &quot;https://github.com/citation-style-language/schema/raw/master/csl-citation.json&quot;} RND5wM0Lqm8Ww"/><text:span text:style-name="T140">(FAUSET et al., 2012; SHEFFIELD; WOOD, 2008)</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07/s00382-007-0340-z&quot;, &quot;ISSN&quot;: &quot;09307575&quot;, &quot;abstract&quot;: &quot;Recent and potential future increases in global temperatures are likely to be associated with impacts on the hydrologic cycle, including changes to precipitation and increases in extreme events such as droughts. We analyze changes in drought occurrence using soil moisture data for the SRES B1, A1B and A2 future climate scenarios relative to the PICNTRL pre-industrial control and 20C3M twentieth century simulations from eight AOGCMs that participated in the IPCC AR4. Comparison with observation forced land surface model estimates indicates that the models do reasonably well at replicating our best estimates of twentieth century, large scale drought occurrence, although the frequency of long-term (more than 12-month duration) droughts are over-estimated. Under the future projections, the models show decreases in soil moisture globally for all scenarios with a corresponding doubling of the spatial extent of severe soil moisture deficits and frequency of short-term (4-6-month duration) droughts from the mid-twentieth century to the end of the twenty-first. Long-term droughts become three times more common. Regionally, the Mediterranean, west African, central Asian and central American regions show large increases most notably for long-term frequencies as do mid-latitude North American regions but with larger variation between scenarios. In general, changes under the higher emission scenarios, A1B and A2 are the greatest, and despite following a reduced emissions pathway relative to the present day, the B1 scenario shows smaller but still substantial increases in drought, globally and for most regions. Increases in drought are driven primarily by reductions in precipitation with increased evaporation from higher temperatures modulating the changes. In some regions, increases in precipitation are offset by increased evaporation. Although the predicted future changes in drought occurrence are essentially monotonic increasing globally and in many regions, they are generally not statistically different from contemporary climate (as estimated from the 1961-1990 period of the 20C3M simulations) or natural variability (as estimated from the PICNTRL simulations) for multiple decades, in contrast to primary climate variables, such as global mean surface air temperature and precipitation. On the other hand, changes in annual and seasonal means of terrestrial hydrologic variables, such as evaporation and soil moisture, are essentially undetectable within the twenty-fir\u2026&quot;, &quot;author&quot;: [{&quot;dropping-particle&quot;: &quot;&quot;, &quot;family&quot;: &quot;Sheffield&quot;, &quot;given&quot;: &quot;Justin&quot;, &quot;non-dropping-particle&quot;: &quot;&quot;, &quot;parse-names&quot;: false, &quot;suffix&quot;: &quot;&quot;}, {&quot;dropping-particle&quot;: &quot;&quot;, &quot;family&quot;: &quot;Wood&quot;, &quot;given&quot;: &quot;Eric F.&quot;, &quot;non-dropping-particle&quot;: &quot;&quot;, &quot;parse-names&quot;: false, &quot;suffix&quot;: &quot;&quot;}], &quot;container-title&quot;: &quot;Climate Dynamics&quot;, &quot;id&quot;: &quot;ITEM-2&quot;, &quot;issue&quot;: &quot;1&quot;, &quot;issued&quot;: {&quot;date-parts&quot;: [[&quot;2008&quot;]]}, &quot;page&quot;: &quot;79-105&quot;, &quot;title&quot;: &quot;Projected changes in drought occurrence under future global warming from multi-model, multi-scenario, IPCC AR4 simulations&quot;, &quot;type&quot;: &quot;article-journal&quot;, &quot;volume&quot;: &quot;31&quot;}, &quot;uris&quot;: [&quot;http://www.mendeley.com/documents/?uuid=e377fe56-00f8-46d8-9ab1-8edf113e5875&quot;]}], &quot;mendeley&quot;: {&quot;formattedCitation&quot;: &quot;(FAUSET et al., 2012; SHEFFIELD; WOOD, 2008)&quot;, &quot;plainTextFormattedCitation&quot;: &quot;(FAUSET et al., 2012; SHEFFIELD; WOOD, 2008)&quot;, &quot;previouslyFormattedCitation&quot;: &quot;(FAUSET et al., 2012; SHEFFIELD; WOOD, 2008)&quot;}, &quot;properties&quot;: {&quot;noteIndex&quot;: 0}, &quot;schema&quot;: &quot;https://github.com/citation-style-language/schema/raw/master/csl-citation.json&quot;} RND5wM0Lqm8Ww"/><text:span text:style-name="T76">⁠</text:span><text:span text:style-name="T74">, </text:span><text:span text:style-name="T76">however if </text:span><text:span text:style-name="T77">the functional composition of Amazonian forest communities</text:span><text:span text:style-name="T74"> shifts in favour to more drought-tolerant traits, </text:span><text:span text:style-name="T77">its ability to store carbon in front of climate change can be less suscetible. </text:span><text:span text:style-name="T82">This</text:span><text:span text:style-name="T77"> would reduce, for example, the likelihood </text:span><text:span text:style-name="T147">of the forest shifting into a savannah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mendeley&quot;: {&quot;formattedCitation&quot;: &quot;(AGUIRRE-GUTI\u00c9RREZ et al., 2019; SAKSCHEWSKI et al., 2016a)&quot;, &quot;plainTextFormattedCitation&quot;: &quot;(AGUIRRE-GUTI\u00c9RREZ et al., 2019; SAKSCHEWSKI et al., 2016a)&quot;, &quot;previouslyFormattedCitation&quot;: &quot;(AGUIRRE-GUTI\u00c9RREZ et al., 2019; SAKSCHEWSKI et al., 2016a)&quot;}, &quot;properties&quot;: {&quot;noteIndex&quot;: 0}, &quot;schema&quot;: &quot;https://github.com/citation-style-language/schema/raw/master/csl-citation.json&quot;} RND4W3jTE4BKj"/><text:span text:style-name="T147">(AGUIRRE-GUTIÉRREZ et al., 2019; SAKSCHEWSKI et al., 2016a)</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mendeley&quot;: {&quot;formattedCitation&quot;: &quot;(AGUIRRE-GUTI\u00c9RREZ et al., 2019; SAKSCHEWSKI et al., 2016a)&quot;, &quot;plainTextFormattedCitation&quot;: &quot;(AGUIRRE-GUTI\u00c9RREZ et al., 2019; SAKSCHEWSKI et al., 2016a)&quot;, &quot;previouslyFormattedCitation&quot;: &quot;(AGUIRRE-GUTI\u00c9RREZ et al., 2019; SAKSCHEWSKI et al., 2016a)&quot;}, &quot;properties&quot;: {&quot;noteIndex&quot;: 0}, &quot;schema&quot;: &quot;https://github.com/citation-style-language/schema/raw/master/csl-citation.json&quot;} RND4W3jTE4BKj"/><text:span text:style-name="T147">⁠ </text:span><text:span text:style-name="T148">compared to projections</text:span><text:span text:style-name="T77"> previously </text:span><text:span text:style-name="T79">made</text:span><text:span text:style-name="T77"> by modeling studies (e.g. </text:span><text:reference-mark-start text:name="ADDIN CSL_CITATION {&quot;citationItems&quot;: [{&quot;id&quot;: &quot;ITEM-1&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1&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2&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2&quot;, &quot;issue&quot;: &quot;3&quot;, &quot;issued&quot;: {&quot;date-parts&quot;: [[&quot;2009&quot;]]}, &quot;page&quot;: &quot;1-16&quot;, &quot;title&quot;: &quot;Exploring the range of climate biome projections for tropical South America: The role of CO2 fertilization and seasonality&quot;, &quot;type&quot;: &quot;article-journal&quot;, &quot;volume&quot;: &quot;23&quot;}, &quot;uris&quot;: [&quot;http://www.mendeley.com/documents/?uuid=032cf8b8-72d7-40fc-bef4-1e0ba7e3396d&quot;]}, {&quot;id&quot;: &quot;ITEM-3&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3&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4&quot;, &quot;itemData&quot;: {&quot;DOI&quot;: &quot;10.1007/s00704-004-0051-x&quot;, &quot;ISBN&quot;: &quot;0177-798X&quot;, &quot;ISSN&quot;: &quot;0177798X&quot;, &quot;abstract&quot;: &quot;A combined GCM analogue model and GCM land surface representation is used to investigate the influences of climatology and land surface parameterisation on modelled Amazonian vegetation change. This modelling structure (called IMOGEN) captures the main features of the changes in surface climate as estimated by a GCM with enhanced atmospheric greenhouse gas concentrations. Advantage is taken of IMOGEN\u2019s computational speed which allows multiple simulations to be carried out to assess the robustness of the GCM results. The timing of forest dieback is found to be sensitive to the initial \u2018\u2018pre-industrial\u2019\u2019 climate, as well as uncertainties in the representation of land-atmosphere CO2 exchange. Changing from a Q10 form for plant dark and maintanence respiration (as used in the coupled GCM runs) to a respiration proportional to maximum photosynthesis, reduces the biomass lost from Amazonia in the 21st century. Replacing the GCM control climate (which has about 25% too little rain in the annual mean over Amazonia) with an observed climatology increases the CO2 concentration at which rainfall drops to critical levels, and thereby further delays the dieback. On the other hand, calibration of the canopy photosynthesis model against Amazonian flux data tends to lead to earlier forest dieback. Further advances are required in both GCM rainfall simulation and land-surface process representation before a clearer picture will emerge on the timing of possible Amazonian forest dieback. However, it seems likely that these advances will overall lead to projections of later forest dieback as GCM control climates become more realistic.&quot;, &quot;author&quot;: [{&quot;dropping-particle&quot;: &quot;&quot;, &quot;family&quot;: &quot;Huntingford&quot;, &quot;given&quot;: &quot;C.&quot;, &quot;non-dropping-particle&quot;: &quot;&quot;, &quot;parse-names&quot;: false, &quot;suffix&quot;: &quot;&quot;}, {&quot;dropping-particle&quot;: &quot;&quot;, &quot;family&quot;: &quot;Harris&quot;, &quot;given&quot;: &quot;P. P.&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Marengo&quot;, &quot;given&quot;: &quot;J. a.&quot;, &quot;non-dropping-particle&quot;: &quot;&quot;, &quot;parse-names&quot;: false, &quot;suffix&quot;: &quot;&quot;}, {&quot;dropping-particle&quot;: &quot;&quot;, &quot;family&quot;: &quot;Gash&quot;, &quot;given&quot;: &quot;J. H C&quot;, &quot;non-dropping-particle&quot;: &quot;&quot;, &quot;parse-names&quot;: false, &quot;suffix&quot;: &quot;&quot;}], &quot;container-title&quot;: &quot;Theoretical and Applied Climatology&quot;, &quot;id&quot;: &quot;ITEM-4&quot;, &quot;issued&quot;: {&quot;date-parts&quot;: [[&quot;2004&quot;]]}, &quot;page&quot;: &quot;177-185&quot;, &quot;title&quot;: &quot;Using a GCM analogue model to investigate the potential for Amazonian forest dieback&quot;, &quot;type&quot;: &quot;article-journal&quot;, &quot;volume&quot;: &quot;78&quot;}, &quot;uris&quot;: [&quot;http://www.mendeley.com/documents/?uuid=04829485-75fe-438b-9bc4-c3afc8b57972&quot;]}], &quot;mendeley&quot;: {&quot;formattedCitation&quot;: &quot;(COX et al., 2000; HUNTINGFORD et al., 2004; LAPOLA; OYAMA; NOBRE, 2009; RAMMIG et al., 2010)&quot;, &quot;plainTextFormattedCitation&quot;: &quot;(COX et al., 2000; HUNTINGFORD et al., 2004; LAPOLA; OYAMA; NOBRE, 2009; RAMMIG et al., 2010)&quot;, &quot;previouslyFormattedCitation&quot;: &quot;(COX et al., 2000; HUNTINGFORD et al., 2004; LAPOLA; OYAMA; NOBRE, 2009; RAMMIG et al., 2010)&quot;}, &quot;properties&quot;: {&quot;noteIndex&quot;: 0}, &quot;schema&quot;: &quot;https://github.com/citation-style-language/schema/raw/master/csl-citation.json&quot;} RNDSCA35GJfYl"/><text:span text:style-name="T141">(COX et al., 2000; HUNTINGFORD et al., 2004; LAPOLA; OYAMA; NOBRE, 2009; RAMMIG et al., 2010)</text:span><text:reference-mark-end text:name="ADDIN CSL_CITATION {&quot;citationItems&quot;: [{&quot;id&quot;: &quot;ITEM-1&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1&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2&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2&quot;, &quot;issue&quot;: &quot;3&quot;, &quot;issued&quot;: {&quot;date-parts&quot;: [[&quot;2009&quot;]]}, &quot;page&quot;: &quot;1-16&quot;, &quot;title&quot;: &quot;Exploring the range of climate biome projections for tropical South America: The role of CO2 fertilization and seasonality&quot;, &quot;type&quot;: &quot;article-journal&quot;, &quot;volume&quot;: &quot;23&quot;}, &quot;uris&quot;: [&quot;http://www.mendeley.com/documents/?uuid=032cf8b8-72d7-40fc-bef4-1e0ba7e3396d&quot;]}, {&quot;id&quot;: &quot;ITEM-3&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3&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4&quot;, &quot;itemData&quot;: {&quot;DOI&quot;: &quot;10.1007/s00704-004-0051-x&quot;, &quot;ISBN&quot;: &quot;0177-798X&quot;, &quot;ISSN&quot;: &quot;0177798X&quot;, &quot;abstract&quot;: &quot;A combined GCM analogue model and GCM land surface representation is used to investigate the influences of climatology and land surface parameterisation on modelled Amazonian vegetation change. This modelling structure (called IMOGEN) captures the main features of the changes in surface climate as estimated by a GCM with enhanced atmospheric greenhouse gas concentrations. Advantage is taken of IMOGEN\u2019s computational speed which allows multiple simulations to be carried out to assess the robustness of the GCM results. The timing of forest dieback is found to be sensitive to the initial \u2018\u2018pre-industrial\u2019\u2019 climate, as well as uncertainties in the representation of land-atmosphere CO2 exchange. Changing from a Q10 form for plant dark and maintanence respiration (as used in the coupled GCM runs) to a respiration proportional to maximum photosynthesis, reduces the biomass lost from Amazonia in the 21st century. Replacing the GCM control climate (which has about 25% too little rain in the annual mean over Amazonia) with an observed climatology increases the CO2 concentration at which rainfall drops to critical levels, and thereby further delays the dieback. On the other hand, calibration of the canopy photosynthesis model against Amazonian flux data tends to lead to earlier forest dieback. Further advances are required in both GCM rainfall simulation and land-surface process representation before a clearer picture will emerge on the timing of possible Amazonian forest dieback. However, it seems likely that these advances will overall lead to projections of later forest dieback as GCM control climates become more realistic.&quot;, &quot;author&quot;: [{&quot;dropping-particle&quot;: &quot;&quot;, &quot;family&quot;: &quot;Huntingford&quot;, &quot;given&quot;: &quot;C.&quot;, &quot;non-dropping-particle&quot;: &quot;&quot;, &quot;parse-names&quot;: false, &quot;suffix&quot;: &quot;&quot;}, {&quot;dropping-particle&quot;: &quot;&quot;, &quot;family&quot;: &quot;Harris&quot;, &quot;given&quot;: &quot;P. P.&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Marengo&quot;, &quot;given&quot;: &quot;J. a.&quot;, &quot;non-dropping-particle&quot;: &quot;&quot;, &quot;parse-names&quot;: false, &quot;suffix&quot;: &quot;&quot;}, {&quot;dropping-particle&quot;: &quot;&quot;, &quot;family&quot;: &quot;Gash&quot;, &quot;given&quot;: &quot;J. H C&quot;, &quot;non-dropping-particle&quot;: &quot;&quot;, &quot;parse-names&quot;: false, &quot;suffix&quot;: &quot;&quot;}], &quot;container-title&quot;: &quot;Theoretical and Applied Climatology&quot;, &quot;id&quot;: &quot;ITEM-4&quot;, &quot;issued&quot;: {&quot;date-parts&quot;: [[&quot;2004&quot;]]}, &quot;page&quot;: &quot;177-185&quot;, &quot;title&quot;: &quot;Using a GCM analogue model to investigate the potential for Amazonian forest dieback&quot;, &quot;type&quot;: &quot;article-journal&quot;, &quot;volume&quot;: &quot;78&quot;}, &quot;uris&quot;: [&quot;http://www.mendeley.com/documents/?uuid=04829485-75fe-438b-9bc4-c3afc8b57972&quot;]}], &quot;mendeley&quot;: {&quot;formattedCitation&quot;: &quot;(COX et al., 2000; HUNTINGFORD et al., 2004; LAPOLA; OYAMA; NOBRE, 2009; RAMMIG et al., 2010)&quot;, &quot;plainTextFormattedCitation&quot;: &quot;(COX et al., 2000; HUNTINGFORD et al., 2004; LAPOLA; OYAMA; NOBRE, 2009; RAMMIG et al., 2010)&quot;, &quot;previouslyFormattedCitation&quot;: &quot;(COX et al., 2000; HUNTINGFORD et al., 2004; LAPOLA; OYAMA; NOBRE, 2009; RAMMIG et al., 2010)&quot;}, &quot;properties&quot;: {&quot;noteIndex&quot;: 0}, &quot;schema&quot;: &quot;https://github.com/citation-style-language/schema/raw/master/csl-citation.json&quot;} RNDSCA35GJfYl"/><text:span text:style-name="T77">⁠</text:span><text:span text:style-name="T79">.</text:span><text:span text:style-name="T74"> </text:span><text:span text:style-name="T77">The work of Esquivel et al. (2018) </text:span><text:span text:style-name="T78">argue that this type of change has </text:span><text:span text:style-name="T79">already been</text:span><text:span text:style-name="T78"> observed in Amazon forest with communities shifting towards </text:span><text:span text:style-name="T82">ones</text:span><text:span text:style-name="T78"> more adapted to drier conditions.</text:span><text:span text:style-name="T74"> <text:s/></text:span><text:span text:style-name="T149">This phenomenon in which there is a shift of species or functional traits towards ones that deal better with new environmental conditions is called compensatory dynamics </text:span><text:span text:style-name="T150">and <text:s/>has a profound effect on ecosystem functioning</text:span><text:span text:style-name="T149"> </text:span><text:reference-mark-start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id&quot;: &quot;ITEM-2&quot;, &quot;itemData&quot;: {&quot;DOI&quot;: &quot;10.1146/annurev.es.04.110173.000245&quot;, &quot;ISBN&quot;: &quot;00664162&quot;, &quot;ISSN&quot;: &quot;00664162&quot;, &quot;PMID&quot;: &quot;22160726&quot;, &quot;abstract&quot;: &quot;Each family of the desert isopod Hemilepistus reaumuri uses its faeces to build an embankment around its burrow entrance in the form of a ring with an inner radius of 5-10 cm and an outer radius of 8-15 cm. Although the embankment, like the burrow entrance, is detected only by contact with the antennae, it facilitates the return to the burrow after an excursion. When a desert isopod returns from foraging it reaches the burrow entrance itself (diameter 12 mm) only in ca. 12% of the observed cases by \&quot;dead reckoning\&quot;; the embankment, however, is reached six times more frequently. After detecting this landmark an isopod needs a further 12% of the pathlength of the preceding excursion to locate the burrow entrance. In contrast, it travels five times further to reach its burrow from the same distance (10 cm) if the landmark is missing. The landmark is even more important when the isopod, because of a large error in orientation, can reach its burrow only by searching. Both the characteristics of the search path of H. reaumuri and the success of it's search behaviour correspond well to the respective features of a theoretical procedure, which best solves the search problem of the desert isopods assuming that a landmark is available for orientation. The optimal search procedure was calculated by using information about the probability density that an error in orientation has a given size, and the cumulative probability that the landmark is detected if the isopod searches in it's region with a given intensity. The coupling of the systematic search strategy of H. reaumuri with landmark orientation shortens the average time needed for homing by one-third. It helps an isopod to return to it's burrow after foraging even if all the orientation mechanisms normally used for this task have broken down.&quot;, &quot;author&quot;: [{&quot;dropping-particle&quot;: &quot;&quot;, &quot;family&quot;: &quot;Holling&quot;, &quot;given&quot;: &quot;C S&quot;, &quot;non-dropping-particle&quot;: &quot;&quot;, &quot;parse-names&quot;: false, &quot;suffix&quot;: &quot;&quot;}], &quot;container-title&quot;: &quot;Annu.Rev.Ecol.Syst.&quot;, &quot;id&quot;: &quot;ITEM-2&quot;, &quot;issued&quot;: {&quot;date-parts&quot;: [[&quot;1973&quot;]]}, &quot;page&quot;: &quot;1-23&quot;, &quot;title&quot;: &quot;Resilience and Ecological Systems.&quot;, &quot;type&quot;: &quot;article-journal&quot;, &quot;volume&quot;: &quot;4&quot;}, &quot;uris&quot;: [&quot;http://www.mendeley.com/documents/?uuid=f85ded7b-544b-4783-aa1e-7948fb7cbc49&quot;]}, {&quot;id&quot;: &quot;ITEM-3&quot;, &quot;itemData&quot;: {&quot;author&quot;: [{&quot;dropping-particle&quot;: &quot;&quot;, &quot;family&quot;: &quot;MacArthur&quot;, &quot;given&quot;: &quot;R. H.&quot;, &quot;non-dropping-particle&quot;: &quot;&quot;, &quot;parse-names&quot;: false, &quot;suffix&quot;: &quot;&quot;}, {&quot;dropping-particle&quot;: &quot;&quot;, &quot;family&quot;: &quot;Diamond&quot;, &quot;given&quot;: &quot;J. M.&quot;, &quot;non-dropping-particle&quot;: &quot;&quot;, &quot;parse-names&quot;: false, &quot;suffix&quot;: &quot;&quot;}, {&quot;dropping-particle&quot;: &quot;&quot;, &quot;family&quot;: &quot;Karr&quot;, &quot;given&quot;: &quot;J. R.&quot;, &quot;non-dropping-particle&quot;: &quot;&quot;, &quot;parse-names&quot;: false, &quot;suffix&quot;: &quot;&quot;}], &quot;container-title&quot;: &quot;Ecological Society of America&quot;, &quot;id&quot;: &quot;ITEM-3&quot;, &quot;issue&quot;: &quot;2&quot;, &quot;issued&quot;: {&quot;date-parts&quot;: [[&quot;1972&quot;]]}, &quot;page&quot;: &quot;330-342&quot;, &quot;title&quot;: &quot;Density Compensation in Island Faunas&quot;, &quot;type&quot;: &quot;article-journal&quot;, &quot;volume&quot;: &quot;53&quot;}, &quot;uris&quot;: [&quot;http://www.mendeley.com/documents/?uuid=3dc0e161-2f2a-44de-991a-5f37101e982c&quot;]}, {&quot;id&quot;: &quot;ITEM-4&quot;, &quot;itemData&quot;: {&quot;DOI&quot;: &quot;10.1038/s41598-018-21172-9&quot;, &quot;ISSN&quot;: &quot;20452322&quot;, &quot;PMID&quot;: &quot;29434266&quot;, &quot;abstract&quot;: &quot;Plant traits are both responsive to local climate and strong predictors of primary productivity. We hypothesized that future climate change might promote a shift in global plant traits resulting in changes in Gross Primary Productivity (GPP). We characterized the relationship between key plant traits, namely Specific Leaf Area (SLA), height, and seed mass, and local climate and primary productivity. We found that by 2070, tropical and arid ecosystems will be more suitable for plants with relatively lower canopy height, SLA and seed mass, while far northern latitudes will favor woody and taller plants than at present. Using a network of tower eddy covariance CO2 flux measurements and the extrapolated plant trait maps, we estimated the global distribution of annual GPP under current and projected future plant community distribution. We predict that annual GPP in northern biomes (\u226545\u2009\u00b0N) will increase by 31% (+8.1\u2009\u00b1\u20090.5 Pg C), but this will be offset by a 17.9% GPP decline in the tropics (\u221211.8\u2009\u00b1\u20090.84 Pg C). These findings suggest that regional climate changes will affect plant trait distributions, which may in turn affect global productivity patterns.&quot;, &quot;author&quot;: [{&quot;dropping-particle&quot;: &quot;&quot;, &quot;family&quot;: &quot;Madani&quot;, &quot;given&quot;: &quot;Nima&quot;, &quot;non-dropping-particle&quot;: &quot;&quot;, &quot;parse-names&quot;: false, &quot;suffix&quot;: &quot;&quot;}, {&quot;dropping-particle&quot;: &quot;&quot;, &quot;family&quot;: &quot;Kimball&quot;, &quot;given&quot;: &quot;John S.&quot;, &quot;non-dropping-particle&quot;: &quot;&quot;, &quot;parse-names&quot;: false, &quot;suffix&quot;: &quot;&quot;}, {&quot;dropping-particle&quot;: &quot;&quot;, &quot;family&quot;: &quot;Ballantyne&quot;, &quot;given&quot;: &quot;Ashley P.&quot;, &quot;non-dropping-particle&quot;: &quot;&quot;, &quot;parse-names&quot;: false, &quot;suffix&quot;: &quot;&quot;}, {&quot;dropping-particle&quot;: &quot;&quot;, &quot;family&quot;: &quot;Affleck&quot;, &quot;given&quot;: &quot;David L.R.&quot;, &quot;non-dropping-particle&quot;: &quot;&quot;, &quot;parse-names&quot;: false, &quot;suffix&quot;: &quot;&quot;}, {&quot;dropping-particle&quot;: &quot;&quot;, &quot;family&quot;: &quot;Bodegom&quot;, &quot;given&quot;: &quot;Peter M.&quot;, &quot;non-dropping-particle&quot;: &quot;Van&quot;, &quot;parse-names&quot;: false, &quot;suffix&quot;: &quot;&quot;}, {&quot;dropping-particle&quot;: &quot;&quot;, &quot;family&quot;: &quot;Reich&quot;, &quot;given&quot;: &quot;Peter B.&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ala&quot;, &quot;given&quot;: &quot;Anna&quot;, &quot;non-dropping-particle&quot;: &quot;&quot;, &quot;parse-names&quot;: false, &quot;suffix&quot;: &quot;&quot;}, {&quot;dropping-particle&quot;: &quot;&quot;, &quot;family&quot;: &quot;Nazeri&quot;, &quot;given&quot;: &quot;Mona&quot;, &quot;non-dropping-particle&quot;: &quot;&quot;, &quot;parse-names&quot;: false, &quot;suffix&quot;: &quot;&quot;}, {&quot;dropping-particle&quot;: &quot;&quot;, &quot;family&quot;: &quot;Jones&quot;, &quot;given&quot;: &quot;Matthew O.&quot;, &quot;non-dropping-particle&quot;: &quot;&quot;, &quot;parse-names&quot;: false, &quot;suffix&quot;: &quot;&quot;}, {&quot;dropping-particle&quot;: &quot;&quot;, &quot;family&quot;: &quot;Zhao&quot;, &quot;given&quot;: &quot;Maosheng&quot;, &quot;non-dropping-particle&quot;: &quot;&quot;, &quot;parse-names&quot;: false, &quot;suffix&quot;: &quot;&quot;}, {&quot;dropping-particle&quot;: &quot;&quot;, &quot;family&quot;: &quot;Running&quot;, &quot;given&quot;: &quot;Steven W.&quot;, &quot;non-dropping-particle&quot;: &quot;&quot;, &quot;parse-names&quot;: false, &quot;suffix&quot;: &quot;&quot;}], &quot;container-title&quot;: &quot;Scientific Reports&quot;, &quot;id&quot;: &quot;ITEM-4&quot;, &quot;issue&quot;: &quot;1&quot;, &quot;issued&quot;: {&quot;date-parts&quot;: [[&quot;2018&quot;]]}, &quot;page&quot;: &quot;1-10&quot;, &quot;title&quot;: &quot;Future global productivity will be affected by plant trait response to climate&quot;, &quot;type&quot;: &quot;article-journal&quot;, &quot;volume&quot;: &quot;8&quot;}, &quot;uris&quot;: [&quot;http://www.mendeley.com/documents/?uuid=f5fadb65-295b-47fa-90d6-c77f27b4d0fa&quot;]}], &quot;mendeley&quot;: {&quot;formattedCitation&quot;: &quot;(GONZALEZ; LOREAU, 2009; HOLLING, 1973; MACARTHUR; DIAMOND; KARR, 1972; MADANI et al., 2018)&quot;, &quot;plainTextFormattedCitation&quot;: &quot;(GONZALEZ; LOREAU, 2009; HOLLING, 1973; MACARTHUR; DIAMOND; KARR, 1972; MADANI et al., 2018)&quot;, &quot;previouslyFormattedCitation&quot;: &quot;(GONZALEZ; LOREAU, 2009; HOLLING, 1973; MACARTHUR; DIAMOND; KARR, 1972; MADANI et al., 2018)&quot;}, &quot;properties&quot;: {&quot;noteIndex&quot;: 0}, &quot;schema&quot;: &quot;https://github.com/citation-style-language/schema/raw/master/csl-citation.json&quot;} RNDrHXR8bFF33"/><text:span text:style-name="T149">(GONZALEZ; LOREAU, 2009; HOLLING, 1973; MACARTHUR; DIAMOND; KARR, 1972; MADANI et al., 2018)</text:span><text:reference-mark-end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id&quot;: &quot;ITEM-2&quot;, &quot;itemData&quot;: {&quot;DOI&quot;: &quot;10.1146/annurev.es.04.110173.000245&quot;, &quot;ISBN&quot;: &quot;00664162&quot;, &quot;ISSN&quot;: &quot;00664162&quot;, &quot;PMID&quot;: &quot;22160726&quot;, &quot;abstract&quot;: &quot;Each family of the desert isopod Hemilepistus reaumuri uses its faeces to build an embankment around its burrow entrance in the form of a ring with an inner radius of 5-10 cm and an outer radius of 8-15 cm. Although the embankment, like the burrow entrance, is detected only by contact with the antennae, it facilitates the return to the burrow after an excursion. When a desert isopod returns from foraging it reaches the burrow entrance itself (diameter 12 mm) only in ca. 12% of the observed cases by \&quot;dead reckoning\&quot;; the embankment, however, is reached six times more frequently. After detecting this landmark an isopod needs a further 12% of the pathlength of the preceding excursion to locate the burrow entrance. In contrast, it travels five times further to reach its burrow from the same distance (10 cm) if the landmark is missing. The landmark is even more important when the isopod, because of a large error in orientation, can reach its burrow only by searching. Both the characteristics of the search path of H. reaumuri and the success of it's search behaviour correspond well to the respective features of a theoretical procedure, which best solves the search problem of the desert isopods assuming that a landmark is available for orientation. The optimal search procedure was calculated by using information about the probability density that an error in orientation has a given size, and the cumulative probability that the landmark is detected if the isopod searches in it's region with a given intensity. The coupling of the systematic search strategy of H. reaumuri with landmark orientation shortens the average time needed for homing by one-third. It helps an isopod to return to it's burrow after foraging even if all the orientation mechanisms normally used for this task have broken down.&quot;, &quot;author&quot;: [{&quot;dropping-particle&quot;: &quot;&quot;, &quot;family&quot;: &quot;Holling&quot;, &quot;given&quot;: &quot;C S&quot;, &quot;non-dropping-particle&quot;: &quot;&quot;, &quot;parse-names&quot;: false, &quot;suffix&quot;: &quot;&quot;}], &quot;container-title&quot;: &quot;Annu.Rev.Ecol.Syst.&quot;, &quot;id&quot;: &quot;ITEM-2&quot;, &quot;issued&quot;: {&quot;date-parts&quot;: [[&quot;1973&quot;]]}, &quot;page&quot;: &quot;1-23&quot;, &quot;title&quot;: &quot;Resilience and Ecological Systems.&quot;, &quot;type&quot;: &quot;article-journal&quot;, &quot;volume&quot;: &quot;4&quot;}, &quot;uris&quot;: [&quot;http://www.mendeley.com/documents/?uuid=f85ded7b-544b-4783-aa1e-7948fb7cbc49&quot;]}, {&quot;id&quot;: &quot;ITEM-3&quot;, &quot;itemData&quot;: {&quot;author&quot;: [{&quot;dropping-particle&quot;: &quot;&quot;, &quot;family&quot;: &quot;MacArthur&quot;, &quot;given&quot;: &quot;R. H.&quot;, &quot;non-dropping-particle&quot;: &quot;&quot;, &quot;parse-names&quot;: false, &quot;suffix&quot;: &quot;&quot;}, {&quot;dropping-particle&quot;: &quot;&quot;, &quot;family&quot;: &quot;Diamond&quot;, &quot;given&quot;: &quot;J. M.&quot;, &quot;non-dropping-particle&quot;: &quot;&quot;, &quot;parse-names&quot;: false, &quot;suffix&quot;: &quot;&quot;}, {&quot;dropping-particle&quot;: &quot;&quot;, &quot;family&quot;: &quot;Karr&quot;, &quot;given&quot;: &quot;J. R.&quot;, &quot;non-dropping-particle&quot;: &quot;&quot;, &quot;parse-names&quot;: false, &quot;suffix&quot;: &quot;&quot;}], &quot;container-title&quot;: &quot;Ecological Society of America&quot;, &quot;id&quot;: &quot;ITEM-3&quot;, &quot;issue&quot;: &quot;2&quot;, &quot;issued&quot;: {&quot;date-parts&quot;: [[&quot;1972&quot;]]}, &quot;page&quot;: &quot;330-342&quot;, &quot;title&quot;: &quot;Density Compensation in Island Faunas&quot;, &quot;type&quot;: &quot;article-journal&quot;, &quot;volume&quot;: &quot;53&quot;}, &quot;uris&quot;: [&quot;http://www.mendeley.com/documents/?uuid=3dc0e161-2f2a-44de-991a-5f37101e982c&quot;]}, {&quot;id&quot;: &quot;ITEM-4&quot;, &quot;itemData&quot;: {&quot;DOI&quot;: &quot;10.1038/s41598-018-21172-9&quot;, &quot;ISSN&quot;: &quot;20452322&quot;, &quot;PMID&quot;: &quot;29434266&quot;, &quot;abstract&quot;: &quot;Plant traits are both responsive to local climate and strong predictors of primary productivity. We hypothesized that future climate change might promote a shift in global plant traits resulting in changes in Gross Primary Productivity (GPP). We characterized the relationship between key plant traits, namely Specific Leaf Area (SLA), height, and seed mass, and local climate and primary productivity. We found that by 2070, tropical and arid ecosystems will be more suitable for plants with relatively lower canopy height, SLA and seed mass, while far northern latitudes will favor woody and taller plants than at present. Using a network of tower eddy covariance CO2 flux measurements and the extrapolated plant trait maps, we estimated the global distribution of annual GPP under current and projected future plant community distribution. We predict that annual GPP in northern biomes (\u226545\u2009\u00b0N) will increase by 31% (+8.1\u2009\u00b1\u20090.5 Pg C), but this will be offset by a 17.9% GPP decline in the tropics (\u221211.8\u2009\u00b1\u20090.84 Pg C). These findings suggest that regional climate changes will affect plant trait distributions, which may in turn affect global productivity patterns.&quot;, &quot;author&quot;: [{&quot;dropping-particle&quot;: &quot;&quot;, &quot;family&quot;: &quot;Madani&quot;, &quot;given&quot;: &quot;Nima&quot;, &quot;non-dropping-particle&quot;: &quot;&quot;, &quot;parse-names&quot;: false, &quot;suffix&quot;: &quot;&quot;}, {&quot;dropping-particle&quot;: &quot;&quot;, &quot;family&quot;: &quot;Kimball&quot;, &quot;given&quot;: &quot;John S.&quot;, &quot;non-dropping-particle&quot;: &quot;&quot;, &quot;parse-names&quot;: false, &quot;suffix&quot;: &quot;&quot;}, {&quot;dropping-particle&quot;: &quot;&quot;, &quot;family&quot;: &quot;Ballantyne&quot;, &quot;given&quot;: &quot;Ashley P.&quot;, &quot;non-dropping-particle&quot;: &quot;&quot;, &quot;parse-names&quot;: false, &quot;suffix&quot;: &quot;&quot;}, {&quot;dropping-particle&quot;: &quot;&quot;, &quot;family&quot;: &quot;Affleck&quot;, &quot;given&quot;: &quot;David L.R.&quot;, &quot;non-dropping-particle&quot;: &quot;&quot;, &quot;parse-names&quot;: false, &quot;suffix&quot;: &quot;&quot;}, {&quot;dropping-particle&quot;: &quot;&quot;, &quot;family&quot;: &quot;Bodegom&quot;, &quot;given&quot;: &quot;Peter M.&quot;, &quot;non-dropping-particle&quot;: &quot;Van&quot;, &quot;parse-names&quot;: false, &quot;suffix&quot;: &quot;&quot;}, {&quot;dropping-particle&quot;: &quot;&quot;, &quot;family&quot;: &quot;Reich&quot;, &quot;given&quot;: &quot;Peter B.&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ala&quot;, &quot;given&quot;: &quot;Anna&quot;, &quot;non-dropping-particle&quot;: &quot;&quot;, &quot;parse-names&quot;: false, &quot;suffix&quot;: &quot;&quot;}, {&quot;dropping-particle&quot;: &quot;&quot;, &quot;family&quot;: &quot;Nazeri&quot;, &quot;given&quot;: &quot;Mona&quot;, &quot;non-dropping-particle&quot;: &quot;&quot;, &quot;parse-names&quot;: false, &quot;suffix&quot;: &quot;&quot;}, {&quot;dropping-particle&quot;: &quot;&quot;, &quot;family&quot;: &quot;Jones&quot;, &quot;given&quot;: &quot;Matthew O.&quot;, &quot;non-dropping-particle&quot;: &quot;&quot;, &quot;parse-names&quot;: false, &quot;suffix&quot;: &quot;&quot;}, {&quot;dropping-particle&quot;: &quot;&quot;, &quot;family&quot;: &quot;Zhao&quot;, &quot;given&quot;: &quot;Maosheng&quot;, &quot;non-dropping-particle&quot;: &quot;&quot;, &quot;parse-names&quot;: false, &quot;suffix&quot;: &quot;&quot;}, {&quot;dropping-particle&quot;: &quot;&quot;, &quot;family&quot;: &quot;Running&quot;, &quot;given&quot;: &quot;Steven W.&quot;, &quot;non-dropping-particle&quot;: &quot;&quot;, &quot;parse-names&quot;: false, &quot;suffix&quot;: &quot;&quot;}], &quot;container-title&quot;: &quot;Scientific Reports&quot;, &quot;id&quot;: &quot;ITEM-4&quot;, &quot;issue&quot;: &quot;1&quot;, &quot;issued&quot;: {&quot;date-parts&quot;: [[&quot;2018&quot;]]}, &quot;page&quot;: &quot;1-10&quot;, &quot;title&quot;: &quot;Future global productivity will be affected by plant trait response to climate&quot;, &quot;type&quot;: &quot;article-journal&quot;, &quot;volume&quot;: &quot;8&quot;}, &quot;uris&quot;: [&quot;http://www.mendeley.com/documents/?uuid=f5fadb65-295b-47fa-90d6-c77f27b4d0fa&quot;]}], &quot;mendeley&quot;: {&quot;formattedCitation&quot;: &quot;(GONZALEZ; LOREAU, 2009; HOLLING, 1973; MACARTHUR; DIAMOND; KARR, 1972; MADANI et al., 2018)&quot;, &quot;plainTextFormattedCitation&quot;: &quot;(GONZALEZ; LOREAU, 2009; HOLLING, 1973; MACARTHUR; DIAMOND; KARR, 1972; MADANI et al., 2018)&quot;, &quot;previouslyFormattedCitation&quot;: &quot;(GONZALEZ; LOREAU, 2009; HOLLING, 1973; MACARTHUR; DIAMOND; KARR, 1972; MADANI et al., 2018)&quot;}, &quot;properties&quot;: {&quot;noteIndex&quot;: 0}, &quot;schema&quot;: &quot;https://github.com/citation-style-language/schema/raw/master/csl-citation.json&quot;} RNDrHXR8bFF33"/><text:span text:style-name="T149">⁠</text:span><text:span text:style-name="T146">.</text:span></text:p>
      <text:p text:style-name="P66"><text:span text:style-name="T106"><text:tab/></text:span><text:span text:style-name="T107">Thus, in order to overcome the weakness that a PFT approach imposes,</text:span><text:span text:style-name="T106"> some </text:span><text:span text:style-name="T107">vegetation </text:span><text:span text:style-name="T106">models, </text:span><text:span text:style-name="T108">the so called trait-based models,</text:span><text:span text:style-name="T106"> are trying to represent <text:s/></text:span><text:span text:style-name="T107">the </text:span><text:span text:style-name="T106">diversity </text:span><text:span text:style-name="T107">of plants</text:span><text:span text:style-name="T106"> </text:span><text:span text:style-name="T107">in an ecologically more trustworthy way </text:span><text:reference-mark-start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kMnE9sjYJS"/><text:span text:style-name="T107">(FYLLAS et al., 2014; PAVLICK et al., 2012; SAKSCHEWSKI et al., 2016b; SCHEITER; LANGAN; HIGGINS, 2013)</text:span><text:reference-mark-end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kMnE9sjYJS"/><text:span text:style-name="T107">⁠⁠. </text:span><text:span text:style-name="T108">T</text:span><text:span text:style-name="T107">his type of model replace the fix parameters of PFTs for variant ones (WEBB </text:span><text:span text:style-name="T37">et al., 2010; WULLSCHLEGER et al., 2014): </text:span><text:span text:style-name="T61">i</text:span><text:span text:style-name="T37">n this approach each functional trait is a model parameter chosen from its possible range of theoretical and/or empirical values, determining, </text:span><text:span text:style-name="T107">together with the other functional traits, the growth and survival of individuals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Y3IRLeXbCB"/><text:span text:style-name="T107">(PAVLICK et al., 2013b; REU et al., 2014)</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Y3IRLeXbCB"/><text:span text:style-name="T107">⁠. </text:span><text:span text:style-name="T109">Thus, trait-based approaches provides the important opportunity to look beyond biogeochemical variables creating potential for exploitation of a multiplicity of ecological question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pz80piLwVO"/><text:span text:style-name="T109">(SAKSCHEWSKI et al., 2016b)</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pz80piLwVO"/><text:span text:style-name="T109">⁠; for example, it enables the advancement in understanding the connection </text:span><text:span text:style-name="T110">between functional diversity, ecosystem funcitioning and climate chang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6oAN5irybn"/><text:span text:style-name="T110">(AGUIRRE-GUTIÉRREZ et al., 2019; CARMONA et al., 2016; SAKSCHEWSKI et al., 2016b; YANG et al., 2015)</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6oAN5irybn"/><text:span text:style-name="T110">. </text:span><text:span text:style-name="T111">However, t</text:span><text:span text:style-name="T37">h</text:span><text:span text:style-name="T62">e development of this</text:span><text:span text:style-name="T37"> modelling strategy is only on </text:span><text:soft-page-break/><text:span text:style-name="T37">beginning and many questions that could be adressed (specially regarding to functional traits and functional diversity) remain </text:span><text:span text:style-name="T62">unexplored and</text:span><text:span text:style-name="T37"> unanswered.</text:span><text:span text:style-name="T37"><office:annotation><dc:creator>Bianca Rius</dc:creator><dc:date>2019-06-17T15:07:40.682663662</dc:date><loext:sender-initials>BR</loext:sender-initials><text:p text:style-name="P195"><text:span text:style-name="T440">Apagar referencia</text:span></text:p></office:annotation></text:span><text:span text:style-name="T37"> </text:span><field:fieldmark-start text:name="__Fieldmark__644_2730164539" field:type="vnd.oasis.opendocument.field.UNHANDLED"><field:param field:name="vnd.oasis.opendocument.field.code" field:value="ADDIN CSL_CITATION { &quot;citationItems&quot; : [ { &quot;id&quot; : &quot;ITEM-1&quot;, &quot;itemData&quot; : { &quot;DOI&quot; : &quot;10.1890/07-1206.1&quot;, &quot;ISBN&quot; : &quot;0012-9658&quot;, &quot;ISSN&quot; : &quot;0012-9658&quot;, &quot;PMID&quot; : &quot;18724739&quot;, &quot;author&quot; : [ { &quot;dropping-particle&quot; : &quot;&quot;, &quot;family&quot; : &quot;S. Vill\u00e9ger , N. W. H. Mason&quot;, &quot;given&quot; : &quot;D. Mouillot&quot;, &quot;non-dropping-particle&quot; : &quot;&quot;, &quot;parse-names&quot; : false, &quot;suffix&quot; : &quot;&quot; } ], &quot;container-title&quot; : &quot;America&quot;, &quot;id&quot; : &quot;ITEM-1&quot;, &quot;issue&quot; : &quot;8&quot;, &quot;issued&quot; : { &quot;date-parts&quot; : [ [ &quot;2008&quot; ] ] }, &quot;page&quot; : &quot;2290-2301&quot;, &quot;title&quot; : &quot;New Multidimensional Functional Diversity Indices for a Multifaceted Framework in Functional Ecology&quot;, &quot;type&quot; : &quot;article-journal&quot;, &quot;volume&quot; : &quot;89&quot; }, &quot;uris&quot; : [ &quot;http://www.mendeley.com/documents/?uuid=66be93f5-0d63-4e75-8919-487e1fce70b7&quot; ] } ], &quot;mendeley&quot; : { &quot;formattedCitation&quot; : &quot;(S. VILL\u00c9GER , N. W. H. MASON, 2008)&quot;, &quot;plainTextFormattedCitation&quot; : &quot;(S. VILL\u00c9GER , N. W. H. MASON, 2008)&quot;, &quot;previouslyFormattedCitation&quot; : &quot;(S. VILL\u00c9GER , N. W. H. MASON, 2008)&quot; }, &quot;properties&quot; : { &quot;noteIndex&quot; : 1 }, &quot;schema&quot; : &quot;https://github.com/citation-style-language/schema/raw/master/csl-citation.json&quot; }"/><field:param field:name="vnd.oasis.opendocument.field.id" field:value="81"/></field:fieldmark-start><text:span text:style-name="T38">(S. VILLÉGER , N. W. H. MASON, 2008)</text:span><field:fieldmark-end/></text:p>
      <text:p text:style-name="P66"><text:span text:style-name="T63"><text:tab/>In this article we present a new trait-based model, the model CAETÊ (Carbon and Ecosystem Functional Trait Evaluation model), and show the results of a first-order modelling exercise </text:span><text:span text:style-name="T65">in Amazon forest</text:span><text:span text:style-name="T63">. We seeked to answer the following questions: </text:span><text:span text:style-name="T64">(i) does a trait-based approach </text:span><text:span text:style-name="T65">indeed</text:span><text:span text:style-name="T64"> improve the representation of biogeochemical </text:span><text:span text:style-name="T66">variables, such as carbon storage,</text:span><text:span text:style-name="T64"> when compared to a PFT approach?; (ii) </text:span><text:span text:style-name="T65">in a drought scenario, </text:span><text:span text:style-name="T67">does</text:span><text:span text:style-name="T65"> the trait-based and the PFT approach differ in their results regarding to the ability to store carbon?</text:span><text:span text:style-name="T64">; </text:span><text:span text:style-name="T65">and (iii) what is the impact of a drought scenario on </text:span><text:span text:style-name="T66">Amazon forest’s</text:span><text:span text:style-name="T65"> functional diversity </text:span><text:span text:style-name="T67">and how is it connected to the carbon storage</text:span><text:span text:style-name="T65">?</text:span></text:p>
      <text:p text:style-name="P1"><text:span text:style-name="T2">2. Materials and m</text:span><text:span text:style-name="T1">e</text:span><text:span text:style-name="T1"><office:annotation><dc:creator>Bianca Rius</dc:creator><dc:date>2019-05-29T16:11:40.060213214</dc:date><loext:sender-initials>BR</loext:sender-initials><text:p text:style-name="P195"><text:span text:style-name="T440">Numerar as equações</text:span></text:p></office:annotation></text:span><text:span text:style-name="T1">thods</text:span></text:p>
      <text:p text:style-name="P60"><text:tab/>In th<text:span text:style-name="T423">e following</text:span> section<text:span text:style-name="T423">s,</text:span> <text:span text:style-name="T401">we first introduce the general principles of CAETÊ model; after, we present the two model versions (one using a PFT approach and another using a trait-based approach) which were used for comparing their perfomances and responses to a drought scenario. Lastly, we explain how we performed the analysis to understand the impacts of a drier climate on functional diversity of Amazon forest.</text:span></text:p>
      <text:p text:style-name="P61"><text:span text:style-name="T236">2.1. The CAET</text:span><text:span text:style-name="T236"><office:annotation><dc:creator>Bianca Rius</dc:creator><dc:date>2019-05-24T15:09:43.783481002</dc:date><loext:sender-initials>BR</loext:sender-initials><text:p text:style-name="P195"><text:span text:style-name="T440">Diagrama conceitual</text:span></text:p></office:annotation></text:span><text:span text:style-name="T236">Ê model: an overview</text:span></text:p>
      <text:p text:style-name="P107"><text:span text:style-name="T13"><text:tab/>Here we present, for the first time, the Vegetation Model </text:span><text:span text:style-name="T166">C</text:span><text:span text:style-name="T175">AETÊ</text:span><text:span text:style-name="Footnote_20_Symbol"><text:span text:style-name="T175"><text:note text:id="ftn1" text:note-class="footnote"><text:note-citation>1</text:note-citation><text:note-body><text:p text:style-name="Footnote"><text:span text:style-name="T39"><text:s/></text:span><text:span text:style-name="T69">From the Tupi language </text:span><text:span text:style-name="T70">ka’a-eté – caá étê</text:span><text:span text:style-name="T69">: real forest, forest with big tress, virgin forest [</text:span><text:span text:style-name="T70">Boudin</text:span><text:span text:style-name="T69"> 1978].</text:span></text:p></text:note-body></text:note></text:span></text:span><text:span text:style-name="T175"> (</text:span><text:span text:style-name="T174">Ca</text:span><text:span text:style-name="T175">rbon and </text:span><text:span text:style-name="T174">E</text:span><text:span text:style-name="T175">cosystem functional </text:span><text:span text:style-name="T174">T</text:span><text:span text:style-name="T175">rait </text:span><text:span text:style-name="T174">E</text:span><text:span text:style-name="T175">valuation model).</text:span><text:span text:style-name="T5"> </text:span><text:span text:style-name="T27">As a trait-based model, it focus on</text:span><text:span text:style-name="T14"> represent more reliably the variability of plant functional traits and, as full as possible, the range of functional diversity found in plant communities. For this, different from the the majority of current models, the vegetation representation is no longer through PFTs with its fixed parameters </text:span><text:span text:style-name="T15">that represent functional traits</text:span><text:span text:style-name="T14">; instead, the vegetation is represented by a set of ecological strategies (called as plant life strategies (PLS))</text:span><text:span text:style-name="T15"> in which each PLS is</text:span><text:span text:style-name="T14"> a unique combination of functional traits values. These values combination intend to describe</text:span><text:bookmark text:name="result_box"/><text:span text:style-name="T14"> the ecophysiological behavior of plants and their relationship with the environment. For this, they control, for example, differential acquisition of carbon, light and water, ultimately, de</text:span><text:span text:style-name="T16">f</text:span><text:span text:style-name="T14">ining how the strategy copes with the environmen</text:span><text:span text:style-name="T27">t </text:span><text:span text:style-name="T30">(i.e. its performance)</text:span><text:span text:style-name="T27"> </text:span><text:span text:style-name="T28">and, </text:span><text:span text:style-name="T30">together with the other </text:span><text:span text:style-name="T31">PLS of the community</text:span><text:span text:style-name="T30">,</text:span><text:span text:style-name="T28"> determining the </text:span><text:span text:style-name="T29">ecosystem functioning</text:span><text:span text:style-name="T28">.</text:span></text:p>
      <text:p text:style-name="P82"><text:soft-page-break/><text:span text:style-name="T17"><text:tab/>The underlying premise </text:span><text:span text:style-name="T18">to create these PLS</text:span><text:span text:style-name="T17"> is that the range of values of a functional trait observed in nature can be seen as an axes of a multidimensional hypervolume formed by the combination of </text:span><text:span text:style-name="T26">n </text:span><text:span text:style-name="T17">chosen functional traits </text:span><text:bookmark-start text:name="__UnoMark__37955_985845779"/><text:span text:style-name="T17">(VILLÉGER; MASON; MOUILLOT, 2008)</text:span><text:bookmark-end text:name="__UnoMark__37955_985845779"/><text:span text:style-name="T17">⁠. In that sense, each point of this hype</text:span><text:span text:style-name="T17"><office:annotation><dc:creator>Bianca Rius</dc:creator><dc:date>2019-06-21T11:03:44.611240508</dc:date><loext:sender-initials>BR</loext:sender-initials><text:p text:style-name="P195"><text:span text:style-name="T440">Esse volume pode mudar</text:span></text:p></office:annotation></text:span><text:span text:style-name="T17">rvolume is a unique combination of values for each </text:span><text:span text:style-name="T22">of the</text:span><text:span text:style-name="T17"> functional trait</text:span><text:span text:style-name="T22">s</text:span><text:span text:style-name="T17"> and the volume that all points together occupy can be seen as a functional trait space. It recalls the concept of the Hutchinsonian multidimensional niche in which the hypervolumes characterize phenotypic space occupied by a set of species </text:span><text:bookmark-start text:name="__UnoMark__37965_985845779"/><text:span text:style-name="T17">(CARMONA et al., 2016; HUTCHINSON, 1957; LAMANNA et al., 2014; VILLÉGER; MASON; MOUILLOT, 2008)</text:span><text:bookmark-end text:name="__UnoMark__37965_985845779"/><text:span text:style-name="T17">. </text:span></text:p>
      <text:p text:style-name="P83"><text:span text:style-name="T17"><text:tab/></text:span><text:span text:style-name="T23">The values of functional traits that compose the hypervolume are semi-randomly sampled from the initial and complete range of values (for more information about how this sampling is made see section XXX). </text:span><text:span text:style-name="T32">The combination of all sampled values generate</text:span><text:span text:style-name="T33">s</text:span><text:span text:style-name="T32"> a great number </text:span><text:span text:style-name="T33">(&gt;10</text:span><text:span text:style-name="T36">5</text:span><text:span text:style-name="T12">)</text:span><text:span text:style-name="T32"> of combinations within the functional space, </text:span><text:span text:style-name="T34">that creates </text:span><text:span text:style-name="T35">what we call as a</text:span><text:span text:style-name="T34"> potential functional space. However, </text:span><text:span text:style-name="T35">to </text:span><text:span text:style-name="T34">use this amount of combinations</text:span><text:span text:style-name="T32"> can turn the model</text:span><text:span text:style-name="T33">l</text:span><text:span text:style-name="T32">ing computationally impracticable. Then, we presume, </text:span><text:span text:style-name="T33">based on </text:span><office:annotation office:name="__Annotation__3352_2641259655"><dc:creator>Bianca Rius</dc:creator><dc:date>2019-05-30T09:42:24.052602859</dc:date><loext:sender-initials>BR</loext:sender-initials><text:p text:style-name="P195"><text:span text:style-name="T440">Verificar essa citação...é 2012 ou 2013 e tem alguns “as” por aí</text:span></text:p></office:annotation><text:span text:style-name="T33">Pavlick et al., (2013)</text:span><office:annotation-end office:name="__Annotation__3352_2641259655"/><text:span text:style-name="T33">,</text:span><text:span text:style-name="T32"> that sampling an appropriate number of PLS from the potential functional space combined with </text:span><text:span text:style-name="T35">an </text:span><text:span text:style-name="T32">environmental filtering mechanism is possible to produce reasonable biogeochemical and functional diversity patterns</text:span><text:bookmark text:name="__UnoMark__3238_2377830668"/><text:span text:style-name="T32">. </text:span><text:span text:style-name="T34">This appropriate number is defined by a sensitivity test (see section XXX).</text:span></text:p>
      <text:p text:style-name="P83"><text:span text:style-name="T17"><text:tab/></text:span><text:span text:style-name="T24">The environmental filtering mechanism acts in the model since e</text:span><text:span text:style-name="T17">ach combination of functional traits (i.e. PLS) within the trait space performs differently in different regions depending on the environmental variables </text:span><text:span text:style-name="T18">(e.g. temperature and precipitation; </text:span><text:bookmark-start text:name="__UnoMark__37975_985845779"/><text:span text:style-name="T17">DIAZ; CABIDO; CASANOVES, 1998; WEBB et al., 2010). T</text:span><text:span text:style-name="T19">his</text:span><text:span text:style-name="T17"> is possible because each functional trait </text:span><text:span text:style-name="T25">in the model</text:span><text:span text:style-name="T17"> is related to a</text:span><text:span text:style-name="T21">t least one</text:span><text:span text:style-name="T17"> trade-off (cost-benefit relationship) </text:span><text:span text:style-name="T20">leading</text:span><text:span text:style-name="T17"> to different </text:span><text:span text:style-name="T21">relative </text:span><text:span text:style-name="T19">performance</text:span><text:span text:style-name="T17">; the trade-offs also impedes that the model creates Darwinian demons (i.e. maximizing all the functions that contribute for fitness; </text:span><text:bookmark-start text:name="__UnoMark__3234_23778306681"/><text:span text:style-name="T11">(SCHEITER; LANGAN; HIGGINS, 2013)</text:span><text:bookmark-end text:name="__UnoMark__3234_23778306681"/><text:span text:style-name="T17">⁠. </text:span><text:span text:style-name="T20">Thereby</text:span><text:span text:style-name="T17">, </text:span><text:span text:style-name="T20">some combinations will </text:span><text:span text:style-name="T22">be </text:span><text:span text:style-name="T20">more abundant in some regions and less abundant (or do not survive) in others</text:span><text:span text:style-name="T17">.</text:span><text:bookmark-end text:name="__UnoMark__37975_985845779"/><text:span text:style-name="T17"> Since functional traits both respond to and affect the ecosystem </text:span><text:bookmark-start text:name="__UnoMark__37979_985845779"/><text:span text:style-name="T17">(DÍAZ et al., 2013; FUNK et al., 2017; LAVOREL; GARNIER, 2002)</text:span><text:bookmark-end text:name="__UnoMark__37979_985845779"/><text:span text:style-name="T17">⁠, these spatially different performance generates spatially different outputs (e.g. biogeochemical fluxes </text:span><text:span text:style-name="T23">and</text:span><text:span text:style-name="T17"> stocks and functio</text:span><office:annotation office:name="__Annotation__4264_3228276849"><dc:creator>Bianca Rius</dc:creator><dc:date>2019-06-21T12:01:02.090117150</dc:date><loext:sender-initials>BR</loext:sender-initials><text:p text:style-name="P195"><text:span text:style-name="T440">Ok até aqui</text:span></text:p></office:annotation><text:span text:style-name="T17">nal diversity). </text:span><office:annotation-end office:name="__Annotation__4264_3228276849"/></text:p>
      <text:p text:style-name="P82"><text:soft-page-break/><text:span text:style-name="T178">2.2.</text:span><text:span text:style-name="T177"> </text:span><text:span text:style-name="T179">Simulation setup</text:span></text:p>
      <text:p text:style-name="P45"><text:tab/><text:span text:style-name="T408">The CAETÊ is a global model but the present study focused its simulations to the region of Amazon forest (Figure XXX). The main reason for the reduction on the study area is that as a first description and first model exercise we were able to go deeply in understanding and explaining the achieved results. Besides that, the questions pointed out in this study are of primary importance in a hyperdiverse ecosystem such as Amazon forest that is one of the main carbon stock in the planet and a change in this ability have global consequences</text:span></text:p>
      <text:p text:style-name="P46"><text:tab/><text:span text:style-name="T409">In the version of the model here described, CAETÊ is an equilibrium model, but next publications will bring the dynamic version of it. Because of this, the results of the present version needed to be integrated annualy through monthly means. In this work the model CAETÊ was simulated for the period between 1980 and 2010 in a daily time step. We used two variables to determine if the model reached the equilibrium: the water content in soil and the total plant carbon stock.</text:span></text:p>
      <text:p text:style-name="P47"><text:span text:style-name="T409"><text:tab/>Before the model initialization a spinup simulation was perfomed to determine the initial carbon content in the plant compartments. This spinup was run until the stability attainment of the total biomass (i.e. the sum of carbon in all plant compartments; Eq. XXX) in all the grid cells (the aggregation process from individuals PFT/PLS to grid cells is described in section 2.2.2.), with a sensibility of 10% of difference between </text:span><text:span text:style-name="T409"><draw:frame draw:style-name="fr1" draw:name="Objeto36" text:anchor-type="as-char" svg:y="-0.295cm" svg:width="0.489cm" svg:height="0.432cm" draw:z-index="7"><draw:object xlink:href="./Object 37" xlink:type="simple" xlink:show="embed" xlink:actuate="onLoad"/><draw:image xlink:href="./ObjectReplacements/Object 37" xlink:type="simple" xlink:show="embed" xlink:actuate="onLoad"/></draw:frame></text:span><text:span text:style-name="T409">and </text:span><text:span text:style-name="T409"><draw:frame draw:style-name="fr1" draw:name="Objeto37" text:anchor-type="as-char" svg:y="-0.295cm" svg:width="0.827cm" svg:height="0.432cm" draw:z-index="8"><draw:object xlink:href="./Object 38" xlink:type="simple" xlink:show="embed" xlink:actuate="onLoad"/><draw:image xlink:href="./ObjectReplacements/Object 38" xlink:type="simple" xlink:show="embed" xlink:actuate="onLoad"/></draw:frame></text:span><text:span text:style-name="T409">. Thus, the initial amount of <text:s/>carbon (</text:span><draw:frame draw:style-name="fr1" draw:name="Objeto33" text:anchor-type="as-char" svg:y="-0.295cm" svg:width="1.05cm" svg:height="0.46cm" draw:z-index="9"><draw:object xlink:href="./Object 34" xlink:type="simple" xlink:show="embed" xlink:actuate="onLoad"/><draw:image xlink:href="./ObjectReplacements/Object 34" xlink:type="simple" xlink:show="embed" xlink:actuate="onLoad"/></draw:frame>; <text:span text:style-name="T410">kgCm</text:span><text:span text:style-name="T403">-2</text:span><text:span text:style-name="T129">; Eq. XXX) in each plant compartment </text:span><text:span text:style-name="T129"><draw:frame draw:style-name="fr1" draw:name="Objeto34" text:anchor-type="as-char" svg:y="-0.295cm" svg:width="0.395cm" svg:height="0.385cm" draw:z-index="10"><draw:object xlink:href="./Object 35" xlink:type="simple" xlink:show="embed" xlink:actuate="onLoad"/><draw:image xlink:href="./ObjectReplacements/Object 35" xlink:type="simple" xlink:show="embed" xlink:actuate="onLoad"/></draw:frame></text:span><text:span text:style-name="T129">in an specific PFT </text:span><text:span text:style-name="T130">or PLS </text:span><text:span text:style-name="T130"><draw:frame draw:style-name="fr1" draw:name="Objeto35" text:anchor-type="as-char" svg:y="-0.295cm" svg:width="0.326cm" svg:height="0.385cm" draw:z-index="11"><draw:object xlink:href="./Object 36" xlink:type="simple" xlink:show="embed" xlink:actuate="onLoad"/><draw:image xlink:href="./ObjectReplacements/Object 36" xlink:type="simple" xlink:show="embed" xlink:actuate="onLoad"/></draw:frame></text:span><text:span text:style-name="T130">in a gi</text:span><text:span text:style-name="T132">v</text:span><text:span text:style-name="T130">en time </text:span><text:span text:style-name="T130"><draw:frame draw:style-name="fr1" draw:name="Objeto38" text:anchor-type="as-char" svg:y="-0.295cm" svg:width="0.489cm" svg:height="0.432cm" draw:z-index="12"><draw:object xlink:href="./Object 39" xlink:type="simple" xlink:show="embed" xlink:actuate="onLoad"/><draw:image xlink:href="./ObjectReplacements/Object 39" xlink:type="simple" xlink:show="embed" xlink:actuate="onLoad"/></draw:frame></text:span><text:span text:style-name="T130">:</text:span></text:p>
      <text:p text:style-name="P51"><draw:frame draw:style-name="fr1" draw:name="Objeto39" text:anchor-type="as-char" svg:y="-0.33cm" svg:width="6.184cm" svg:height="0.497cm" draw:z-index="19"><draw:object xlink:href="./Object 6" xlink:type="simple" xlink:show="embed" xlink:actuate="onLoad"/><draw:image xlink:href="./ObjectReplacements/Object 6" xlink:type="simple" xlink:show="embed" xlink:actuate="onLoad"/></draw:frame><text:s text:c="74"/><text:span text:style-name="T424">(1)</text:span></text:p>
      <text:p text:style-name="P48"><text:span text:style-name="T411">where </text:span><text:span text:style-name="T411"><draw:frame draw:style-name="fr1" draw:name="Objeto40" text:anchor-type="as-char" svg:y="-0.215cm" svg:width="0.79cm" svg:height="0.355cm" draw:z-index="20"><draw:object xlink:href="./Object 41" xlink:type="simple" xlink:show="embed" xlink:actuate="onLoad"/><draw:image xlink:href="./ObjectReplacements/Object 41" xlink:type="simple" xlink:show="embed" xlink:actuate="onLoad"/></draw:frame></text:span><text:span text:style-name="T411">(%, Table XXX; Table XXX) is the fraction of NPP allocated to a plant compartment in each PFT/PLS and </text:span><text:span text:style-name="T411"><draw:frame draw:style-name="fr1" draw:name="Objeto41" text:anchor-type="as-char" svg:y="-0.222cm" svg:width="0.739cm" svg:height="0.36cm" draw:z-index="21"><draw:object xlink:href="./Object 42" xlink:type="simple" xlink:show="embed" xlink:actuate="onLoad"/><draw:image xlink:href="./ObjectReplacements/Object 42" xlink:type="simple" xlink:show="embed" xlink:actuate="onLoad"/></draw:frame></text:span><text:span text:style-name="T411">(years; Table XXX; Table XXX) represents the carbon residence time in a compartiment. Here NPP is a potential NPP (</text:span><text:span text:style-name="T411"><draw:frame draw:style-name="fr1" draw:name="Objeto42" text:anchor-type="as-char" svg:y="-0.295cm" svg:width="1.401cm" svg:height="0.432cm" draw:z-index="22"><draw:object xlink:href="./Object 43" xlink:type="simple" xlink:show="embed" xlink:actuate="onLoad"/><draw:image xlink:href="./ObjectReplacements/Object 43" xlink:type="simple" xlink:show="embed" xlink:actuate="onLoad"/></draw:frame></text:span><text:span text:style-name="T411">; kgCm</text:span><text:span text:style-name="T404">-</text:span><text:span text:style-name="T405">2</text:span><text:span text:style-name="T131">year</text:span><text:span text:style-name="T405">-1</text:span><text:span text:style-name="T131">) calculated from the model CPTEC Potential Vegetation Model 2 </text:span><text:reference-mark-start text:name="ADDIN CSL_CITATION {&quot;citationItems&quot;: [{&quot;id&quot;: &quot;ITEM-1&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1&quot;, &quot;issue&quot;: &quot;3&quot;, &quot;issued&quot;: {&quot;date-parts&quot;: [[&quot;2009&quot;]]}, &quot;page&quot;: &quot;1-16&quot;, &quot;title&quot;: &quot;Exploring the range of climate biome projections for tropical South America: The role of CO2 fertilization and seasonality&quot;, &quot;type&quot;: &quot;article-journal&quot;, &quot;volume&quot;: &quot;23&quot;}, &quot;uris&quot;: [&quot;http://www.mendeley.com/documents/?uuid=032cf8b8-72d7-40fc-bef4-1e0ba7e3396d&quot;]}], &quot;mendeley&quot;: {&quot;formattedCitation&quot;: &quot;(LAPOLA; OYAMA; NOBRE, 2009)&quot;, &quot;manualFormatting&quot;: &quot;(CPTEC-PVM2; LAPOLA; OYAMA &amp; NOBRE, 2009)&quot;, &quot;plainTextFormattedCitation&quot;: &quot;(LAPOLA; OYAMA; NOBRE, 2009)&quot;, &quot;previouslyFormattedCitation&quot;: &quot;(LAPOLA; OYAMA; NOBRE, 2009)&quot;}, &quot;properties&quot;: {&quot;noteIndex&quot;: 0}, &quot;schema&quot;: &quot;https://github.com/citation-style-language/schema/raw/master/csl-citation.json&quot;} RND0PPmyOqcbL"/><text:span text:style-name="T131">(CPTEC-PVM2; LAPOLA; OYAMA &amp; NOBRE, 2009)</text:span><text:reference-mark-end text:name="ADDIN CSL_CITATION {&quot;citationItems&quot;: [{&quot;id&quot;: &quot;ITEM-1&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1&quot;, &quot;issue&quot;: &quot;3&quot;, &quot;issued&quot;: {&quot;date-parts&quot;: [[&quot;2009&quot;]]}, &quot;page&quot;: &quot;1-16&quot;, &quot;title&quot;: &quot;Exploring the range of climate biome projections for tropical South America: The role of CO2 fertilization and seasonality&quot;, &quot;type&quot;: &quot;article-journal&quot;, &quot;volume&quot;: &quot;23&quot;}, &quot;uris&quot;: [&quot;http://www.mendeley.com/documents/?uuid=032cf8b8-72d7-40fc-bef4-1e0ba7e3396d&quot;]}], &quot;mendeley&quot;: {&quot;formattedCitation&quot;: &quot;(LAPOLA; OYAMA; NOBRE, 2009)&quot;, &quot;manualFormatting&quot;: &quot;(CPTEC-PVM2; LAPOLA; OYAMA &amp; NOBRE, 2009)&quot;, &quot;plainTextFormattedCitation&quot;: &quot;(LAPOLA; OYAMA; NOBRE, 2009)&quot;, &quot;previouslyFormattedCitation&quot;: &quot;(LAPOLA; OYAMA; NOBRE, 2009)&quot;}, &quot;properties&quot;: {&quot;noteIndex&quot;: 0}, &quot;schema&quot;: &quot;https://github.com/citation-style-language/schema/raw/master/csl-citation.json&quot;} RND0PPmyOqcbL"/><text:span text:style-name="T131">⁠, a precursor model for CAETÊ. The potential NPP was calculated using the same climatology ap</text:span><text:span text:style-name="T132">p</text:span><text:span text:style-name="T131">l</text:span><text:span text:style-name="T132">yed</text:span><text:span text:style-name="T131"> to CAETÊ and it was necessary given that this version of the model is not dynamic.</text:span></text:p>
      <text:p text:style-name="P53"><text:soft-page-break/><text:tab/>The spatial resolution of the model is 0.5º x 0.5º. The main language of the model is Fortran 90 with some modules written in Python.</text:p>
      <text:p text:style-name="P21"><text:span text:style-name="T319">2.2.1. </text:span>Input <text:span text:style-name="T418">data</text:span></text:p>
      <text:p text:style-name="P52"><text:tab/>In the present study the following climatic data were used as inputs for the model: air surface temperatura (<draw:frame draw:style-name="fr1" draw:name="Objeto1" text:anchor-type="as-char" svg:y="-0.295cm" svg:width="0.482cm" svg:height="0.385cm" draw:z-index="23"><draw:object xlink:href="./Object 1" xlink:type="simple" xlink:show="embed" xlink:actuate="onLoad"/><draw:image xlink:href="./ObjectReplacements/Object 1" xlink:type="simple" xlink:show="embed" xlink:actuate="onLoad"/></draw:frame>; ºC), precipitation (<draw:frame draw:style-name="fr1" draw:name="Objeto2" text:anchor-type="as-char" svg:y="-0.295cm" svg:width="0.607cm" svg:height="0.432cm" draw:z-index="24"><draw:object xlink:href="./Object 2" xlink:type="simple" xlink:show="embed" xlink:actuate="onLoad"/><draw:image xlink:href="./ObjectReplacements/Object 2" xlink:type="simple" xlink:show="embed" xlink:actuate="onLoad"/></draw:frame>; mmm<text:span text:style-name="T402">-1</text:span>), shortwave radiation (<draw:frame draw:style-name="fr1" draw:name="Objeto3" text:anchor-type="as-char" svg:y="-0.295cm" svg:width="0.958cm" svg:height="0.385cm" draw:z-index="25"><draw:object xlink:href="./Object 3" xlink:type="simple" xlink:show="embed" xlink:actuate="onLoad"/><draw:image xlink:href="./ObjectReplacements/Object 3" xlink:type="simple" xlink:show="embed" xlink:actuate="onLoad"/></draw:frame>; Wm<text:span text:style-name="T402">-2</text:span>), relative humidity (<draw:frame draw:style-name="fr1" draw:name="Objeto4" text:anchor-type="as-char" svg:y="-0.295cm" svg:width="0.422cm" svg:height="0.385cm" draw:z-index="26"><draw:object xlink:href="./Object 4" xlink:type="simple" xlink:show="embed" xlink:actuate="onLoad"/><draw:image xlink:href="./ObjectReplacements/Object 4" xlink:type="simple" xlink:show="embed" xlink:actuate="onLoad"/></draw:frame>; <office:annotation office:name="__Annotation__8304_2641259655"><dc:creator>Bianca Rius</dc:creator><dc:date>2019-05-30T17:38:52.101233396</dc:date><loext:sender-initials>BR</loext:sender-initials><text:p text:style-name="P195"><text:span text:style-name="T440">Conferir unidade</text:span></text:p></office:annotation><text:span text:style-name="T412">kgkg</text:span><text:span text:style-name="T406">-1</text:span><office:annotation-end office:name="__Annotation__8304_2641259655"/>) <text:span text:style-name="T425">and</text:span> <text:span text:style-name="T412">CO</text:span><text:span text:style-name="T413">2</text:span><text:span text:style-name="T133"> atmospheric concentration (</text:span><text:span text:style-name="T133"><draw:frame draw:style-name="fr1" draw:name="Objeto5" text:anchor-type="as-char" svg:y="-0.295cm" svg:width="0.642cm" svg:height="0.432cm" draw:z-index="27"><draw:object xlink:href="./Object 5" xlink:type="simple" xlink:show="embed" xlink:actuate="onLoad"/><draw:image xlink:href="./ObjectReplacements/Object 5" xlink:type="simple" xlink:show="embed" xlink:actuate="onLoad"/></draw:frame></text:span><text:span text:style-name="T133">; ppmv). The precipitation, temperature, radiation and relative humidity data were obtained from monthly averages of the period from 1980 to 2010. These data are available in the </text:span><text:span text:style-name="T100">ISI-MIP2 </text:span><text:span text:style-name="T133">platform </text:span><text:span text:style-name="T100">(Inter-Sectoral Impact Model Intercomparison Project 2). </text:span><text:span text:style-name="T417">The CO</text:span><text:span text:style-name="T414">2</text:span><text:span text:style-name="T134"> atmospheric concentration was obtained from the NOAA (National Oceanic and Atmospheric Administration; <text:s/></text:span><text:span text:style-name="T100">http://co2now.org/images/stories/data/co2-</text:span><text:span text:style-name="T134">mlo-monthly- noaa-esrl.pdf</text:span><text:span text:style-name="T135">) platform. It was used the mean value of [CO</text:span><text:span text:style-name="T415">2</text:span><text:span text:style-name="T135">] for the same period of climatic data (1980-2010)</text:span><text:span text:style-name="T135"><office:annotation><dc:creator>Bianca Rius</dc:creator><dc:date>2019-06-21T12:11:38.935743783</dc:date><loext:sender-initials>BR</loext:sender-initials><text:p text:style-name="P195"><text:span text:style-name="T440">Ok até aqui</text:span></text:p></office:annotation></text:span><text:span text:style-name="T135">. </text:span></text:p>
      <text:p text:style-name="P6"><text:span text:style-name="T228">2.2.2. </text:span><text:span text:style-name="T226">PFT and trait-based approach: </text:span><text:span text:style-name="T229">the </text:span><text:span text:style-name="T230">common formulations</text:span></text:p>
      <text:p text:style-name="P7"><text:span text:style-name="T226"><text:tab/></text:span><text:span text:style-name="T282">I</text:span><text:span text:style-name="T276">n this work we used two versions of the CAETÊ model: one </text:span><text:span text:style-name="T283">employin</text:span><text:span text:style-name="T276">g, as the majority of </text:span><text:span text:style-name="T283">current </text:span><text:span text:style-name="T276">vegetation models, a PFT approach </text:span><text:span text:style-name="T277">(see section 2.2.3)</text:span><text:span text:style-name="T276"> and other version using a trait-based approach </text:span><text:span text:style-name="T277">(see section 2.2.4)</text:span><text:span text:style-name="T276">. </text:span><text:span text:style-name="T282">This was done i</text:span><text:span text:style-name="T276">n order to verify </text:span><text:span text:style-name="T279">if the inclusion of functional variability in the CAETÊ model </text:span><text:span text:style-name="T283">(trait-based version)</text:span><text:span text:style-name="T279"> impacts </text:span><text:span text:style-name="T281">its</text:span><text:span text:style-name="T279"> ability </text:span><text:span text:style-name="T281">to represent biogeochemical variables and </text:span><text:span text:style-name="T282">if it is determinant for </text:span><text:span text:style-name="T281">the reponse</text:span><text:span text:style-name="T279"> of Amazon forest </text:span><text:span text:style-name="T282">to store carbon </text:span><text:span text:style-name="T281">in a reduced precipitation scenario</text:span><text:span text:style-name="T279">.</text:span><text:span text:style-name="T276"> </text:span><text:span text:style-name="T279">Despite the difference in the number of plant types and in the way that functional traits values are chosen, </text:span><text:span text:style-name="T277">the </text:span><text:span text:style-name="T279">general </text:span><text:span text:style-name="T277">formulations of the model are the same for both versions. </text:span><text:span text:style-name="T278">A fully description of model’s formulation</text:span><text:span text:style-name="T284">s</text:span><text:span text:style-name="T278"> can be found on Appen</text:span><text:span text:style-name="T278"><office:annotation><dc:creator>Bianca Rius</dc:creator><dc:date>2019-05-24T15:17:52.213273289</dc:date><loext:sender-initials>BR</loext:sender-initials><text:p text:style-name="P195"><text:span text:style-name="T440">Ou é no material suplementar</text:span></text:p></office:annotation></text:span><text:span text:style-name="T278">dix XXXX. The next se</text:span><text:span text:style-name="T283">c</text:span><text:span text:style-name="T278">tions describe some features </text:span><text:span text:style-name="T283">and</text:span><text:span text:style-name="T278"> formulations that are indispensable for understanding the results described in </text:span><office:annotation office:name="__Annotation__4610_3228276849"><dc:creator>Bianca Rius</dc:creator><dc:date>2019-06-21T12:14:58.628414287</dc:date><loext:sender-initials>BR</loext:sender-initials><text:p text:style-name="P195"><text:span text:style-name="T440">Ok até aqui</text:span></text:p></office:annotation><text:span text:style-name="T278">this paper</text:span><text:span text:style-name="T277">.</text:span><office:annotation-end office:name="__Annotation__4610_3228276849"/></text:p>
      <text:p text:style-name="P84"><text:span text:style-name="T99">We will use parts of the CPTEC-Potential Vegetation Model 2 (PVM2) [</text:span><text:span text:style-name="T98">Lapola et al. 2009</text:span><text:span text:style-name="T99">] as a starting point of CAETÊ’s development, especially the water balance model [</text:span><text:span text:style-name="T98">Oyama and Nobre 2004</text:span><text:span text:style-name="T99">] and primary productivity formulations.</text:span><office:annotation office:name="__Annotation__7758_2188945527"><dc:creator>Bianca Rius</dc:creator><dc:date>2019-06-18T19:44:41.266842942</dc:date><loext:sender-initials>BR</loext:sender-initials><text:p text:style-name="P195"><text:span text:style-name="T440">Isso deve ser colocado? E aqui é o melhor lugar pra isso?</text:span></text:p></office:annotation></text:p>
      <text:p text:style-name="P62"><text:span text:style-name="T228">F</text:span><text:span text:style-name="T225">ORMULATIONS!!xx</text:span></text:p>
      <text:p text:style-name="P62"><text:span text:style-name="T225"><text:tab/>-</text:span><text:span text:style-name="T237">photosintese</text:span></text:p>
      <text:list xml:id="list2950832408" text:style-name="L1">
        <text:list-item>
          <text:p text:style-name="P139"><text:soft-page-break/>respiração</text:p>
        </text:list-item>
        <text:list-item>
          <text:p text:style-name="P139">carbono nos compartimentos</text:p>
        </text:list-item>
        <text:list-item>
          <text:p text:style-name="P139">formulações com os trade-offs</text:p>
        </text:list-item>
        <text:list-item>
          <text:p text:style-name="P139">f5</text:p>
        </text:list-item>
        <text:list-item>
          <text:p text:style-name="P139">captura diferencial de luz</text:p>
          <text:p text:style-name="P139"/>
        </text:list-item>
      </text:list>
      <text:p text:style-name="P59"><text:span text:style-name="T377">2.2.</text:span><text:span text:style-name="T379">2</text:span><text:span text:style-name="T377">.</text:span><text:span text:style-name="T379">1.</text:span><text:span text:style-name="T377"> </text:span><text:span text:style-name="T378">The chosen functional traits: related ecosystem processes and its associated </text:span><text:span text:style-name="T379">tra</text:span><text:span text:style-name="T378">de-offs</text:span></text:p>
      <text:p text:style-name="P8"><text:tab/><text:span text:style-name="T339">One of the focus of this paper, besides presenting the CAETÊ model, is to present a first application of it as a case study. For </text:span><text:span text:style-name="T340">this, we focused on</text:span><text:span text:style-name="T339"> th</text:span><text:span text:style-name="T341">e</text:span><text:span text:style-name="T339"> ecosystem process </text:span><text:span text:style-name="T341">of carbon storage.</text:span><text:span text:style-name="T339"> </text:span><text:span text:style-name="T342">T</text:span><text:span text:style-name="T339">he </text:span><text:span text:style-name="T342">functional </text:span><text:span text:style-name="T339">traits related to the percentage of the carbon <text:s/>distributed to plant compartments </text:span><text:span text:style-name="T342">(carbon allocation)</text:span><text:span text:style-name="T339"> and the </text:span><text:span text:style-name="T342">carbon </text:span><text:span text:style-name="T339">residence time on each compartiment is of primary importance </text:span><text:bookmark-start text:name="__UnoMark__3262_2377830668"/><text:span text:style-name="T126">(CHAMBERS et al., 2012; FATICHI; LEUZINGER, 2013; MALHI, 2012; NORBY et al., 2005)</text:span><text:bookmark-end text:name="__UnoMark__3262_2377830668"/><text:span text:style-name="T339">⁠. </text:span><text:span text:style-name="T215">This is because the total amount of carbon stored on a plant and thereafter on ecosystem depends not only on the </text:span><text:span text:style-name="T216">rate</text:span><text:span text:style-name="T215"> of input of carbon through photosynthesis but as well as how this carbon is distributed </text:span><text:span text:style-name="T216">and how long it persists </text:span><text:span text:style-name="T215">on different </text:span><text:span text:style-name="T217">plant </text:span><text:span text:style-name="T215">organs and tissues </text:span><text:reference-mark-start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id&quot;: &quot;ITEM-2&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2&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3&quot;, &quot;itemData&quot;: {&quot;DOI&quot;: &quot;10.1098/rstb.2011.0062&quot;, &quot;ISBN&quot;: &quot;0962-8436&quot;, &quot;ISSN&quot;: &quot;0962-8436&quot;, &quot;PMID&quot;: &quot;22006964&quot;, &quot;abstract&quot;: &quot;The allocation of the net primary productivity (NPP) of an ecosystem between canopy, woody tissue and fine roots is an important descriptor of the functioning of that ecosystem, and an important feature to correctly represent in terrestrial ecosystem models. Here, we collate and analyse a global dataset of NPP allocation in tropical forests, and compare this with the representation of NPP allocation in 13 terrestrial ecosystem models. On average, the data suggest an equal partitioning of allocation between all three main components (mean 34 \u00b1 6% canopy, 39 \u00b1 10% wood, 27 \u00b1 11% fine roots), but there is substantial site-to-site variation in allocation to woody tissue versus allocation to fine roots. Allocation to canopy (leaves, flowers and fruit) shows much less variance. The mean allocation of the ecosystem models is close to the mean of the data, but the spread is much greater, with several models reporting allocation partitioning outside of the spread of the data. Where all main components of NPP cannot be measured, litterfall is a good predictor of overall NPP (r(2) = 0.83 for linear fit forced through origin), stem growth is a moderate predictor and fine root production a poor predictor. Across sites the major component of variation of allocation is a shifting allocation between wood and fine roots, with allocation to the canopy being a relatively invariant component of total NPP. This suggests the dominant allocation trade-off is a 'fine root versus wood' trade-off, as opposed to the expected 'root-shoot' trade-off; such a trade-off has recently been posited on theoretical grounds for old-growth forest stands. We conclude by discussing the systematic biases in estimates of allocation introduced by missing NPP components, including herbivory, large leaf litter and root exudates production. These biases have a moderate effect on overall carbon allocation estimates, but are smaller than the observed range in allocation values across sites.&quot;, &quot;author&quot;: [{&quot;dropping-particle&quot;: &quot;&quot;, &quot;family&quot;: &quot;Malhi&quot;, &quot;given&quot;: &quot;Y.&quot;, &quot;non-dropping-particle&quot;: &quot;&quot;, &quot;parse-names&quot;: false, &quot;suffix&quot;: &quot;&quot;}, {&quot;dropping-particle&quot;: &quot;&quot;, &quot;family&quot;: &quot;Doughty&quot;, &quot;given&quot;: &quot;C.&quot;, &quot;non-dropping-particle&quot;: &quot;&quot;, &quot;parse-names&quot;: false, &quot;suffix&quot;: &quot;&quot;}, {&quot;dropping-particle&quot;: &quot;&quot;, &quot;family&quot;: &quot;Galbraith&quot;, &quot;given&quot;: &quot;D.&quot;, &quot;non-dropping-particle&quot;: &quot;&quot;, &quot;parse-names&quot;: false, &quot;suffix&quot;: &quot;&quot;}], &quot;container-title&quot;: &quot;Philosophical Transactions of the Royal Society B: Biological Sciences&quot;, &quot;id&quot;: &quot;ITEM-3&quot;, &quot;issue&quot;: &quot;October&quot;, &quot;issued&quot;: {&quot;date-parts&quot;: [[&quot;2011&quot;]]}, &quot;note&quot;: &quot;In this paper, we will explore the allocation of NPP in the context of tropical forests. We will:\n\u2014 review the theoretical model descriptions and par- ameter settings employed by a wide range of vegetation models, with a particular focus on tropi- cal forest vegetation functional types;\n\u2014 collate a global dataset on the allocation of NPP in tropical forests, with discussion of uncertainties in field measurements; and\n\u2014 analyse this dataset to explore mean values and generalities in the data, and test the frameworks and parameter settings of NPP allocation employed in models.\nWe&quot;, &quot;page&quot;: &quot;3225-3245&quot;, &quot;title&quot;: &quot;The allocation of ecosystem net primary productivity in tropical forests&quot;, &quot;type&quot;: &quot;article-journal&quot;, &quot;volume&quot;: &quot;366&quot;}, &quot;uris&quot;: [&quot;http://www.mendeley.com/documents/?uuid=ea649f7a-6923-456b-8e7e-c788eb8bda11&quot;]}], &quot;mendeley&quot;: {&quot;formattedCitation&quot;: &quot;(CHAMBERS et al., 2012; DE KAUWE et al., 2014; MALHI; DOUGHTY; GALBRAITH, 2011)&quot;, &quot;plainTextFormattedCitation&quot;: &quot;(CHAMBERS et al., 2012; DE KAUWE et al., 2014; MALHI; DOUGHTY; GALBRAITH, 2011)&quot;, &quot;previouslyFormattedCitation&quot;: &quot;(CHAMBERS et al., 2012; DE KAUWE et al., 2014; MALHI; DOUGHTY; GALBRAITH, 2011)&quot;}, &quot;properties&quot;: {&quot;noteIndex&quot;: 0}, &quot;schema&quot;: &quot;https://github.com/citation-style-language/schema/raw/master/csl-citation.json&quot;} RNDbURYTKtRQ9"/><text:span text:style-name="T156">(CHAMBERS et al., 2012; DE KAUWE et al., 2014; MALHI; DOUGHTY; GALBRAITH, 2011)</text:span><text:reference-mark-end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id&quot;: &quot;ITEM-2&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2&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3&quot;, &quot;itemData&quot;: {&quot;DOI&quot;: &quot;10.1098/rstb.2011.0062&quot;, &quot;ISBN&quot;: &quot;0962-8436&quot;, &quot;ISSN&quot;: &quot;0962-8436&quot;, &quot;PMID&quot;: &quot;22006964&quot;, &quot;abstract&quot;: &quot;The allocation of the net primary productivity (NPP) of an ecosystem between canopy, woody tissue and fine roots is an important descriptor of the functioning of that ecosystem, and an important feature to correctly represent in terrestrial ecosystem models. Here, we collate and analyse a global dataset of NPP allocation in tropical forests, and compare this with the representation of NPP allocation in 13 terrestrial ecosystem models. On average, the data suggest an equal partitioning of allocation between all three main components (mean 34 \u00b1 6% canopy, 39 \u00b1 10% wood, 27 \u00b1 11% fine roots), but there is substantial site-to-site variation in allocation to woody tissue versus allocation to fine roots. Allocation to canopy (leaves, flowers and fruit) shows much less variance. The mean allocation of the ecosystem models is close to the mean of the data, but the spread is much greater, with several models reporting allocation partitioning outside of the spread of the data. Where all main components of NPP cannot be measured, litterfall is a good predictor of overall NPP (r(2) = 0.83 for linear fit forced through origin), stem growth is a moderate predictor and fine root production a poor predictor. Across sites the major component of variation of allocation is a shifting allocation between wood and fine roots, with allocation to the canopy being a relatively invariant component of total NPP. This suggests the dominant allocation trade-off is a 'fine root versus wood' trade-off, as opposed to the expected 'root-shoot' trade-off; such a trade-off has recently been posited on theoretical grounds for old-growth forest stands. We conclude by discussing the systematic biases in estimates of allocation introduced by missing NPP components, including herbivory, large leaf litter and root exudates production. These biases have a moderate effect on overall carbon allocation estimates, but are smaller than the observed range in allocation values across sites.&quot;, &quot;author&quot;: [{&quot;dropping-particle&quot;: &quot;&quot;, &quot;family&quot;: &quot;Malhi&quot;, &quot;given&quot;: &quot;Y.&quot;, &quot;non-dropping-particle&quot;: &quot;&quot;, &quot;parse-names&quot;: false, &quot;suffix&quot;: &quot;&quot;}, {&quot;dropping-particle&quot;: &quot;&quot;, &quot;family&quot;: &quot;Doughty&quot;, &quot;given&quot;: &quot;C.&quot;, &quot;non-dropping-particle&quot;: &quot;&quot;, &quot;parse-names&quot;: false, &quot;suffix&quot;: &quot;&quot;}, {&quot;dropping-particle&quot;: &quot;&quot;, &quot;family&quot;: &quot;Galbraith&quot;, &quot;given&quot;: &quot;D.&quot;, &quot;non-dropping-particle&quot;: &quot;&quot;, &quot;parse-names&quot;: false, &quot;suffix&quot;: &quot;&quot;}], &quot;container-title&quot;: &quot;Philosophical Transactions of the Royal Society B: Biological Sciences&quot;, &quot;id&quot;: &quot;ITEM-3&quot;, &quot;issue&quot;: &quot;October&quot;, &quot;issued&quot;: {&quot;date-parts&quot;: [[&quot;2011&quot;]]}, &quot;note&quot;: &quot;In this paper, we will explore the allocation of NPP in the context of tropical forests. We will:\n\u2014 review the theoretical model descriptions and par- ameter settings employed by a wide range of vegetation models, with a particular focus on tropi- cal forest vegetation functional types;\n\u2014 collate a global dataset on the allocation of NPP in tropical forests, with discussion of uncertainties in field measurements; and\n\u2014 analyse this dataset to explore mean values and generalities in the data, and test the frameworks and parameter settings of NPP allocation employed in models.\nWe&quot;, &quot;page&quot;: &quot;3225-3245&quot;, &quot;title&quot;: &quot;The allocation of ecosystem net primary productivity in tropical forests&quot;, &quot;type&quot;: &quot;article-journal&quot;, &quot;volume&quot;: &quot;366&quot;}, &quot;uris&quot;: [&quot;http://www.mendeley.com/documents/?uuid=ea649f7a-6923-456b-8e7e-c788eb8bda11&quot;]}], &quot;mendeley&quot;: {&quot;formattedCitation&quot;: &quot;(CHAMBERS et al., 2012; DE KAUWE et al., 2014; MALHI; DOUGHTY; GALBRAITH, 2011)&quot;, &quot;plainTextFormattedCitation&quot;: &quot;(CHAMBERS et al., 2012; DE KAUWE et al., 2014; MALHI; DOUGHTY; GALBRAITH, 2011)&quot;, &quot;previouslyFormattedCitation&quot;: &quot;(CHAMBERS et al., 2012; DE KAUWE et al., 2014; MALHI; DOUGHTY; GALBRAITH, 2011)&quot;}, &quot;properties&quot;: {&quot;noteIndex&quot;: 0}, &quot;schema&quot;: &quot;https://github.com/citation-style-language/schema/raw/master/csl-citation.json&quot;} RNDbURYTKtRQ9"/><text:span text:style-name="T215">⁠.</text:span><text:span text:style-name="T214"> </text:span><text:span text:style-name="T215">Thus, a change on carbon allocation and residence time </text:span><text:span text:style-name="T218">trait values and/or abundances</text:span><text:span text:style-name="T215"> </text:span><text:span text:style-name="T218">due to climate change (e.g. reduction on precipitation) may</text:span><text:span text:style-name="T215"> change the capability of an ecosystem to store carbon </text:span><text:reference-mark-start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b4xON08lt3"/><text:span text:style-name="T156">(DE KAUWE et al., 2014; FRIEDLINGSTEIN et al., 1999; FRIEND et al., 2014)</text:span><text:reference-mark-end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b4xON08lt3"/><text:span text:style-name="T215">⁠.</text:span></text:p>
      <text:p text:style-name="P9"><text:span text:style-name="T321"><text:tab/>The CAETÊ model considers three plant compartments: leaves, aboveground woody tissues (including stem and branches) and fine roots. Hence, six functional traits are considered as variants: allocation to leaves (</text:span><text:span text:style-name="T321"><draw:frame draw:style-name="fr2" draw:name="1" text:anchor-type="as-char" svg:width="0.416cm" svg:height="0.432cm" draw:z-index="28"><draw:object xlink:href="./Object 15" xlink:type="simple" xlink:show="embed" xlink:actuate="onLoad"/><draw:image xlink:href="./ObjectReplacements/Object 15" xlink:type="simple" xlink:show="embed" xlink:actuate="onLoad"/><svg:desc>fórmula</svg:desc></draw:frame></text:span><text:span text:style-name="T321">), allocation to aboveground woody tissues (</text:span><text:span text:style-name="T321"><draw:frame draw:style-name="fr2" draw:name="Objeto15" text:anchor-type="as-char" svg:width="0.503cm" svg:height="0.432cm" draw:z-index="29"><draw:object xlink:href="./Object 16" xlink:type="simple" xlink:show="embed" xlink:actuate="onLoad"/><draw:image xlink:href="./ObjectReplacements/Object 16" xlink:type="simple" xlink:show="embed" xlink:actuate="onLoad"/><svg:desc>fórmula</svg:desc></draw:frame></text:span><text:span text:style-name="T321">), allocation to fine roots (</text:span><text:span text:style-name="T321"><draw:frame draw:style-name="fr2" draw:name="Objeto16" text:anchor-type="as-char" svg:width="0.443cm" svg:height="0.432cm" draw:z-index="30"><draw:object xlink:href="./Object 17" xlink:type="simple" xlink:show="embed" xlink:actuate="onLoad"/><draw:image xlink:href="./ObjectReplacements/Object 17" xlink:type="simple" xlink:show="embed" xlink:actuate="onLoad"/><svg:desc>fórmula</svg:desc></draw:frame></text:span><text:span text:style-name="T321">), carbon residence time in leaves (</text:span><text:span text:style-name="T321"><draw:frame draw:style-name="fr2" draw:name="Objeto17" text:anchor-type="as-char" svg:width="0.355cm" svg:height="0.432cm" draw:z-index="31"><draw:object xlink:href="./Object 18" xlink:type="simple" xlink:show="embed" xlink:actuate="onLoad"/><draw:image xlink:href="./ObjectReplacements/Object 18" xlink:type="simple" xlink:show="embed" xlink:actuate="onLoad"/><svg:desc>fórmula</svg:desc></draw:frame></text:span><text:span text:style-name="T321">), carbon residence time in aboveground woody tissues (</text:span><text:span text:style-name="T321"><draw:frame draw:style-name="fr2" draw:name="Objeto18" text:anchor-type="as-char" svg:width="0.441cm" svg:height="0.432cm" draw:z-index="32"><draw:object xlink:href="./Object 19" xlink:type="simple" xlink:show="embed" xlink:actuate="onLoad"/><draw:image xlink:href="./ObjectReplacements/Object 19" xlink:type="simple" xlink:show="embed" xlink:actuate="onLoad"/><svg:desc>fórmula</svg:desc></draw:frame></text:span><text:span text:style-name="T321">) and carbon residence time on fine roots (</text:span><text:span text:style-name="T321"><draw:frame draw:style-name="fr2" draw:name="Objeto19" text:anchor-type="as-char" svg:width="0.381cm" svg:height="0.432cm" draw:z-index="33"><draw:object xlink:href="./Object 20" xlink:type="simple" xlink:show="embed" xlink:actuate="onLoad"/><draw:image xlink:href="./ObjectReplacements/Object 20" xlink:type="simple" xlink:show="embed" xlink:actuate="onLoad"/><svg:desc>fórmula</svg:desc></draw:frame></text:span><text:span text:style-name="T321">). The allocation traits seeks to represent the percentage of the net primary productivity (</text:span><text:span text:style-name="T321"><draw:frame draw:style-name="fr2" draw:name="Objeto20" text:anchor-type="as-char" svg:width="0.833cm" svg:height="0.385cm" draw:z-index="34"><draw:object xlink:href="./Object 21" xlink:type="simple" xlink:show="embed" xlink:actuate="onLoad"/><draw:image xlink:href="./ObjectReplacements/Object 21" xlink:type="simple" xlink:show="embed" xlink:actuate="onLoad"/><svg:desc>fórmula</svg:desc></draw:frame></text:span><text:span text:style-name="T321">; Eq. (XX)) distributed to each compartment; the carbon residence time traits seeks to represent the carbon length stay in each compartment. Together, these functional traits ultimately define the amount of carbon in each compartment of a </text:span><text:soft-page-break/><text:span text:style-name="T321">PLS </text:span><text:span text:style-name="T323">or PFT</text:span><text:span text:style-name="T321"> (</text:span><text:span text:style-name="T321"><draw:frame draw:style-name="fr2" draw:name="Objeto21" text:anchor-type="as-char" svg:width="0.457cm" svg:height="0.46cm" draw:z-index="35"><draw:object xlink:href="./Object 22" xlink:type="simple" xlink:show="embed" xlink:actuate="onLoad"/><draw:image xlink:href="./ObjectReplacements/Object 22" xlink:type="simple" xlink:show="embed" xlink:actuate="onLoad"/><svg:desc>fórmula</svg:desc></draw:frame></text:span><text:span text:style-name="T321">; Eq. (XX)) , and then, the total plant biomass of </text:span><text:span text:style-name="T323">that</text:span><text:span text:style-name="T321"> PLS </text:span><text:span text:style-name="T323">or PFT </text:span><text:span text:style-name="T321">(</text:span><text:span text:style-name="T321"><draw:frame draw:style-name="fr2" draw:name="Objeto22" text:anchor-type="as-char" svg:width="0.363cm" svg:height="0.432cm" draw:z-index="36"><draw:object xlink:href="./Object 23" xlink:type="simple" xlink:show="embed" xlink:actuate="onLoad"/><draw:image xlink:href="./ObjectReplacements/Object 23" xlink:type="simple" xlink:show="embed" xlink:actuate="onLoad"/><svg:desc>fórmula</svg:desc></draw:frame></text:span><text:span text:style-name="T321">; Eq. (XX)). </text:span></text:p>
      <text:p text:style-name="P9"><text:span text:style-name="T321"><text:tab/>Each functional trait is associated to, at least, one trade-off </text:span><text:span text:style-name="T322">(Table XXX summarizes the corresponded trade-offs of each functional trait and its linked equations)</text:span><text:span text:style-name="T321"> so that the amount of carbon in each compartment results in costs and benefits to certain strategy. In that sense, the </text:span><text:span text:style-name="T338">carbon</text:span><text:span text:style-name="T321"> allocation and the residence </text:span><text:span text:style-name="T338">time</text:span><text:span text:style-name="T321"> influence other model processes; for example, the solar radiation absorption, that provides energy for photosynthesis, is dependent </text:span><text:span text:style-name="T338">on</text:span><text:span text:style-name="T321"> the leaf biomass (derived from allocation and carbon residence time </text:span><text:span text:style-name="T337">o</text:span><text:span text:style-name="T321">n leaves). In its turn, the allocation and carbon residence time for fine roots determines the fine roots biomass, associated to water uptake. A greater allocation to leaves is a plant investment in capturing light but at the expense of investing in water uptake. </text:span><text:span text:style-name="T337">Also, the higher the biomass in a compartment, the higher will be its respiration (for maintenance an</text:span><text:span text:style-name="T338">d</text:span><text:span text:style-name="T337"> growth), then, </text:span><text:span text:style-name="T338">the </text:span><text:span text:style-name="T337">values for allocation and residence time </text:span><text:span text:style-name="T338">traits</text:span><text:span text:style-name="T337"> are always associated with </text:span><text:span text:style-name="T338">higher or lower</text:span><text:span text:style-name="T337"> respiratory costs.</text:span><text:span text:style-name="T321"> So, in a given environment some combinations of allocation and residence time will maximize the </text:span><text:span text:style-name="T324">carbon sotock</text:span><text:span text:style-name="T321"> </text:span><text:bookmark text:name="result_box3"/><text:span text:style-name="T321">based on a balance between costs and benefits. </text:span><text:span text:style-name="T324">With the change in climatic variables the combinations that show higher “maximization” can change and then change functional </text:span><text:span text:style-name="T337">composition</text:span><text:span text:style-name="T324"> </text:span><text:span text:style-name="T337">of the community</text:span><text:span text:style-name="T324">.</text:span></text:p>
      <text:p text:style-name="P86"><text:tab/>It is important to highlight that CAETÊ admits the use of any functional trait of interest, as well as any number of functional traits.</text:p>
      <text:p text:style-name="P86"><office:annotation><dc:creator>Bianca Rius</dc:creator><dc:date>2019-06-21T15:27:25.670165140</dc:date><loext:sender-initials>BR</loext:sender-initials><text:p text:style-name="P195"><text:span text:style-name="T440">Acho que aqui entra uma seção das formulações</text:span></text:p></office:annotation></text:p>
      <text:p text:style-name="P27"><text:span text:style-name="T324">2.</text:span><text:span text:style-name="T321">2.2.2. Gridcell occupation: the differential survival and </text:span><text:span text:style-name="T325">abundance</text:span></text:p>
      <text:p text:style-name="P43"><text:span text:style-name="T321"><text:tab/>All the grid cells are initiated with the same amount and the same identity of PLS/</text:span><text:span text:style-name="T325">PFT</text:span><text:span text:style-name="T321"> in </text:span><text:span text:style-name="T338">a</text:span><text:span text:style-name="T321"> </text:span><text:span text:style-name="T338">condition analogous to bare soil</text:span><text:span text:style-name="T321">. </text:span><text:span text:style-name="T325">T</text:span><text:span text:style-name="T321">his means that all trait combinatios </text:span><text:span text:style-name="T325">(in the trait-based version) and all the five PFTs (in the PFT version)</text:span><text:span text:style-name="T321"> are equally probable to occupy the grid cell. Since each grid cell has its particular climatic conditions some PLS/</text:span><text:span text:style-name="T325">PFT</text:span><text:span text:style-name="T321"> will survive and some will not, </text:span><text:span text:style-name="T327">then simulating a environmental filtering mechanism (i.e. restriction of presence and abundace of the functional traits in a community)</text:span><text:span text:style-name="T321">. A </text:span><text:span text:style-name="T325">PLS/PFT</text:span><text:span text:style-name="T321"> is considered as survivor if it present</text:span><text:span text:style-name="T326">s</text:span><text:span text:style-name="T321"> a positive carbon balance and </text:span><text:span text:style-name="T325">also if it presents</text:span><text:span text:style-name="T326">, </text:span><text:span text:style-name="T321">concomitantly, at least 100 g of carbon in fine roots and in leaves. This is necesary because the model still do not have a storage compartment (what could enable the survival of a strategy because it could provide carbon </text:span><text:soft-page-break/><text:span text:style-name="T321">compounds even in periods when the plant loses the leaves or has low water supply). Since the CAETÊ is, yet, not a DGVM but an equilibrium model, the </text:span><text:span text:style-name="T325">PLS</text:span><text:span text:style-name="T327">s</text:span><text:span text:style-name="T325">/PFT</text:span><text:span text:style-name="T327">s</text:span><text:span text:style-name="T321"> which did not survive and were excluded from the gid cell are not able to be reseated in the grid cell.</text:span></text:p>
      <text:p text:style-name="P44"><text:span text:style-name="T321"><text:tab/>Besides a strategy survive or not, </text:span><text:span text:style-name="T327">it </text:span><text:span text:style-name="T321">is also important to understand what is its predominance </text:span><text:span text:style-name="T328">or abundance </text:span><text:span text:style-name="T321">within a grid-cell. </text:span><text:span text:style-name="T328">Since CAETÊ model is not a individual based model, the predominance of a strategy</text:span><text:span text:style-name="T321"> is the fraction of the grid cell that </text:span><text:span text:style-name="T328">it</text:span><text:span text:style-name="T321"> occupies. The majority of vegetation models calculates the fractional coverages of PFTs through considering the bioclimatic limits </text:span><text:bookmark-start text:name="__UnoMark__3246_2377830668"/><text:span text:style-name="T125">(ARORA; BOER, 2006; PAVLICK et al., 2012a)</text:span><text:bookmark-end text:name="__UnoMark__3246_2377830668"/><text:span text:style-name="T321">⁠ or th</text:span><text:span text:style-name="T328">r</text:span><text:span text:style-name="T321">ough competition relationship computed by Lotka-Volterra equations </text:span><text:bookmark-start text:name="__UnoMark__3250_2377830668"/><text:span text:style-name="T125">(ARORA; BOER, 2006; PAVLICK et al., 2012a)</text:span><text:bookmark-end text:name="__UnoMark__3250_2377830668"/><text:span text:style-name="T321">⁠. However these two approaches are not suitable for CAETÊ model because it do not define bioclimatic limits </text:span><text:span text:style-name="T380">a priori</text:span><text:span text:style-name="T321"> and because Lotka-Volterra equations require a </text:span><text:span text:style-name="T380">n</text:span><text:span text:style-name="T321">-by-</text:span><text:span text:style-name="T380">n </text:span><text:span text:style-name="T321">matrix of competition coefficients </text:span><text:bookmark-start text:name="__UnoMark__3254_2377830668"/><text:span text:style-name="T125">(SCHEITER; LANGAN; HIGGINS, 2013)</text:span><text:bookmark-end text:name="__UnoMark__3254_2377830668"/><text:span text:style-name="T321">⁠ what turns the model CAETÊ </text:span><text:bookmark text:name="result_box2"/><text:span text:style-name="T321">computationally impracticable because the matrix size increases with the square of the considered PFTs </text:span><text:span text:style-name="T328">or PLSs</text:span><text:span text:style-name="T321"> (PAVLICK et al., 2013; SCHEITER; LANGAN;HIGGINS, 2013).</text:span></text:p>
      <text:p text:style-name="P73"><text:span text:style-name="T385"><text:tab/></text:span><text:span text:style-name="T363">Instead, CAETÊ model uses the biomass contribution of a strategy </text:span><text:span text:style-name="T364">in relation</text:span><text:span text:style-name="T363"> to the total gridcell biomass to calculate the occupation fraction. This procedure has support in the biomass-ratio hypothesis </text:span><text:bookmark-start text:name="__UnoMark__3258_2377830668"/><text:span text:style-name="T118">(GRIME, 1998)</text:span><text:bookmark-end text:name="__UnoMark__3258_2377830668"/><text:span text:style-name="T118"> that predicts that the immediate effects of a species </text:span><text:span text:style-name="T119">is</text:span><text:span text:style-name="T118"> proportional to the species relative contribution to the total biomass of the community. Therefore, the relative abundance </text:span><text:span text:style-name="T118"><draw:frame draw:style-name="fr2" draw:name="Objeto23" text:anchor-type="as-char" svg:width="0.624cm" svg:height="0.46cm" draw:z-index="38"><draw:object xlink:href="./Object 24" xlink:type="simple" xlink:show="embed" xlink:actuate="onLoad"/><draw:image xlink:href="./ObjectReplacements/Object 24" xlink:type="simple" xlink:show="embed" xlink:actuate="onLoad"/><svg:desc>fórmula</svg:desc></draw:frame></text:span><text:span text:style-name="T118">of a PLS </text:span><text:span text:style-name="T123">i </text:span><text:span text:style-name="T118">in a grid-cell </text:span><text:span text:style-name="T123">j </text:span><text:span text:style-name="T118">is assumed to be proportional to its relative contribution to the total grid-cell biomass (</text:span><text:span text:style-name="T118"><draw:frame draw:style-name="fr2" draw:name="Objeto24" text:anchor-type="as-char" svg:width="0.404cm" svg:height="0.432cm" draw:z-index="39"><draw:object xlink:href="./Object 25" xlink:type="simple" xlink:show="embed" xlink:actuate="onLoad"/><draw:image xlink:href="./ObjectReplacements/Object 25" xlink:type="simple" xlink:show="embed" xlink:actuate="onLoad"/><svg:desc>fórmula</svg:desc></draw:frame></text:span><text:span text:style-name="T118">; <text:s/></text:span><office:annotation office:name="__Annotation__8239_1242673082"><dc:creator>Bianca Rius</dc:creator><dc:date>2019-05-29T13:43:49.110732337</dc:date><loext:sender-initials>BR</loext:sender-initials><text:p text:style-name="P195"><text:span text:style-name="T442">Verificar como devem ser representadas as equações (i.e. em que formato)</text:span></text:p></office:annotation><text:span text:style-name="T118">Eq. (XX)), in its turn determined by the sum of biomass of all the survival PLS/</text:span><text:span text:style-name="T120">PFT</text:span><text:span text:style-name="T118"> (</text:span><text:span text:style-name="T123">S</text:span><text:span text:style-name="T118">) in that grid-cell:</text:span></text:p>
      <text:p text:style-name="P76"><text:span text:style-name="T118"><draw:frame draw:style-name="fr3" draw:name="Objeto25" text:anchor-type="as-char" svg:y="-0.661cm" svg:width="2.681cm" svg:height="1.041cm" draw:z-index="40"><draw:object xlink:href="./Object 26" xlink:type="simple" xlink:show="embed" xlink:actuate="onLoad"/><draw:image xlink:href="./ObjectReplacements/Object 26" xlink:type="simple" xlink:show="embed" xlink:actuate="onLoad"/><svg:desc>fórmula</svg:desc></draw:frame></text:span><office:annotation-end office:name="__Annotation__8239_1242673082"/></text:p>
      <text:p text:style-name="P104"/>
      <text:p text:style-name="P76"><text:span text:style-name="T118"><text:tab/></text:span><text:span text:style-name="T121">From the relative abundace is possible to aggregate the biogeochemical variables from a PFT</text:span><text:span text:style-name="T122">s</text:span><text:span text:style-name="T121">/PLS</text:span><text:span text:style-name="T122">s</text:span><text:span text:style-name="T121"> to the grid cell scale. For example, the </text:span><text:span text:style-name="T121"><draw:frame draw:style-name="fr1" draw:name="Objeto26" text:anchor-type="as-char" svg:y="-0.295cm" svg:width="1.148cm" svg:height="0.432cm" draw:z-index="0"><draw:object xlink:href="./Object 27" xlink:type="simple" xlink:show="embed" xlink:actuate="onLoad"/><draw:image xlink:href="./ObjectReplacements/Object 27" xlink:type="simple" xlink:show="embed" xlink:actuate="onLoad"/></draw:frame></text:span><text:span text:style-name="T121">of a grid cell <text:s/></text:span><text:span text:style-name="T121"><draw:frame draw:style-name="fr1" draw:name="Objeto27" text:anchor-type="as-char" svg:y="-0.295cm" svg:width="0.395cm" svg:height="0.385cm" draw:z-index="1"><draw:object xlink:href="./Object 28" xlink:type="simple" xlink:show="embed" xlink:actuate="onLoad"/><draw:image xlink:href="./ObjectReplacements/Object 28" xlink:type="simple" xlink:show="embed" xlink:actuate="onLoad"/></draw:frame></text:span><text:span text:style-name="T122">is equal to the sum of the nppij of all </text:span><text:span text:style-name="T122"><draw:frame draw:style-name="fr1" draw:name="Objeto28" text:anchor-type="as-char" svg:y="-0.295cm" svg:width="1.018cm" svg:height="0.432cm" draw:z-index="2"><draw:object xlink:href="./Object 29" xlink:type="simple" xlink:show="embed" xlink:actuate="onLoad"/><draw:image xlink:href="./ObjectReplacements/Object 29" xlink:type="simple" xlink:show="embed" xlink:actuate="onLoad"/></draw:frame></text:span><text:span text:style-name="T122">or </text:span><text:span text:style-name="T122"><draw:frame draw:style-name="fr1" draw:name="Objeto29" text:anchor-type="as-char" svg:y="-0.295cm" svg:width="1.095cm" svg:height="0.432cm" draw:z-index="3"><draw:object xlink:href="./Object 30" xlink:type="simple" xlink:show="embed" xlink:actuate="onLoad"/><draw:image xlink:href="./ObjectReplacements/Object 30" xlink:type="simple" xlink:show="embed" xlink:actuate="onLoad"/></draw:frame></text:span><text:span text:style-name="T122">that survived (</text:span><text:span text:style-name="T122"><draw:frame draw:style-name="fr1" draw:name="Objeto30" text:anchor-type="as-char" svg:y="-0.295cm" svg:width="0.443cm" svg:height="0.385cm" draw:z-index="4"><draw:object xlink:href="./Object 31" xlink:type="simple" xlink:show="embed" xlink:actuate="onLoad"/><draw:image xlink:href="./ObjectReplacements/Object 31" xlink:type="simple" xlink:show="embed" xlink:actuate="onLoad"/></draw:frame></text:span><text:span text:style-name="T122">) weighted by their respective relative abundance</text:span><office:annotation office:name="__Annotation__9692_1242673082"><dc:creator>Bianca Rius</dc:creator><dc:date>2019-05-29T16:02:46.053297069</dc:date><loext:sender-initials>BR</loext:sender-initials><text:p text:style-name="P195"><text:span text:style-name="T442">Conferir formato da equação</text:span></text:p></office:annotation><text:span text:style-name="T122"> ( </text:span><text:span text:style-name="T122"><draw:frame draw:style-name="fr1" draw:name="Objeto31" text:anchor-type="as-char" svg:y="-0.295cm" svg:width="0.826cm" svg:height="0.46cm" draw:z-index="5"><draw:object xlink:href="./Object 32" xlink:type="simple" xlink:show="embed" xlink:actuate="onLoad"/><draw:image xlink:href="./ObjectReplacements/Object 32" xlink:type="simple" xlink:show="embed" xlink:actuate="onLoad"/></draw:frame></text:span><text:span text:style-name="T122">)</text:span><text:span text:style-name="T121">:</text:span></text:p>
      <text:p text:style-name="P106"><text:soft-page-break/><draw:frame draw:style-name="fr1" draw:name="Objeto32" text:anchor-type="as-char" svg:y="-0.661cm" svg:width="4.175cm" svg:height="1.041cm" draw:z-index="6"><draw:object xlink:href="./Object 33" xlink:type="simple" xlink:show="embed" xlink:actuate="onLoad"/><draw:image xlink:href="./ObjectReplacements/Object 33" xlink:type="simple" xlink:show="embed" xlink:actuate="onLoad"/></draw:frame></text:p>
      <text:p text:style-name="P76"><text:span text:style-name="T121"><text:tab/></text:span><office:annotation-end office:name="__Annotation__9692_1242673082"/></text:p>
      <text:p text:style-name="P75"><text:span text:style-name="T385"><text:tab/></text:span><text:span text:style-name="T363">This approach is also necessary because the </text:span><text:span text:style-name="T364">competition scheme </text:span><text:span text:style-name="T363">in CAETÊ model </text:span><text:span text:style-name="T364">is </text:span><text:span text:style-name="T365">still</text:span><text:span text:style-name="T363"> not mechanistic. It is still not possible to simulate the competition process mechanistically because the model is not a individual-based model yet (i.e. it do not consider demography, establishment, growth and mortality rates, nor age classes). </text:span><text:span text:style-name="T361">However, the differential capture of carbon, water and light through the differential combination of functional </text:span><text:span text:style-name="T362">traits</text:span><text:span text:style-name="T361"> is capable of leading to difference of abundance</text:span><text:span text:style-name="T362">s </text:span><text:span text:style-name="T363">(GRIME, 1998) </text:span><text:span text:style-name="T366">between the</text:span><text:span text:style-name="T363"> PFTs/PLSs </text:span><text:span text:style-name="T366">in a grid cell</text:span><text:span text:style-name="T363">. </text:span><text:span text:style-name="T366">In that sense, the competition is indirectly considered by deriving the relative abundances </text:span><text:span text:style-name="T363">(GRIME, 1998). </text:span></text:p>
      <text:p text:style-name="P75"><text:span text:style-name="T367"><text:tab/>Moreover, it was needed to implement a prototype of light competition because the model cannot represent the shading process in PFTs/PLSs </text:span><text:span text:style-name="T368">that resemble to understory plants by the ones that resemble canopy trees. The majority of models represent the light competitive ability of plants associated to woody tissues through variables that influence plant h</text:span><text:span text:style-name="T369">e</text:span><text:span text:style-name="T368">ight and/or wood density, atributes that are not included in the present formulation of the model. Therefore it was necessary to use a simplified </text:span><text:span text:style-name="T369">approach of this relation in order to represent the differential light capture: 5% of the PFTs/PLSs that show higher relative biomass of woody tissues </text:span><office:annotation office:name="__Annotation__9020_1242673082"><dc:creator>Bianca Rius</dc:creator><dc:date>2019-05-29T14:51:07.812232713</dc:date><loext:sender-initials>BR</loext:sender-initials><text:p text:style-name="P195"><text:span text:style-name="T442">Precisa colocar a equação aqui?</text:span></text:p></office:annotation><text:span text:style-name="T369">(Eq XXX)</text:span><office:annotation-end office:name="__Annotation__9020_1242673082"/><text:span text:style-name="T369"> in a given grid cell is able to capture 100% of the light </text:span><text:span text:style-name="T370">that hits it, while the other capture 80% of the incident light. This approach was required also in order to associate a benefit associated to allocation and residence time of woody tissues, since the known benefits of woody tissues (e.g. wind resistance) are not yet possible to be implemented on CAETÊ. Without this “artificial” benefit, woody tissues would be only associated to respiratory costs of maintenance and growth, what would result in a lack of woody strategies representation.</text:span></text:p>
      <text:p text:style-name="P74"><text:span text:style-name="T367"><text:tab/></text:span><text:span text:style-name="T371">Lastly, the estimation of abundances </text:span><text:span text:style-name="T373">is important for </text:span><text:span text:style-name="T372">another</text:span><text:span text:style-name="T371"> reason: it determines the value of each trait that will represent the grid cell, i.e. the functional identity of that grid cell, that will be after used in the computation of functional diversity for the whole Amazon basin. This is done trhough the metric of Community Weighted Mean (CWM) that postulates that the traits of the dominant species in a community</text:span><text:span text:style-name="T343"> are the main determinants of ecosystem functioning </text:span><text:bookmark-start text:name="__UnoMark__38073_9858457791"/><text:span text:style-name="T343">(DÍAZ et al., 2007; </text:span><text:soft-page-break/><text:span text:style-name="T343">GRIME, 1998)</text:span><text:bookmark-end text:name="__UnoMark__38073_9858457791"/><text:span text:style-name="T343">⁠. In this metric the mean values of functional traits are weighted by the relative abundance of the species in the considered ecological unit, in our case the PLSs </text:span><text:span text:style-name="T349">or PFTs</text:span><text:span text:style-name="T343">. Then, the CWM of a functional trait </text:span><text:span text:style-name="T343"><draw:frame draw:style-name="fr2" draw:name="Objeto9" text:anchor-type="as-char" svg:width="0.206cm" svg:height="0.385cm" draw:z-index="13"><draw:object xlink:href="./Object 9" xlink:type="simple" xlink:show="embed" xlink:actuate="onLoad"/><draw:image xlink:href="./ObjectReplacements/Object 9" xlink:type="simple" xlink:show="embed" xlink:actuate="onLoad"/><svg:desc>fórmula</svg:desc></draw:frame></text:span><text:span text:style-name="T343"><text:s/>i</text:span><text:span text:style-name="T349">n a grid cell</text:span><text:span text:style-name="T343"> </text:span><text:span text:style-name="T343"><draw:frame draw:style-name="fr2" draw:name="Objeto10" text:anchor-type="as-char" svg:width="0.196cm" svg:height="0.385cm" draw:z-index="14"><draw:object xlink:href="./Object 10" xlink:type="simple" xlink:show="embed" xlink:actuate="onLoad"/><draw:image xlink:href="./ObjectReplacements/Object 10" xlink:type="simple" xlink:show="embed" xlink:actuate="onLoad"/><svg:desc>fórmula</svg:desc></draw:frame></text:span><text:span text:style-name="T343"><text:s/>is computed throughout the number of surviv</text:span><text:span text:style-name="T349">ors</text:span><text:span text:style-name="T343"> PLS/</text:span><text:span text:style-name="T349">PFT</text:span><text:span text:style-name="T343"> (</text:span><text:span text:style-name="T343"><draw:frame draw:style-name="fr2" draw:name="Objeto11" text:anchor-type="as-char" svg:width="0.242cm" svg:height="0.385cm" draw:z-index="15"><draw:object xlink:href="./Object 11" xlink:type="simple" xlink:show="embed" xlink:actuate="onLoad"/><draw:image xlink:href="./ObjectReplacements/Object 11" xlink:type="simple" xlink:show="embed" xlink:actuate="onLoad"/><svg:desc>fórmula</svg:desc></draw:frame></text:span><text:span text:style-name="T343">) in th</text:span><text:span text:style-name="T349">at grid cell</text:span><text:span text:style-name="T343">, the relative abundance of surviv</text:span><text:span text:style-name="T349">ors</text:span><text:span text:style-name="T343"> PLS</text:span><text:span text:style-name="T349">s</text:span><text:span text:style-name="T343">/</text:span><text:span text:style-name="T349">PFTs</text:span><text:span text:style-name="T343"> (</text:span><text:span text:style-name="T343"><draw:frame draw:style-name="fr2" draw:name="Objeto12" text:anchor-type="as-char" svg:width="0.624cm" svg:height="0.46cm" draw:z-index="16"><draw:object xlink:href="./Object 12" xlink:type="simple" xlink:show="embed" xlink:actuate="onLoad"/><draw:image xlink:href="./ObjectReplacements/Object 12" xlink:type="simple" xlink:show="embed" xlink:actuate="onLoad"/><svg:desc>fórmula</svg:desc></draw:frame></text:span><text:span text:style-name="T343">; Eq. XXX) and the functional trait value of the PLS/</text:span><text:span text:style-name="T349">PFT</text:span><text:span text:style-name="T343"> </text:span><text:span text:style-name="T343"><draw:frame draw:style-name="fr2" draw:name="Objeto13" text:anchor-type="as-char" svg:width="0.127cm" svg:height="0.385cm" draw:z-index="17"><draw:object xlink:href="./Object 13" xlink:type="simple" xlink:show="embed" xlink:actuate="onLoad"/><draw:image xlink:href="./ObjectReplacements/Object 13" xlink:type="simple" xlink:show="embed" xlink:actuate="onLoad"/><svg:desc>fórmula</svg:desc></draw:frame></text:span><text:span text:style-name="T343">( </text:span><text:span text:style-name="T343"><draw:frame draw:style-name="fr2" draw:name="Objeto14" text:anchor-type="as-char" svg:width="0.517cm" svg:height="0.432cm" draw:z-index="18"><draw:object xlink:href="./Object 14" xlink:type="simple" xlink:show="embed" xlink:actuate="onLoad"/><draw:image xlink:href="./ObjectReplacements/Object 14" xlink:type="simple" xlink:show="embed" xlink:actuate="onLoad"/><svg:desc>fórmula</svg:desc></draw:frame></text:span><text:span text:style-name="T343">; Table XXX):</text:span></text:p>
      <text:list xml:id="list1804252211" text:style-name="WW8Num6">
        <text:list-item>
          <text:list>
            <text:list-header>
              <text:p text:style-name="P142"><draw:frame draw:style-name="fr2" draw:name="Objeto8" text:anchor-type="as-char" svg:width="3.478cm" svg:height="1.041cm" draw:z-index="37"><draw:object xlink:href="./Object 8" xlink:type="simple" xlink:show="embed" xlink:actuate="onLoad"/><draw:image xlink:href="./ObjectReplacements/Object 8" xlink:type="simple" xlink:show="embed" xlink:actuate="onLoad"/><svg:desc>fórmula</svg:desc></draw:frame><office:annotation office:name="__Annotation__9355_1242673082"><dc:creator>Bianca Rius</dc:creator><dc:date>2019-05-29T15:12:59.712753827</dc:date><loext:sender-initials>BR</loext:sender-initials><text:p text:style-name="P195"><text:span text:style-name="T440">Como representar a equação</text:span></text:p></office:annotation><text:span text:style-name="T321"><text:s/>(Eq. XXX)</text:span><office:annotation-end office:name="__Annotation__9355_1242673082"/></text:p>
            </text:list-header>
          </text:list>
        </text:list-item>
      </text:list>
      <text:p text:style-name="P102">2.2.2.3. Ecophysiological processes formulations<text:tab/></text:p>
      <text:p text:style-name="P26"/>
      <text:p text:style-name="P26">2.2.3. The PFT version</text:p>
      <text:p text:style-name="P42"><text:tab/>For the PFT <text:span text:style-name="T400">version five tropical PFTs</text:span> were defined to represent the vegetation and the parameters that represent the functional traits used for this study (see section 2.2.1) are fix in space and time <text:span text:style-name="T400">for each one. The use of only tropical PFTs is justified by the studied area. Table XXX present the PFTs as well as the values for the functional traits. With these five PFTs we have tried to encompass the majority of types of plants previsously known for the amazon region. The values for the functional traits were chosen by consulting previous literature (indicated at the Table XXX).</text:span></text:p>
      <text:p text:style-name="P28">2.2.<text:span text:style-name="T394">4</text:span>. The trait-based <text:span text:style-name="T393">version</text:span></text:p>
      <text:p text:style-name="P29">the traits range</text:p>
      <text:p text:style-name="P6"><text:span text:style-name="T381">2.2.</text:span><text:span text:style-name="T383">4</text:span><text:span text:style-name="T381">.1. </text:span><text:span text:style-name="T380">Generating and sampling the plant life strategies </text:span><text:span text:style-name="T381">(PLS)</text:span></text:p>
      <text:p text:style-name="P13"><text:span text:style-name="T381"><text:tab/></text:span><text:span text:style-name="T386">As pointed before, each PLS is a combination of values of all the six functional trais. </text:span><text:span text:style-name="T387">The value of each trait </text:span><text:span text:style-name="T388">for an specific PLS is</text:span><text:span text:style-name="T387"> sampled from a range of possible values which were based on previous literature (the ranges and literature are indicated in Table XXX)</text:span><text:span text:style-name="T381">. </text:span></text:p>
      <text:p text:style-name="P95">Para produção das combinações dos atributos que geram os PLS são amostrados</text:p>
      <text:p text:style-name="P95">primeiramente todos os valores referentes aos atributos de alocação de carbono a partir</text:p>
      <text:p text:style-name="P95">do intervalo de valores estabelecidos com um step de 1.25%. A partir destes valores</text:p>
      <text:p text:style-name="P95"><text:soft-page-break/>amostrados são geradas todas combinações de alocação de modo que a somátória da</text:p>
      <text:p text:style-name="P95">alocação da NPP para os três compartimentos seja igual a 100%. Posteriormente, deste</text:p>
      <text:p text:style-name="P95">conjunto de combinações são amostradas, de maneira aleatória e uniforme, a quantidade</text:p>
      <text:p text:style-name="P95">de combinações correspondente à simulação considerada (50, 100, 150, 200 ou 500; ver</text:p>
      <text:p text:style-name="P95">seção 3.3.2.). Por último, são amostrados de maneira uniforme e aleatória os valores de</text:p>
      <text:p text:style-name="P95">cada um dos outros 5 atributos funcionais restantes, formando, desse modo, o conjunto</text:p>
      <text:p text:style-name="P95">de todas as combinaçoes a partir dos valores amostrados.</text:p>
      <text:p text:style-name="P95">A utilização da amostragem uniforme, ao invés de uma amostragem que seguisse</text:p>
      <text:p text:style-name="P95">uma distribuição normal ou a distribuição conforme observações na natureza foi</text:p>
      <text:p text:style-name="P95">escolhida pela limitação de dados observados disponíveis e principalmente para que os</text:p>
      <text:p text:style-name="P95">49resultados do modelo não fossem enviezados por essas distribuições, o que possibilita a</text:p>
      <text:p text:style-name="P95">verificação de combinações não-análogas, importantes para avaliar as consequências de</text:p>
      <text:p text:style-name="P95">condições climáticas e ambientais sem precedentes.s possíveis de modo que cada PLS possui uma combin A partir destes valores</text:p>
      <text:p text:style-name="P95">amostrados são geradas todas combinações de alocação de modo que a somátória da</text:p>
      <text:p text:style-name="P95">alocação da NPP para os três compartimentos seja igual a 100%. Posteriormente, deste</text:p>
      <text:p text:style-name="P95">conjunto de combinações são amostradas, de maneira aleatória e uniforme, a quantidade</text:p>
      <text:p text:style-name="P95">de combinações correspondente à simulação considerada (50, 100, 150, 200 ou 500; ver</text:p>
      <text:p text:style-name="P95"><text:soft-page-break/>seção 3.3.2.). <text:s text:c="2"/>Por último, são amostrados de maneira uniforme e aleatória os valores de</text:p>
      <text:p text:style-name="P96">cada um dos outros 5 atributos funcionais restantes, formando, desse modo, o conjunto</text:p>
      <text:p text:style-name="P96">de todas as combinaçoes a partir dos valores amostrados.</text:p>
      <text:p text:style-name="P96"/>
      <text:p text:style-name="P96"/>
      <text:p text:style-name="P13"><text:span text:style-name="T381">1</text:span><text:span text:style-name="T380">0 runs </text:span><text:span text:style-name="T384">(posteriormente média calculada)</text:span></text:p>
      <text:p text:style-name="P100"><text:tab/>Porcentagem de gramíneas e herbáceas</text:p>
      <text:p text:style-name="P97"><text:tab/>Primeiro cria o espaço potencial e depois amostra?</text:p>
      <text:p text:style-name="P87"><text:span text:style-name="T225"><text:tab/>Quais estratégias não são inicializadas? </text:span><text:span text:style-name="T234">(alocação de carbono)</text:span></text:p>
      <text:p text:style-name="P87"><text:span text:style-name="T234"><text:tab/></text:span><text:span text:style-name="T235">Curvas de amostragem e justificativas</text:span></text:p>
      <text:p text:style-name="P6"><text:span text:style-name="T381">2.2.</text:span><text:span text:style-name="T383">4</text:span><text:span text:style-name="T382">.</text:span><text:span text:style-name="T381">1.1. </text:span><text:span text:style-name="T226">Sensi</text:span><text:span text:style-name="T232">tivity</text:span><text:span text:style-name="T226"> </text:span><text:span text:style-name="T232">to the number of sampled PLS</text:span><text:span text:style-name="T233">s</text:span></text:p>
      <text:p text:style-name="P90"><text:tab/></text:p>
      <text:p text:style-name="P49"><text:span text:style-name="T329"><text:tab/></text:span><text:span text:style-name="T331">However, from this, a problem emerges: how many PLS are necessary to be sampled? </text:span><text:span text:style-name="T332">To answer this question </text:span><text:span text:style-name="T330">a set of 6 ensembles with different numbers of sampled PLS (number of PLS = 50, 100, 200, 500, 1000, 3000) was ran to test the model sensitivity. Each ensemble contains 10 runs; this is required because of the random nature of the sampling process. The only difference between the ensembles is the number of initialized PLS. </text:span></text:p>
      <text:p text:style-name="P50"><text:span text:style-name="T330"><text:tab/></text:span><text:span text:style-name="T331">To </text:span><text:span text:style-name="T332">explore what would be the ideal number of PLS</text:span><text:span text:style-name="T331"> we </text:span><text:span text:style-name="T335">used two variables: the total carbon stock</text:span><text:span text:style-name="T331"> </text:span><text:span text:style-name="T335">and the functional traits. For these two variables we assessed the mean values and the variance in each of the 10 runs for the 6 ensembles. With this strategy we seeked to understand how these variables change between the runs and if it changes according to the number of sampled PLS.</text:span><text:span text:style-name="T331"> </text:span><text:span text:style-name="T336">We think that this analysis is a good indicator for the more appropriate number of PLS in the present version of the model: <text:s/></text:span><text:span text:style-name="T333">s</text:span><text:span text:style-name="T332">ince the samplig </text:span><text:span text:style-name="T333">of functional trait values</text:span><text:span text:style-name="T332"> is random, </text:span><text:span text:style-name="T333">it</text:span><text:span text:style-name="T332"> is important that from run to run there is a minimum of variance </text:span><text:span text:style-name="T333">and mean</text:span><text:span text:style-name="T332"> between </text:span><text:span text:style-name="T333">these values </text:span><text:span text:style-name="T336">both for the traits and for the biogeochemical variables that, because the traits ultimately determines them.</text:span><text:span text:style-name="T332"> </text:span><text:span text:style-name="T333">It ensures </text:span><text:span text:style-name="T332">that the result that emerges from the model both for biogeochemical variables </text:span><text:soft-page-break/><text:span text:style-name="T332">and funcional diveristy variables are not product of </text:span><text:span text:style-name="T334">a “false” </text:span><text:span text:style-name="T332">diversity </text:span><text:span text:style-name="T334">derived from the simple difference between the runs.</text:span></text:p>
      <text:p text:style-name="P89"><text:tab/>Functional diversity metrics <text:span text:style-name="T407">both for single and multi trait framework</text:span> were not able to be analy<text:span text:style-name="T422">z</text:span>ed <text:span text:style-name="T422">in the same manner above described. This is due to</text:span> the random nature <text:span text:style-name="T407">of the approach to sample values for traits</text:span> <text:span text:style-name="T422">t</text:span>hat could produce false <text:span text:style-name="T422">functional diversity </text:span>index<text:span text:style-name="T422">es,</text:span> specially with low number of PLS, since <text:span text:style-name="T407">we expect that </text:span>the variability of data between the runs are high.</text:p>
      <text:p text:style-name="P88"><text:tab/>We hypothesized that as the number of PLS <text:span text:style-name="T407">sampled</text:span> increase<text:span text:style-name="T407">s</text:span> the value of the chosen variables would tend to stabilize: the variance within each ensemble would tend to decrease as well as <text:span text:style-name="T407">the </text:span>dissimilarity <text:span text:style-name="T407">in terms of mean values between the ensembles</text:span>.</text:p>
      <text:p text:style-name="P20"><text:span text:style-name="T389">2.2.4.2. </text:span>Representati<office:annotation><dc:creator>Bianca Rius</dc:creator><dc:date>2019-05-27T15:14:29.694104098</dc:date><loext:sender-initials>BR</loext:sender-initials><text:p text:style-name="P195"><text:span text:style-name="T440">Aqui você tem que colocar como que diferentes abundâncias geram o valor do trait para cada célula de grade</text:span></text:p></office:annotation>on of functi<office:annotation><dc:creator>Bianca Rius</dc:creator><dc:date>2019-05-24T14:54:08.654682264</dc:date><loext:sender-initials>BR</loext:sender-initials><text:p text:style-name="P195"><text:span text:style-name="T440">Representation of functional diversity is only possible for the trait-based approach</text:span></text:p></office:annotation>onal divers<office:annotation><dc:creator>Bianca Rius</dc:creator><dc:date>2019-05-27T15:47:07.956216792</dc:date><loext:sender-initials>BR</loext:sender-initials><text:p text:style-name="P195"><text:span text:style-name="T440">Falar que é na bacia inteira o cálculo</text:span></text:p></office:annotation>ity</text:p>
      <text:p text:style-name="P72"><text:span text:style-name="T320"><text:tab/></text:span><text:span text:style-name="T93">Here, functional diversity, following Díaz et al. (2007), is considered as </text:span><text:span text:style-name="T71">the values, ranges of values and relative abundance of functional traits in a given community </text:span><text:span text:style-name="T72">or ecological unit</text:span><text:span text:style-name="T71">. Also, functional diversity is view both from the perspective of its single-trait component as well as its multi-trait component. <text:s/>The single-trait component allows to interpret more precisely how the different traits interact (affects and responds) with the environment </text:span><text:bookmark-start text:name="__UnoMark__38087_985845779"/><text:span text:style-name="T86">(LEPŠ et al., 2006; RICOTTA; MORETTI, 2011)</text:span><text:bookmark-end text:name="__UnoMark__38087_985845779"/><text:span text:style-name="T86">⁠, while the multi-trait component gives information about the ecological strategy as a whole (i.e. as a syndrome) and incorporates the relations between the traits, including </text:span><text:span text:style-name="T87">its</text:span><text:span text:style-name="T86"> trade-offs. </text:span></text:p>
      <text:p text:style-name="P101">2.2.4.2.1. Single-trait functional diversity</text:p>
      <text:p text:style-name="P71"><text:span text:style-name="T357"><text:tab/></text:span><text:span text:style-name="T343">For measuring func</text:span><text:span text:style-name="T346">t</text:span><text:span text:style-name="T343">ional diversity </text:span><text:span text:style-name="T344">in its single-trait component</text:span><text:span text:style-name="T343"> we used the method developed by Carmona et al. (2016). It estimates functional diversity based on the Hutchinsonian concept of niche as a probabilistic hypervolume </text:span><text:reference-mark-start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yLQDLIYRGL"/><text:span text:style-name="T117">(HUTCHINSON, 1957)</text:span><text:reference-mark-end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yLQDLIYRGL"/><text:span text:style-name="T343">⁠. </text:span><text:span text:style-name="T345">Then, t</text:span><text:span text:style-name="T343">his approach is based on trait probability density (TPD) which can be described as a probability density function: considering an ecological unit (e.g. population, community, region), the values </text:span><text:span text:style-name="T347">frequency distribution</text:span><text:span text:style-name="T343"> of the TPD are directly proportional to the relative abundance of their corresponding trait values within that unit integrated to 1. </text:span><text:span text:style-name="T354">We will consider our ecological unit as the study region.</text:span></text:p>
      <text:p text:style-name="P70"><text:span text:style-name="T343"><text:tab/></text:span><text:span text:style-name="T346">Single-trait f</text:span><text:span text:style-name="T343">unctional diversity was </text:span><text:span text:style-name="T346">decomposed</text:span><text:span text:style-name="T343"> </text:span><text:span text:style-name="T346">in</text:span><text:span text:style-name="T343"> </text:span><text:span text:style-name="T346">three</text:span><text:span text:style-name="T343"> </text:span><text:span text:style-name="T346">components</text:span><text:span text:style-name="T343"> following Carmona et al. (2016) definitions: (i) functional richness: the portion of the </text:span><text:span text:style-name="T346">total </text:span><text:soft-page-break/><text:span text:style-name="T343">functional trait space</text:span><text:span text:style-name="T343"><text:note text:id="ftn2" text:note-class="footnote"><text:note-citation>2</text:note-citation><text:note-body><text:p text:style-name="P124"><text:s/><text:span text:style-name="T97">Here, functional trait space is the total range of values for an specific functional trait.</text:span></text:p></text:note-body></text:note></text:span><text:span text:style-name="T343"> that is occupied </text:span><text:span text:style-name="T346">in an ecological unit derived from the variance of trait values of all </text:span><text:span text:style-name="T343">the </text:span><text:span text:style-name="T346">considered</text:span><text:span text:style-name="T343"> organisms (PLSs in our case); (ii) functional evenness: how regular is the </text:span><text:span text:style-name="T347">frequency </text:span><text:span text:style-name="T343">distribution of the </text:span><text:span text:style-name="T347">PLSs’ trait values </text:span><text:span text:style-name="T343">in the functional trait space; (iii) functional divergence: </text:span><text:bookmark text:name="result_box21"/><text:span text:style-name="T343">the degree to which the abundance of PLSs’ </text:span><text:span text:style-name="T347">trait values</text:span><text:span text:style-name="T343"> </text:span><text:span text:style-name="T347">are</text:span><text:span text:style-name="T343"> distributed towards the extremes of their functional volume within the entire functional trait space.</text:span></text:p>
      <text:p text:style-name="P70"><text:span text:style-name="T343"><text:tab/></text:span><text:span text:style-name="T348">The analyzes were performed using R software version 3.5.0 with the package ‘TPD’. </text:span></text:p>
      <text:p text:style-name="P70"><text:span text:style-name="T343"><text:tab/></text:span><office:annotation office:name="__Annotation__3345_646515883"><dc:creator>Bianca Rius</dc:creator><dc:date>2019-05-23T11:00:48.507889536</dc:date><loext:sender-initials>BR</loext:sender-initials><text:p text:style-name="P195"><text:span text:style-name="T440">Nós fizemos isso?</text:span></text:p></office:annotation><text:span text:style-name="T343">As addition the functional identity: the dominant trait computed by the </text:span><text:span text:style-name="T350">CWM</text:span><text:span text:style-name="T343"> </text:span><office:annotation-end office:name="__Annotation__3345_646515883"/></text:p>
      <text:p text:style-name="P120">2.2.4.2.1. Multi-trait functional diver<office:annotation><dc:creator>Bianca Rius</dc:creator><dc:date>2019-06-21T12:00:31.261184717</dc:date><loext:sender-initials>BR</loext:sender-initials><text:p text:style-name="P195"><text:span text:style-name="T440">Volume pode mudar</text:span></text:p></office:annotation>sity</text:p>
      <text:p text:style-name="P121"><text:tab/><text:span text:style-name="T395">In order to evaluate functional diversity in a multi-trait context we perfomed an analysis using the hypervolume method developed by Blonder et al. (2014). Hypervolumes can combine the distribution of </text:span><text:span text:style-name="T231">n </text:span><text:span text:style-name="T395">trait values and then calculate a metric of functional diversity that incorporates all of them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P9U3bKtuZP"/><text:span text:style-name="T127">(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P9U3bKtuZP"/><text:span text:style-name="T395">⁠. Another benefit of using hypervolumes is the possibility to compare two hypervolumes (e.g. before and after changes in climate) to asses the magnitude of change in the studied ecological unit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XGL1QdvkN5"/><text:span text:style-name="T127">(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XGL1QdvkN5"/><text:span text:style-name="T395">⁠. In Blonder’s method, the boundaries, the size and the shape of the hypervolume are calculated by using a multivariate kernel density estimation method </text:span><text:reference-mark-start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mendeley&quot;: {&quot;formattedCitation&quot;: &quot;(BLONDER et al., 2014)&quot;, &quot;plainTextFormattedCitation&quot;: &quot;(BLONDER et al., 2014)&quot;, &quot;previouslyFormattedCitation&quot;: &quot;(BLONDER et al., 2014)&quot;}, &quot;properties&quot;: {&quot;noteIndex&quot;: 0}, &quot;schema&quot;: &quot;https://github.com/citation-style-language/schema/raw/master/csl-citation.json&quot;} RNDQ521k7sEEy"/><text:span text:style-name="T395">(BLONDER et al., 2014)</text:span><text:reference-mark-end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mendeley&quot;: {&quot;formattedCitation&quot;: &quot;(BLONDER et al., 2014)&quot;, &quot;plainTextFormattedCitation&quot;: &quot;(BLONDER et al., 2014)&quot;, &quot;previouslyFormattedCitation&quot;: &quot;(BLONDER et al., 2014)&quot;}, &quot;properties&quot;: {&quot;noteIndex&quot;: 0}, &quot;schema&quot;: &quot;https://github.com/citation-style-language/schema/raw/master/csl-citation.json&quot;} RNDQ521k7sEEy"/><text:span text:style-name="T127">.</text:span></text:p>
      <text:p text:style-name="P122"><text:tab/><text:span text:style-name="T396">One of the premises of this method is that all the components to be used in the analysis must be in comparable units </text:span><text:reference-mark-start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id&quot;: &quot;ITEM-2&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2&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 BLONDER et al., 2014)&quot;, &quot;plainTextFormattedCitation&quot;: &quot;(BARROS et al., 2016; BLONDER et al., 2014)&quot;, &quot;previouslyFormattedCitation&quot;: &quot;(BARROS et al., 2016; BLONDER et al., 2014)&quot;}, &quot;properties&quot;: {&quot;noteIndex&quot;: 0}, &quot;schema&quot;: &quot;https://github.com/citation-style-language/schema/raw/master/csl-citation.json&quot;} RNDEGvMKC05BI"/><text:span text:style-name="T128">(BARROS et al., 2016; BLONDER et al., 2014)</text:span><text:reference-mark-end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id&quot;: &quot;ITEM-2&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2&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 BLONDER et al., 2014)&quot;, &quot;plainTextFormattedCitation&quot;: &quot;(BARROS et al., 2016; BLONDER et al., 2014)&quot;, &quot;previouslyFormattedCitation&quot;: &quot;(BARROS et al., 2016; BLONDER et al., 2014)&quot;}, &quot;properties&quot;: {&quot;noteIndex&quot;: 0}, &quot;schema&quot;: &quot;https://github.com/citation-style-language/schema/raw/master/csl-citation.json&quot;} RNDEGvMKC05BI"/><text:span text:style-name="T396">⁠. <text:s/>The traits used in this study present two units: percentage (allocation traits) and years <text:s/>(residence time traits). In that sense, as recommended by Barros et al. (2016) we performed a principal component analysis (PCA) with a centred and scaled method to have a unit variance. The PCA was also necessary because our traits are correlated (e.g. the allocation for one comparment is correlated to the allocation in the others) and, besides that, to reduce dimenstionality, because the number of variables (six) exceds the suggested number of variables for constructing the hypervolume: according to Blonder et al. (2014) the number of variables should not exceed 5-8 in order to avoid disjunct hypervolumes (i.e. hypervolumes with “holes”). </text:span><office:annotation office:name="__Annotation__3823_488314958"><dc:creator>Bianca Rius</dc:creator><dc:date>2019-06-05T22:38:07.537501002</dc:date><loext:sender-initials>BR</loext:sender-initials><text:p text:style-name="P195"><text:span text:style-name="T440">See section XXX for more details</text:span></text:p></office:annotation><text:span text:style-name="T396">After the PCA the hypervolume is then delineated using the factor scores of the chosen principal components (PCs).</text:span><office:annotation-end office:name="__Annotation__3823_488314958"/></text:p>
      <text:p text:style-name="P123"><text:soft-page-break/><text:span text:style-name="T397"><text:tab/></text:span><text:span text:style-name="T398"><text:tab/></text:span><text:span text:style-name="T399">For delineating and analysing the hypervolumes we used the package ‘hypervolume’ in</text:span><text:span text:style-name="T398"> R software version 3.5.0.</text:span></text:p>
      <text:p text:style-name="P94"><text:span text:style-name="T211">2.</text:span><text:span text:style-name="T207">3. Evaluating CAETÊ’s p</text:span><text:span text:style-name="T207"><office:annotation><dc:creator>Bianca Rius</dc:creator><dc:date>2019-06-04T20:31:26.086029304</dc:date><loext:sender-initials>BR</loext:sender-initials><text:p text:style-name="P195"><text:span text:style-name="T440">For both versions</text:span></text:p></office:annotation></text:span><text:span text:style-name="T207">erformance</text:span></text:p>
      <text:list xml:id="list2134252702" text:style-name="L2">
        <text:list-item>
          <text:p text:style-name="P171">to understand the performance of CAETE</text:p>
        </text:list-item>
        <text:list-item>
          <text:p text:style-name="P171">to understand if the trait-based version can better represent (since this is the idea of the trait-based models)</text:p>
        </text:list-item>
      </text:list>
      <text:p text:style-name="P98">2.3.1. Biogeochemical variables</text:p>
      <text:p text:style-name="P91"><text:span text:style-name="T207"><text:tab/></text:span><text:span text:style-name="T287">In order to evaluate the performance of CAETÊ in terms of biogechemical variables we have used two source of data: comparison with stablished benchmarks and comparison with ground-based measurements made in specific plots. The use of two type of data measurements is justified due to errors associated with each type of mensuration. Here we focused in evaluate the performance assoaciated to carbon stock but the evaluation regarding to NPP can be found in Supplementary Material (XXXX).</text:span></text:p>
      <text:p text:style-name="P99">2.3.2. Evaluation against bench<office:annotation><dc:creator>Bianca Rius</dc:creator><dc:date>2019-06-18T19:03:24.529929316</dc:date><loext:sender-initials>BR</loext:sender-initials><text:p text:style-name="P195"><text:span text:style-name="T440">Mean pearson correlation and spatial pearson correlation</text:span></text:p></office:annotation>marks</text:p>
      <text:p text:style-name="P93"><text:span text:style-name="T207"><text:tab/></text:span><text:span text:style-name="T287">We used two carbons stock benchmarks maps available in literature to be compared with maps output from CAETÊ: Baccini et al. (2012) and Saatchi et al. (2011). <text:s/></text:span><text:span text:style-name="T296">Both used a combination of </text:span><text:span text:style-name="T292">satellite </text:span><text:span text:style-name="T295">technology and </text:span><text:span text:style-name="T212">in situ</text:span><text:span text:style-name="T295"> inventories.</text:span></text:p>
      <text:p text:style-name="P92"><text:span text:style-name="T287"><text:tab/></text:span><text:span text:style-name="T290">B</text:span><text:span text:style-name="T295">accini’s </text:span><text:span text:style-name="T290">map show estimations of </text:span><text:span text:style-name="T295">biomass</text:span><text:span text:style-name="T290"> only for the aboveground portio</text:span><text:span text:style-name="T295">n and Saatchi’s estimates belowground biomass by using allometric equations, because of this, the comparison of carbon stock with the benchmarks was made only for the aboveground storage</text:span><text:span text:style-name="T290">. In that sense, for this comparison, we have used only the CAETÊ’s compartments of <text:s/>leaves (Eq. XX) and aboveground woody tissues (Eq. XX). </text:span><text:span text:style-name="T291">Besides that, the model CAETÊ only calculates the content </text:span><text:span text:style-name="T292">of carbon</text:span><text:span text:style-name="T291"> on compartments, not live biomass, while Baccini’s </text:span><text:span text:style-name="T292">and Saatchi’s</text:span><text:span text:style-name="T291"> map</text:span><text:span text:style-name="T292">s</text:span><text:span text:style-name="T291"> estimate the latter. </text:span><text:span text:style-name="T292">To make the estimation of the benchmarks comparable with our results we considered that </text:span><text:span text:style-name="T294">the percentage of </text:span><text:span text:style-name="T292">carbon on live biomass is equal to 47.5% </text:span><text:reference-mark-start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bTghY8qUso"/><text:span text:style-name="T116">(THOMAS; MARTIN, 2012)</text:span><text:reference-mark-end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bTghY8qUso"/><text:span text:style-name="T292">⁠. </text:span><text:span text:style-name="T291">Lastly, a</text:span><text:span text:style-name="T290">nother adjusments were necessary: turn the spatial resolution of benchmarks compatible with CAETE’s (0.5º x 0.5), </text:span><text:span text:style-name="T292">this was made using </text:span><text:span text:style-name="T293">R software version 3.5.0 </text:span><text:span text:style-name="T292">through the library ‘raster’</text:span><text:span text:style-name="T290">. </text:span></text:p>
      <text:list xml:id="list3034090183" text:style-name="L3">
        <text:list-item>
          <text:list>
            <text:list-item>
              <text:list>
                <text:list-item>
                  <text:list>
                    <text:list-item>
                      <text:list>
                        <text:list-item>
                          <text:p text:style-name="P172">QGIS version 2.18.17.</text:p>
                        </text:list-item>
                      </text:list>
                    </text:list-item>
                  </text:list>
                </text:list-item>
              </text:list>
            </text:list-item>
          </text:list>
        </text:list-item>
      </text:list>
      <text:list xml:id="list2303962464" text:style-name="WW8Num2">
        <text:list-item>
          <text:list>
            <text:list-item>
              <text:list>
                <text:list-item>
                  <text:list>
                    <text:list-item>
                      <text:list>
                        <text:list-item>
                          <text:p text:style-name="P145"><text:soft-page-break/>como fizemos a comparação?</text:p>
                        </text:list-item>
                        <text:list-item>
                          <text:p text:style-name="P146">Possíveis erros associados</text:p>
                        </text:list-item>
                        <text:list-item>
                          <text:p text:style-name="P147">uso do QGIS</text:p>
                        </text:list-item>
                      </text:list>
                    </text:list-item>
                  </text:list>
                </text:list-item>
              </text:list>
            </text:list-item>
          </text:list>
        </text:list-item>
      </text:list>
      <text:p text:style-name="P30">2.2.3. Evaluation against ground-based measurements</text:p>
      <text:list xml:id="list230302765499046" text:continue-numbering="true" text:style-name="WW8Num2">
        <text:list-item>
          <text:list>
            <text:list-item>
              <text:list>
                <text:list-item>
                  <text:list>
                    <text:list-item>
                      <text:list>
                        <text:list-item>
                          <text:p text:style-name="P148">colocar mapa de pontos de biomassa <text:span text:style-name="T314">(para mesmas coordenadas geográficas onde havia mais de uma medida foi feita a média aritmética). Separados em AGB e TB. Para os que eram Live biomass foi multiplicado por 0.475</text:span></text:p>
                        </text:list-item>
                      </text:list>
                    </text:list-item>
                  </text:list>
                </text:list-item>
              </text:list>
            </text:list-item>
          </text:list>
        </text:list-item>
      </text:list>
      <text:p text:style-name="P14"/>
      <text:list xml:id="list230302336039157" text:continue-numbering="true" text:style-name="WW8Num2">
        <text:list-item>
          <text:p text:style-name="P175">Functional traits (carbon allocation and residence time)</text:p>
        </text:list-item>
        <text:list-item>
          <text:p text:style-name="P175">Functional diversity <text:span text:style-name="T224">(is it possible?)</text:span></text:p>
        </text:list-item>
      </text:list>
      <text:p text:style-name="P31">2.4. A climatic variable change scenario: the first CAETÊ case study</text:p>
      <text:p text:style-name="P67"><text:span text:style-name="T185"><text:tab/></text:span><text:span text:style-name="T189">As a case study, we applied a reduction of 50% on precipitation. This intense scenario of drought was performed in order to understand the overall model’s sensitivity and, mainly, to understand if the responses against the reduced precipitation of the two versions of the model (PFT and trait-based) differ. In other words, we were interested in undestand if a community with higher functional diversity (trait-based version) compared to a community with low functional diversity (PFT version) respond differently to a drier climate. Therefore, we were able to test the stablished hypothesis that a </text:span><text:span text:style-name="T94">functionally more diverse community </text:span><text:span text:style-name="T95">would be more resistent to this type of change (REFENCIAR).</text:span></text:p>
      <text:p text:style-name="P77"><text:span text:style-name="T167"><text:tab/></text:span><text:span text:style-name="T168">Furthermore, using the trait-based version we were able to explore the impacts of the drought scenario on functional diversity in its different facets (i.e. richness, divergence and evenness) both for the single and for the multi-trait framework. With this we seeked to understand how is the functional structure of the new community generated by the change on the climatic variable. </text:span><office:annotation office:name="__Annotation__3694_488314958"><dc:creator>Bianca Rius</dc:creator><dc:date>2019-06-05T22:12:24.440422908</dc:date><loext:sender-initials>BR</loext:sender-initials><text:p text:style-name="P195"><text:span text:style-name="T440">Tirar e/ou refazer essa frase</text:span></text:p></office:annotation><text:span text:style-name="T168">This is the first time that a trait-based model is used to understand the impacts of a climatic variable change on functional diversity deeply.</text:span><office:annotation-end office:name="__Annotation__3694_488314958"/> <text:span text:style-name="T96">This type of analysis is impossible in a modelling PFT approach.</text:span></text:p>
      <text:p text:style-name="P79"><text:soft-page-break/><text:span text:style-name="T180"><text:tab/></text:span><text:span text:style-name="T181">For the single-trait framework we compared the TPDs (descbribed in section XXXX) </text:span><text:span text:style-name="T182">generated by the two climatic conditions: regular climate and reduced precipitation. </text:span><text:span text:style-name="T352">We compared </text:span><text:span text:style-name="T355">how the three</text:span><text:span text:style-name="T352"> facets </text:span><text:span text:style-name="T355">of functional diversity afore mentioned change</text:span><text:span text:style-name="T352"> before and after </text:span><text:span text:style-name="T355">the applied </text:span><text:span text:style-name="T352">disturbance.</text:span><text:span text:style-name="T183"> </text:span><text:span text:style-name="T184">W</text:span><text:span text:style-name="T183">e</text:span><text:span text:style-name="T351"> </text:span><text:span text:style-name="T356">also </text:span><text:span text:style-name="T351">calculate</text:span><text:span text:style-name="T352">d</text:span><text:span text:style-name="T351"> the functional differences between the </text:span><text:span text:style-name="T356">TPDs</text:span><text:span text:style-name="T351"> by computing their dissimilarities, in other words, through </text:span><text:span text:style-name="T356">computing</text:span><text:span text:style-name="T351"> the overlap degree of the </text:span><text:span text:style-name="T352">two</text:span><text:span text:style-name="T351"> distributions </text:span><text:span text:style-name="T356">what gave us a dissimilarity index that can vary from 0 (total similar) to 1</text:span><text:span text:style-name="T351"> </text:span><text:bookmark-start text:name="__UnoMark__38111_985845779"/><text:span text:style-name="T351">(</text:span><text:span text:style-name="T356">completely different; </text:span><text:span text:style-name="T351">CARMONA et al., 2016)</text:span><text:bookmark-end text:name="__UnoMark__38111_985845779"/><text:span text:style-name="T351">⁠. </text:span></text:p>
      <text:p text:style-name="P78"><text:span text:style-name="T359"><text:tab/>For the multi-trait framework t</text:span><text:span text:style-name="T358">wo hypervolumes were constructed: one with regular climate and other with reduced precipitation. After the </text:span><text:span text:style-name="T360">performing the </text:span><text:span text:style-name="T358">PCA </text:span><text:span text:style-name="T360">(a previous necessary step explained in section XXX)</text:span><text:span text:style-name="T358"> the hypervolumes were delineated using the factor scores of the three first principal components (PCs) since they were able to explain more than 98% of the variance (see section 3.3.2.2. for more details). </text:span><text:span text:style-name="T374">Since one of the interest </text:span><text:span text:style-name="T376">was</text:span><text:span text:style-name="T374"> to assess how the reduction in precipitation can change the functional diversity in a multi-trait framework, the PCA need</text:span><text:span text:style-name="T375">ed</text:span><text:span text:style-name="T374"> to be calculated with the two climatic conditions together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Ap39P3dojR"/><text:span text:style-name="T124">(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Ap39P3dojR"/><text:span text:style-name="T374">⁠; </text:span><text:span text:style-name="T375">after, separate hypervolumes was calculated from the factor scores corresponding to each climatic condition dataset. </text:span><text:span text:style-name="T353">After constructing the two hypervolumes we were able to compare them. The package enables to compare hypervolumes through three metrics:</text:span><office:annotation office:name="__Annotation__4082_488314958"><dc:creator>Bianca Rius</dc:creator><dc:date>2019-06-05T22:49:06.564383679</dc:date><loext:sender-initials>BR</loext:sender-initials><text:p text:style-name="P195"><text:span text:style-name="T440">Colocar o que cada uma descreve?</text:span></text:p></office:annotation><text:span text:style-name="T353"> (i) overlap; (ii) centroid distance and (iii) similarity index (e.g. Jaccard). These three metrics together can gives us an idea of how is the functional profile of the community impacted by a drier climate.</text:span><office:annotation-end office:name="__Annotation__4082_488314958"/></text:p>
      <text:p text:style-name="P2"><text:span text:style-name="T2">3. </text:span><text:span text:style-name="T1">Results</text:span></text:p>
      <text:p text:style-name="P17"><text:span text:style-name="T208">3.1. </text:span><text:span text:style-name="T224">Sensibility analysis: how many plant life strategies do we need?</text:span></text:p>
      <text:p text:style-name="P17"><text:tab/><text:span text:style-name="T420">Não encontramos diferença porque é o cwm que vai ditar e os cwm não devem mudar. Tem diferença entre rodadas.</text:span></text:p>
      <text:p text:style-name="P17"><text:tab/><text:span text:style-name="T421">O importante é que a variancia entre as rodadas dentro de cada enseble seja menor, porque quanto menor a a variancia maior é nossa garantia de que nossos resultados não são produtos simplesmente da amostagem aleatória.</text:span></text:p>
      <text:p text:style-name="P3"><text:span text:style-name="T226">3.2. Exploring </text:span><text:span text:style-name="T225">CAETÊ performance</text:span></text:p>
      <text:p text:style-name="P3"><text:soft-page-break/><text:span text:style-name="T238"><text:tab/></text:span><text:span text:style-name="T288">The following sections describe the ability of CAETÊ in represent biogeochemical variables (stocks and fluxes) and functional traits values </text:span><text:span text:style-name="T289">comparing the PFT and the trait-based aprroach and the patterns evaluation </text:span><text:span text:style-name="T288">when compared to observed measurements.</text:span></text:p>
      <text:p text:style-name="P3"><text:span text:style-name="T227">3.2.1. </text:span><text:span text:style-name="T225">Biogeochemical </text:span><text:span text:style-name="T227">variables</text:span></text:p>
      <text:p text:style-name="P4"><text:span text:style-name="T227"><text:tab/></text:span><text:span text:style-name="T241">Since the focus of this study was on vegetation carbon stock only this biogeochemical variable is </text:span><text:span text:style-name="T243">explored </text:span><text:span text:style-name="T242">in this section. The results for NPP, GPP and </text:span><office:annotation office:name="__Annotation__1404_1347135583"><dc:creator>Bianca Rius</dc:creator><dc:date>2019-05-07T11:09:05.521073642</dc:date><loext:sender-initials>BR</loext:sender-initials><text:p text:style-name="P195"><text:span text:style-name="T440">Fazer mapa de comparação com a respiração auttrófica?</text:span></text:p></office:annotation><text:span text:style-name="T299">autotrophic respiration </text:span><office:annotation-end office:name="__Annotation__1404_1347135583"/><text:span text:style-name="T301"><text:s/>are </text:span><text:span text:style-name="T304">discussed</text:span><text:span text:style-name="T301"> in Appendix (XXXXX) .</text:span></text:p>
      <text:p text:style-name="P12"><text:span text:style-name="T227">3.</text:span><text:span text:style-name="T225">2.1.1. PFT vs. trait-based approach</text:span></text:p>
      <text:p text:style-name="P5"><text:span text:style-name="T301"><text:tab/></text:span><text:span text:style-name="T304">Both the versions of the model show a</text:span><text:span text:style-name="T305">n increasing</text:span><text:span text:style-name="T304"> carbon stock gradient west </text:span><text:span text:style-name="T305">to </text:span><text:span text:style-name="T304">east </text:span><text:span text:style-name="T305">(Fig. SXXX)</text:span><text:span text:style-name="T304">. </text:span><text:span text:style-name="T305">However, previous literature claim for a decreasing gradient in the west-east direction (REFE</text:span><text:span text:style-name="T305"><office:annotation><dc:creator>Bianca Rius</dc:creator><dc:date>2019-05-13T16:24:03.484862814</dc:date><loext:sender-initials>BR</loext:sender-initials><text:p text:style-name="P195"><text:span text:style-name="T440">There is a north-east to south-west gradient of declining biomass (Malhi et al., 2006; Quesada et al., 2012;</text:span></text:p><text:p text:style-name="P195"><text:span text:style-name="T440">Mitchard et al., 2014; Johnson et al., 2016) coincident in space with declining community mean wood density (WD, Baker et al., 2004; Malhi et al., 2006; ter Steege et al., 2006; Quesada et al., 2012) and increasing tree mortality rates (Phillips et al., 2004; Quesada et al., 2012; Johnson et al., 2016). (em Fauset et al. 2019)</text:span></text:p></office:annotation></text:span><text:span text:style-name="T305">RENCIAR), although the majority of vegetation models are not able to show this observed gradient direction (REFERENCIA</text:span><text:span text:style-name="T305"><office:annotation><dc:creator>Bianca Rius</dc:creator><dc:date>2019-05-08T11:36:29.272964249</dc:date><loext:sender-initials>BR</loext:sender-initials><text:p text:style-name="P195"><text:span text:style-name="T440">Se eu lembro bem essa discussão tem na sua dissertação</text:span></text:p></office:annotation></text:span><text:span text:style-name="T305">R). </text:span><text:span text:style-name="T304">However, the gradient in the trait-based approach is, as expected, more prominent, with the regions southest and northeast that border the limits of the basin showing lower values </text:span><text:span text:style-name="T305">(Fig. SXXX)</text:span><text:span text:style-name="T304">. These lower values in this region is expected since it is a transition region for a drier climate with a more sparsed and smaller vegetation, <text:s/>characteristic of cerrado vegetation (REFERENCIAR). However, the PFT approach show a more homogenous distribution of values and can not capture this transitory biomass to the cerrado region. </text:span></text:p>
      <text:p text:style-name="P22"><text:span text:style-name="T309">3.</text:span><text:span text:style-name="T308">2.1.1. Comparison with sa</text:span><text:span text:style-name="T308"><office:annotation><dc:creator>Bianca Rius</dc:creator><dc:date>2019-05-07T21:36:20.137944943</dc:date><loext:sender-initials>BR</loext:sender-initials><text:p text:style-name="P195"><text:span text:style-name="T440">Fazer correlação de Pearson entre os mapas?</text:span></text:p></office:annotation></text:span><text:span text:style-name="T308">tellite measurements</text:span></text:p>
      <text:p text:style-name="P68"><text:span text:style-name="T191"><text:tab/>Figure XXX shows the </text:span><text:span text:style-name="T192">spatial</text:span><text:span text:style-name="T191"> difference between the aboveground carbon stock estimated through satellite measurements by Baccini et al. (2012</text:span><text:span text:style-name="T192">)</text:span><text:span text:style-name="T191"> and by Saatchi et al. (2011</text:span><text:span text:style-name="T193">) and the aboveground carbon stock</text:span><text:span text:style-name="T191"> simulated by CAETÊ in its PFT appr</text:span><text:span text:style-name="T191"><office:annotation><dc:creator>Bianca Rius</dc:creator><dc:date>2019-05-08T13:42:50.089676146</dc:date><loext:sender-initials>BR</loext:sender-initials><text:p text:style-name="P195"><text:span text:style-name="T440">Comentar sobre a subestimativa na Amz centra por conta do gradiente errado</text:span></text:p></office:annotation></text:span><text:span text:style-name="T191">oach (Fig. </text:span><text:span text:style-name="T193">XXXa and XXXc) and its trait-based approach (Fig. XXXb and XXXd). </text:span></text:p>
      <text:p text:style-name="P68"><text:span text:style-name="T193"><text:tab/></text:span><text:span text:style-name="T192">The figure shows that when compared to Baccini’s carbon stock estimation both approaches show regions of over and underestimation despite some places of agreement. In both versions the overestimations tends to be located in </text:span><text:span text:style-name="T194">regions that are known to be heavily deforested </text:span><text:span text:style-name="T196">(e.g. the perimeter of the Amazon Basin)</text:span><text:span text:style-name="T194">, </text:span><text:span text:style-name="T196">this is because CAETÊ still do not incorporate human land use nor fire for determing vegetation distribution</text:span><text:span text:style-name="T194">. </text:span><text:span text:style-name="T195">Besides, they also tend to overestimate </text:span><text:span text:style-name="T194">in </text:span><text:span text:style-name="T192">drier conditions </text:span><text:span text:style-name="T194">regions</text:span><text:span text:style-name="T192"> (e.g. transition between Amazon and Cerrado) , </text:span><text:span text:style-name="T194">although the overestimation in </text:span><text:soft-page-break/><text:span text:style-name="T194">these regions tend to be higher in the PFT approach, </text:span><text:span text:style-name="T195">this is because in drier conditions the PLS approach tend to invest more carbon in roots than in wood tissues to get more water, however it decreases the total biomass sin</text:span><text:span text:style-name="T195"><office:annotation><dc:creator>Bianca Rius</dc:creator><dc:date>2019-05-08T14:46:46.060293515</dc:date><loext:sender-initials>BR</loext:sender-initials><text:p text:style-name="P195"><text:span text:style-name="T440">Belowground x aboveground investiment spatially to show that?</text:span></text:p></office:annotation></text:span><text:span text:style-name="T195">ce wood tissues contribute more to the total biomass/aboveground biomass (Fig. SXXXX; see sections X</text:span><text:span text:style-name="T195"><office:annotation><dc:creator>Bianca Rius</dc:creator><dc:date>2019-05-08T14:34:25.024268455</dc:date><loext:sender-initials>BR</loext:sender-initials><text:p text:style-name="P195"><text:span text:style-name="T440">Seção de discussão dos benchmarks</text:span></text:p></office:annotation></text:span><text:span text:style-name="T195">XX and XX</text:span><text:span text:style-name="T195"><office:annotation><dc:creator>Bianca Rius</dc:creator><dc:date>2019-05-08T14:34:42.841577838</dc:date><loext:sender-initials>BR</loext:sender-initials><text:p text:style-name="P195"><text:span text:style-name="T440">Seção de diversidade funcional? Traits e etc?</text:span></text:p></office:annotation></text:span><text:span text:style-name="T195">X for more explications about this observed phenomenon). </text:span><text:span text:style-name="T197">The underestimation for both CAETE’s versions occurs mainly on the east center of the basin (south of Pará state) and on the south-west of Amazonas state and Acre state althouth, this underestimation is more pronounced for the trait-based version. <text:s/></text:span><text:span text:style-name="T198">The underestimated regions may be due to the model’s inability to represent the west-east gradient correctly.</text:span></text:p>
      <text:p text:style-name="P69"><text:span text:style-name="T198">C</text:span><text:span text:style-name="T190">om</text:span><text:span text:style-name="T190"><office:annotation><dc:creator>Bianca Rius</dc:creator><dc:date>2019-05-09T10:18:27.211868569</dc:date><loext:sender-initials>BR</loext:sender-initials><text:p text:style-name="P195"><text:span text:style-name="T440">Comparação com Saatchi</text:span></text:p></office:annotation></text:span><text:span text:style-name="T190">paração com Saatchi</text:span></text:p>
      <text:p text:style-name="P23"><text:span text:style-name="T302"><text:tab/></text:span><text:span text:style-name="T306">Within the studied region the CAETÊ model simulated a total aboveground carbon stock of 94.37 and 81.25 PgC for PFT and trait-based version, respectively. </text:span><text:span text:style-name="T302">The total </text:span><text:span text:style-name="T306">aboveground </text:span><text:span text:style-name="T302">carbon stock </text:span><text:span text:style-name="T306">estimated by</text:span><text:span text:style-name="T303"> Baccini </text:span><text:span text:style-name="T306">et al. (2012)</text:span><text:span text:style-name="T303"> and Saatchi </text:span><text:span text:style-name="T306">et al. (2011)</text:span><text:span text:style-name="T303"> </text:span><text:span text:style-name="T306">was</text:span><text:span text:style-name="T303"> 80.23 </text:span><text:span text:style-name="T306">and</text:span><text:span text:style-name="T303"> 71.6</text:span><text:span text:style-name="T306">7, </text:span><text:span text:style-name="T307">respectively</text:span><text:span text:style-name="T303">. </text:span><text:span text:style-name="T307">In that sense, despite both versions simulations agree well with the estimated values for total aboveground carbon stock, trait-based version shows a slightly higher agreement.</text:span><text:span text:style-name="T303"> </text:span></text:p>
      <text:p text:style-name="P24"><text:span text:style-name="T303">C</text:span><text:span text:style-name="T300">orrelação </text:span><text:span text:style-name="T300"><office:annotation><dc:creator>Bianca Rius</dc:creator><dc:date>2019-05-09T10:23:19.419575859</dc:date><loext:sender-initials>BR</loext:sender-initials><text:p text:style-name="P195"><text:span text:style-name="T440">Maps spatial correlation??</text:span></text:p></office:annotation></text:span><text:span text:style-name="T300">espacial?</text:span></text:p>
      <text:p text:style-name="P32">3.2.1.1. Comparison with ground-based observations</text:p>
      <text:p text:style-name="P32"><text:tab/><text:span text:style-name="T244">Não sei como analisar esses dados</text:span><text:span text:style-name="T244"><office:annotation><dc:creator>Bianca Rius</dc:creator><dc:date>2019-05-09T12:55:51.392620059</dc:date><loext:sender-initials>BR</loext:sender-initials><text:p text:style-name="P195"><text:span text:style-name="T440">Como analisar?</text:span></text:p></office:annotation></text:span></text:p>
      <text:p text:style-name="P18"><text:span text:style-name="T239">3.2.2. </text:span>Functional traits</text:p>
      <text:list xml:id="list400450319" text:style-name="L4">
        <text:list-item>
          <text:p text:style-name="P154">veja se você consegue achar medidas de plots (Patino e etc) . <text:span text:style-name="T315">Castaño</text:span></text:p>
        </text:list-item>
        <text:list-item>
          <text:p text:style-name="P154">veja se é possível esses valores para a versão PFT</text:p>
        </text:list-item>
      </text:list>
      <text:p text:style-name="P18"><office:annotation office:name="__Annotation__2814_1347135583"><dc:creator>Bianca Rius</dc:creator><dc:date>2019-05-07T13:55:11.252595889</dc:date><loext:sender-initials>BR</loext:sender-initials><text:p text:style-name="P195"><text:span text:style-name="T440">Jedi</text:span></text:p></office:annotation>In Sect. 4.1.9, we briefly compared the simulated alloca-</text:p>
      <text:p text:style-name="P19">tion ofNPP to different plant carbon pools with carbon bud- get observations (Malhi et al., 2009) from three Amazonian forest ecosystems.In Sect. 4.1.9, we briefly compared the simulated alloca-</text:p>
      <text:p text:style-name="P19">tion ofNPP to different plant carbon pools with carbon bud- get observations (Malhi et al., 2009) from three Amazonian forest ecosystems. This analysis should be expanded globally by comparing the the simulated patterns of carbon flows and stocks with <text:soft-page-break/>observations from other existing datasets based on carbon inventories (Cannell, 1982; Litton et al., 2007; Luyssaert et al., 2007; Malhi et al., 2011). More specifi- cally, one could look at how the simulated allocation pat- terns vary along environmental gradients (cf. Litton and Gi- ardina, 2008; Cornwell and Ackerly, 2009). In this study, we only examined the community-aggregated allocation fluxes. It would be equally interesting to explore how the simulated partitioning of NPP varies among surviving plant growth strategies within grid cells (cf. Ackerly and Cornwell, 2007). For<office:annotation-end office:name="__Annotation__2814_1347135583"/></text:p>
      <text:p text:style-name="P116">3.3. The effects of reduced precitation</text:p>
      <text:p text:style-name="P116">3.3.1. Impacts on biogeochemical variables: Does the approach matters?</text:p>
      <text:p text:style-name="P117"><text:tab/><text:span text:style-name="T245">As expected, the reduction on pre</text:span><text:span text:style-name="T245"><office:annotation><dc:creator>Bianca Rius</dc:creator><dc:date>2019-05-11T14:04:53.938708633</dc:date><loext:sender-initials>BR</loext:sender-initials><text:p text:style-name="P195"><text:span text:style-name="T440">Essa perda é maior ou menor quando comparada a experimento tipo o seca floresta?</text:span></text:p><text:p text:style-name="P195"><text:span text:style-name="T440">E outros modelos?</text:span></text:p></office:annotation></text:span><text:span text:style-name="T245">cipitation caused a reduction on the carbon stock for both versions of CAETÊ (Fig. XXX). This reduction was also observed on the other biogeochemical variables (NPP, GPP and </text:span><office:annotation office:name="__Annotation__1723_1751064270"><dc:creator>Bianca Rius</dc:creator><dc:date>2019-05-11T13:36:02.776813731</dc:date><loext:sender-initials>BR</loext:sender-initials><text:p text:style-name="P195"><text:span text:style-name="T440">Faremos?</text:span></text:p></office:annotation><text:span text:style-name="T245">autotrophic respiration; See Supplementary Material section SXXXX).</text:span><office:annotation-end office:name="__Annotation__1723_1751064270"/><text:span text:style-name="T245"> </text:span><text:span text:style-name="T247">On average, the PFT approach has lost 50.62% of its total carbon stock and for the trait-based approach the mean loss was 59.98%. However, in total, the PFT approach showed a loss of 51.02 PgC while the trait-based approach lost 49.43 PgC, what means </text:span><text:span text:style-name="T248">that the latter avoided the loss of 1.59 PgC when compared to the former.</text:span><text:span text:style-name="T247"> </text:span><text:span text:style-name="T245"><text:s/></text:span><text:span text:style-name="T248">This difference is equivalent to the Brazilian carbon emission in 2010 (~ 1.3 PgC) </text:span><text:span text:style-name="T249">mainly due to land use change, agricultural sector and use of fuels (</text:span><office:annotation office:name="__Annotation__2028_1751064270"><dc:creator>Bianca Rius</dc:creator><dc:date>2019-05-11T16:23:23.937298426</dc:date><loext:sender-initials>BR</loext:sender-initials><text:p text:style-name="P195"><text:span text:style-name="T440">Colocar nas referências bibliográficas</text:span></text:p></office:annotation><text:span text:style-name="T249">SIRENE, 2010</text:span><office:annotation-end office:name="__Annotation__2028_1751064270"/><text:span text:style-name="T249">).</text:span><text:span text:style-name="T248"> </text:span></text:p>
      <text:p text:style-name="P118"><text:span text:style-name="T248"><text:tab/></text:span><text:span text:style-name="T249">Also, there are some important geographical difference </text:span><text:span text:style-name="T250">on the</text:span><text:span text:style-name="T249"> carbon loss between the two versions that need to be highlighted. </text:span><text:span text:style-name="T250">First, in Figure XXX is possible to see that </text:span><text:span text:style-name="T251">the loss of carbon in the trait-based version is more gradual between the different regions, while in the PFT version the loss is more abrupt even in side by side grid cells. Furtheremore, there are some regions in which the trait-based approach is able to maintain some amount of carbon where the PFT approach loses it completely. For example, in the transition regions </text:span><text:span text:style-name="T252">that surrounds the borders of the basin </text:span><text:span text:style-name="T251">where the climate is naturally drier, </text:span><text:span text:style-name="T252">especially in the southeast and also in the central Amazon. This can be explained by the fact that the trait-based approach allows the change <text:s/>of investiment between the compartments and the trait-based version allowed an increase of investment in fine roots (that allows an increase in water uptake; </text:span><text:span text:style-name="T253">Figure XXX</text:span><text:span text:style-name="T252">) </text:span><text:span text:style-name="T253">what was observed in the PFT approach</text:span><text:span text:style-name="T252">. However in regions where the PFT version is able to maintain biomass, the degree of loss is lower. This is can be explained by the fact that </text:span><text:soft-page-break/><text:span text:style-name="T252">increase in fine roots investiment in trait based version occurs in detrimento to the investiment in wood tissues, the compartment that contribute relatively more to the total biomass </text:span><text:span text:style-name="T253">(Figure XXX)</text:span><text:span text:style-name="T252">.</text:span></text:p>
      <text:p text:style-name="P118"><text:span text:style-name="T253"><text:tab/>The differential loss of carbon in the different plant compartments (Figure XXXX) between the two versions has led</text:span><text:span text:style-name="T254"> to </text:span><text:span text:style-name="T253">distinguished</text:span><text:span text:style-name="T254"> change in the root:shoot ratio </text:span><text:span text:style-name="T253">with the reduction in precipitation (Figure XXX): </text:span><text:span text:style-name="T255">on average, the PFT version decreased the root:shoot ration while the trait-based version increased it</text:span><text:span text:style-name="T253">. </text:span><text:span text:style-name="T254">(also observed in another studies</text:span><text:span text:style-name="T254"><office:annotation><dc:creator>Bianca Rius</dc:creator><dc:date>2019-05-12T10:39:40.360168586</dc:date><loext:sender-initials>BR</loext:sender-initials><text:p text:style-name="P195"><text:span text:style-name="T440">Ṕrocurar estudos</text:span></text:p></office:annotation></text:span><text:span text:style-name="T254">.). </text:span><text:span text:style-name="T255">The changes in compartment’s investiment and in the root:shoot ratio can be explained in the light of the impacts of reduced precipitation on the functional diversity (see section 3.3.2.)</text:span></text:p>
      <text:p text:style-name="P119"><office:annotation office:name="__Annotation__30640_2881913408"><dc:creator>Bianca Rius</dc:creator><dc:date>2019-06-26T23:02:24.504096269</dc:date><loext:sender-initials>BR</loext:sender-initials><text:p text:style-name="P195"><text:span text:style-name="T440">Colocar isso na disucssão se há diferença entre pft e trait-based</text:span></text:p></office:annotation><text:span text:style-name="T255">J</text:span><text:span text:style-name="T240">á que nós usamos a Mass ratio hypothesis, é o trait dominante que importa, nos gráficos nós vimos uma hyperdominancia dos traits ...ela é parecida com a dos PFTs? Que são próprios pra essa região?</text:span><office:annotation-end office:name="__Annotation__30640_2881913408"/></text:p>
      <text:p text:style-name="P39">3.3.2. Functional diversity responses for a drier cli<office:annotation><dc:creator>Bianca Rius</dc:creator><dc:date>2019-06-26T23:05:06.215448102</dc:date><loext:sender-initials>BR</loext:sender-initials><text:p text:style-name="P195"><text:span text:style-name="T440">Trait distribution – pense nos termos que você está usando (Enquist 2015)</text:span></text:p></office:annotation>mate: How is our new community?</text:p>
      <text:p text:style-name="P41"><text:span text:style-name="T207"><text:tab/></text:span><text:span text:style-name="T209">The reduction o</text:span><text:span text:style-name="T213">n</text:span><text:span text:style-name="T209"> precipitation led to a modification in the functional diversity of the studied region, both when looking at the traits separately and at the traits combined (ecological strategies). </text:span><text:span text:style-name="T210">These changes modified the functional composition of the communities. </text:span><text:span text:style-name="T213">This</text:span><text:span text:style-name="T210"> phenomenon have already been observed in observational studies in Amazon </text:span><text:span text:style-name="T213">and</text:span><text:span text:style-name="T210"> is attributed to climate change </text:span><text:reference-mark-start text:name="ADDIN CSL_CITATION {&quot;citationItems&quot;: [{&quot;id&quot;: &quot;ITEM-1&quot;, &quot;itemData&quot;: {&quot;DOI&quot;: &quot;10.1111/gcb.14413&quot;, &quot;ISBN&quot;: &quot;0888-8892\\r1523-1739&quot;, &quot;ISSN&quot;: &quot;13652486&quot;, &quot;PMID&quot;: &quot;30406962&quot;, &quot;abstract&quot;: &quot;Most of the planet's diversity is concentrated in the tropics, which includes many regions undergoing rapid climate change. Yet, while climate\u2010induced biodiversity changes are widely documented elsewhere, few studies have addressed this issue for lowland tropical ecosystems. Here we investigate whether the floristic and functional composition of intact lowland Amazonian forests have been changing by evaluating records from 106 long\u2010term inventory plots spanning 30 years. We analyse three traits that have been hypothesized to respond to different environmental drivers (increase in moisture stress and atmospheric CO2 concentrations): maximum tree size, biogeographic water\u2010deficit affiliation and wood density. Tree communities have become increasingly dominated by large\u2010statured taxa, but to date there has been no detectable change in mean wood density or water deficit affiliation at the community level, despite most forest plots having experienced an intensification of the dry season. However, among newly recruited trees, dry\u2010affiliated genera have become more abundant, while the mortality of wet\u2010affiliated genera has increased in those plots where the dry season has intensified most. Thus, a slow shift to a more dry\u2010affiliated Amazonia is underway, with changes in compositional dynamics (recruits and mortality) consistent with climate\u2010change drivers, but yet to significantly impact whole\u2010community composition. The Amazon observational record suggests that the increase in atmospheric CO2 is driving a shift within tree communities to large\u2010statured species and that climate changes to date will impact forest composition, but long generation times of tropical trees mean that biodiversity change is lagging behind climate change.&quot;, &quot;author&quot;: [{&quot;dropping-particle&quot;: &quot;&quot;, &quot;family&quot;: &quot;Esquivel-Muelbert&quot;, &quot;given&quot;: &quot;Adrian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Dexter&quot;, &quot;given&quot;: &quot;Kyle G.&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onteagudo-Mendoza&quot;, &quot;given&quot;: &quot;Abel&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u00c1lvarez-D\u00e1vila&quot;, &quot;given&quot;: &quot;Esteban&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Marimon-Junior&quot;, &quot;given&quot;: &quot;Ben Hur&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Vilanova&quot;, &quot;given&quot;: &quot;Emilio&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Barlow&quot;, &quot;given&quot;: &quot;Jos&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Davila Cardozo&quot;, &quot;given&quot;: &quot;Nallaret&quot;, &quot;non-dropping-particle&quot;: &quot;&quot;, &quot;parse-names&quot;: false, &quot;suffix&quot;: &quot;&quot;}, {&quot;dropping-particle&quot;: &quot;&quot;, &quot;family&quot;: &quot;Erwin&quot;, &quot;given&quot;: &quot;Terry&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Laurance&quot;, &quot;given&quot;: &quot;Susan&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Qie&quot;, &quot;given&quot;: &quot;Lan&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ullivan&quot;, &quot;given&quot;: &quot;Martin J.P.&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Vos&quot;, &quot;given&quot;: &quot;Vincent Antoine&quot;, &quot;non-dropping-particle&quot;: &quot;&quot;, &quot;parse-names&quot;: false, &quot;suffix&quot;: &quot;&quot;}, {&quot;dropping-particle&quot;: &quot;&quot;, &quot;family&quot;: &quot;Zuidema&quot;, &quot;given&quot;: &quot;Pieter A.&quot;, &quot;non-dropping-particle&quot;: &quot;&quot;, &quot;parse-names&quot;: false, &quot;suffix&quot;: &quot;&quot;}, {&quot;dropping-particle&quot;: &quot;&quot;, &quot;family&quot;: &quot;Almeida&quot;, &quot;given&quot;: &quot;Everton&quot;, &quot;non-dropping-particle&quot;: &quot;&quot;, &quot;parse-names&quot;: false, &quot;suffix&quot;: &quot;&quot;}, {&quot;dropping-particle&quot;: &quot;&quot;, &quot;family&quot;: &quot;Almeida de Oliveira&quot;, &quot;given&quot;: &quot;Edmar&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Vieira&quot;, &quot;given&quot;: &quot;Simone Aparecida&quot;, &quot;non-dropping-particle&quot;: &quot;&quot;, &quot;parse-names&quot;: false, &quot;suffix&quot;: &quot;&quot;}, {&quot;dropping-particle&quot;: &quot;&quot;, &quot;family&quot;: &quot;Arag\u00e3o&quot;, &quot;given&quot;: &quot;Luiz&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Camargo&quot;, &quot;given&quot;: &quot;Pl\u00ednio Barbosa&quot;, &quot;non-dropping-particle&quot;: &quot;&quot;, &quot;parse-names&quot;: false, &quot;suffix&quot;: &quot;&quot;}, {&quot;dropping-particle&quot;: &quot;&quot;, &quot;family&quot;: &quot;Barroso&quot;, &quot;given&quot;: &quot;Jorcely G.&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oot&quot;, &quot;given&quot;: &quot;Rene&quot;, &quot;non-dropping-particle&quot;: &quot;&quot;, &quot;parse-names&quot;: false, &quot;suffix&quot;: &quot;&quot;}, {&quot;dropping-particle&quot;: &quot;&quot;, &quot;family&quot;: &quot;Camargo&quot;, &quot;given&quot;: &quot;Jos\u00e9 Lu\u00eds&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hama Moscoso&quot;, &quot;given&quot;: &quot;Victor&quot;, &quot;non-dropping-particle&quot;: &quot;&quot;, &quot;parse-names&quot;: false, &quot;suffix&quot;: &quot;&quot;}, {&quot;dropping-particle&quot;: &quot;&quot;, &quot;family&quot;: &quot;Comiskey&quot;, &quot;given&quot;: &quot;James&quot;, &quot;non-dropping-particle&quot;: &quot;&quot;, &quot;parse-names&quot;: false, &quot;suffix&quot;: &quot;&quot;}, {&quot;dropping-particle&quot;: &quot;&quot;, &quot;family&quot;: &quot;Cornejo Valverde&quot;, &quot;given&quot;: &quot;Fernando&quot;, &quot;non-dropping-particle&quot;: &quot;&quot;, &quot;parse-names&quot;: false, &quot;suffix&quot;: &quot;&quot;}, {&quot;dropping-particle&quot;: &quot;&quot;, &quot;family&quot;: &quot;Lola da Costa&quot;, &quot;given&quot;: &quot;Antonio Carlos&quot;, &quot;non-dropping-particle&quot;: &quot;&quot;, &quot;parse-names&quot;: false, &quot;suffix&quot;: &quot;&quot;}, {&quot;dropping-particle&quot;: &quot;&quot;, &quot;family&quot;: &quot;Aguila Pasquel&quot;, &quot;given&quot;: &quot;Jhon&quot;, &quot;non-dropping-particle&quot;: &quot;del&quot;, &quot;parse-names&quot;: false, &quot;suffix&quot;: &quot;&quot;}, {&quot;dropping-particle&quot;: &quot;&quot;, &quot;family&quot;: &quot;Fiore&quot;, &quot;given&quot;: &quot;Tony&quot;, &quot;non-dropping-particle&quot;: &quot;Di&quot;, &quot;parse-names&quot;: false, &quot;suffix&quot;: &quot;&quot;}, {&quot;dropping-particle&quot;: &quot;&quot;, &quot;family&quot;: &quot;Fernanda Duque&quot;, &quot;given&quot;: &quot;Luisa&quot;, &quot;non-dropping-particle&quot;: &quot;&quot;, &quot;parse-names&quot;: false, &quot;suffix&quot;: &quot;&quot;}, {&quot;dropping-particle&quot;: &quot;&quot;, &quot;family&quot;: &quot;Elias&quot;, &quot;given&quot;: &quot;Fernando&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Flores Llampazo&quot;, &quot;given&quot;: &quot;Gerardo&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Herrera Fern\u00e1ndez&quot;, &quot;given&quot;: &quot;Rafael&quot;, &quot;non-dropping-particle&quot;: &quot;&quot;, &quot;parse-names&quot;: false, &quot;suffix&quot;: &quot;&quot;}, {&quot;dropping-particle&quot;: &quot;&quot;, &quot;family&quot;: &quot;Honorio Coronado&quot;, &quot;given&quot;: &quot;Eur\u00eddice&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Jimenez-Rojas&quot;, &quot;given&quot;: &quot;Eliana&quot;, &quot;non-dropping-particle&quot;: &quot;&quot;, &quot;parse-names&quot;: false, &quot;suffix&quot;: &quot;&quot;}, {&quot;dropping-particle&quot;: &quot;&quot;, &quot;family&quot;: &quot;Lima&quot;, &quot;given&quot;: &quot;Adriano Jos\u00e9 Nogueira&quot;, &quot;non-dropping-particle&quot;: &quot;&quot;, &quot;parse-names&quot;: false, &quot;suffix&quot;: &quot;&quot;}, {&quot;dropping-particle&quot;: &quot;&quot;, &quot;family&quot;: &quot;Umetsu&quot;, &quot;given&quot;: &quot;Ricardo Keichi&quot;, &quot;non-dropping-particle&quot;: &quot;&quot;, &quot;parse-names&quot;: false, &quot;suffix&quot;: &quot;&quot;}, {&quot;dropping-particle&quot;: &quot;&quot;, &quot;family&quot;: &quot;Laurance&quot;, &quot;given&quot;: &quot;William&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Lovejoy&quot;, &quot;given&quot;: &quot;Thomas&quot;, &quot;non-dropping-particle&quot;: &quot;&quot;, &quot;parse-names&quot;: false, &quot;suffix&quot;: &quot;&quot;}, {&quot;dropping-particle&quot;: &quot;&quot;, &quot;family&quot;: &quot;Aurelio Melo Cruz&quot;, &quot;given&quot;: &quot;Omar&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N\u00fa\u00f1ez Vargas&quot;, &quot;given&quot;: &quot;Percy&quot;, &quot;non-dropping-particle&quot;: &quot;&quot;, &quot;parse-names&quot;: false, &quot;suffix&quot;: &quot;&quot;}, {&quot;dropping-particle&quot;: &quot;&quot;, &quot;family&quot;: &quot;Pallqui&quot;, &quot;given&quot;: &quot;Nadir C.&quot;, &quot;non-dropping-particle&quot;: &quot;&quot;, &quot;parse-names&quot;: false, &quot;suffix&quot;: &quot;&quot;}, {&quot;dropping-particle&quot;: &quot;&quot;, &quot;family&quot;: &quot;Parada Gutierrez&quot;, &quot;given&quot;: &quot;Alexander&quot;, &quot;non-dropping-particle&quot;: &quot;&quot;, &quot;parse-names&quot;: false, &quot;suffix&quot;: &quot;&quot;}, {&quot;dropping-particle&quot;: &quot;&quot;, &quot;family&quot;: &quot;Pardo&quot;, &quot;given&quot;: &quot;Guido&quot;, &quot;non-dropping-particle&quot;: &quot;&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Pe\u00f1uela-Mora&quot;, &quot;given&quot;: &quot;Maria Cristina&quot;, &quot;non-dropping-particle&quot;: &quot;&quot;, &quot;parse-names&quot;: false, &quot;suffix&quot;: &quot;&quot;}, {&quot;dropping-particle&quot;: &quot;&quot;, &quot;family&quot;: &quot;Petronelli&quot;, &quot;given&quot;: &quot;Pasca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itman&quot;, &quot;given&quot;: &quot;Nigel&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quot;, &quot;non-dropping-particle&quot;: &quot;&quot;, &quot;parse-names&quot;: false, &quot;suffix&quot;: &quot;&quot;}, {&quot;dropping-particle&quot;: &quot;&quot;, &quot;family&quot;: &quot;Ram\u00edrez-Angulo&quot;, &quot;given&quot;: &quot;Hirm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Restrepo Correa&quot;, &quot;given&quot;: &quot;Zorayda&quot;, &quot;non-dropping-particle&quot;: &quot;&quot;, &quot;parse-names&quot;: false, &quot;suffix&quot;: &quot;&quot;}, {&quot;dropping-particle&quot;: &quot;&quot;, &quot;family&quot;: &quot;Roopsind&quot;, &quot;given&quot;: &quot;Anand&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Natalino&quot;, &quot;non-dropping-particle&quot;: &quot;&quot;, &quot;parse-names&quot;: false, &quot;suffix&quot;: &quot;&quot;}, {&quot;dropping-particle&quot;: &quot;&quot;, &quot;family&quot;: &quot;Silva Espejo&quot;, &quot;given&quot;: &quot;Javier&quot;, &quot;non-dropping-particle&quot;: &quot;&quot;, &quot;parse-names&quot;: false, &quot;suffix&quot;: &quot;&quot;}, {&quot;dropping-particle&quot;: &quot;&quot;, &quot;family&quot;: &quot;Singh&quot;, &quot;given&quot;: &quot;James&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Valenzuela Gamarra&quot;, &quot;given&quot;: &quot;Luis&quot;, &quot;non-dropping-particle&quot;: &quot;&quot;, &quot;parse-names&quot;: false, &quot;suffix&quot;: &quot;&quot;}, {&quot;dropping-particle&quot;: &quot;&quot;, &quot;family&quot;: &quot;Meer&quot;, &quot;given&quot;: &quot;Peter J.&quot;, &quot;non-dropping-particle&quot;: &quot;van de&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Vasquez Martinez&quot;, &quot;given&quot;: &quot;Rodolfo&quot;, &quot;non-dropping-particle&quot;: &quot;&quot;, &quot;parse-names&quot;: false, &quot;suffix&quot;: &quot;&quot;}, {&quot;dropping-particle&quot;: &quot;&quot;, &quot;family&quot;: &quot;Vela&quot;, &quot;given&quot;: &quot;Cesar&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Global Change Biology&quot;, &quot;id&quot;: &quot;ITEM-1&quot;, &quot;issue&quot;: &quot;June 2018&quot;, &quot;issued&quot;: {&quot;date-parts&quot;: [[&quot;2018&quot;]]}, &quot;page&quot;: &quot;39-56&quot;, &quot;title&quot;: &quot;Compositional response of Amazon forests to climate change&quot;, &quot;type&quot;: &quot;article-journal&quot;}, &quot;uris&quot;: [&quot;http://www.mendeley.com/documents/?uuid=fb1256ec-2594-4b72-b90b-d52259436bb9&quot;]}], &quot;mendeley&quot;: {&quot;formattedCitation&quot;: &quot;(ESQUIVEL-MUELBERT et al., 2018)&quot;, &quot;plainTextFormattedCitation&quot;: &quot;(ESQUIVEL-MUELBERT et al., 2018)&quot;, &quot;previouslyFormattedCitation&quot;: &quot;(ESQUIVEL-MUELBERT et al., 2018)&quot;}, &quot;properties&quot;: {&quot;noteIndex&quot;: 0}, &quot;schema&quot;: &quot;https://github.com/citation-style-language/schema/raw/master/csl-citation.json&quot;} RNDWCjhHJ1pZx"/><text:span text:style-name="T157">(ESQUIVEL-MUELBERT et al., 2018)</text:span><text:reference-mark-end text:name="ADDIN CSL_CITATION {&quot;citationItems&quot;: [{&quot;id&quot;: &quot;ITEM-1&quot;, &quot;itemData&quot;: {&quot;DOI&quot;: &quot;10.1111/gcb.14413&quot;, &quot;ISBN&quot;: &quot;0888-8892\\r1523-1739&quot;, &quot;ISSN&quot;: &quot;13652486&quot;, &quot;PMID&quot;: &quot;30406962&quot;, &quot;abstract&quot;: &quot;Most of the planet's diversity is concentrated in the tropics, which includes many regions undergoing rapid climate change. Yet, while climate\u2010induced biodiversity changes are widely documented elsewhere, few studies have addressed this issue for lowland tropical ecosystems. Here we investigate whether the floristic and functional composition of intact lowland Amazonian forests have been changing by evaluating records from 106 long\u2010term inventory plots spanning 30 years. We analyse three traits that have been hypothesized to respond to different environmental drivers (increase in moisture stress and atmospheric CO2 concentrations): maximum tree size, biogeographic water\u2010deficit affiliation and wood density. Tree communities have become increasingly dominated by large\u2010statured taxa, but to date there has been no detectable change in mean wood density or water deficit affiliation at the community level, despite most forest plots having experienced an intensification of the dry season. However, among newly recruited trees, dry\u2010affiliated genera have become more abundant, while the mortality of wet\u2010affiliated genera has increased in those plots where the dry season has intensified most. Thus, a slow shift to a more dry\u2010affiliated Amazonia is underway, with changes in compositional dynamics (recruits and mortality) consistent with climate\u2010change drivers, but yet to significantly impact whole\u2010community composition. The Amazon observational record suggests that the increase in atmospheric CO2 is driving a shift within tree communities to large\u2010statured species and that climate changes to date will impact forest composition, but long generation times of tropical trees mean that biodiversity change is lagging behind climate change.&quot;, &quot;author&quot;: [{&quot;dropping-particle&quot;: &quot;&quot;, &quot;family&quot;: &quot;Esquivel-Muelbert&quot;, &quot;given&quot;: &quot;Adrian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Dexter&quot;, &quot;given&quot;: &quot;Kyle G.&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onteagudo-Mendoza&quot;, &quot;given&quot;: &quot;Abel&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u00c1lvarez-D\u00e1vila&quot;, &quot;given&quot;: &quot;Esteban&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Marimon-Junior&quot;, &quot;given&quot;: &quot;Ben Hur&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Vilanova&quot;, &quot;given&quot;: &quot;Emilio&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Barlow&quot;, &quot;given&quot;: &quot;Jos&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Davila Cardozo&quot;, &quot;given&quot;: &quot;Nallaret&quot;, &quot;non-dropping-particle&quot;: &quot;&quot;, &quot;parse-names&quot;: false, &quot;suffix&quot;: &quot;&quot;}, {&quot;dropping-particle&quot;: &quot;&quot;, &quot;family&quot;: &quot;Erwin&quot;, &quot;given&quot;: &quot;Terry&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Laurance&quot;, &quot;given&quot;: &quot;Susan&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Qie&quot;, &quot;given&quot;: &quot;Lan&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ullivan&quot;, &quot;given&quot;: &quot;Martin J.P.&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Vos&quot;, &quot;given&quot;: &quot;Vincent Antoine&quot;, &quot;non-dropping-particle&quot;: &quot;&quot;, &quot;parse-names&quot;: false, &quot;suffix&quot;: &quot;&quot;}, {&quot;dropping-particle&quot;: &quot;&quot;, &quot;family&quot;: &quot;Zuidema&quot;, &quot;given&quot;: &quot;Pieter A.&quot;, &quot;non-dropping-particle&quot;: &quot;&quot;, &quot;parse-names&quot;: false, &quot;suffix&quot;: &quot;&quot;}, {&quot;dropping-particle&quot;: &quot;&quot;, &quot;family&quot;: &quot;Almeida&quot;, &quot;given&quot;: &quot;Everton&quot;, &quot;non-dropping-particle&quot;: &quot;&quot;, &quot;parse-names&quot;: false, &quot;suffix&quot;: &quot;&quot;}, {&quot;dropping-particle&quot;: &quot;&quot;, &quot;family&quot;: &quot;Almeida de Oliveira&quot;, &quot;given&quot;: &quot;Edmar&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Vieira&quot;, &quot;given&quot;: &quot;Simone Aparecida&quot;, &quot;non-dropping-particle&quot;: &quot;&quot;, &quot;parse-names&quot;: false, &quot;suffix&quot;: &quot;&quot;}, {&quot;dropping-particle&quot;: &quot;&quot;, &quot;family&quot;: &quot;Arag\u00e3o&quot;, &quot;given&quot;: &quot;Luiz&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Camargo&quot;, &quot;given&quot;: &quot;Pl\u00ednio Barbosa&quot;, &quot;non-dropping-particle&quot;: &quot;&quot;, &quot;parse-names&quot;: false, &quot;suffix&quot;: &quot;&quot;}, {&quot;dropping-particle&quot;: &quot;&quot;, &quot;family&quot;: &quot;Barroso&quot;, &quot;given&quot;: &quot;Jorcely G.&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oot&quot;, &quot;given&quot;: &quot;Rene&quot;, &quot;non-dropping-particle&quot;: &quot;&quot;, &quot;parse-names&quot;: false, &quot;suffix&quot;: &quot;&quot;}, {&quot;dropping-particle&quot;: &quot;&quot;, &quot;family&quot;: &quot;Camargo&quot;, &quot;given&quot;: &quot;Jos\u00e9 Lu\u00eds&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hama Moscoso&quot;, &quot;given&quot;: &quot;Victor&quot;, &quot;non-dropping-particle&quot;: &quot;&quot;, &quot;parse-names&quot;: false, &quot;suffix&quot;: &quot;&quot;}, {&quot;dropping-particle&quot;: &quot;&quot;, &quot;family&quot;: &quot;Comiskey&quot;, &quot;given&quot;: &quot;James&quot;, &quot;non-dropping-particle&quot;: &quot;&quot;, &quot;parse-names&quot;: false, &quot;suffix&quot;: &quot;&quot;}, {&quot;dropping-particle&quot;: &quot;&quot;, &quot;family&quot;: &quot;Cornejo Valverde&quot;, &quot;given&quot;: &quot;Fernando&quot;, &quot;non-dropping-particle&quot;: &quot;&quot;, &quot;parse-names&quot;: false, &quot;suffix&quot;: &quot;&quot;}, {&quot;dropping-particle&quot;: &quot;&quot;, &quot;family&quot;: &quot;Lola da Costa&quot;, &quot;given&quot;: &quot;Antonio Carlos&quot;, &quot;non-dropping-particle&quot;: &quot;&quot;, &quot;parse-names&quot;: false, &quot;suffix&quot;: &quot;&quot;}, {&quot;dropping-particle&quot;: &quot;&quot;, &quot;family&quot;: &quot;Aguila Pasquel&quot;, &quot;given&quot;: &quot;Jhon&quot;, &quot;non-dropping-particle&quot;: &quot;del&quot;, &quot;parse-names&quot;: false, &quot;suffix&quot;: &quot;&quot;}, {&quot;dropping-particle&quot;: &quot;&quot;, &quot;family&quot;: &quot;Fiore&quot;, &quot;given&quot;: &quot;Tony&quot;, &quot;non-dropping-particle&quot;: &quot;Di&quot;, &quot;parse-names&quot;: false, &quot;suffix&quot;: &quot;&quot;}, {&quot;dropping-particle&quot;: &quot;&quot;, &quot;family&quot;: &quot;Fernanda Duque&quot;, &quot;given&quot;: &quot;Luisa&quot;, &quot;non-dropping-particle&quot;: &quot;&quot;, &quot;parse-names&quot;: false, &quot;suffix&quot;: &quot;&quot;}, {&quot;dropping-particle&quot;: &quot;&quot;, &quot;family&quot;: &quot;Elias&quot;, &quot;given&quot;: &quot;Fernando&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Flores Llampazo&quot;, &quot;given&quot;: &quot;Gerardo&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Herrera Fern\u00e1ndez&quot;, &quot;given&quot;: &quot;Rafael&quot;, &quot;non-dropping-particle&quot;: &quot;&quot;, &quot;parse-names&quot;: false, &quot;suffix&quot;: &quot;&quot;}, {&quot;dropping-particle&quot;: &quot;&quot;, &quot;family&quot;: &quot;Honorio Coronado&quot;, &quot;given&quot;: &quot;Eur\u00eddice&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Jimenez-Rojas&quot;, &quot;given&quot;: &quot;Eliana&quot;, &quot;non-dropping-particle&quot;: &quot;&quot;, &quot;parse-names&quot;: false, &quot;suffix&quot;: &quot;&quot;}, {&quot;dropping-particle&quot;: &quot;&quot;, &quot;family&quot;: &quot;Lima&quot;, &quot;given&quot;: &quot;Adriano Jos\u00e9 Nogueira&quot;, &quot;non-dropping-particle&quot;: &quot;&quot;, &quot;parse-names&quot;: false, &quot;suffix&quot;: &quot;&quot;}, {&quot;dropping-particle&quot;: &quot;&quot;, &quot;family&quot;: &quot;Umetsu&quot;, &quot;given&quot;: &quot;Ricardo Keichi&quot;, &quot;non-dropping-particle&quot;: &quot;&quot;, &quot;parse-names&quot;: false, &quot;suffix&quot;: &quot;&quot;}, {&quot;dropping-particle&quot;: &quot;&quot;, &quot;family&quot;: &quot;Laurance&quot;, &quot;given&quot;: &quot;William&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Lovejoy&quot;, &quot;given&quot;: &quot;Thomas&quot;, &quot;non-dropping-particle&quot;: &quot;&quot;, &quot;parse-names&quot;: false, &quot;suffix&quot;: &quot;&quot;}, {&quot;dropping-particle&quot;: &quot;&quot;, &quot;family&quot;: &quot;Aurelio Melo Cruz&quot;, &quot;given&quot;: &quot;Omar&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N\u00fa\u00f1ez Vargas&quot;, &quot;given&quot;: &quot;Percy&quot;, &quot;non-dropping-particle&quot;: &quot;&quot;, &quot;parse-names&quot;: false, &quot;suffix&quot;: &quot;&quot;}, {&quot;dropping-particle&quot;: &quot;&quot;, &quot;family&quot;: &quot;Pallqui&quot;, &quot;given&quot;: &quot;Nadir C.&quot;, &quot;non-dropping-particle&quot;: &quot;&quot;, &quot;parse-names&quot;: false, &quot;suffix&quot;: &quot;&quot;}, {&quot;dropping-particle&quot;: &quot;&quot;, &quot;family&quot;: &quot;Parada Gutierrez&quot;, &quot;given&quot;: &quot;Alexander&quot;, &quot;non-dropping-particle&quot;: &quot;&quot;, &quot;parse-names&quot;: false, &quot;suffix&quot;: &quot;&quot;}, {&quot;dropping-particle&quot;: &quot;&quot;, &quot;family&quot;: &quot;Pardo&quot;, &quot;given&quot;: &quot;Guido&quot;, &quot;non-dropping-particle&quot;: &quot;&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Pe\u00f1uela-Mora&quot;, &quot;given&quot;: &quot;Maria Cristina&quot;, &quot;non-dropping-particle&quot;: &quot;&quot;, &quot;parse-names&quot;: false, &quot;suffix&quot;: &quot;&quot;}, {&quot;dropping-particle&quot;: &quot;&quot;, &quot;family&quot;: &quot;Petronelli&quot;, &quot;given&quot;: &quot;Pasca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itman&quot;, &quot;given&quot;: &quot;Nigel&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quot;, &quot;non-dropping-particle&quot;: &quot;&quot;, &quot;parse-names&quot;: false, &quot;suffix&quot;: &quot;&quot;}, {&quot;dropping-particle&quot;: &quot;&quot;, &quot;family&quot;: &quot;Ram\u00edrez-Angulo&quot;, &quot;given&quot;: &quot;Hirm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Restrepo Correa&quot;, &quot;given&quot;: &quot;Zorayda&quot;, &quot;non-dropping-particle&quot;: &quot;&quot;, &quot;parse-names&quot;: false, &quot;suffix&quot;: &quot;&quot;}, {&quot;dropping-particle&quot;: &quot;&quot;, &quot;family&quot;: &quot;Roopsind&quot;, &quot;given&quot;: &quot;Anand&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Natalino&quot;, &quot;non-dropping-particle&quot;: &quot;&quot;, &quot;parse-names&quot;: false, &quot;suffix&quot;: &quot;&quot;}, {&quot;dropping-particle&quot;: &quot;&quot;, &quot;family&quot;: &quot;Silva Espejo&quot;, &quot;given&quot;: &quot;Javier&quot;, &quot;non-dropping-particle&quot;: &quot;&quot;, &quot;parse-names&quot;: false, &quot;suffix&quot;: &quot;&quot;}, {&quot;dropping-particle&quot;: &quot;&quot;, &quot;family&quot;: &quot;Singh&quot;, &quot;given&quot;: &quot;James&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Valenzuela Gamarra&quot;, &quot;given&quot;: &quot;Luis&quot;, &quot;non-dropping-particle&quot;: &quot;&quot;, &quot;parse-names&quot;: false, &quot;suffix&quot;: &quot;&quot;}, {&quot;dropping-particle&quot;: &quot;&quot;, &quot;family&quot;: &quot;Meer&quot;, &quot;given&quot;: &quot;Peter J.&quot;, &quot;non-dropping-particle&quot;: &quot;van de&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Vasquez Martinez&quot;, &quot;given&quot;: &quot;Rodolfo&quot;, &quot;non-dropping-particle&quot;: &quot;&quot;, &quot;parse-names&quot;: false, &quot;suffix&quot;: &quot;&quot;}, {&quot;dropping-particle&quot;: &quot;&quot;, &quot;family&quot;: &quot;Vela&quot;, &quot;given&quot;: &quot;Cesar&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Global Change Biology&quot;, &quot;id&quot;: &quot;ITEM-1&quot;, &quot;issue&quot;: &quot;June 2018&quot;, &quot;issued&quot;: {&quot;date-parts&quot;: [[&quot;2018&quot;]]}, &quot;page&quot;: &quot;39-56&quot;, &quot;title&quot;: &quot;Compositional response of Amazon forests to climate change&quot;, &quot;type&quot;: &quot;article-journal&quot;}, &quot;uris&quot;: [&quot;http://www.mendeley.com/documents/?uuid=fb1256ec-2594-4b72-b90b-d52259436bb9&quot;]}], &quot;mendeley&quot;: {&quot;formattedCitation&quot;: &quot;(ESQUIVEL-MUELBERT et al., 2018)&quot;, &quot;plainTextFormattedCitation&quot;: &quot;(ESQUIVEL-MUELBERT et al., 2018)&quot;, &quot;previouslyFormattedCitation&quot;: &quot;(ESQUIVEL-MUELBERT et al., 2018)&quot;}, &quot;properties&quot;: {&quot;noteIndex&quot;: 0}, &quot;schema&quot;: &quot;https://github.com/citation-style-language/schema/raw/master/csl-citation.json&quot;} RNDWCjhHJ1pZx"/><text:span text:style-name="T210">⁠ (colocar os estudo</text:span><text:span text:style-name="T210"><office:annotation><dc:creator>Bianca Rius</dc:creator><dc:date>2019-05-12T11:22:56.596144928</dc:date><loext:sender-initials>BR</loext:sender-initials><text:p text:style-name="P195"><text:span text:style-name="T440">Colocar os exemplos de estudos aqui</text:span></text:p></office:annotation></text:span><text:span text:style-name="T210">s). </text:span><text:span text:style-name="T209"><text:s/></text:span></text:p>
      <text:p text:style-name="P33">3.3.2.1. Looking at the<office:annotation><dc:creator>Bianca Rius</dc:creator><dc:date>2019-06-27T12:36:47.376652325</dc:date><loext:sender-initials>BR</loext:sender-initials><text:p text:style-name="P195"><text:span text:style-name="T440">skeweness</text:span></text:p></office:annotation> traits se<office:annotation><dc:creator>Bianca Rius</dc:creator><dc:date>2019-06-26T18:08:49.507510928</dc:date><loext:sender-initials>BR</loext:sender-initials><text:p text:style-name="P195"><text:span text:style-name="T440">Hyperdominance in Amazon</text:span></text:p></office:annotation>parately</text:p>
      <text:p text:style-name="P34"><text:tab/><text:span text:style-name="T256">Figure XXXX shows the values </text:span><text:span text:style-name="T280">frequency</text:span><text:span text:style-name="T256"> distribution modification in the six variant functional traits in consequence of reduced precipitation and Table XXX </text:span><text:span text:style-name="T257">present the modification in the analyzed functional diversity variables</text:span><text:span text:style-name="T256">.</text:span></text:p>
      <text:p text:style-name="P38"><text:span text:style-name="T256"><text:tab/></text:span><text:span text:style-name="T257">For all the traits is possible to see that the </text:span><text:span text:style-name="T285">shape</text:span><text:span text:style-name="T257"> of the curve has considerably change. First, </text:span><text:span text:style-name="T260">for all the six functional traits is clearly visible a change in the dominance of the more frequent values, in other words, with reduction on precipitation the more common value for a trait has dimished its frequency, and, as consequence, other values for this functional traits w</text:span><text:span text:style-name="T285">ere</text:span><text:span text:style-name="T260"> able to occur in the trait space </text:span><text:span text:style-name="T285">lein the total range of values.</text:span><text:span text:style-name="T260"> It also means that the proportion of the grid cell that the more common trait occupie</text:span><text:span text:style-name="T266">d </text:span><text:span text:style-name="T285">has diminished with </text:span><text:span text:style-name="T266">reduc</text:span><text:span text:style-name="T285">ed</text:span><text:span text:style-name="T266"> precipitation</text:span><text:span text:style-name="T260">, allowing trait values </text:span><text:span text:style-name="T285">that were not </text:span><text:soft-page-break/><text:span text:style-name="T285">present in the regular climate</text:span><text:span text:style-name="T260"> to occupy the same grid cell. </text:span><text:span text:style-name="T262">The emergence of these new values for functional traits change the </text:span><text:span text:style-name="T266">occurrence </text:span><text:span text:style-name="T262">tendency of the values. </text:span><text:span text:style-name="T286">Table XX summarizes the changes on these tendencies for all the traits. </text:span><text:span text:style-name="T260">This d</text:span><text:span text:style-name="T261">ecrease in dominance of functional composition with reduction in precipitation or another climatic disturbance </text:span><text:span text:style-name="T286">with the emergence of new trait values or change in frequencies </text:span><text:span text:style-name="T261">was also observed in observational studies </text:span><text:span text:style-name="T267">including for Amazon region</text:span><text:span text:style-name="T261"> (XXXX</text:span><text:span text:style-name="T261"><office:annotation><dc:creator>Bianca Rius</dc:creator><dc:date>2019-05-13T11:41:29.838641448</dc:date><loext:sender-initials>BR</loext:sender-initials><text:p text:style-name="P195"><text:span text:style-name="T440">Completar com a literatura</text:span></text:p></office:annotation></text:span><text:span text:style-name="T261">). </text:span></text:p>
      <table:table table:name="Tabela1" table:style-name="Tabela1">
        <table:table-column table:style-name="Tabela1.A" table:number-columns-repeated="3"/>
        <table:table-row>
          <table:table-cell table:style-name="Tabela1.A1" office:value-type="string">
            <text:p text:style-name="P125"/>
          </table:table-cell>
          <table:table-cell table:style-name="Tabela1.B1" table:number-columns-spanned="2" office:value-type="string">
            <text:p text:style-name="P127">Trait</text:p>
          </table:table-cell>
          <table:covered-table-cell/>
        </table:table-row>
        <table:table-row>
          <table:table-cell table:style-name="Tabela1.A2" office:value-type="string">
            <text:p text:style-name="P126">Compartment</text:p>
          </table:table-cell>
          <table:table-cell table:style-name="Tabela1.A2" office:value-type="string">
            <text:p text:style-name="P126">Allocation</text:p>
          </table:table-cell>
          <table:table-cell table:style-name="Tabela1.C2" office:value-type="string">
            <text:p text:style-name="P126">Residence time</text:p>
          </table:table-cell>
        </table:table-row>
        <table:table-row>
          <table:table-cell table:style-name="Tabela1.A2" office:value-type="string">
            <text:p text:style-name="P126">Leaves</text:p>
          </table:table-cell>
          <table:table-cell table:style-name="Tabela1.A2" office:value-type="string">
            <text:p text:style-name="P126">Decrease</text:p>
          </table:table-cell>
          <table:table-cell table:style-name="Tabela1.C2" office:value-type="string">
            <text:p text:style-name="P126">Increase</text:p>
          </table:table-cell>
        </table:table-row>
        <table:table-row>
          <table:table-cell table:style-name="Tabela1.A2" office:value-type="string">
            <text:p text:style-name="P126">Fine roots</text:p>
          </table:table-cell>
          <table:table-cell table:style-name="Tabela1.A2" office:value-type="string">
            <text:p text:style-name="P126">Increase</text:p>
          </table:table-cell>
          <table:table-cell table:style-name="Tabela1.C2" office:value-type="string">
            <text:p text:style-name="P126">Increase</text:p>
          </table:table-cell>
        </table:table-row>
        <table:table-row>
          <table:table-cell table:style-name="Tabela1.A2" office:value-type="string">
            <text:p text:style-name="P126">Abovegroun woody tissues</text:p>
          </table:table-cell>
          <table:table-cell table:style-name="Tabela1.A2" office:value-type="string">
            <text:p text:style-name="P126">Decrease</text:p>
          </table:table-cell>
          <table:table-cell table:style-name="Tabela1.C2" office:value-type="string">
            <text:p text:style-name="P126">Decrease</text:p>
          </table:table-cell>
        </table:table-row>
      </table:table>
      <text:p text:style-name="P56"/>
      <text:p text:style-name="P36"><text:span text:style-name="T263"><text:tab/></text:span><text:span text:style-name="T267">Besides, t</text:span><text:span text:style-name="T263">he change <text:s/>on the functional profile in the analyzed </text:span><text:span text:style-name="T267">region</text:span><text:span text:style-name="T263"> <text:s/></text:span><text:span text:style-name="T267">reverberated on</text:span><text:span text:style-name="T263"> biogeochemical variables: the increase of higher values for fine roots allocation and for fine roots residence time end up to determine higher values for carbon stock on fine roots (Figure XXX) and the increase of frequency in lower values both for allocation and residence time in wood tissues led to a decrease in the carbon stocked in this compartment, affecting, in its turn, the total biomass with the drier condition </text:span><text:span text:style-name="T286">(since this is the higher contributor for total biomass</text:span><text:span text:style-name="T263">. </text:span></text:p>
      <text:p text:style-name="P35"><text:span text:style-name="T257"><text:tab/>The changes in the pattern distribution of the values reflected on the functional divers</text:span><text:span text:style-name="T258">i</text:span><text:span text:style-name="T257">ty parameters </text:span><text:span text:style-name="T272">altering the functional sctructure </text:span><text:span text:style-name="T286">(Table XXX sumarizes it)</text:span><text:span text:style-name="T257">. </text:span><text:span text:style-name="T259">The more proeminent result is the considerable </text:span><text:span text:style-name="T267">and unexpected</text:span><text:span text:style-name="T259"> increase in functional richness for all the functional traits</text:span><text:span text:style-name="T257"> (i.e. increase in the occupation of the functional space, that means, higher varialibity of values), </text:span><text:span text:style-name="T260">with some functional traits </text:span><text:span text:style-name="T268">increasing ther richness in more than 500 </text:span><text:span text:style-name="T260">% (e.g. allocation for fine roots and wood tissues and residence time in wood tissues). </text:span><text:span text:style-name="T261">Th</text:span><text:span text:style-name="T268">e increase in functional diversity is due to</text:span><text:span text:style-name="T261"> the above described </text:span><text:span text:style-name="T268">decrease in dominance </text:span><text:span text:style-name="T286">that permited the emergence of new trait values not present in the previous condition</text:span><text:span text:style-name="T260">. The</text:span><text:span text:style-name="T258"> evennes (i.e. </text:span><text:span text:style-name="T268">the abundance regularity in the frequency distribution of </text:span><text:span text:style-name="T269">the trait values in a</text:span><text:span text:style-name="T268"> trait space</text:span><text:span text:style-name="T258">) </text:span><text:span text:style-name="T260">has also showed an increase </text:span><text:span text:style-name="T258">for all the six </text:span><text:span text:style-name="T260">functional </text:span><text:span text:style-name="T258">traits </text:span><text:span text:style-name="T269">what means that the reduced precipitation made that the </text:span><text:soft-page-break/><text:span text:style-name="T269">distribution of trait values in the trait space became more regular, another indication of the dominance decrease</text:span><text:span text:style-name="T258">. The divergence (i.e. </text:span><text:span text:style-name="T270">the degree to which the most common values occur</text:span><text:span text:style-name="T271">s</text:span><text:span text:style-name="T270"> at the extremities of the functional space</text:span><text:span text:style-name="T258">) </text:span><text:span text:style-name="T271">has increased for all the traits except for leaf and wood tissues residence time</text:span><text:span text:style-name="T258"> </text:span><text:span text:style-name="T272">that showed a decrease in this variable although in a low degree (5.0 and 4.7% decrease for leaf and wood tissues residence time, respectively). </text:span></text:p>
      <text:p text:style-name="P37"><text:span text:style-name="T257"><text:tab/></text:span><text:span text:style-name="T273">Table XXX also shows the dissimilarity between the distribution of values for both climatic conditions. This index calculated based on Carmona et al. (2016) approach range from 0 to 1 with 0 indicating that, functionally, the two distributions are identical and with 1 indicating that the two distributions are completely differents in terms of functionality. All the six traits present a dissmilarity that tends to 1, indicating that, in fact, the change in the precipitation has resulted in a modification of the functional structure.</text:span></text:p>
      <text:p text:style-name="P37"><text:span text:style-name="T256"><text:tab/></text:span><text:span text:style-name="T272">Lastly, the modification in the functional diversity variables in the traits separately mediates the occurrence and frequency of the ecological strategies in front of the precitation reduction (see next section).</text:span></text:p>
      <text:p text:style-name="P33">3.3.2.2. A multi-trait analysis: looking at the ecological strategies</text:p>
      <text:p text:style-name="P54"><text:tab/><text:span text:style-name="T317">As recommended by Barros et al. (2016), before make the hypervolume construction and analysis we have performed a PCA with all the six functional traits in both climatic conditions (regular and reduced precipitation). The Figure XXX show the PCA and the </text:span><office:annotation office:name="__Annotation__2325_3535560205"><dc:creator>Bianca Rius</dc:creator><dc:date>2019-05-20T11:52:14.653904716</dc:date><loext:sender-initials>BR</loext:sender-initials><text:p text:style-name="P195"><text:span text:style-name="T440">Tabela deve conter: principal component, proportion of variance explained and cumulative proportion of variance explained</text:span></text:p></office:annotation><text:span text:style-name="T317">Table SXXX</text:span><office:annotation-end office:name="__Annotation__2325_3535560205"/><text:span text:style-name="T317"> show the relative importance of the axes for explaning the variationand Table X</text:span><text:span text:style-name="T317"><office:annotation><dc:creator>Bianca Rius</dc:creator><dc:date>2019-05-24T08:48:05.922903020</dc:date><loext:sender-initials>BR</loext:sender-initials><text:p text:style-name="P195"><text:span text:style-name="T440">Definir se isso vai no suplementar ou no corpo do artigo</text:span></text:p></office:annotation></text:span><text:span text:style-name="T317">XX the </text:span><office:annotation office:name="__Annotation__2379_148220101"><dc:creator>Bianca Rius</dc:creator><dc:date>2019-05-24T08:46:56.183945855</dc:date><loext:sender-initials>BR</loext:sender-initials><text:p text:style-name="P195"><text:span text:style-name="T440">Aqui você precisa descobrir se é rotation, loading e etc….ver coisas que o João mandou no seu e-mail</text:span></text:p></office:annotation><text:span text:style-name="T390">scores</text:span><office:annotation-end office:name="__Annotation__2379_148220101"/><text:span text:style-name="T317"> of each functional trait.</text:span></text:p>
      <text:p text:style-name="P55"><text:tab/><office:annotation office:name="__Annotation__7543_3535560205"><dc:creator>Bianca Rius</dc:creator><dc:date>2019-05-20T14:03:44.242240075</dc:date><loext:sender-initials>BR</loext:sender-initials><text:p text:style-name="P195"><text:span text:style-name="T440">Divide em plantas que investem em raízes e em tecidos lenhosos?</text:span></text:p><text:p text:style-name="P195"><text:span text:style-name="T440">E isso depende da condição climática?</text:span></text:p></office:annotation><office:annotation office:name="__Annotation__2472_148220101"><dc:creator>Bianca Rius</dc:creator><dc:date>2019-05-24T08:57:31.674804112</dc:date><loext:sender-initials>BR</loext:sender-initials><text:p text:style-name="P195"><text:span text:style-name="T440">melhorar</text:span></text:p></office:annotation><text:span text:style-name="T318">The first axis of the PCA explain 84.3% of the variance and was the major discriminator between the values for the two climatic conditions (red for reduced precipitation and blue for regular climate in Figure XXX). From the original variables </text:span><text:span text:style-name="T391">rotation</text:span><text:span text:style-name="T318"> is possible to see that the traits that more influence in this variation <text:s/>root residence time and allocation and leaf residence time, and in a lesser extent woody allocation e no sentido contrário. It is important to highlight the identification of a trade-off between root residence time and allocation and leaf residence time and wood allocation (forma de manter a fotossíntese, já que o tradeoff entre a alocação para raízes e outros compartimentos impede a continuidade da alocação para folhas por exemplo) that have important consequences for carbon storage and the responses of the </text:span><text:soft-page-break/><text:span text:style-name="T318">biogeochemical variables to the reduction on precipitation. The second axes explain 11.7% of the variance and is more correlated to leaf allocation and wood tissues residence time.</text:span><office:annotation-end office:name="__Annotation__2472_148220101"/><office:annotation-end office:name="__Annotation__7543_3535560205"/></text:p>
      <text:p text:style-name="P57"><text:tab/><text:span text:style-name="T392">From the PCA was possible to analyze all the six functional traits together in order to look at the PLSs as ecological strategies. For this we delineated a hypervolume with new variables obtained from the PCA. The dimensionality of the hypervolume was equal to three since we chose to use the three first PCs that together explain more than 98% of the data variance (Table SXXX). Figure XXX show the pairs plot representation of the hypervolumes both for regular climate (in blue) and for reduced precipitation (in red) in order to represent the shape (i.e. the size), the centroid (i.e. the mean values) and the overlap of the hypervolumes in the two different climatic conditions (for a 3D animated representation see </text:span><office:annotation office:name="__Annotation__2568_148220101"><dc:creator>Bianca Rius</dc:creator><dc:date>2019-05-24T09:07:42.356165150</dc:date><loext:sender-initials>BR</loext:sender-initials><text:p text:style-name="P195"><text:span text:style-name="T440">Como escreve isso quando fica disponpivel online?</text:span></text:p></office:annotation><text:span text:style-name="T392">Supporting Material XXXXX</text:span><office:annotation-end office:name="__Annotation__2568_148220101"/><text:span text:style-name="T392">). Unexpectadly, we found a pronounced increase in the size of the hypervolume with a drier climate: the size of the hypervolume was 0.89 and 25.55 for regular climate and low precipitation, respectively. The increase in the size of the hypervomule represents changes in the amplitude of <text:s/>trait’s variation (i.e. changes in variance; BARROS et a., 2016) that can be interpreted as an increase in the functional diversity space occupied by the surviving PLSs with the new climatic condition. It is also possible to see a displacement in the centroid (filled dots in Figure XXX), that represents a change in the mean values with the change in the precipitation, what indicates that, in mean, the strategies has changed their predominant trait values. The overlap degree between the two hypervolumes was calculated through a Jaccard similarity index that was equal to 0.036 meaning that the change in the climatic <text:s/>variable was strong enough to change the hypervolumes in a manner they almost do not overlap anymore. </text:span></text:p>
      <text:p text:style-name="P58"><office:annotation office:name="__Annotation__2857_148220101"><dc:creator>Bianca Rius</dc:creator><dc:date>2019-05-24T10:29:43.994163037</dc:date><loext:sender-initials>BR</loext:sender-initials><text:p text:style-name="P195"><text:span text:style-name="T440">Não sei como analisar isso...se pelos eixos mesmo ou pelos rotations</text:span></text:p></office:annotation><text:span text:style-name="T240"><text:tab/></text:span><text:span text:style-name="T274">To understand which functional trait(s) was responsible for the change in each hypervolume dimensionality we </text:span><text:span text:style-name="T275">performed</text:span><text:span text:style-name="T274"> a pair to pair </text:span><text:span text:style-name="T275">plot</text:span><text:span text:style-name="T274"> with the three principal component axes from the</text:span><text:span text:style-name="T264"> </text:span><text:span text:style-name="T265">initial</text:span><text:span text:style-name="T264"> PCA </text:span><text:span text:style-name="T275">(Figure SXXXX)</text:span><text:span text:style-name="T264">. <text:s/></text:span><office:annotation-end office:name="__Annotation__2857_148220101"/></text:p>
      <text:p text:style-name="P10"><text:span text:style-name="T3">4. </text:span><text:span text:style-name="T1">Discussion</text:span></text:p>
      <text:p text:style-name="P105">1) Discussion: first topic</text:p>
      <text:p text:style-name="P105">frase 1: resumo geral do que foi feito <text:span text:style-name="T427">ou pode ser resumo do tópico</text:span></text:p>
      <text:p text:style-name="P105">frase 2: principais evidencias encontradas</text:p>
      <text:p text:style-name="P105">frase 3: principais resultados (indicando tabelas e figuras) e o que sugerem</text:p>
      <text:p text:style-name="P105"><text:soft-page-break/>frase 4: esses resultados são consistentes?</text:p>
      <text:p text:style-name="P103">Frase 5: quais as prováveis consequencias</text:p>
      <text:p text:style-name="P40">4.1. Does a trait based approach improve the representation of the biogeochemical cycles? In what extent?</text:p>
      <text:list xml:id="list3847024108" text:style-name="WW8Num3">
        <text:list-item>
          <text:list>
            <text:list-item>
              <text:list>
                <text:list-header>
                  <text:p text:style-name="P157"/>
                  <text:p text:style-name="P167">BGC variables: <text:span text:style-name="T207">NPP, GPP, Biomassa</text:span></text:p>
                  <text:p text:style-name="P159">a) PFT vs PLS</text:p>
                </text:list-header>
                <text:list-item>
                  <text:p text:style-name="P159">Why they can not represent the correct direction of the gradient? (as the other models) <text:span text:style-name="T313">Problemas para simular o trade-off entre produtividade e mortalidade mais rápida, demografia, competição</text:span></text:p>
                </text:list-item>
                <text:list-item>
                  <text:p text:style-name="P159">Why the PFT approach is more homogeneous? <text:span text:style-name="T312">Because the investiment in wood tissues is much more homogenous (wood tissues contribute more to total biomass). While the PLS approach show more heteregeneidade na proporção de carbono entre os compartimentos dependendo da região geográfica. Assim, apesar de ambas as abordagens não serem tão diferentes quando comparadas aos benchmarks a de PLS abre precedente para futuras melhorias no ciclo de carbono (se implementado outros traits, competição, demografia e etc)</text:span></text:p>
                </text:list-item>
                <text:list-item>
                  <text:p text:style-name="P159">Why the PLS approach can capture the transition biomass to cerrado? <text:span text:style-name="T311">In drier regions PLS approach tend to invest more in roots in detriment to investiment in wood, since wood correspond to the major contributor to total biomass, the total biomass decrease.</text:span></text:p>
                  <text:p text:style-name="P160"><text:s/><text:span text:style-name="T310">b</text:span>) Compare with benchmarks</text:p>
                  <text:p text:style-name="P158">In a ecosystem scale CWM exerce uma função mais determinante do que a diversidade funcional em determinal o funcionamento ecossistêmicos <text:span text:style-name="T310">(Grime)</text:span></text:p>
                </text:list-item>
                <text:list-item>
                  <text:p text:style-name="P161">Provavelmente eles superestimam a biomassa em regiões secas já que problemas como embolimos, atributos hidrapulicos e demografia ainda não são considerados no modelo</text:p>
                </text:list-item>
                <text:list-item>
                  <text:p text:style-name="P162"><text:soft-page-break/>Porque o de PFT tende a subestimar mais, quando olhamos pros valores totais de carbono? (lance da biomassa nos tecidos lenhosos)</text:p>
                  <text:p text:style-name="P160"><text:span text:style-name="T310">d</text:span>) Compare with specific plots</text:p>
                  <text:p text:style-name="P168">e) Traits?</text:p>
                </text:list-item>
                <text:list-item>
                  <text:p text:style-name="P169">Na verdade a utilização trait-based não melhora em grande medida a representação dos ciclos biogeoquímicos (sei que tem literatura falando disso)</text:p>
                </text:list-item>
              </text:list>
            </text:list-item>
          </text:list>
          <text:p text:style-name="P176"><text:span text:style-name="T52">4.2. </text:span><text:bookmark-start text:name="__DdeLink__727_3656280037"/><text:span text:style-name="T37">What is the </text:span><text:span text:style-name="T53">effect of </text:span><text:span text:style-name="T54">reduced p</text:span><text:span text:style-name="T54"><office:annotation><dc:creator>Bianca Rius</dc:creator><dc:date>2019-07-03T13:21:31.097957152</dc:date><loext:sender-initials>BR</loext:sender-initials><text:p text:style-name="P195"><text:span text:style-name="T440">Contrary to our expectations, we found that drier forests are</text:span></text:p><text:p text:style-name="P195"><text:span text:style-name="T440">responding more to changes in climate than wetter forests. A</text:span></text:p><text:p text:style-name="P195"><text:span text:style-name="T440">potential explanation is that drier forests are already under</text:span></text:p><text:p text:style-name="P195"><text:span text:style-name="T440">high ecophysiological stress because of limited water</text:span></text:p><text:p text:style-name="P195"><text:span text:style-name="T440">resources, and therefore a drier environment would push them</text:span></text:p><text:p text:style-name="P195"><text:span text:style-name="T440">closer to their climatic threshold (Allen et al. 2017). → Possível explicação do porque a perda de biomassa foi maior nas franjas da amazonia</text:span></text:p></office:annotation></text:span><text:span text:style-name="T54">recipitation</text:span><text:span text:style-name="T37"> on biogeochemical cycles for </text:span><text:span text:style-name="T55">PFT and trait-based</text:span><text:span text:style-name="T37"> version</text:span><text:span text:style-name="T55">s</text:span><text:span text:style-name="T37">? Does the approach c</text:span><text:span text:style-name="T37"><office:annotation><dc:creator>Bianca Rius</dc:creator><dc:date>2019-07-04T15:17:04.965577381</dc:date><loext:sender-initials>BR</loext:sender-initials><text:p text:style-name="P195"><text:span text:style-name="T440">Reducing plant trait diversity to two discrete tree types (PFT1</text:span></text:p><text:p text:style-name="P195"><text:span text:style-name="T440">and PFT2, Methods), in contrast, disabled a gradual shift of plant traits, preventing better suited trait combinations from becoming established (Supplementary Figs 7 and 8).</text:span></text:p></office:annotation></text:span><text:span text:style-name="T37">ha</text:span><text:span text:style-name="T37"><office:annotation><dc:creator>Bianca Rius</dc:creator><dc:date>2019-06-27T17:14:57.488902267</dc:date><loext:sender-initials>BR</loext:sender-initials><text:p text:style-name="P195"><text:span text:style-name="T440">In those rare cases, one PFT of the low-diversity model was by chance well-suited to post-impact climate, showing a higher performance than a diverse forest (Supplementary Discussion 1). Sakschewski et al 2016</text:span></text:p></office:annotation></text:span><text:span text:style-name="T37">nges the result/</text:span><text:span text:style-name="T68">matters</text:span><text:span text:style-name="T37">?</text:span><text:bookmark-end text:name="__DdeLink__727_3656280037"/></text:p>
          <text:list>
            <text:list-item text:start-value="1">
              <text:p text:style-name="P178">O problema aqui é que o Cwm que “manda”, mesmo que tenhamos visto uma mudança no perfil funcional da versão trait-based isso pode não ter resultados tão</text:p>
            </text:list-item>
            <text:list-item text:start-value="1">
              <text:p text:style-name="P149">The mechanism o<text:span text:style-name="T436">ssa</text:span>f biomass loss é diferente em cada uma das versões. É por isso que na média a perda de biomassa pelo de pft é “menor”, porque eles preservam a biomassa de troncos, que proporcionalmente conta mais para biomassa total</text:p>
            </text:list-item>
            <text:list-item>
              <text:p text:style-name="P181">Apesar da vantagem trazida pelo aumento das raízes finas por aumentar a absroção de água, acontece uma diminuição relativa da biomassa total, já que raízes finas são tecidos de mais curta duração e porque tecidos lenhosos são os que mais contribuem para biomassa total. Tal diferença de investimento em tecido de curta ou alta duração pode ter enviesado nossos resultados de maneira a observamos uma redução na biomassa total maior do que a esperada.</text:p>
            </text:list-item>
            <text:list-item>
              <text:p text:style-name="P181">Apesar de ter previnido a perda total de biomassa em regiões onde o de PFT isso pode levar a uma diminuição no estoque total de carbono.</text:p>
            </text:list-item>
            <text:list-item>
              <text:p text:style-name="P149">Second, our work, in accordance with Phillips et al. (2009), shows a decrease in forest biomass in response to drought. <text:reference-mark-start text:name="ADDIN CSL_CITATION {&quot;citationItems&quot;: [{&quot;id&quot;: &quot;ITEM-1&quot;, &quot;itemData&quot;: {&quot;DOI&quot;: &quot;10.1111/j.1365-2486.2010.02326.x&quot;, &quot;ISSN&quot;: &quot;13541013&quot;, &quot;abstract&quot;: &quot;Disentangling the relative roles of biotic and abiotic forces influencing forest structure, function, and local community composition continues to be an important goal in ecology. Here, utilizing two forest surveys 20-year apart from a Central American dry tropical forest, we assess the relative role of past disturbance and local climatic change in the form of increased drought in driving forest dynamics. We observe: (i) a net decrease in the number of trees; (ii) a decrease in total forest biomass by 7.7Mgha -1  but when calculated on subquadrat basis the biomass per unit area did not change indicating scale sensitivity of forest biomass measures; (iii) that the decrease in the number of stems occurred mainly in the smallest sizes, and in more moist and evergreen habitats; (iv) that there has been an increase in the proportion of trees that are deciduous, compound leaved and are canopy species, and a concomitant reduction in trees that are evergreen, simple-leaved, and understory species. These changes are opposite to predictions based on recovery from disturbance, and have resulted in (v) a uniform multivariate shift from a more mesic to a more xeric forest. Together, our results show that over relatively short time scales, community composition and the functional dominance may be more responsive to climate change than recovery to past disturbances. Our findings point to the importance of assessing proportional changes in forest composition and not just changes in absolute numbers. Our findings are also consistent with the hypothesis that tropical tree species exhibit differential sensitivity to changes in precipitation. Predicted future decreases in rainfall may result in quick differential shifts in forest function, physiognomy, and species composition. Quantifying proportional functional composition offers a basis for a predictive framework for how the structure, and diversity of tropical forests will respond to global change. \u00a9 2010 Blackwell Publishing Ltd.&quot;, &quot;author&quot;: [{&quot;dropping-particle&quot;: &quot;&quot;, &quot;family&quot;: &quot;Enquist&quot;, &quot;given&quot;: &quot;Brian J.&quot;, &quot;non-dropping-particle&quot;: &quot;&quot;, &quot;parse-names&quot;: false, &quot;suffix&quot;: &quot;&quot;}, {&quot;dropping-particle&quot;: &quot;&quot;, &quot;family&quot;: &quot;Enquist&quot;, &quot;given&quot;: &quot;Carolyn A.F.&quot;, &quot;non-dropping-particle&quot;: &quot;&quot;, &quot;parse-names&quot;: false, &quot;suffix&quot;: &quot;&quot;}], &quot;container-title&quot;: &quot;Global Change Biology&quot;, &quot;id&quot;: &quot;ITEM-1&quot;, &quot;issue&quot;: &quot;3&quot;, &quot;issued&quot;: {&quot;date-parts&quot;: [[&quot;2011&quot;]]}, &quot;page&quot;: &quot;1408-1424&quot;, &quot;title&quot;: &quot;Long-term change within a Neotropical forest: Assessing differential functional and floristic responses to disturbance and drought&quot;, &quot;type&quot;: &quot;article-journal&quot;, &quot;volume&quot;: &quot;17&quot;}, &quot;uris&quot;: [&quot;http://www.mendeley.com/documents/?uuid=d8ee9a5d-bd20-433f-b8f0-b4ff1a903775&quot;]}], &quot;mendeley&quot;: {&quot;formattedCitation&quot;: &quot;(ENQUIST; ENQUIST, 2011)&quot;, &quot;plainTextFormattedCitation&quot;: &quot;(ENQUIST; ENQUIST, 2011)&quot;}, &quot;properties&quot;: {&quot;noteIndex&quot;: 0}, &quot;schema&quot;: &quot;https://github.com/citation-style-language/schema/raw/master/csl-citation.json&quot;} RND8tlZ2ennaF"/><text:span text:style-name="T100">(ENQUIST; ENQUIST, 2011)</text:span><text:reference-mark-end text:name="ADDIN CSL_CITATION {&quot;citationItems&quot;: [{&quot;id&quot;: &quot;ITEM-1&quot;, &quot;itemData&quot;: {&quot;DOI&quot;: &quot;10.1111/j.1365-2486.2010.02326.x&quot;, &quot;ISSN&quot;: &quot;13541013&quot;, &quot;abstract&quot;: &quot;Disentangling the relative roles of biotic and abiotic forces influencing forest structure, function, and local community composition continues to be an important goal in ecology. Here, utilizing two forest surveys 20-year apart from a Central American dry tropical forest, we assess the relative role of past disturbance and local climatic change in the form of increased drought in driving forest dynamics. We observe: (i) a net decrease in the number of trees; (ii) a decrease in total forest biomass by 7.7Mgha -1  but when calculated on subquadrat basis the biomass per unit area did not change indicating scale sensitivity of forest biomass measures; (iii) that the decrease in the number of stems occurred mainly in the smallest sizes, and in more moist and evergreen habitats; (iv) that there has been an increase in the proportion of trees that are deciduous, compound leaved and are canopy species, and a concomitant reduction in trees that are evergreen, simple-leaved, and understory species. These changes are opposite to predictions based on recovery from disturbance, and have resulted in (v) a uniform multivariate shift from a more mesic to a more xeric forest. Together, our results show that over relatively short time scales, community composition and the functional dominance may be more responsive to climate change than recovery to past disturbances. Our findings point to the importance of assessing proportional changes in forest composition and not just changes in absolute numbers. Our findings are also consistent with the hypothesis that tropical tree species exhibit differential sensitivity to changes in precipitation. Predicted future decreases in rainfall may result in quick differential shifts in forest function, physiognomy, and species composition. Quantifying proportional functional composition offers a basis for a predictive framework for how the structure, and diversity of tropical forests will respond to global change. \u00a9 2010 Blackwell Publishing Ltd.&quot;, &quot;author&quot;: [{&quot;dropping-particle&quot;: &quot;&quot;, &quot;family&quot;: &quot;Enquist&quot;, &quot;given&quot;: &quot;Brian J.&quot;, &quot;non-dropping-particle&quot;: &quot;&quot;, &quot;parse-names&quot;: false, &quot;suffix&quot;: &quot;&quot;}, {&quot;dropping-particle&quot;: &quot;&quot;, &quot;family&quot;: &quot;Enquist&quot;, &quot;given&quot;: &quot;Carolyn A.F.&quot;, &quot;non-dropping-particle&quot;: &quot;&quot;, &quot;parse-names&quot;: false, &quot;suffix&quot;: &quot;&quot;}], &quot;container-title&quot;: &quot;Global Change Biology&quot;, &quot;id&quot;: &quot;ITEM-1&quot;, &quot;issue&quot;: &quot;3&quot;, &quot;issued&quot;: {&quot;date-parts&quot;: [[&quot;2011&quot;]]}, &quot;page&quot;: &quot;1408-1424&quot;, &quot;title&quot;: &quot;Long-term change within a Neotropical forest: Assessing differential functional and floristic responses to disturbance and drought&quot;, &quot;type&quot;: &quot;article-journal&quot;, &quot;volume&quot;: &quot;17&quot;}, &quot;uris&quot;: [&quot;http://www.mendeley.com/documents/?uuid=d8ee9a5d-bd20-433f-b8f0-b4ff1a903775&quot;]}], &quot;mendeley&quot;: {&quot;formattedCitation&quot;: &quot;(ENQUIST; ENQUIST, 2011)&quot;, &quot;plainTextFormattedCitation&quot;: &quot;(ENQUIST; ENQUIST, 2011)&quot;}, &quot;properties&quot;: {&quot;noteIndex&quot;: 0}, &quot;schema&quot;: &quot;https://github.com/citation-style-language/schema/raw/master/csl-citation.json&quot;} RND8tlZ2ennaF"/>⁠</text:p>
            </text:list-item>
            <text:list-item>
              <text:p text:style-name="P149">por esse motivo é sempre importante olhar para o que acontece com os compartimentos de maneira separada...já que não necessariamente biomassa <text:soft-page-break/>maior significa maior resiliência. É preciso olhar para proporções root:shoot por exemplo</text:p>
            </text:list-item>
            <text:list-item>
              <text:p text:style-name="P150">O que isso significa quando pensamos em resiliência?</text:p>
            </text:list-item>
            <text:list-item>
              <text:p text:style-name="P150">Qual a importância disso para considerar o uso de modelos trait-based?</text:p>
            </text:list-item>
            <text:list-item>
              <text:p text:style-name="P150">E se tivéssemos usado traits associados diretamente ao stress hídrico</text:p>
            </text:list-item>
            <text:list-item>
              <text:p text:style-name="P150">plasticidade em investir em diferentes partes da planta</text:p>
            </text:list-item>
            <text:list-item>
              <text:p text:style-name="P151">alta perda(mais do que o esperado talvez?) pode ser devido à falta de traits relacionados ao stress hídrico ou alta sensbilidade de nossa equação à falta de água</text:p>
            </text:list-item>
            <text:list-item>
              <text:p text:style-name="P140"><text:span text:style-name="T240">perda total </text:span><text:span text:style-name="T246">(PgC)</text:span><text:span text:style-name="T240">: </text:span><text:span text:style-name="T246">pft= 51.02; pls=49.43. Diferença=1.59PgC (equivalente à emissão de carbono brasileira em 2010; ecologicamente importante se pensarmos nos possíveis feedbacks associados)</text:span></text:p>
            </text:list-item>
            <text:list-item>
              <text:p text:style-name="P141"><text:span text:style-name="T246">a </text:span><text:span text:style-name="T240">perda mais gradual pode mostrar certa resiliência</text:span></text:p>
            </text:list-item>
            <text:list-item>
              <text:p text:style-name="P155">a abruptidão na perda dos pft é porque não consegue mudar e investir em raízes quando necessário</text:p>
            </text:list-item>
            <text:list-item>
              <text:p text:style-name="P156">tradeoffs raízes finas e investimento em tecidos lenhosos (PCA?)</text:p>
              <text:p text:style-name="P177"><text:span text:style-name="T316">4.3. </text:span>What is the effect of <text:s/><text:span text:style-name="T426">reduced precipation</text:span> on functional diversity? </text:p>
            </text:list-item>
          </text:list>
        </text:list-item>
      </text:list>
      <text:p text:style-name="P132"><text:tab/><text:tab/></text:p>
      <text:p text:style-name="P134"><text:tab/></text:p>
      <text:p text:style-name="P135"><text:tab/><text:tab/></text:p>
      <text:p text:style-name="P136"/>
      <text:p text:style-name="P131"><text:tab/><text:span text:style-name="T432"><office:annotation><dc:creator>Bianca Rius</dc:creator><dc:date>2019-05-21T17:08:11.537492114</dc:date><loext:sender-initials>BR</loext:sender-initials><text:p text:style-name="P195"><text:span text:style-name="T440">Barros et al. 2016</text:span></text:p></office:annotation></text:span></text:p>
      <text:p text:style-name="P133"/>
      <text:p text:style-name="P130"><text:tab/><text:tab/>This suggests that changes to the rainfall regime are impor-</text:p>
      <text:p text:style-name="P130">tant in structuring these communities <text:span text:style-name="T435">and can be extremely important inresistance and resilience of tropical forests specially regarding to the maintenance of carbon stock </text:span><text:soft-page-break/><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qEA9r05eBa"/><text:span text:style-name="T159">(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qEA9r05eBa"/><text:span text:style-name="T435">⁠ However other ecosystem processes may be affected. To look at this carefully. </text:span></text:p>
      <text:p text:style-name="P130"><text:tab/><text:span text:style-name="T434">it is also important to think how lonn-ter droughts could affect functional composition in constrast to short-term or extreme events as we performed , for example selecting other types of plants and consequently changing functional composition in a different way as highlighted by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4zXQfQvg9W"/><text:span text:style-name="T158">(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4zXQfQvg9W"/><text:span text:style-name="T434">⁠</text:span></text:p>
      <text:list xml:id="list230302958232780" text:continue-numbering="true" text:style-name="WW8Num3">
        <text:list-item>
          <text:list>
            <text:list-header>
              <text:p text:style-name="P180"/>
            </text:list-header>
          </text:list>
          <text:p text:style-name="P182"/>
          <text:p text:style-name="P183"/>
          <text:list>
            <text:list-item>
              <text:list>
                <text:list-item>
                  <text:list>
                    <text:list-item>
                      <text:list>
                        <text:list-header>
                          <text:p text:style-name="P184"/>
                          <text:p text:style-name="P184"/>
                        </text:list-header>
                        <text:list-item>
                          <text:p text:style-name="P184">Algumas hipóteses dizem que a mudança no clima é capaz de afetar negativamente a biodiversidade, diminuindo-a</text:p>
                        </text:list-item>
                      </text:list>
                    </text:list-item>
                  </text:list>
                </text:list-item>
              </text:list>
            </text:list-item>
          </text:list>
        </text:list-item>
      </text:list>
      <text:p text:style-name="P112"><text:tab/></text:p>
      <text:p text:style-name="P114"/>
      <text:list xml:id="list230302409845604" text:continue-numbering="true" text:style-name="WW8Num3">
        <text:list-item>
          <text:list>
            <text:list-item>
              <text:list>
                <text:list-item>
                  <text:list>
                    <text:list-item>
                      <text:list>
                        <text:list-item>
                          <text:p text:style-name="P185"><text:span text:style-name="T429">Entretanto, como isso a longo prazo pode afetar é uma questão aberta. É importante pensar também que a frequencia da seca por exemplo pode tornar esse quadro menos esperançoso</text:span> . <text:span text:style-name="T433">Além disso, apesar da possível melhor resiliencia isso ocorre a despeito da diversidade, que pode excluir espécies anteriormente dominantes e assim modificar a biodiversidade local (Esquivel).</text:span></text:p>
                        </text:list-item>
                        <text:list-item>
                          <text:p text:style-name="P185"><text:span text:style-name="T433">It is also necessary to consider the lag between the climate change and the compositional change (ESquivel)</text:span> <text:s/><text:span text:style-name="T433">what could compromise the provision of key services. </text:span><text:s text:c="5"/></text:p>
                        </text:list-item>
                        <text:list-item>
                          <text:p text:style-name="P187">Os componentes da diversidade funcional também se modificaram. </text:p>
                        </text:list-item>
                      </text:list>
                    </text:list-item>
                  </text:list>
                </text:list-item>
              </text:list>
              <text:p text:style-name="P190"/>
              <text:p text:style-name="P190"/>
            </text:list-item>
            <text:list-item>
              <text:p text:style-name="P191"><text:soft-page-break/></text:p>
            </text:list-item>
            <text:list-item>
              <text:p text:style-name="P192">This study reinforce the importance in considering functional diversity in vegeation model as well as the importance of functional diversity to determining ecosystem functioning and resilience/resistance of forest to climate change.</text:p>
            </text:list-item>
          </text:list>
        </text:list-item>
      </text:list>
      <text:p text:style-name="P111"><office:annotation><dc:creator>Bianca Rius</dc:creator><dc:date>2019-06-25T21:30:41.464295592</dc:date><loext:sender-initials>BR</loext:sender-initials><text:p text:style-name="P195"><text:span text:style-name="T440">Ver como sakschewski explica o “poder” da diversidade</text:span></text:p></office:annotation></text:p>
      <text:list xml:id="list230302680497189" text:continue-numbering="true" text:style-name="WW8Num3">
        <text:list-item>
          <text:list>
            <text:list-header>
              <text:p text:style-name="P179"><text:span text:style-name="T428">4.4. </text:span>What is the effect of climate change on carbon allocation and residence time traits and its implications to <text:span text:style-name="T428">Amazon </text:span>carbon stock?</text:p>
            </text:list-header>
          </text:list>
        </text:list-item>
      </text:list>
      <text:p text:style-name="P113"><text:tab/></text:p>
      <text:list xml:id="list230301560920069" text:continue-numbering="true" text:style-name="WW8Num3">
        <text:list-item>
          <text:list>
            <text:list-item>
              <text:list>
                <text:list-item>
                  <text:list>
                    <text:list-item>
                      <text:list>
                        <text:list-item>
                          <text:p text:style-name="P188"><office:annotation office:name="__Annotation__4798_1831103198"><dc:creator>Bianca Rius</dc:creator><dc:date>2019-07-04T15:40:35.651222048</dc:date><loext:sender-initials>BR</loext:sender-initials><text:p text:style-name="P195"><text:span text:style-name="T440">Parcialmente abordado</text:span></text:p></office:annotation>Quais foram as modificações nos atributos isoladamente? Isso concorda com evidências e outras teorias? <text:span text:style-name="T430">E.g. aumento na alocação de raízes</text:span><office:annotation-end office:name="__Annotation__4798_1831103198"/></text:p>
                        </text:list-item>
                        <text:list-item>
                          <text:p text:style-name="P186"/>
                        </text:list-item>
                      </text:list>
                    </text:list-item>
                  </text:list>
                </text:list-item>
              </text:list>
            </text:list-item>
          </text:list>
        </text:list-item>
      </text:list>
      <text:p text:style-name="P128"><text:tab/><text:tab/></text:p>
      <text:p text:style-name="P129"><text:tab/></text:p>
      <text:list xml:id="list230301378503006" text:continue-numbering="true" text:style-name="WW8Num3">
        <text:list-item>
          <text:p text:style-name="P193"><office:annotation office:name="__Annotation__69529_4120834295"><dc:creator>Bianca Rius</dc:creator><dc:date>2019-06-14T13:29:13.476752448</dc:date><loext:sender-initials>BR</loext:sender-initials><text:p text:style-name="P195"><text:span text:style-name="T440">Diferença na dominancia...em Enquist et al., 2015</text:span></text:p></office:annotation><text:span text:style-name="T176">As a result, a shift in the environment, E, will affect the per capita population growth rate and thus the traits that are dominant in the community or assemblage (Davis and Shaw, 2001; Whittaker et al., 1973) </text:span><office:annotation-end office:name="__Annotation__69529_4120834295"/></text:p>
        </text:list-item>
        <text:list-item>
          <text:p text:style-name="P189"/>
        </text:list-item>
      </text:list>
      <text:p text:style-name="P115"/>
      <text:list xml:id="list230302693029981" text:continue-numbering="true" text:style-name="WW8Num3">
        <text:list-item>
          <text:list>
            <text:list-item>
              <text:p text:style-name="P152"><text:span text:style-name="T431">A questão aqui é muito mais sobre as portas que esse tipo de abordagem abre. </text:span><text:span text:style-name="T438">Discuta as implicações para o conhecimento ecológico desse tipo de análise.This type of question can only be answered with a trait-based approach</text:span></text:p>
            </text:list-item>
          </text:list>
        </text:list-item>
      </text:list>
      <text:p text:style-name="P11">Decrease in dominance: Moreover, if com- munities respond to temporal environmental changes by shifting their species abundances and trait distributions towards more suitable ranges (Fauset et al. 2012), <office:annotation office:name="__Annotation__925_2634536019"><dc:creator>Bianca Rius</dc:creator><dc:date>2019-04-20T17:17:33.887745815</dc:date><loext:sender-initials>BR</loext:sender-initials><text:p text:style-name="P195"><text:span text:style-name="T440">Esse é negócio argumento na discussão</text:span></text:p></office:annotation><text:span text:style-name="T220">new domi- nant trait combinations may arise in the community.</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z9NED44nZz"/><text:span text:style-name="T115">(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z9NED44nZz"/><text:span text:style-name="T220">⁠ </text:span><office:annotation-end office:name="__Annotation__925_2634536019"/><text:s/>C<office:annotation office:name="__Annotation__5832_3996212811"><dc:creator>Bianca Rius</dc:creator><dc:date>2019-04-24T14:51:47.704363898</dc:date><loext:sender-initials>BR</loext:sender-initials><text:p text:style-name="P195"><text:span text:style-name="T440">Gonzalez e Loreau 2009</text:span><text:span text:style-name="T440"><text:tab/></text:span></text:p></office:annotation>ompensation need not necessarily involve local extinction, but it does imply a significant reorganization of community <text:soft-page-break/>dominance in response to environmental change. Compensation can be viewed as the adjustment in</text:p>
      <text:p text:style-name="P11">densities of an entire community. Thus, an important consequence of density compensation</text:p>
      <text:p text:style-name="P11">is the maintenance of total community density or biomass, even in the face of species extinc-</text:p>
      <text:p text:style-name="P11">tions. <office:annotation-end office:name="__Annotation__5832_3996212811"/><text:s/>. <office:annotation office:name="__Annotation__13590_3996212811"><dc:creator>Bianca Rius</dc:creator><dc:date>2019-04-24T14:57:48.081278775</dc:date><loext:sender-initials>BR</loext:sender-initials><text:p text:style-name="P195"><text:span text:style-name="T440">Como o aumento da diversidade pode ajudar na estabilização a mudanças no ambiente (Gonzalez e Loreau 2009)</text:span></text:p></office:annotation>Furthermore, increasing species diversity can stabilize aggregate measures by increasing the range of species responses to environmental fluctuations (Chesson et al. 2001, Elmqvist et al. 2003, Hughes &amp; Roughgarden 1998, Ives &amp; Carpenter 2007, Ives &amp; Hughes 2002, Ives et al. 1999, Loreau &amp; de Mazancourt 2008, Loreau et al. 2003, McNaughton 1977, Norberg et al. 2001, Yachi &amp; Loreau 1999). .<office:annotation-end office:name="__Annotation__13590_3996212811"/></text:p>
      <text:list xml:id="list230301104287479" text:continue-numbering="true" text:style-name="WW8Num3">
        <text:list-item>
          <text:list>
            <text:list-item>
              <text:p text:style-name="P173">Talvez se tivéssemos usado hydraulic traits a mudança na diversidade funcional não seria tão brusca?</text:p>
            </text:list-item>
            <text:list-item>
              <text:p text:style-name="P173">É preciso lembrar que esse é um modelo estacionário e que portanto rodamos o modelo uma vez e depois de novo...não vemos mudanças sutis na comunidade</text:p>
              <text:p text:style-name="P173"/>
            </text:list-item>
            <text:list-item>
              <text:p text:style-name="P170"><text:span text:style-name="T4">Th</text:span><text:span text:style-name="T4"><office:annotation><dc:creator>Bianca Rius</dc:creator><dc:date>2019-05-12T11:23:51.860655059</dc:date><loext:sender-initials>BR</loext:sender-initials><text:p text:style-name="P195"><text:span text:style-name="T442">The observed modification on functional composition for amazon</text:span></text:p></office:annotation></text:span><text:span text:style-name="T4">e new functional trait composition is expected to confer advantages to the communi- ties in face of new environmental conditions (Enquist et al. 2015).Although we show that forest communities are not being ‘resilient’ per se (see Hodgson et al. 2015) and have shifted their trait composition across time, such shifts may actually enhance the resilience of ecosystem functions, for example reduce the likelihood of the forest shifting into a savannah.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kF1Yix3OvF"/><text:span text:style-name="T9">(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kF1Yix3OvF"/></text:p>
            </text:list-item>
            <text:list-item>
              <text:p text:style-name="P170"><text:span text:style-name="T9">Our results indicate that by altering composition in favour of drought-tolerant species, the biomass stocks of these forests may be more resil- ient to longer term drought than short-term studies of severe individual droughts sugges</text:span><text:span text:style-name="T10">t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ku8cra7t1Z"/><text:span text:style-name="T10">(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ku8cra7t1Z"/><text:span text:style-name="T10">⁠</text:span></text:p>
            </text:list-item>
            <text:list-item>
              <text:p text:style-name="P170"><text:span text:style-name="T10">However, among newly recruited trees, dry‐affiliated genera have become more abundant, while the mortality of wet‐affiliated genera has increased in </text:span><text:soft-page-break/><text:span text:style-name="T10">those plots where the dry season has intensified most. Thus, a slow shift to a more dry‐affiliated Amazonia is underway, with changes in compositional dynamics</text:span><text:span text:style-name="T9"> </text:span><text:reference-mark-start text:name="ADDIN CSL_CITATION {&quot;citationItems&quot;: [{&quot;id&quot;: &quot;ITEM-1&quot;, &quot;itemData&quot;: {&quot;DOI&quot;: &quot;10.1111/gcb.14413&quot;, &quot;ISBN&quot;: &quot;0888-8892\\r1523-1739&quot;, &quot;ISSN&quot;: &quot;13652486&quot;, &quot;PMID&quot;: &quot;30406962&quot;, &quot;abstract&quot;: &quot;Most of the planet's diversity is concentrated in the tropics, which includes many regions undergoing rapid climate change. Yet, while climate\u2010induced biodiversity changes are widely documented elsewhere, few studies have addressed this issue for lowland tropical ecosystems. Here we investigate whether the floristic and functional composition of intact lowland Amazonian forests have been changing by evaluating records from 106 long\u2010term inventory plots spanning 30 years. We analyse three traits that have been hypothesized to respond to different environmental drivers (increase in moisture stress and atmospheric CO2 concentrations): maximum tree size, biogeographic water\u2010deficit affiliation and wood density. Tree communities have become increasingly dominated by large\u2010statured taxa, but to date there has been no detectable change in mean wood density or water deficit affiliation at the community level, despite most forest plots having experienced an intensification of the dry season. However, among newly recruited trees, dry\u2010affiliated genera have become more abundant, while the mortality of wet\u2010affiliated genera has increased in those plots where the dry season has intensified most. Thus, a slow shift to a more dry\u2010affiliated Amazonia is underway, with changes in compositional dynamics (recruits and mortality) consistent with climate\u2010change drivers, but yet to significantly impact whole\u2010community composition. The Amazon observational record suggests that the increase in atmospheric CO2 is driving a shift within tree communities to large\u2010statured species and that climate changes to date will impact forest composition, but long generation times of tropical trees mean that biodiversity change is lagging behind climate change.&quot;, &quot;author&quot;: [{&quot;dropping-particle&quot;: &quot;&quot;, &quot;family&quot;: &quot;Esquivel-Muelbert&quot;, &quot;given&quot;: &quot;Adrian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Dexter&quot;, &quot;given&quot;: &quot;Kyle G.&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onteagudo-Mendoza&quot;, &quot;given&quot;: &quot;Abel&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u00c1lvarez-D\u00e1vila&quot;, &quot;given&quot;: &quot;Esteban&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Marimon-Junior&quot;, &quot;given&quot;: &quot;Ben Hur&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Vilanova&quot;, &quot;given&quot;: &quot;Emilio&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Barlow&quot;, &quot;given&quot;: &quot;Jos&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Davila Cardozo&quot;, &quot;given&quot;: &quot;Nallaret&quot;, &quot;non-dropping-particle&quot;: &quot;&quot;, &quot;parse-names&quot;: false, &quot;suffix&quot;: &quot;&quot;}, {&quot;dropping-particle&quot;: &quot;&quot;, &quot;family&quot;: &quot;Erwin&quot;, &quot;given&quot;: &quot;Terry&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Laurance&quot;, &quot;given&quot;: &quot;Susan&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Qie&quot;, &quot;given&quot;: &quot;Lan&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ullivan&quot;, &quot;given&quot;: &quot;Martin J.P.&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Vos&quot;, &quot;given&quot;: &quot;Vincent Antoine&quot;, &quot;non-dropping-particle&quot;: &quot;&quot;, &quot;parse-names&quot;: false, &quot;suffix&quot;: &quot;&quot;}, {&quot;dropping-particle&quot;: &quot;&quot;, &quot;family&quot;: &quot;Zuidema&quot;, &quot;given&quot;: &quot;Pieter A.&quot;, &quot;non-dropping-particle&quot;: &quot;&quot;, &quot;parse-names&quot;: false, &quot;suffix&quot;: &quot;&quot;}, {&quot;dropping-particle&quot;: &quot;&quot;, &quot;family&quot;: &quot;Almeida&quot;, &quot;given&quot;: &quot;Everton&quot;, &quot;non-dropping-particle&quot;: &quot;&quot;, &quot;parse-names&quot;: false, &quot;suffix&quot;: &quot;&quot;}, {&quot;dropping-particle&quot;: &quot;&quot;, &quot;family&quot;: &quot;Almeida de Oliveira&quot;, &quot;given&quot;: &quot;Edmar&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Vieira&quot;, &quot;given&quot;: &quot;Simone Aparecida&quot;, &quot;non-dropping-particle&quot;: &quot;&quot;, &quot;parse-names&quot;: false, &quot;suffix&quot;: &quot;&quot;}, {&quot;dropping-particle&quot;: &quot;&quot;, &quot;family&quot;: &quot;Arag\u00e3o&quot;, &quot;given&quot;: &quot;Luiz&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Camargo&quot;, &quot;given&quot;: &quot;Pl\u00ednio Barbosa&quot;, &quot;non-dropping-particle&quot;: &quot;&quot;, &quot;parse-names&quot;: false, &quot;suffix&quot;: &quot;&quot;}, {&quot;dropping-particle&quot;: &quot;&quot;, &quot;family&quot;: &quot;Barroso&quot;, &quot;given&quot;: &quot;Jorcely G.&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oot&quot;, &quot;given&quot;: &quot;Rene&quot;, &quot;non-dropping-particle&quot;: &quot;&quot;, &quot;parse-names&quot;: false, &quot;suffix&quot;: &quot;&quot;}, {&quot;dropping-particle&quot;: &quot;&quot;, &quot;family&quot;: &quot;Camargo&quot;, &quot;given&quot;: &quot;Jos\u00e9 Lu\u00eds&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hama Moscoso&quot;, &quot;given&quot;: &quot;Victor&quot;, &quot;non-dropping-particle&quot;: &quot;&quot;, &quot;parse-names&quot;: false, &quot;suffix&quot;: &quot;&quot;}, {&quot;dropping-particle&quot;: &quot;&quot;, &quot;family&quot;: &quot;Comiskey&quot;, &quot;given&quot;: &quot;James&quot;, &quot;non-dropping-particle&quot;: &quot;&quot;, &quot;parse-names&quot;: false, &quot;suffix&quot;: &quot;&quot;}, {&quot;dropping-particle&quot;: &quot;&quot;, &quot;family&quot;: &quot;Cornejo Valverde&quot;, &quot;given&quot;: &quot;Fernando&quot;, &quot;non-dropping-particle&quot;: &quot;&quot;, &quot;parse-names&quot;: false, &quot;suffix&quot;: &quot;&quot;}, {&quot;dropping-particle&quot;: &quot;&quot;, &quot;family&quot;: &quot;Lola da Costa&quot;, &quot;given&quot;: &quot;Antonio Carlos&quot;, &quot;non-dropping-particle&quot;: &quot;&quot;, &quot;parse-names&quot;: false, &quot;suffix&quot;: &quot;&quot;}, {&quot;dropping-particle&quot;: &quot;&quot;, &quot;family&quot;: &quot;Aguila Pasquel&quot;, &quot;given&quot;: &quot;Jhon&quot;, &quot;non-dropping-particle&quot;: &quot;del&quot;, &quot;parse-names&quot;: false, &quot;suffix&quot;: &quot;&quot;}, {&quot;dropping-particle&quot;: &quot;&quot;, &quot;family&quot;: &quot;Fiore&quot;, &quot;given&quot;: &quot;Tony&quot;, &quot;non-dropping-particle&quot;: &quot;Di&quot;, &quot;parse-names&quot;: false, &quot;suffix&quot;: &quot;&quot;}, {&quot;dropping-particle&quot;: &quot;&quot;, &quot;family&quot;: &quot;Fernanda Duque&quot;, &quot;given&quot;: &quot;Luisa&quot;, &quot;non-dropping-particle&quot;: &quot;&quot;, &quot;parse-names&quot;: false, &quot;suffix&quot;: &quot;&quot;}, {&quot;dropping-particle&quot;: &quot;&quot;, &quot;family&quot;: &quot;Elias&quot;, &quot;given&quot;: &quot;Fernando&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Flores Llampazo&quot;, &quot;given&quot;: &quot;Gerardo&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Herrera Fern\u00e1ndez&quot;, &quot;given&quot;: &quot;Rafael&quot;, &quot;non-dropping-particle&quot;: &quot;&quot;, &quot;parse-names&quot;: false, &quot;suffix&quot;: &quot;&quot;}, {&quot;dropping-particle&quot;: &quot;&quot;, &quot;family&quot;: &quot;Honorio Coronado&quot;, &quot;given&quot;: &quot;Eur\u00eddice&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Jimenez-Rojas&quot;, &quot;given&quot;: &quot;Eliana&quot;, &quot;non-dropping-particle&quot;: &quot;&quot;, &quot;parse-names&quot;: false, &quot;suffix&quot;: &quot;&quot;}, {&quot;dropping-particle&quot;: &quot;&quot;, &quot;family&quot;: &quot;Lima&quot;, &quot;given&quot;: &quot;Adriano Jos\u00e9 Nogueira&quot;, &quot;non-dropping-particle&quot;: &quot;&quot;, &quot;parse-names&quot;: false, &quot;suffix&quot;: &quot;&quot;}, {&quot;dropping-particle&quot;: &quot;&quot;, &quot;family&quot;: &quot;Umetsu&quot;, &quot;given&quot;: &quot;Ricardo Keichi&quot;, &quot;non-dropping-particle&quot;: &quot;&quot;, &quot;parse-names&quot;: false, &quot;suffix&quot;: &quot;&quot;}, {&quot;dropping-particle&quot;: &quot;&quot;, &quot;family&quot;: &quot;Laurance&quot;, &quot;given&quot;: &quot;William&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Lovejoy&quot;, &quot;given&quot;: &quot;Thomas&quot;, &quot;non-dropping-particle&quot;: &quot;&quot;, &quot;parse-names&quot;: false, &quot;suffix&quot;: &quot;&quot;}, {&quot;dropping-particle&quot;: &quot;&quot;, &quot;family&quot;: &quot;Aurelio Melo Cruz&quot;, &quot;given&quot;: &quot;Omar&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N\u00fa\u00f1ez Vargas&quot;, &quot;given&quot;: &quot;Percy&quot;, &quot;non-dropping-particle&quot;: &quot;&quot;, &quot;parse-names&quot;: false, &quot;suffix&quot;: &quot;&quot;}, {&quot;dropping-particle&quot;: &quot;&quot;, &quot;family&quot;: &quot;Pallqui&quot;, &quot;given&quot;: &quot;Nadir C.&quot;, &quot;non-dropping-particle&quot;: &quot;&quot;, &quot;parse-names&quot;: false, &quot;suffix&quot;: &quot;&quot;}, {&quot;dropping-particle&quot;: &quot;&quot;, &quot;family&quot;: &quot;Parada Gutierrez&quot;, &quot;given&quot;: &quot;Alexander&quot;, &quot;non-dropping-particle&quot;: &quot;&quot;, &quot;parse-names&quot;: false, &quot;suffix&quot;: &quot;&quot;}, {&quot;dropping-particle&quot;: &quot;&quot;, &quot;family&quot;: &quot;Pardo&quot;, &quot;given&quot;: &quot;Guido&quot;, &quot;non-dropping-particle&quot;: &quot;&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Pe\u00f1uela-Mora&quot;, &quot;given&quot;: &quot;Maria Cristina&quot;, &quot;non-dropping-particle&quot;: &quot;&quot;, &quot;parse-names&quot;: false, &quot;suffix&quot;: &quot;&quot;}, {&quot;dropping-particle&quot;: &quot;&quot;, &quot;family&quot;: &quot;Petronelli&quot;, &quot;given&quot;: &quot;Pasca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itman&quot;, &quot;given&quot;: &quot;Nigel&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quot;, &quot;non-dropping-particle&quot;: &quot;&quot;, &quot;parse-names&quot;: false, &quot;suffix&quot;: &quot;&quot;}, {&quot;dropping-particle&quot;: &quot;&quot;, &quot;family&quot;: &quot;Ram\u00edrez-Angulo&quot;, &quot;given&quot;: &quot;Hirm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Restrepo Correa&quot;, &quot;given&quot;: &quot;Zorayda&quot;, &quot;non-dropping-particle&quot;: &quot;&quot;, &quot;parse-names&quot;: false, &quot;suffix&quot;: &quot;&quot;}, {&quot;dropping-particle&quot;: &quot;&quot;, &quot;family&quot;: &quot;Roopsind&quot;, &quot;given&quot;: &quot;Anand&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Natalino&quot;, &quot;non-dropping-particle&quot;: &quot;&quot;, &quot;parse-names&quot;: false, &quot;suffix&quot;: &quot;&quot;}, {&quot;dropping-particle&quot;: &quot;&quot;, &quot;family&quot;: &quot;Silva Espejo&quot;, &quot;given&quot;: &quot;Javier&quot;, &quot;non-dropping-particle&quot;: &quot;&quot;, &quot;parse-names&quot;: false, &quot;suffix&quot;: &quot;&quot;}, {&quot;dropping-particle&quot;: &quot;&quot;, &quot;family&quot;: &quot;Singh&quot;, &quot;given&quot;: &quot;James&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Valenzuela Gamarra&quot;, &quot;given&quot;: &quot;Luis&quot;, &quot;non-dropping-particle&quot;: &quot;&quot;, &quot;parse-names&quot;: false, &quot;suffix&quot;: &quot;&quot;}, {&quot;dropping-particle&quot;: &quot;&quot;, &quot;family&quot;: &quot;Meer&quot;, &quot;given&quot;: &quot;Peter J.&quot;, &quot;non-dropping-particle&quot;: &quot;van de&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Vasquez Martinez&quot;, &quot;given&quot;: &quot;Rodolfo&quot;, &quot;non-dropping-particle&quot;: &quot;&quot;, &quot;parse-names&quot;: false, &quot;suffix&quot;: &quot;&quot;}, {&quot;dropping-particle&quot;: &quot;&quot;, &quot;family&quot;: &quot;Vela&quot;, &quot;given&quot;: &quot;Cesar&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Global Change Biology&quot;, &quot;id&quot;: &quot;ITEM-1&quot;, &quot;issue&quot;: &quot;June 2018&quot;, &quot;issued&quot;: {&quot;date-parts&quot;: [[&quot;2018&quot;]]}, &quot;page&quot;: &quot;39-56&quot;, &quot;title&quot;: &quot;Compositional response of Amazon forests to climate change&quot;, &quot;type&quot;: &quot;article-journal&quot;}, &quot;uris&quot;: [&quot;http://www.mendeley.com/documents/?uuid=fb1256ec-2594-4b72-b90b-d52259436bb9&quot;]}], &quot;mendeley&quot;: {&quot;formattedCitation&quot;: &quot;(ESQUIVEL-MUELBERT et al., 2018)&quot;, &quot;plainTextFormattedCitation&quot;: &quot;(ESQUIVEL-MUELBERT et al., 2018)&quot;, &quot;previouslyFormattedCitation&quot;: &quot;(ESQUIVEL-MUELBERT et al., 2018)&quot;}, &quot;properties&quot;: {&quot;noteIndex&quot;: 0}, &quot;schema&quot;: &quot;https://github.com/citation-style-language/schema/raw/master/csl-citation.json&quot;} RNDQVxP99wcBW"/><text:span text:style-name="T9">(ESQUIVEL-MUELBERT et al., 2018)</text:span><text:reference-mark-end text:name="ADDIN CSL_CITATION {&quot;citationItems&quot;: [{&quot;id&quot;: &quot;ITEM-1&quot;, &quot;itemData&quot;: {&quot;DOI&quot;: &quot;10.1111/gcb.14413&quot;, &quot;ISBN&quot;: &quot;0888-8892\\r1523-1739&quot;, &quot;ISSN&quot;: &quot;13652486&quot;, &quot;PMID&quot;: &quot;30406962&quot;, &quot;abstract&quot;: &quot;Most of the planet's diversity is concentrated in the tropics, which includes many regions undergoing rapid climate change. Yet, while climate\u2010induced biodiversity changes are widely documented elsewhere, few studies have addressed this issue for lowland tropical ecosystems. Here we investigate whether the floristic and functional composition of intact lowland Amazonian forests have been changing by evaluating records from 106 long\u2010term inventory plots spanning 30 years. We analyse three traits that have been hypothesized to respond to different environmental drivers (increase in moisture stress and atmospheric CO2 concentrations): maximum tree size, biogeographic water\u2010deficit affiliation and wood density. Tree communities have become increasingly dominated by large\u2010statured taxa, but to date there has been no detectable change in mean wood density or water deficit affiliation at the community level, despite most forest plots having experienced an intensification of the dry season. However, among newly recruited trees, dry\u2010affiliated genera have become more abundant, while the mortality of wet\u2010affiliated genera has increased in those plots where the dry season has intensified most. Thus, a slow shift to a more dry\u2010affiliated Amazonia is underway, with changes in compositional dynamics (recruits and mortality) consistent with climate\u2010change drivers, but yet to significantly impact whole\u2010community composition. The Amazon observational record suggests that the increase in atmospheric CO2 is driving a shift within tree communities to large\u2010statured species and that climate changes to date will impact forest composition, but long generation times of tropical trees mean that biodiversity change is lagging behind climate change.&quot;, &quot;author&quot;: [{&quot;dropping-particle&quot;: &quot;&quot;, &quot;family&quot;: &quot;Esquivel-Muelbert&quot;, &quot;given&quot;: &quot;Adrian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Dexter&quot;, &quot;given&quot;: &quot;Kyle G.&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onteagudo-Mendoza&quot;, &quot;given&quot;: &quot;Abel&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u00c1lvarez-D\u00e1vila&quot;, &quot;given&quot;: &quot;Esteban&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Marimon-Junior&quot;, &quot;given&quot;: &quot;Ben Hur&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Vilanova&quot;, &quot;given&quot;: &quot;Emilio&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Barlow&quot;, &quot;given&quot;: &quot;Jos&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Davila Cardozo&quot;, &quot;given&quot;: &quot;Nallaret&quot;, &quot;non-dropping-particle&quot;: &quot;&quot;, &quot;parse-names&quot;: false, &quot;suffix&quot;: &quot;&quot;}, {&quot;dropping-particle&quot;: &quot;&quot;, &quot;family&quot;: &quot;Erwin&quot;, &quot;given&quot;: &quot;Terry&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Laurance&quot;, &quot;given&quot;: &quot;Susan&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Qie&quot;, &quot;given&quot;: &quot;Lan&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ullivan&quot;, &quot;given&quot;: &quot;Martin J.P.&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Vos&quot;, &quot;given&quot;: &quot;Vincent Antoine&quot;, &quot;non-dropping-particle&quot;: &quot;&quot;, &quot;parse-names&quot;: false, &quot;suffix&quot;: &quot;&quot;}, {&quot;dropping-particle&quot;: &quot;&quot;, &quot;family&quot;: &quot;Zuidema&quot;, &quot;given&quot;: &quot;Pieter A.&quot;, &quot;non-dropping-particle&quot;: &quot;&quot;, &quot;parse-names&quot;: false, &quot;suffix&quot;: &quot;&quot;}, {&quot;dropping-particle&quot;: &quot;&quot;, &quot;family&quot;: &quot;Almeida&quot;, &quot;given&quot;: &quot;Everton&quot;, &quot;non-dropping-particle&quot;: &quot;&quot;, &quot;parse-names&quot;: false, &quot;suffix&quot;: &quot;&quot;}, {&quot;dropping-particle&quot;: &quot;&quot;, &quot;family&quot;: &quot;Almeida de Oliveira&quot;, &quot;given&quot;: &quot;Edmar&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Vieira&quot;, &quot;given&quot;: &quot;Simone Aparecida&quot;, &quot;non-dropping-particle&quot;: &quot;&quot;, &quot;parse-names&quot;: false, &quot;suffix&quot;: &quot;&quot;}, {&quot;dropping-particle&quot;: &quot;&quot;, &quot;family&quot;: &quot;Arag\u00e3o&quot;, &quot;given&quot;: &quot;Luiz&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Camargo&quot;, &quot;given&quot;: &quot;Pl\u00ednio Barbosa&quot;, &quot;non-dropping-particle&quot;: &quot;&quot;, &quot;parse-names&quot;: false, &quot;suffix&quot;: &quot;&quot;}, {&quot;dropping-particle&quot;: &quot;&quot;, &quot;family&quot;: &quot;Barroso&quot;, &quot;given&quot;: &quot;Jorcely G.&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oot&quot;, &quot;given&quot;: &quot;Rene&quot;, &quot;non-dropping-particle&quot;: &quot;&quot;, &quot;parse-names&quot;: false, &quot;suffix&quot;: &quot;&quot;}, {&quot;dropping-particle&quot;: &quot;&quot;, &quot;family&quot;: &quot;Camargo&quot;, &quot;given&quot;: &quot;Jos\u00e9 Lu\u00eds&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hama Moscoso&quot;, &quot;given&quot;: &quot;Victor&quot;, &quot;non-dropping-particle&quot;: &quot;&quot;, &quot;parse-names&quot;: false, &quot;suffix&quot;: &quot;&quot;}, {&quot;dropping-particle&quot;: &quot;&quot;, &quot;family&quot;: &quot;Comiskey&quot;, &quot;given&quot;: &quot;James&quot;, &quot;non-dropping-particle&quot;: &quot;&quot;, &quot;parse-names&quot;: false, &quot;suffix&quot;: &quot;&quot;}, {&quot;dropping-particle&quot;: &quot;&quot;, &quot;family&quot;: &quot;Cornejo Valverde&quot;, &quot;given&quot;: &quot;Fernando&quot;, &quot;non-dropping-particle&quot;: &quot;&quot;, &quot;parse-names&quot;: false, &quot;suffix&quot;: &quot;&quot;}, {&quot;dropping-particle&quot;: &quot;&quot;, &quot;family&quot;: &quot;Lola da Costa&quot;, &quot;given&quot;: &quot;Antonio Carlos&quot;, &quot;non-dropping-particle&quot;: &quot;&quot;, &quot;parse-names&quot;: false, &quot;suffix&quot;: &quot;&quot;}, {&quot;dropping-particle&quot;: &quot;&quot;, &quot;family&quot;: &quot;Aguila Pasquel&quot;, &quot;given&quot;: &quot;Jhon&quot;, &quot;non-dropping-particle&quot;: &quot;del&quot;, &quot;parse-names&quot;: false, &quot;suffix&quot;: &quot;&quot;}, {&quot;dropping-particle&quot;: &quot;&quot;, &quot;family&quot;: &quot;Fiore&quot;, &quot;given&quot;: &quot;Tony&quot;, &quot;non-dropping-particle&quot;: &quot;Di&quot;, &quot;parse-names&quot;: false, &quot;suffix&quot;: &quot;&quot;}, {&quot;dropping-particle&quot;: &quot;&quot;, &quot;family&quot;: &quot;Fernanda Duque&quot;, &quot;given&quot;: &quot;Luisa&quot;, &quot;non-dropping-particle&quot;: &quot;&quot;, &quot;parse-names&quot;: false, &quot;suffix&quot;: &quot;&quot;}, {&quot;dropping-particle&quot;: &quot;&quot;, &quot;family&quot;: &quot;Elias&quot;, &quot;given&quot;: &quot;Fernando&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Flores Llampazo&quot;, &quot;given&quot;: &quot;Gerardo&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Herrera Fern\u00e1ndez&quot;, &quot;given&quot;: &quot;Rafael&quot;, &quot;non-dropping-particle&quot;: &quot;&quot;, &quot;parse-names&quot;: false, &quot;suffix&quot;: &quot;&quot;}, {&quot;dropping-particle&quot;: &quot;&quot;, &quot;family&quot;: &quot;Honorio Coronado&quot;, &quot;given&quot;: &quot;Eur\u00eddice&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Jimenez-Rojas&quot;, &quot;given&quot;: &quot;Eliana&quot;, &quot;non-dropping-particle&quot;: &quot;&quot;, &quot;parse-names&quot;: false, &quot;suffix&quot;: &quot;&quot;}, {&quot;dropping-particle&quot;: &quot;&quot;, &quot;family&quot;: &quot;Lima&quot;, &quot;given&quot;: &quot;Adriano Jos\u00e9 Nogueira&quot;, &quot;non-dropping-particle&quot;: &quot;&quot;, &quot;parse-names&quot;: false, &quot;suffix&quot;: &quot;&quot;}, {&quot;dropping-particle&quot;: &quot;&quot;, &quot;family&quot;: &quot;Umetsu&quot;, &quot;given&quot;: &quot;Ricardo Keichi&quot;, &quot;non-dropping-particle&quot;: &quot;&quot;, &quot;parse-names&quot;: false, &quot;suffix&quot;: &quot;&quot;}, {&quot;dropping-particle&quot;: &quot;&quot;, &quot;family&quot;: &quot;Laurance&quot;, &quot;given&quot;: &quot;William&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Lovejoy&quot;, &quot;given&quot;: &quot;Thomas&quot;, &quot;non-dropping-particle&quot;: &quot;&quot;, &quot;parse-names&quot;: false, &quot;suffix&quot;: &quot;&quot;}, {&quot;dropping-particle&quot;: &quot;&quot;, &quot;family&quot;: &quot;Aurelio Melo Cruz&quot;, &quot;given&quot;: &quot;Omar&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N\u00fa\u00f1ez Vargas&quot;, &quot;given&quot;: &quot;Percy&quot;, &quot;non-dropping-particle&quot;: &quot;&quot;, &quot;parse-names&quot;: false, &quot;suffix&quot;: &quot;&quot;}, {&quot;dropping-particle&quot;: &quot;&quot;, &quot;family&quot;: &quot;Pallqui&quot;, &quot;given&quot;: &quot;Nadir C.&quot;, &quot;non-dropping-particle&quot;: &quot;&quot;, &quot;parse-names&quot;: false, &quot;suffix&quot;: &quot;&quot;}, {&quot;dropping-particle&quot;: &quot;&quot;, &quot;family&quot;: &quot;Parada Gutierrez&quot;, &quot;given&quot;: &quot;Alexander&quot;, &quot;non-dropping-particle&quot;: &quot;&quot;, &quot;parse-names&quot;: false, &quot;suffix&quot;: &quot;&quot;}, {&quot;dropping-particle&quot;: &quot;&quot;, &quot;family&quot;: &quot;Pardo&quot;, &quot;given&quot;: &quot;Guido&quot;, &quot;non-dropping-particle&quot;: &quot;&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Pe\u00f1uela-Mora&quot;, &quot;given&quot;: &quot;Maria Cristina&quot;, &quot;non-dropping-particle&quot;: &quot;&quot;, &quot;parse-names&quot;: false, &quot;suffix&quot;: &quot;&quot;}, {&quot;dropping-particle&quot;: &quot;&quot;, &quot;family&quot;: &quot;Petronelli&quot;, &quot;given&quot;: &quot;Pasca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itman&quot;, &quot;given&quot;: &quot;Nigel&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quot;, &quot;non-dropping-particle&quot;: &quot;&quot;, &quot;parse-names&quot;: false, &quot;suffix&quot;: &quot;&quot;}, {&quot;dropping-particle&quot;: &quot;&quot;, &quot;family&quot;: &quot;Ram\u00edrez-Angulo&quot;, &quot;given&quot;: &quot;Hirm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Restrepo Correa&quot;, &quot;given&quot;: &quot;Zorayda&quot;, &quot;non-dropping-particle&quot;: &quot;&quot;, &quot;parse-names&quot;: false, &quot;suffix&quot;: &quot;&quot;}, {&quot;dropping-particle&quot;: &quot;&quot;, &quot;family&quot;: &quot;Roopsind&quot;, &quot;given&quot;: &quot;Anand&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Natalino&quot;, &quot;non-dropping-particle&quot;: &quot;&quot;, &quot;parse-names&quot;: false, &quot;suffix&quot;: &quot;&quot;}, {&quot;dropping-particle&quot;: &quot;&quot;, &quot;family&quot;: &quot;Silva Espejo&quot;, &quot;given&quot;: &quot;Javier&quot;, &quot;non-dropping-particle&quot;: &quot;&quot;, &quot;parse-names&quot;: false, &quot;suffix&quot;: &quot;&quot;}, {&quot;dropping-particle&quot;: &quot;&quot;, &quot;family&quot;: &quot;Singh&quot;, &quot;given&quot;: &quot;James&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Valenzuela Gamarra&quot;, &quot;given&quot;: &quot;Luis&quot;, &quot;non-dropping-particle&quot;: &quot;&quot;, &quot;parse-names&quot;: false, &quot;suffix&quot;: &quot;&quot;}, {&quot;dropping-particle&quot;: &quot;&quot;, &quot;family&quot;: &quot;Meer&quot;, &quot;given&quot;: &quot;Peter J.&quot;, &quot;non-dropping-particle&quot;: &quot;van de&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Vasquez Martinez&quot;, &quot;given&quot;: &quot;Rodolfo&quot;, &quot;non-dropping-particle&quot;: &quot;&quot;, &quot;parse-names&quot;: false, &quot;suffix&quot;: &quot;&quot;}, {&quot;dropping-particle&quot;: &quot;&quot;, &quot;family&quot;: &quot;Vela&quot;, &quot;given&quot;: &quot;Cesar&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Global Change Biology&quot;, &quot;id&quot;: &quot;ITEM-1&quot;, &quot;issue&quot;: &quot;June 2018&quot;, &quot;issued&quot;: {&quot;date-parts&quot;: [[&quot;2018&quot;]]}, &quot;page&quot;: &quot;39-56&quot;, &quot;title&quot;: &quot;Compositional response of Amazon forests to climate change&quot;, &quot;type&quot;: &quot;article-journal&quot;}, &quot;uris&quot;: [&quot;http://www.mendeley.com/documents/?uuid=fb1256ec-2594-4b72-b90b-d52259436bb9&quot;]}], &quot;mendeley&quot;: {&quot;formattedCitation&quot;: &quot;(ESQUIVEL-MUELBERT et al., 2018)&quot;, &quot;plainTextFormattedCitation&quot;: &quot;(ESQUIVEL-MUELBERT et al., 2018)&quot;, &quot;previouslyFormattedCitation&quot;: &quot;(ESQUIVEL-MUELBERT et al., 2018)&quot;}, &quot;properties&quot;: {&quot;noteIndex&quot;: 0}, &quot;schema&quot;: &quot;https://github.com/citation-style-language/schema/raw/master/csl-citation.json&quot;} RNDQVxP99wcBW"/><text:span text:style-name="T9">⁠ <text:s/></text:span></text:p>
            </text:list-item>
            <text:list-item>
              <text:p text:style-name="P174"/>
            </text:list-item>
          </text:list>
        </text:list-item>
      </text:list>
      <text:p text:style-name="P108"><office:annotation office:name="__Annotation__7_1616411634"><dc:creator>Moara Teixeira</dc:creator><dc:date>2018-03-20T15:51:00</dc:date><loext:sender-initials>MT</loext:sender-initials><text:p text:style-name="P196"><text:span text:style-name="T441">Efetividade em representar os fluxos e ciclos biogeoquímicos</text:span></text:p></office:annotation><text:span text:style-name="T4">Despite their effectiveness at simulating fluxes<text:line-break/>to and from terrestrial ecosystems, current<text:line-break/>DGVMs are insufficiently realistic and show<text:line-break/>limited room for improvement because they utilize PFTs with constant attributes (Van Bodegom et al., 2012)(YANG et al., 2015)</text:span><office:annotation-end office:name="__Annotation__7_1616411634"/></text:p>
      <text:p text:style-name="P109"><text:span text:style-name="T6">It reduces complexity (YANG et al., 2015)</text:span><text:span text:style-name="Ref._20_de_20_comentário"><text:span text:style-name="T186"><office:annotation><dc:creator>Moara Teixeira</dc:creator><dc:date>2018-03-20T15:51:00</dc:date><loext:sender-initials>MT</loext:sender-initials><text:p text:style-name="P196"><text:span text:style-name="T441">Efetividade em representar os fluxos e ciclos biogeoquímicos</text:span></text:p></office:annotation></text:span></text:span></text:p>
      <text:p text:style-name="P109"><text:span text:style-name="Ref._20_de_20_comentário"><text:span text:style-name="T187">Talvez considerar traits hidráulicos seja de suma importância nesse sentido já que <text:s/></text:span></text:span><text:span text:style-name="Ref._20_de_20_comentário"><text:span text:style-name="T188">temperaturas altas e secas mais prolongadas afetam fortemente árvores de grande porte por falha hidráulica </text:span></text:span><text:reference-mark-start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2&quot;, &quot;issued&quot;: {&quot;date-parts&quot;: [[&quot;2010&quot;]]}, &quot;page&quot;: &quot;631-646&quot;, &quot;title&quot;: &quot;Drought\u2013mortality relationships for tropical forests Oliver&quot;, &quot;type&quot;: &quot;article-journal&quot;, &quot;volume&quot;: &quot;187&quot;}, &quot;uris&quot;: [&quot;http://www.mendeley.com/documents/?uuid=191ab0cf-a751-49bc-ac5a-09ea09055fb3&quot;]}], &quot;mendeley&quot;: {&quot;formattedCitation&quot;: &quot;(PHILLIPS et al., 2010; ROWLAND et al., 2015)&quot;, &quot;plainTextFormattedCitation&quot;: &quot;(PHILLIPS et al., 2010; ROWLAND et al., 2015)&quot;, &quot;previouslyFormattedCitation&quot;: &quot;(PHILLIPS et al., 2010; ROWLAND et al., 2015)&quot;}, &quot;properties&quot;: {&quot;noteIndex&quot;: 0}, &quot;schema&quot;: &quot;https://github.com/citation-style-language/schema/raw/master/csl-citation.json&quot;} RNDQP9Koxld1p"/><text:span text:style-name="Ref._20_de_20_comentário"><text:span text:style-name="T152">(PHILLIPS et al., 2010; ROWLAND et al., 2015)</text:span></text:span><text:reference-mark-end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2&quot;, &quot;issued&quot;: {&quot;date-parts&quot;: [[&quot;2010&quot;]]}, &quot;page&quot;: &quot;631-646&quot;, &quot;title&quot;: &quot;Drought\u2013mortality relationships for tropical forests Oliver&quot;, &quot;type&quot;: &quot;article-journal&quot;, &quot;volume&quot;: &quot;187&quot;}, &quot;uris&quot;: [&quot;http://www.mendeley.com/documents/?uuid=191ab0cf-a751-49bc-ac5a-09ea09055fb3&quot;]}], &quot;mendeley&quot;: {&quot;formattedCitation&quot;: &quot;(PHILLIPS et al., 2010; ROWLAND et al., 2015)&quot;, &quot;plainTextFormattedCitation&quot;: &quot;(PHILLIPS et al., 2010; ROWLAND et al., 2015)&quot;, &quot;previouslyFormattedCitation&quot;: &quot;(PHILLIPS et al., 2010; ROWLAND et al., 2015)&quot;}, &quot;properties&quot;: {&quot;noteIndex&quot;: 0}, &quot;schema&quot;: &quot;https://github.com/citation-style-language/schema/raw/master/csl-citation.json&quot;} RNDQP9Koxld1p"/><text:span text:style-name="Ref._20_de_20_comentário"><text:span text:style-name="T188">⁠, que poderia abrir “caminho para novas estratégias emergirem e levar a mudança na composição comprometend o estoque de carbono.</text:span></text:span></text:p>
      <text:p text:style-name="P25"><text:span text:style-name="T316">4.4. </text:span>Does a trait-based approach worth it?</text:p>
      <text:list xml:id="list3560649236" text:style-name="L5">
        <text:list-header>
          <text:p text:style-name="P153">⁠<text:span text:style-name="T419">É preciso ir além do que os modelos trait-based já foram,</text:span><text:span text:style-name="T419"><office:annotation><dc:creator>Bianca Rius</dc:creator><dc:date>2019-07-04T09:47:25.698838598</dc:date><loext:sender-initials>BR</loext:sender-initials><text:p text:style-name="P195"><text:span text:style-name="T440">Colocar aqui aquela parte que o sakschewski argumental que só o dele e o adgvm conseguem fazer esse tipo de análise.</text:span></text:p></office:annotation></text:span><text:span text:style-name="T419"> a maioria deles não explora questão da diversidade funcional, apenas os efeitos da inclusão da mesma sobre as variáveis biogeoquímicas. Pode ser uma ferramenta muito útil para comprrender processos ecológicos, os efeitos das mudanças climáticas e outras questões ainda não bem resolvidas como a BEF.</text:span></text:p>
        </text:list-header>
      </text:list>
      <text:p text:style-name="P16">Conclusions</text:p>
      <text:list xml:id="list845513035" text:style-name="L6">
        <text:list-item>
          <text:p text:style-name="P163">This type of modelling open new opportunities for understanding and studying</text:p>
        </text:list-item>
        <text:list-item>
          <text:p text:style-name="P164">um próximo passo seria entender como a duração da seca, como a mudança na ocorrência na frequencia podem modificar esses resultados (qual seria o mais importante, por exemplo?</text:p>
        </text:list-item>
        <text:list-item>
          <text:p text:style-name="P165"><office:annotation office:name="__Annotation__13099_2244632748"><dc:creator>Bianca Rius</dc:creator><dc:date>2019-06-24T16:19:28.802632821</dc:date><loext:sender-initials>BR</loext:sender-initials><text:p text:style-name="P195"><text:span text:style-name="T440">Entender como a diversidade funcional pode ser um stepforward <text:s/>para entender e prever mudanças. Os modelos trait-based podem ser uma alternativa visto sua capacidade de entender esses aspectos, além da capacidade de abrangencia espacial e temporal. Principalmente quando consideramos que “—the length of the dry season and its intensity have increased, while precipitation has become more intense during the wet season (Gloor et al., 2015; Hilker et al., 2014).” Citado em Esquivel et al 2018</text:span></text:p></office:annotation>Changes in biodiversity attributed to climate change have already been documented in a wide variety of ecosystems (e.g. Bowler et al., 2017; Chen et al., 2009), including in some tropical locations, but so far there is remarkably little evidence of widespread impacts of cli- mate change on the composition of <text:soft-page-break/>tropical ecosystems which har- bour much of the planet's diversity (Duque, Stevenson, &amp; Feeley, 2015; Fauset et al., 2012; Van Der Sande et al., 2016).<office:annotation-end office:name="__Annotation__13099_2244632748"/></text:p>
        </text:list-item>
        <text:list-item>
          <text:p text:style-name="P166">Quantifying proportional functional composition offers a basis for a predictive framework for how the structure, and diversity of tropical forests will respond to global change. Such understanding would not only allow ecologists to assess which taxa are more likely to experience changes in dominance but also to link how climate driven dynamics and functional differences in species composition then influence ecosystem functioning (Diaz &amp; Cabido, 2001; Norberg et al., 2001). <text:span text:style-name="T437">(Enquist &amp; Enquist, 2011)</text:span>.</text:p>
        </text:list-item>
        <text:list-item>
          <text:p text:style-name="P143"><text:span text:style-name="T297">Our results support past conclusions that water stress </text:span><text:span text:style-name="T240">can shape the species functional composition of tropical forests. (Woods, 1989; Leigh et al., 1990; Hartshorn, 1992;</text:span><text:span text:style-name="T297">Condit, 1998; Yavitt &amp; Wright, 2008). </text:span><text:span text:style-name="T298">(Enquist 2011)</text:span></text:p>
          <text:p text:style-name="P165"/>
        </text:list-item>
      </text:list>
      <text:p text:style-name="P15"/>
      <text:p text:style-name="P15">Acknowledgements</text:p>
      <text:p text:style-name="P63"><text:span text:style-name="T7">Acknowledgements<text:line-break/></text:span><text:span text:style-name="T8">Collate acknowledgements in a separate section at the end of the article before the references and do<text:line-break/>not, therefore, include them on the title page, as a footnote to the title or otherwise. List here those<text:line-break/>individuals who provided help during the research (e.g., providing language help, writing assistance<text:line-break/>or proof reading the article, etc.).</text:span></text:p>
      <text:p text:style-name="P15"/>
      <text:p text:style-name="P15">References</text:p>
      <text:section text:style-name="Sect1" text:name="ADDIN Mendeley Bibliography CSL_BIBLIOGRAPHY  RND6YHp374M6S">
        <text:p text:style-name="P137">AGUIRRE-GUTIÉRREZ, J. et al. Drier tropical forests are susceptible to functional changes in response to a long-term drought. p. 855–865, 2019. </text:p>
        <text:p text:style-name="P137">BARROS, C. et al. N-dimensional hypervolumes to study stability of complex ecosystems. <text:span text:style-name="T1">Ecology letters</text:span>, v. 19, n. 7, p. 729–742, 2016. </text:p>
        <text:p text:style-name="P137">BLONDER, B. et al. The n-dimensional hypervolume. <text:span text:style-name="T1">Global Ecology and Biogeography</text:span>, v. 23, n. 5, p. 595–609, 2014. </text:p>
        <text:p text:style-name="P137"><text:soft-page-break/>CADOTTE, M. W.; CARSCADDEN, K.; MIROTCHNICK, N. Beyond species: Functional diversity and the maintenance of ecological processes and services. <text:span text:style-name="T1">Journal of Applied Ecology</text:span>, v. 48, n. 5, p. 1079–1087, 2011. </text:p>
        <text:p text:style-name="P137">CARMONA, C. P. et al. Traits Without Borders: Integrating Functional Diversity Across Scales. <text:span text:style-name="T1">Trends in Ecology and Evolution</text:span>, v. 31, n. 5, p. 382–394, 2016. </text:p>
        <text:p text:style-name="P137">CHAMBERS, J. et al. Research Priorities for Tropical Ecosystems Under Climate Change Workshop. 2012. </text:p>
        <text:p text:style-name="P137">CONTI, G.; DÍAZ, S. Plant functional diversity and carbon storage - an empirical test in semi-arid forest ecosystems. <text:span text:style-name="T1">Journal of Ecology</text:span>, v. 101, n. 1, p. 18–28, 2013. </text:p>
        <text:p text:style-name="P137">COX, P. M. et al. Acceleration of global warming due to carbon-cycle feedbacks in a coupled climate model. <text:span text:style-name="T1">Nature</text:span>, v. 408, n. 6809, p. 184–187, 2000. </text:p>
        <text:p text:style-name="P137">COX, P. M. et al. Amazonian forest dieback under climate-carbon cycle projections for the 21st century. <text:span text:style-name="T1">Theoretical and Applied Climatology</text:span>, v. 78, n. 1–3, p. 137–156, 2004. </text:p>
        <text:p text:style-name="P137">CRAMER, W. et al. Global response of terrestrial ecosystem structure and function to CO2 and climate change: Results from six dynamic global vegetation models. <text:span text:style-name="T1">Global Change Biology</text:span>, v. 7, n. 4, p. 357–373, 2001. </text:p>
        <text:p text:style-name="P137">DE KAUWE, M. G. et al. Where does the carbon go? A model-data intercomparison of vegetation carbon allocation and turnover processes at two temperate forest free-air CO2 enrichment sites. <text:span text:style-name="T1">New Phytologist</text:span>, v. 203, n. 3, p. 883–899, ago. 2014. </text:p>
        <text:p text:style-name="P137">DIAZ, S. et al. The plant traits that drive ecosystems: Evidence from three continents. <text:span text:style-name="T1">Journal of Vegetation Science</text:span>, v. 15, n. 3, p. 295–304, 2004. </text:p>
        <text:p text:style-name="P137">DÍAZ, S.; CABIDO, M. Vive la difference: plant functional diversity matters to ecosystem processes: plant functional diversity matters to ecosystem processes. <text:span text:style-name="T1">Proceedings. Biological sciences / The Royal Society</text:span>, v. 16, n. 4, p. 646–655, 2001. </text:p>
        <text:p text:style-name="P137">ENQUIST, B. J. et al. <text:span text:style-name="T1">Scaling from Traits to Ecosystems: Developing a General Trait Driver Theory via Integrating Trait-Based and Metabolic Scaling Theories</text:span>. 1. ed. [s.l.] Elsevier Ltd., 2015. v. 52</text:p>
        <text:p text:style-name="P137">ENQUIST, B. J. et al. Assessing trait-based scaling theory in tropical forests spanning a broad temperature gradient. <text:span text:style-name="T1">Global Ecology and Biogeography</text:span>, v. 26, n. 12, p. 1357–1373, 2017. </text:p>
        <text:p text:style-name="P137">ENQUIST, B. J.; ENQUIST, C. A. F. Long-term change within a Neotropical forest: Assessing differential functional and floristic responses to disturbance and drought. <text:span text:style-name="T1">Global Change Biology</text:span>, v. 17, n. 3, p. 1408–1424, 2011. </text:p>
        <text:p text:style-name="P137">ESQUIVEL-MUELBERT, A. et al. Compositional response of Amazon forests to climate change. <text:span text:style-name="T1">Global Change Biology</text:span>, n. June 2018, p. 39–56, 2018. </text:p>
        <text:p text:style-name="P137"><text:soft-page-break/>FAUSET, S. et al. Drought-induced shifts in the floristic and functional composition of tropical forests in Ghana. <text:span text:style-name="T1">Ecology letters</text:span>, 19 jul. 2012. </text:p>
        <text:p text:style-name="P137">FAUSET, S. et al. Hyperdominance in Amazonian forest carbon cycling. <text:span text:style-name="T1">Nature Communications</text:span>, v. 6, p. 6857, 2015. </text:p>
        <text:p text:style-name="P137">FINEGAN, B. et al. Does functional trait diversity predict above-ground biomass and productivity of tropical forests? Testing three alternative hypotheses. <text:span text:style-name="T1">Journal of Ecology</text:span>, v. 103, n. 1, p. 191–201, 2015. </text:p>
        <text:p text:style-name="P137">FRIEDLINGSTEIN, P. et al. Toward an allocation scheme for global terrestrial carbon models. <text:span text:style-name="T1">Global Change Biology</text:span>, v. 5, p. 755–770, 1999. </text:p>
        <text:p text:style-name="P137">FRIEDLINGSTEIN, P. et al. Climate–Carbon Cycle Feedback Analysis: Results from the C 4 MIP Model Intercomparison. <text:span text:style-name="T1">Journal of Climate</text:span>, v. 19, n. 14, p. 3337–3353, 2006. </text:p>
        <text:p text:style-name="P137">FRIEND, A. D. et al. Carbon residence time dominates uncertainty in terrestrial vegetation responses to future climate and atmospheric CO2. <text:span text:style-name="T1">Proceedings of the National Academy of Sciences of the United States of America</text:span>, v. 111, n. 9, p. 3280–5, 2014. </text:p>
        <text:p text:style-name="P137">FYLLAS, N. M. et al. Analysing Amazonian forest productivity using a new individual and trait-based model (TFS v.1). <text:span text:style-name="T1">Geoscientific Model Development</text:span>, v. 7, p. 1251–1269, 2014. </text:p>
        <text:p text:style-name="P137">GONZALEZ, A.; LOREAU, M. The Causes and Consequences of Compensatory Dynamics in Ecological Communities. <text:span text:style-name="T1">Annu.Rev.Ecol.Syst.</text:span>, v. 40, p. 393–414, 2009. </text:p>
        <text:p text:style-name="P137">HOLLING, C. S. Resilience and Ecological Systems. <text:span text:style-name="T1">Annu.Rev.Ecol.Syst.</text:span>, v. 4, p. 1–23, 1973. </text:p>
        <text:p text:style-name="P137">HUNTINGFORD, C. et al. Using a GCM analogue model to investigate the potential for Amazonian forest dieback. <text:span text:style-name="T1">Theoretical and Applied Climatology</text:span>, v. 78, p. 177–185, 2004. </text:p>
        <text:p text:style-name="P137">HUNTINGFORD, C. et al. Simulated resilience of tropical rainforests to CO2-induced climate change. <text:span text:style-name="T1">Nature Geoscience</text:span>, v. 6, n. 4, p. 268–273, 2013. </text:p>
        <text:p text:style-name="P137">HUTCHINSON, G. E. Concluding Remarks. <text:span text:style-name="T1">Cold Spring Harbor Symposia on Quantitative Biology</text:span>, v. 22, n. 0, p. 415–427, 1957. </text:p>
        <text:p text:style-name="P137">LAPOLA, D. M.; OYAMA, M. D.; NOBRE, C. A. Exploring the range of climate biome projections for tropical South America: The role of CO2 fertilization and seasonality. <text:span text:style-name="T1">Global Biogeochemical Cycles</text:span>, v. 23, n. 3, p. 1–16, 2009. </text:p>
        <text:p text:style-name="P137">LAVOREL, S.; GARNIER, E. Predicting changes in community composition and ecosystem functioning from plant traits: revisting the Holy Grail. <text:span text:style-name="T1">Functional Ecology</text:span>, v. 16, n. Essay Review, p. 545–556, 2002. </text:p>
        <text:p text:style-name="P137"><text:soft-page-break/>MACARTHUR, R. H.; DIAMOND, J. M.; KARR, J. R. Density Compensation in Island Faunas. <text:span text:style-name="T1">Ecological Society of America</text:span>, v. 53, n. 2, p. 330–342, 1972. </text:p>
        <text:p text:style-name="P137">MADANI, N. et al. Future global productivity will be affected by plant trait response to climate. <text:span text:style-name="T1">Scientific Reports</text:span>, v. 8, n. 1, p. 1–10, 2018. </text:p>
        <text:p text:style-name="P137">MALHI, Y.; DOUGHTY, C.; GALBRAITH, D. The allocation of ecosystem net primary productivity in tropical forests. <text:span text:style-name="T1">Philosophical Transactions of the Royal Society B: Biological Sciences</text:span>, v. 366, n. October, p. 3225–3245, 2011. </text:p>
        <text:p text:style-name="P137">MASON, N. W. H. et al. Functional richness, functional and functional evenness divergence: the primary of functional components diversity. <text:span text:style-name="T1">Oikos</text:span>, v. 111, n. 1, p. 112–118, 2005. </text:p>
        <text:p text:style-name="P137">NEPSTAD, D. C. et al. MORTALITY OF LARGE TREES AND LIANAS FOLLOWING EXPERIMENTAL DROUGHT IN AN AMAZON FOREST. <text:span text:style-name="T1">Ecological Society of America</text:span>, v. 88, n. 9, p. 2259–2269, 22 set. 2007. </text:p>
        <text:p text:style-name="P137">PAPPAS, C.; FATICHI, S.; BURLANDO, P. Modeling terrestrial carbon and water dynamics across climatic gradients: Does plant trait diversity matter? <text:span text:style-name="T1">New Phytologist</text:span>, v. 209, n. 1, p. 137–151, 2016. </text:p>
        <text:p text:style-name="P137">PAVLICK, R. et al. The Jena Diversity-Dynamic Global Vegetation Model (JeDi-DGVM): a diverse approach to representing terrestrial biogeography and biogeochemistry based on plant functional trade-offs. <text:span text:style-name="T1">Biogeosciences Discussions</text:span>, v. 9, n. 4, p. 4627–4726, 2012. </text:p>
        <text:p text:style-name="P137">PAVLICK, R. et al. The Jena Diversity-Dynamic Global Vegetation Model (JeDi-DGVM): a diverse approach to representing terrestrial biogeography and biogeochemistry based on plant functional trade-offs. <text:span text:style-name="T1">Biogeosciences Discussions</text:span>, v. 9, n. 4, p. 4627–4726, 2013a. </text:p>
        <text:p text:style-name="P137">PAVLICK, R. et al. The Jena Diversity-Dynamic Global Vegetation Model (JeDi-DGVM): a diverse approach to representing terrestrial biogeography and biogeochemistry based on plant functional trade-offs. <text:span text:style-name="T1">Biogeosciences</text:span>, v. 10, n. 6, p. 4137–4177, 2013b. </text:p>
        <text:p text:style-name="P137">PHILLIPS, O. L. et al. Drought–mortality relationships for tropical forests Oliver. <text:span text:style-name="T1">New Phytologist</text:span>, v. 187, p. 631–646, 2010. </text:p>
        <text:p text:style-name="P137">POORTER, L. et al. Diversity enhances carbon storage in tropical forests. <text:span text:style-name="T1">Global Ecology and Biogeography</text:span>, v. 24, n. 11, p. 1314–1328, 2015. </text:p>
        <text:p text:style-name="P137">QUILLET, A.; PENG, C.; GARNEAU, M. Toward dynamic global vegetation models for simulating vegetation–climate interactions and feedbacks: recent developments, limitations, and future challenges. <text:span text:style-name="T1">Environmental Reviews</text:span>, v. 18, n. NA, p. 333–353, 2010. </text:p>
        <text:p text:style-name="P137"><text:soft-page-break/>RAMMIG, A. et al. Estimating the risk of Amazonian forest dieback. <text:span text:style-name="T1">New Phytologist</text:span>, v. 187, n. 3, p. 694–706, 2010. </text:p>
        <text:p text:style-name="P137">REU, B. et al. Future no-analogue vegetation produced by no-analogue combinations of temperature and insolation. <text:span text:style-name="T1">Global Ecology and Biogeography</text:span>, v. 23, n. 2, p. 156–167, 2014. </text:p>
        <text:p text:style-name="P137">ROWLAND, L. et al. Death from drought in tropical forests is triggered by hydraulics not carbon starvation. <text:span text:style-name="T1">Nature</text:span>, p. 1–13, 2015. </text:p>
        <text:p text:style-name="P137">SAKSCHEWSKI, B. et al. Resilience of Amazon forests emerges from plant trait diversity. <text:span text:style-name="T1">Nature Climate Change</text:span>, p. 1–16, 2016a. </text:p>
        <text:p text:style-name="P137">SAKSCHEWSKI, B. et al. Resilience of Amazon forests emerges from plant trait diversity. <text:span text:style-name="T1">Nature Climate Change</text:span>, v. 1, n. August, 2016b. </text:p>
        <text:p text:style-name="P137">SCHEITER, S.; LANGAN, L.; HIGGINS, S. I. Next-generation dynamic global vegetation models: learning from community ecology. <text:span text:style-name="T1">The New phytologist</text:span>, v. 198, n. 3, p. 957–69, 2013. </text:p>
        <text:p text:style-name="P137">SHEFFIELD, J.; WOOD, E. F. Projected changes in drought occurrence under future global warming from multi-model, multi-scenario, IPCC AR4 simulations. <text:span text:style-name="T1">Climate Dynamics</text:span>, v. 31, n. 1, p. 79–105, 2008. </text:p>
        <text:p text:style-name="P137">SITCH, S. et al. Evaluation of the terrestrial carbon cycle, future plant geography and climate-carbon cycle feedbacks using five Dynamic Global Vegetation Models (DGVMs). <text:span text:style-name="T1">Global Change Biology</text:span>, v. 14, n. 9, p. 2015–2039, 2008. </text:p>
        <text:p text:style-name="P137">TER STEEGE, H. et al. Hyperdominance in the Amazonian Tree Flora. <text:span text:style-name="T1">Science</text:span>, v. 342, n. 6156, p. 1243092–1243092, 18 out. 2013. </text:p>
        <text:p text:style-name="P137">THOMAS, S. C.; MARTIN, A. R. Carbon content of tree tissues: A synthesis. <text:span text:style-name="T1">Forests</text:span>, v. 3, n. 2, p. 332–352, 2012. </text:p>
        <text:p text:style-name="P137">THOMPSON, I. et al. <text:span text:style-name="T1">Forest resilience, biodiversity, and climate change</text:span>. [s.l: s.n.]. v. 43</text:p>
        <text:p text:style-name="P137">VAN BODEGOM, P. M. et al. Going beyond limitations of plant functional types when predicting global ecosystem-atmosphere fluxes: Exploring the merits of traits-based approaches. <text:span text:style-name="T1">Global Ecology and Biogeography</text:span>, v. 21, p. 625–636, 2012. </text:p>
        <text:p text:style-name="P137">VAN DER SANDE, M. T. et al. Biodiversity in species, traits, and structure determines carbon stocks and uptake in tropical forests. <text:span text:style-name="T1">Biotropica</text:span>, v. 49, n. 5, p. 593–603, 2017. </text:p>
        <text:p text:style-name="P137">VERHEIJEN, L. M. et al. Inclusion of ecologically based trait variation in plant functional types reduces the projected land carbon sink in an earth system model. <text:span text:style-name="T1">Global Change Biology</text:span>, v. 21, n. 8, p. 3074–3086, 2015. </text:p>
        <text:p text:style-name="P137">WEBB, C. T. et al. A structured and dynamic framework to advance traits-based theory and prediction in ecology. <text:span text:style-name="T1">Ecology Letters</text:span>, v. 13, n. 3, p. 267–283, 2010. </text:p>
        <text:p text:style-name="P85"><text:soft-page-break/>YANG, Y. et al. From plant functional types to plant functional traits: A new paradigm in modelling global vegetation dynamics. <text:span text:style-name="T1">Progress in Physical Geography</text:span>, v. 39, n. 4, p. 514–535, 2015. </text:p>
      </text:section>
      <text:p text:style-name="P15">Supplementary data</text:p>
      <text:p text:style-name="P15"/>
      <text:p text:style-name="P15"/>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Verdana-Italic" svg:font-family="Verdana-Italic, 'Times New Roman'" style:font-family-generic="roman"/>
    <style:font-face style:name="WenQuanYi Micro Hei" svg:font-family="'WenQuanYi Micro Hei'" style:font-family-generic="roman"/>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 style:family="paragraph" style:parent-style-name="Standard" style:class="extra">
      <style:paragraph-properties fo:margin-top="0cm" fo:margin-bottom="0cm" loext:contextual-spacing="false" fo:line-height="100%" fo:hyphenation-ladder-count="no-limit">
        <style:tab-stops>
          <style:tab-stop style:position="1.27cm"/>
        </style:tab-stops>
      </style:paragraph-properties>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fo:language="en" fo:country="US" style:font-name-complex="Times New Roman" style:font-family-complex="'Times New Roman'" style:font-family-generic-complex="roman" style:font-pitch-complex="variable"/>
    </style:style>
    <style:style style:name="WW8Num4z0"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Line_20_numbering" style:display-name="Line numbering"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Symbol" style:display-name="Footnote Symbol" style:family="text">
      <style:text-properties style:text-position="super 58%"/>
    </style:style>
    <style:style style:name="Texto_20_de_20_nota_20_de_20_rodapé_20_Char" style:display-name="Texto de nota de rodapé Char" style:family="text">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Cambria" style:font-family-complex="Cambria" style:font-family-generic-complex="roman" style:font-pitch-complex="variable" style:font-size-complex="12pt"/>
    </style:style>
    <style:style style:name="Endnote_20_Symbol" style:display-name="Endnote Symbol" style:family="text">
      <style:text-properties style:text-position="super 58%"/>
    </style:style>
    <style:style style:name="fontstyle0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2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1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3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41" style:family="text">
      <style:text-properties fo:color="#f79320" style:font-name="Verdana-BoldItalic" fo:font-family="Verdana-BoldItalic, 'Times New Roman'" style:font-family-generic="roman" fo:font-size="11pt" fo:font-style="italic" fo:font-weight="bold" style:font-size-asian="11pt" style:font-style-asian="italic" style:font-weight-asian="bold" style:font-name-complex="Verdana-BoldItalic" style:font-family-complex="Verdana-BoldItalic, 'Times New Roman'" style:font-family-generic-complex="roman" style:font-size-complex="11pt" style:font-style-complex="italic" style:font-weight-complex="bold"/>
    </style:style>
    <style:style style:name="Título_20_1_20_Char" style:display-name="Título 1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anca Rius</meta:initial-creator>
    <meta:creation-date>2018-03-20T14:01:00</meta:creation-date>
    <dc:date>2019-07-10T23:03:00.719255262</dc:date>
    <meta:editing-cycles>119</meta:editing-cycles>
    <meta:editing-duration>P5DT17H24M19S</meta:editing-duration>
    <meta:generator>LibreOffice/6.0.3.2$Linux_X86_64 LibreOffice_project/00m0$Build-2</meta:generator>
    <dc:creator>Bianca Rius</dc:creator>
    <meta:document-statistic meta:table-count="1" meta:image-count="0" meta:object-count="41" meta:page-count="39" meta:paragraph-count="344" meta:word-count="12516" meta:character-count="79798" meta:non-whitespace-character-count="67438"/>
    <meta:user-defined meta:name="Mendeley Citation Style_1">http://www.zotero.org/styles/associacao-brasileira-de-normas-tecnicas</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associacao-brasileira-de-normas-tecnicas</meta:user-defined>
    <meta:user-defined meta:name="Mendeley Recent Style Id 5_1" meta:value-type="string">http://www.zotero.org/styles/chicago-author-dat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Associação Brasileira de Normas Técnicas (Portuguese - Brazil)</meta:user-defined>
    <meta:user-defined meta:name="Mendeley Recent Style Name 5_1" meta:value-type="string">Chicago Manual of Style 16th edition (author-dat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Nature</meta:user-defined>
    <meta:user-defined meta:name="Mendeley Unique User Id_1" meta:value-type="string">749d104f-7c44-33fc-be0f-8ae5ad177ee8</meta:user-defined>
    <meta:user-defined meta:name="Mendeley_Bookmark_4JwntjBylL_1" meta:value-type="string">ADDIN CSL_CITATION {"citationItems": [{"id": "ITEM-1", "itemData": {"DOI": "10.1139/A10-016", "ISBN": "1208-6053", "ISSN": "1208-6053", "abstract": "There is a lack in representation of biosphere atmosphere interactions in current climate models. To fill </meta:user-defined>
    <meta:user-defined meta:name="Mendeley_Bookmark_4JwntjBylL_10" meta:value-type="string">ions, and future challenges", "type": "article-journal", "volume": "18"}, "uris": ["http://www.mendeley.com/documents/?uuid=aa24e936-b04e-46a8-95e9-c1018aa2866b"]}, {"id": "ITEM-2", "itemData": {"DOI": "10.1111/nph.12210", "ISSN": "1469-8137", "PMID": "23</meta:user-defined>
    <meta:user-defined meta:name="Mendeley_Bookmark_4JwntjBylL_11" meta:value-type="string">496172", "abstract": "Dynamic global vegetation models (DGVMs) are powerful tools to project past, current and future vegetation patterns and associated biogeochemical cycles. However, most models are limited by how they define vegetation and by their sim</meta:user-defined>
    <meta:user-defined meta:name="Mendeley_Bookmark_4JwntjBylL_12" meta:value-type="string">plistic representation of competition. We discuss how concepts from community assembly theory and coexistence theory can help to improve vegetation models. We further present a trait- and individual-based vegetation model (aDGVM2) that allows individual p</meta:user-defined>
    <meta:user-defined meta:name="Mendeley_Bookmark_4JwntjBylL_13" meta:value-type="string">lants to adopt a unique combination of trait values. These traits define how individual plants grow and compete. A genetic optimization algorithm is used to simulate trait inheritance and reproductive isolation between individuals. These model properties </meta:user-defined>
    <meta:user-defined meta:name="Mendeley_Bookmark_4JwntjBylL_14" meta:value-type="string">allow the assembly of plant communities that are adapted to a site's biotic and abiotic conditions. The aDGVM2 simulates how environmental conditions influence the trait spectra of plant communities; that fire selects for traits that enhance fire protecti</meta:user-defined>
    <meta:user-defined meta:name="Mendeley_Bookmark_4JwntjBylL_15" meta:value-type="string">on and reduces trait diversity; and the emergence of life-history strategies that are suggestive of colonization-competition trade-offs. The aDGVM2 deals with functional diversity and competition fundamentally differently from current DGVMs. This approach</meta:user-defined>
    <meta:user-defined meta:name="Mendeley_Bookmark_4JwntjBylL_16" meta:value-type="string"> may yield novel insights as to how vegetation may respond to climate change and we believe it could foster collaborations between functional plant biologists and vegetation modellers.", "author": [{"dropping-particle": "", "family": "Scheiter", "given": </meta:user-defined>
    <meta:user-defined meta:name="Mendeley_Bookmark_4JwntjBylL_17" meta:value-type="string">"Simon", "non-dropping-particle": "", "parse-names": false, "suffix": ""}, {"dropping-particle": "", "family": "Langan", "given": "Liam", "non-dropping-particle": "", "parse-names": false, "suffix": ""}, {"dropping-particle": "", "family": "Higgins", "giv</meta:user-defined>
    <meta:user-defined meta:name="Mendeley_Bookmark_4JwntjBylL_18" meta:value-type="string">en": "Steven I", "non-dropping-particle": "", "parse-names": false, "suffix": ""}], "container-title": "The New phytologist", "id": "ITEM-2", "issue": "3", "issued": {"date-parts": [["2013"]]}, "note": "okkkk", "page": "957-69", "title": "Next-generation </meta:user-defined>
    <meta:user-defined meta:name="Mendeley_Bookmark_4JwntjBylL_19" meta:value-type="string">dynamic global vegetation models: learning from community ecology.", "type": "article-journal", "volume": "198"}, "uris": ["http://www.mendeley.com/documents/?uuid=8ce3b2f6-0f0e-4133-916b-50a65aad8aed"]}, {"id": "ITEM-3", "itemData": {"DOI": "10.1175/JCLI</meta:user-defined>
    <meta:user-defined meta:name="Mendeley_Bookmark_4JwntjBylL_2" meta:value-type="string">this gap, one may introduce vegetation dynamics in surface transfer schemes or couple global climate models (GCMs) with vegetation dynamics models. As these vegetation dynamics models were not designed to be included in GCMs, how are the latest generation</meta:user-defined>
    <meta:user-defined meta:name="Mendeley_Bookmark_4JwntjBylL_20" meta:value-type="string">3800.1", "ISBN": "0894-8755", "ISSN": "0894-8755", "abstract": "Abstract Eleven coupled climate\u2013carbon cycle models used a common protocol to study the coupling between climate change and the carbon cycle. The models were forced by historical emissio</meta:user-defined>
    <meta:user-defined meta:name="Mendeley_Bookmark_4JwntjBylL_21" meta:value-type="string">ns and the Intergovernmental Panel on Climate Change (IPCC) Special Report on Emissions Scenarios (SRES) A2 anthropogenic emissions of CO2 for the 1850\u20132100 time period. For each model, two simulations were performed in order to isolate the impact of</meta:user-defined>
    <meta:user-defined meta:name="Mendeley_Bookmark_4JwntjBylL_22" meta:value-type="string"> climate change on the land and ocean carbon cycle, and therefore the climate feedback on the atmospheric CO2 concentration growth rate. There was unanimous agreement among the models that future climate change will reduce the efficiency of the earth syst</meta:user-defined>
    <meta:user-defined meta:name="Mendeley_Bookmark_4JwntjBylL_23" meta:value-type="string">em to absorb the anthropogenic carbon perturbation. A larger fraction of anthropogenic CO2 will stay airborne if climate change is accounted for. By the end of the twenty-first century, this additional CO2 varied between 20 and 200 ppm for the two extreme</meta:user-defined>
    <meta:user-defined meta:name="Mendeley_Bookmark_4JwntjBylL_24" meta:value-type="string"> models, the majority of the models lying between 50 and 100 ppm. The high...", "author": [{"dropping-particle": "", "family": "Friedlingstein", "given": "P.", "non-dropping-particle": "", "parse-names": false, "suffix": ""}, {"dropping-particle": "", "fa</meta:user-defined>
    <meta:user-defined meta:name="Mendeley_Bookmark_4JwntjBylL_25" meta:value-type="string">mily": "Cox", "given": "P.", "non-dropping-particle": "", "parse-names": false, "suffix": ""}, {"dropping-particle": "", "family": "Betts", "given": "R.", "non-dropping-particle": "", "parse-names": false, "suffix": ""}, {"dropping-particle": "", "family"</meta:user-defined>
    <meta:user-defined meta:name="Mendeley_Bookmark_4JwntjBylL_26" meta:value-type="string">: "Bopp", "given": "L.", "non-dropping-particle": "", "parse-names": false, "suffix": ""}, {"dropping-particle": "", "family": "Bloh", "given": "W.", "non-dropping-particle": "von", "parse-names": false, "suffix": ""}, {"dropping-particle": "", "family": </meta:user-defined>
    <meta:user-defined meta:name="Mendeley_Bookmark_4JwntjBylL_27" meta:value-type="string">"Brovkin", "given": "V.", "non-dropping-particle": "", "parse-names": false, "suffix": ""}, {"dropping-particle": "", "family": "Cadule", "given": "P.", "non-dropping-particle": "", "parse-names": false, "suffix": ""}, {"dropping-particle": "", "family": </meta:user-defined>
    <meta:user-defined meta:name="Mendeley_Bookmark_4JwntjBylL_28" meta:value-type="string">"Doney", "given": "S.", "non-dropping-particle": "", "parse-names": false, "suffix": ""}, {"dropping-particle": "", "family": "Eby", "given": "M.", "non-dropping-particle": "", "parse-names": false, "suffix": ""}, {"dropping-particle": "", "family": "Fung</meta:user-defined>
    <meta:user-defined meta:name="Mendeley_Bookmark_4JwntjBylL_29" meta:value-type="string">", "given": "I.", "non-dropping-particle": "", "parse-names": false, "suffix": ""}, {"dropping-particle": "", "family": "Bala", "given": "G.", "non-dropping-particle": "", "parse-names": false, "suffix": ""}, {"dropping-particle": "", "family": "John", "g</meta:user-defined>
    <meta:user-defined meta:name="Mendeley_Bookmark_4JwntjBylL_3" meta:value-type="string"> dynamic global vegetation models (DGVMs) suitable for use in global climate studies? This paper reviews the latest developments in DGVM modelling as well as the development of DGVM-GCM coupling in the framework of global climate studies. Limitations of D</meta:user-defined>
    <meta:user-defined meta:name="Mendeley_Bookmark_4JwntjBylL_30" meta:value-type="string">iven": "J.", "non-dropping-particle": "", "parse-names": false, "suffix": ""}, {"dropping-particle": "", "family": "Jones", "given": "C.", "non-dropping-particle": "", "parse-names": false, "suffix": ""}, {"dropping-particle": "", "family": "Joos", "given</meta:user-defined>
    <meta:user-defined meta:name="Mendeley_Bookmark_4JwntjBylL_31" meta:value-type="string">": "F.", "non-dropping-particle": "", "parse-names": false, "suffix": ""}, {"dropping-particle": "", "family": "Kato", "given": "T.", "non-dropping-particle": "", "parse-names": false, "suffix": ""}, {"dropping-particle": "", "family": "Kawamiya", "given"</meta:user-defined>
    <meta:user-defined meta:name="Mendeley_Bookmark_4JwntjBylL_32" meta:value-type="string">: "M.", "non-dropping-particle": "", "parse-names": false, "suffix": ""}, {"dropping-particle": "", "family": "Knorr", "given": "W.", "non-dropping-particle": "", "parse-names": false, "suffix": ""}, {"dropping-particle": "", "family": "Lindsay", "given":</meta:user-defined>
    <meta:user-defined meta:name="Mendeley_Bookmark_4JwntjBylL_33" meta:value-type="string"> "K.", "non-dropping-particle": "", "parse-names": false, "suffix": ""}, {"dropping-particle": "", "family": "Matthews", "given": "H. D.", "non-dropping-particle": "", "parse-names": false, "suffix": ""}, {"dropping-particle": "", "family": "Raddatz", "gi</meta:user-defined>
    <meta:user-defined meta:name="Mendeley_Bookmark_4JwntjBylL_34" meta:value-type="string">ven": "T.", "non-dropping-particle": "", "parse-names": false, "suffix": ""}, {"dropping-particle": "", "family": "Rayner", "given": "P.", "non-dropping-particle": "", "parse-names": false, "suffix": ""}, {"dropping-particle": "", "family": "Reick", "give</meta:user-defined>
    <meta:user-defined meta:name="Mendeley_Bookmark_4JwntjBylL_35" meta:value-type="string">n": "C.", "non-dropping-particle": "", "parse-names": false, "suffix": ""}, {"dropping-particle": "", "family": "Roeckner", "given": "E.", "non-dropping-particle": "", "parse-names": false, "suffix": ""}, {"dropping-particle": "", "family": "Schnitzler", </meta:user-defined>
    <meta:user-defined meta:name="Mendeley_Bookmark_4JwntjBylL_36" meta:value-type="string">"given": "K.-G.", "non-dropping-particle": "", "parse-names": false, "suffix": ""}, {"dropping-particle": "", "family": "Schnur", "given": "R.", "non-dropping-particle": "", "parse-names": false, "suffix": ""}, {"dropping-particle": "", "family": "Strassm</meta:user-defined>
    <meta:user-defined meta:name="Mendeley_Bookmark_4JwntjBylL_37" meta:value-type="string">ann", "given": "K.", "non-dropping-particle": "", "parse-names": false, "suffix": ""}, {"dropping-particle": "", "family": "Weaver", "given": "A. J.", "non-dropping-particle": "", "parse-names": false, "suffix": ""}, {"dropping-particle": "", "family": "Y</meta:user-defined>
    <meta:user-defined meta:name="Mendeley_Bookmark_4JwntjBylL_38" meta:value-type="string">oshikawa", "given": "C.", "non-dropping-particle": "", "parse-names": false, "suffix": ""}, {"dropping-particle": "", "family": "Zeng", "given": "N.", "non-dropping-particle": "", "parse-names": false, "suffix": ""}], "container-title": "Journal of Climat</meta:user-defined>
    <meta:user-defined meta:name="Mendeley_Bookmark_4JwntjBylL_39" meta:value-type="string">e", "id": "ITEM-3", "issue": "14", "issued": {"date-parts": [["2006"]]}, "page": "3337-3353", "title": "Climate\u2013Carbon Cycle Feedback Analysis: Results from the C 4 MIP Model Intercomparison", "type": "article-journal", "volume": "19"}, "uris": ["htt</meta:user-defined>
    <meta:user-defined meta:name="Mendeley_Bookmark_4JwntjBylL_4" meta:value-type="string">GVM and coupling are shown and the challenges of these methods are highlighted. During the last decade, DGVMs underwent major changes in the representation of physical and biogeochemical mechanisms such as photosynthesis and respiration processes as well </meta:user-defined>
    <meta:user-defined meta:name="Mendeley_Bookmark_4JwntjBylL_40" meta:value-type="string">p://www.mendeley.com/documents/?uuid=ab8d64d3-657e-4990-babf-d28d3c5e9557"]}], "mendeley": {"formattedCitation": "(FRIEDLINGSTEIN et al., 2006; QUILLET; PENG; GARNEAU, 2010; SCHEITER; LANGAN; HIGGINS, 2013)", "manualFormatting": "(FRIEDLINGSTEIN et al., 2</meta:user-defined>
    <meta:user-defined meta:name="Mendeley_Bookmark_4JwntjBylL_41" meta:value-type="string">006; QUILLET; PENG; GARNEAU, 2010; SCHEITER; LANGAN; HIGGINS, 2013; PRENTICE et al., 2007)", "plainTextFormattedCitation": "(FRIEDLINGSTEIN et al., 2006; QUILLET; PENG; GARNEAU, 2010; SCHEITER; LANGAN; HIGGINS, 2013)", "previouslyFormattedCitation": "(FRI</meta:user-defined>
    <meta:user-defined meta:name="Mendeley_Bookmark_4JwntjBylL_42" meta:value-type="string">EDLINGSTEIN et al., 2006; QUILLET; PENG; GARNEAU, 2010; SCHEITER; LANGAN; HIGGINS, 2013)"}, "properties": {"noteIndex": 0}, "schema": "https://github.com/citation-style-language/schema/raw/master/csl-citation.json"}</meta:user-defined>
    <meta:user-defined meta:name="Mendeley_Bookmark_4JwntjBylL_5" meta:value-type="string">as in the representation of regional properties of vegetation. However, several limitations such as carbon and nitrogen cycles, competition, land-use and land-use changes, and disturbances have been identified. In addition, recent advances in model coupli</meta:user-defined>
    <meta:user-defined meta:name="Mendeley_Bookmark_4JwntjBylL_6" meta:value-type="string">ng techniques allow the simulation of the vegetation atmosphere interactions in GCMs with the help of DGVMs. Though DGVMs represent a good alternative to investigate vegetation atmosphere interactions at a large scale, some weaknesses in evaluation method</meta:user-defined>
    <meta:user-defined meta:name="Mendeley_Bookmark_4JwntjBylL_7" meta:value-type="string">ology and model design need to be further investigated to improve the results.", "author": [{"dropping-particle": "", "family": "Quillet", "given": "Anne", "non-dropping-particle": "", "parse-names": false, "suffix": ""}, {"dropping-particle": "", "family</meta:user-defined>
    <meta:user-defined meta:name="Mendeley_Bookmark_4JwntjBylL_8" meta:value-type="string">": "Peng", "given": "Changhui", "non-dropping-particle": "", "parse-names": false, "suffix": ""}, {"dropping-particle": "", "family": "Garneau", "given": "Michelle", "non-dropping-particle": "", "parse-names": false, "suffix": ""}], "container-title": "En</meta:user-defined>
    <meta:user-defined meta:name="Mendeley_Bookmark_4JwntjBylL_9" meta:value-type="string">vironmental Reviews", "id": "ITEM-1", "issue": "NA", "issued": {"date-parts": [["2010"]]}, "page": "333-353", "title": "Toward dynamic global vegetation models for simulating vegetation\u2013climate interactions and feedbacks: recent developments, limitat</meta:user-defined>
    <meta:user-defined meta:name="Mendeley_Bookmark_6BT69ockFb_1" meta:value-type="string">ADDIN CSL_CITATION {"citationItems": [{"id": "ITEM-1", "itemData": {"DOI": "10.1016/B0-12-226865-2/00132-2", "abstract": "Tilman, D. (2001). Functional diversity. In: Encyclopedia of Biodiversity (ed. Levin, S.A.). Academic Press, San Diego, CA, pp. 109\u</meta:user-defined>
    <meta:user-defined meta:name="Mendeley_Bookmark_6BT69ockFb_10" meta:value-type="string"> its type, timing and intensity, and with invertebrate ecology and phenology, but, in general, the abundance and diversity of invertebrates declines with reductions in sward diversity and structural complexity. 6. Low input livestock systems are likely to</meta:user-defined>
    <meta:user-defined meta:name="Mendeley_Bookmark_6BT69ockFb_11" meta:value-type="string"> be central to any future management strategies designed to maintain and restore the ecological diversity of semi-natural lowland grass-lands. Low additions of organic fertilizer benefit some invertebrate prey species, and moderate levels of grazing encou</meta:user-defined>
    <meta:user-defined meta:name="Mendeley_Bookmark_6BT69ockFb_12" meta:value-type="string">rage sward heterogeneity. 7. There is now a need to improve understanding of how grassland management affects bird population dynamics. Particularly important areas of research include: (i) the inter -action between changes in food abundance, due to chang</meta:user-defined>
    <meta:user-defined meta:name="Mendeley_Bookmark_6BT69ockFb_13" meta:value-type="string">es in fertilizer inputs, and food accessibility, due to changes in sward structure; (ii) the interaction between predation rates and management-related changes in habitat; and (iii) the impact of alternative anti-helminithic treatments for livestock on in</meta:user-defined>
    <meta:user-defined meta:name="Mendeley_Bookmark_6BT69ockFb_14" meta:value-type="string">vertebrates and birds.", "author": [{"dropping-particle": "", "family": "D\u00edaz", "given": "Sandra", "non-dropping-particle": "", "parse-names": false, "suffix": ""}, {"dropping-particle": "", "family": "Cabido", "given": "Marcelo", "non-dropping-parti</meta:user-defined>
    <meta:user-defined meta:name="Mendeley_Bookmark_6BT69ockFb_15" meta:value-type="string">cle": "", "parse-names": false, "suffix": ""}], "container-title": "Proceedings. Biological sciences / The Royal Society", "id": "ITEM-2", "issue": "4", "issued": {"date-parts": [["2001"]]}, "page": "646-655", "title": "Vive la difference: plant functiona</meta:user-defined>
    <meta:user-defined meta:name="Mendeley_Bookmark_6BT69ockFb_16" meta:value-type="string">l diversity matters to ecosystem processes: plant functional diversity matters to ecosystem processes", "type": "article-journal", "volume": "16"}, "uris": ["http://www.mendeley.com/documents/?uuid=e52b7b64-38cf-41d0-9cd9-29e4f9bc0b9d"]}], "mendeley": {"f</meta:user-defined>
    <meta:user-defined meta:name="Mendeley_Bookmark_6BT69ockFb_17" meta:value-type="string">ormattedCitation": "(D\u00cdAZ; CABIDO, 2001; TILMAN, 2001)", "plainTextFormattedCitation": "(D\u00cdAZ; CABIDO, 2001; TILMAN, 2001)", "previouslyFormattedCitation": "(D\u00cdAZ; CABIDO, 2001; TILMAN, 2001)"}, "properties": {"noteIndex": 0}, "schema": "ht</meta:user-defined>
    <meta:user-defined meta:name="Mendeley_Bookmark_6BT69ockFb_18" meta:value-type="string">tps://github.com/citation-style-language/schema/raw/master/csl-citation.json"}</meta:user-defined>
    <meta:user-defined meta:name="Mendeley_Bookmark_6BT69ockFb_2" meta:value-type="string">2013120.", "author": [{"dropping-particle": "", "family": "Tilman", "given": "David", "non-dropping-particle": "", "parse-names": false, "suffix": ""}], "container-title": "Encyclopedia of Biodiversity, Volume 3", "id": "ITEM-1", "issued": {"date-parts": </meta:user-defined>
    <meta:user-defined meta:name="Mendeley_Bookmark_6BT69ockFb_3" meta:value-type="string">[["2001"]]}, "page": "109-121", "title": "Functional Diversity", "type": "article-journal", "volume": "3"}, "uris": ["http://www.mendeley.com/documents/?uuid=73f65d2a-736c-4f52-b252-83191ff61940"]}, {"id": "ITEM-2", "itemData": {"DOI": "10.1098/rspb.2010.</meta:user-defined>
    <meta:user-defined meta:name="Mendeley_Bookmark_6BT69ockFb_4" meta:value-type="string">1923", "ISBN": "0962-8452", "ISSN": "0028-0836", "PMID": "16738658", "abstract": "1. The effects of agricultural intensification on biodiversity in arable systems of western Europe have received a great deal of attention. However, the recent transformatio</meta:user-defined>
    <meta:user-defined meta:name="Mendeley_Bookmark_6BT69ockFb_5" meta:value-type="string">n of grassland systems has been just as profound. 2. In Britain, the management of grassland has changed substantially in the second half of the 20th century. A high proportion of lowland grassland is managed intensively. The major changes include a doubl</meta:user-defined>
    <meta:user-defined meta:name="Mendeley_Bookmark_6BT69ockFb_6" meta:value-type="string">ing in the use of inorganic nitrogen, a switch from hay to silage, and increased stocking densities, particularly of sheep. Structurally diverse and species-rich swards have been largely replaced by relatively dense, fast-growing and structurally uniform </meta:user-defined>
    <meta:user-defined meta:name="Mendeley_Bookmark_6BT69ockFb_7" meta:value-type="string">swards, dominated by competitive species. 3. Most of these changes have reduced the suitability of grassland as feeding and breeding habitat for birds. 4. The most important direct effects have been deterioration of the sward as nesting and wintering habi</meta:user-defined>
    <meta:user-defined meta:name="Mendeley_Bookmark_6BT69ockFb_8" meta:value-type="string">tat, and loss of seed resources as food. Short uniform swards afford poor shelter and camouflage from predators, whereas increased mowing intensities and trampling by stock will destroy nests and young. Increased frequency of sward defoliation reduces flo</meta:user-defined>
    <meta:user-defined meta:name="Mendeley_Bookmark_6BT69ockFb_9" meta:value-type="string">wering and seed set, and hence food availability for seed-eating birds. 5. The indirect effects of intensification of management on birds relate largely to changes in the abundance and availability of invertebrate prey. The effects of management vary with</meta:user-defined>
    <meta:user-defined meta:name="Mendeley_Bookmark_6E6kS3ciRw_1" meta:value-type="string">ADDIN CSL_CITATION {"citationItems": [{"id": "ITEM-1", "itemData": {"DOI": "10.1111/geb.12110", "ISBN": "1466-8238", "ISSN": "1466822X", "abstract": "Aim Projections of future climate change suggest that regional climates may evolve to states that are unl</meta:user-defined>
    <meta:user-defined meta:name="Mendeley_Bookmark_6E6kS3ciRw_10" meta:value-type="string">ge through process-orientated models when projecting future vegetation. Keywords", "author": [{"dropping-particle": "", "family": "Reu", "given": "Bj\u00f6rn", "non-dropping-particle": "", "parse-names": false, "suffix": ""}, {"dropping-particle": "", "fa</meta:user-defined>
    <meta:user-defined meta:name="Mendeley_Bookmark_6E6kS3ciRw_11" meta:value-type="string">mily": "Zaehle", "given": "S\u00f6nke", "non-dropping-particle": "", "parse-names": false, "suffix": ""}, {"dropping-particle": "", "family": "Bohn", "given": "Kristin", "non-dropping-particle": "", "parse-names": false, "suffix": ""}, {"dropping-particle</meta:user-defined>
    <meta:user-defined meta:name="Mendeley_Bookmark_6E6kS3ciRw_12" meta:value-type="string">": "", "family": "Pavlick", "given": "Ryan", "non-dropping-particle": "", "parse-names": false, "suffix": ""}, {"dropping-particle": "", "family": "Schmidtlein", "given": "Sebastian", "non-dropping-particle": "", "parse-names": false, "suffix": ""}, {"dro</meta:user-defined>
    <meta:user-defined meta:name="Mendeley_Bookmark_6E6kS3ciRw_13" meta:value-type="string">pping-particle": "", "family": "Williams", "given": "John W.", "non-dropping-particle": "", "parse-names": false, "suffix": ""}, {"dropping-particle": "", "family": "Kleidon", "given": "Axel", "non-dropping-particle": "", "parse-names": false, "suffix": "</meta:user-defined>
    <meta:user-defined meta:name="Mendeley_Bookmark_6E6kS3ciRw_14" meta:value-type="string">"}], "container-title": "Global Ecology and Biogeography", "id": "ITEM-1", "issue": "2", "issued": {"date-parts": [["2014"]]}, "note": "okkk", "page": "156-167", "title": "Future no-analogue vegetation produced by no-analogue combinations of temperature a</meta:user-defined>
    <meta:user-defined meta:name="Mendeley_Bookmark_6E6kS3ciRw_15" meta:value-type="string">nd insolation", "type": "article-journal", "volume": "23"}, "uris": ["http://www.mendeley.com/documents/?uuid=b2b3c1a3-bbd3-4f9d-b877-602e54222221"]}, {"id": "ITEM-2", "itemData": {"DOI": "10.1111/nph.12210", "ISSN": "1469-8137", "PMID": "23496172", "abst</meta:user-defined>
    <meta:user-defined meta:name="Mendeley_Bookmark_6E6kS3ciRw_16" meta:value-type="string">ract": "Dynamic global vegetation models (DGVMs) are powerful tools to project past, current and future vegetation patterns and associated biogeochemical cycles. However, most models are limited by how they define vegetation and by their simplistic repres</meta:user-defined>
    <meta:user-defined meta:name="Mendeley_Bookmark_6E6kS3ciRw_17" meta:value-type="string">entation of competition. We discuss how concepts from community assembly theory and coexistence theory can help to improve vegetation models. We further present a trait- and individual-based vegetation model (aDGVM2) that allows individual plants to adopt</meta:user-defined>
    <meta:user-defined meta:name="Mendeley_Bookmark_6E6kS3ciRw_18" meta:value-type="string"> a unique combination of trait values. These traits define how individual plants grow and compete. A genetic optimization algorithm is used to simulate trait inheritance and reproductive isolation between individuals. These model properties allow the asse</meta:user-defined>
    <meta:user-defined meta:name="Mendeley_Bookmark_6E6kS3ciRw_19" meta:value-type="string">mbly of plant communities that are adapted to a site's biotic and abiotic conditions. The aDGVM2 simulates how environmental conditions influence the trait spectra of plant communities; that fire selects for traits that enhance fire protection and reduces</meta:user-defined>
    <meta:user-defined meta:name="Mendeley_Bookmark_6E6kS3ciRw_2" meta:value-type="string">ike any climate regime found on Earth today. These climates will impose novel constraints on plant species, and are likely to give rise to plant associations that are compositionally unlike any found on Earth today. Here, we explore whether the geographic</meta:user-defined>
    <meta:user-defined meta:name="Mendeley_Bookmark_6E6kS3ciRw_20" meta:value-type="string"> trait diversity; and the emergence of life-history strategies that are suggestive of colonization-competition trade-offs. The aDGVM2 deals with functional diversity and competition fundamentally differently from current DGVMs. This approach may yield nov</meta:user-defined>
    <meta:user-defined meta:name="Mendeley_Bookmark_6E6kS3ciRw_21" meta:value-type="string">el insights as to how vegetation may respond to climate change and we believe it could foster collaborations between functional plant biologists and vegetation modellers.", "author": [{"dropping-particle": "", "family": "Scheiter", "given": "Simon", "non-</meta:user-defined>
    <meta:user-defined meta:name="Mendeley_Bookmark_6E6kS3ciRw_22" meta:value-type="string">dropping-particle": "", "parse-names": false, "suffix": ""}, {"dropping-particle": "", "family": "Langan", "given": "Liam", "non-dropping-particle": "", "parse-names": false, "suffix": ""}, {"dropping-particle": "", "family": "Higgins", "given": "Steven I</meta:user-defined>
    <meta:user-defined meta:name="Mendeley_Bookmark_6E6kS3ciRw_23" meta:value-type="string">", "non-dropping-particle": "", "parse-names": false, "suffix": ""}], "container-title": "The New phytologist", "id": "ITEM-2", "issue": "3", "issued": {"date-parts": [["2013"]]}, "note": "okkkk", "page": "957-69", "title": "Next-generation dynamic global</meta:user-defined>
    <meta:user-defined meta:name="Mendeley_Bookmark_6E6kS3ciRw_24" meta:value-type="string"> vegetation models: learning from community ecology.", "type": "article-journal", "volume": "198"}, "uris": ["http://www.mendeley.com/documents/?uuid=8ce3b2f6-0f0e-4133-916b-50a65aad8aed"]}, {"id": "ITEM-3", "itemData": {"DOI": "10.1111/gcb.12871", "ISBN"</meta:user-defined>
    <meta:user-defined meta:name="Mendeley_Bookmark_6E6kS3ciRw_25" meta:value-type="string">: "1365-2486", "ISSN": "13652486", "PMID": "25611824", "abstract": "Earth system models demonstrate large uncertainty in projected changes in terrestrial carbon budgets. The lack of inclusion of adaptive responses of vegetation communities to the environm</meta:user-defined>
    <meta:user-defined meta:name="Mendeley_Bookmark_6E6kS3ciRw_26" meta:value-type="string">ent has been suggested to hamper the ability of modeled vegetation to adequately respond to environmental change. In this study, variation in functional responses of vegetation has been added to an Earth System Model (ESM) based on ecological principles. </meta:user-defined>
    <meta:user-defined meta:name="Mendeley_Bookmark_6E6kS3ciRw_27" meta:value-type="string">The restriction of viable mean trait values of vegetation communities by the environment, called \u2018habitat filtering\u2019, is an important ecological assembly rule and allows for determination of global scale trait-environment relationships. These re</meta:user-defined>
    <meta:user-defined meta:name="Mendeley_Bookmark_6E6kS3ciRw_28" meta:value-type="string">lationships were applied to model trait variation for different plant functional types (PFTs). For three leaf traits (specific leaf area, maximum carboxylation rate at 25 \u00b0C, and maximum electron transport rate at 25 \u00b0C) relationships with multi</meta:user-defined>
    <meta:user-defined meta:name="Mendeley_Bookmark_6E6kS3ciRw_29" meta:value-type="string">ple environmental drivers, like precipitation, temperature, radiation and CO2, were determined for the PFTs within the Max Planck Institute ESM. With these relationships, spatiotemporal variation in these formerly fixed traits in PFTs was modeled in globa</meta:user-defined>
    <meta:user-defined meta:name="Mendeley_Bookmark_6E6kS3ciRw_3" meta:value-type="string">al distribution of previously mapped no-analogue climates corresponds to the geographical distribution of simulated no-analogue vegetation under scenarios of global warming. Location Global landmasses. Methods We used JeDi, a process-based vegetation mode</meta:user-defined>
    <meta:user-defined meta:name="Mendeley_Bookmark_6E6kS3ciRw_30" meta:value-type="string">l change projections (IPCC RCP8.5 scenario). Inclusion of this environment-driven trait variation resulted in a strong reduction of the global carbon sink by at least 33% (2.1 Pg C yr\u22121) from the 2nd quarter of the 21st century onward compared to the</meta:user-defined>
    <meta:user-defined meta:name="Mendeley_Bookmark_6E6kS3ciRw_31" meta:value-type="string"> default model with fixed traits. In addition, the mid and high latitudes became a stronger carbon sink and the tropics a stronger carbon source, caused by trait-induced differences in productivity and relative respirational costs. These results point tow</meta:user-defined>
    <meta:user-defined meta:name="Mendeley_Bookmark_6E6kS3ciRw_32" meta:value-type="string">ards a reduction of the global carbon sink when including a more realistic representation of functional vegetation responses, implying more carbon will stay airborne, which could fuel further climate change. This article is protected by copyright. All rig</meta:user-defined>
    <meta:user-defined meta:name="Mendeley_Bookmark_6E6kS3ciRw_33" meta:value-type="string">hts reserved.", "author": [{"dropping-particle": "", "family": "Verheijen", "given": "Lieneke M.", "non-dropping-particle": "", "parse-names": false, "suffix": ""}, {"dropping-particle": "", "family": "Aerts", "given": "Rien", "non-dropping-particle": "",</meta:user-defined>
    <meta:user-defined meta:name="Mendeley_Bookmark_6E6kS3ciRw_34" meta:value-type="string"> "parse-names": false, "suffix": ""}, {"dropping-particle": "", "family": "Brovkin", "given": "Victor", "non-dropping-particle": "", "parse-names": false, "suffix": ""}, {"dropping-particle": "", "family": "Cavender-Bares", "given": "Jeannine", "non-dropp</meta:user-defined>
    <meta:user-defined meta:name="Mendeley_Bookmark_6E6kS3ciRw_35" meta:value-type="string">ing-particle": "", "parse-names": false, "suffix": ""}, {"dropping-particle": "", "family": "Cornelissen", "given": "Johannes H C", "non-dropping-particle": "", "parse-names": false, "suffix": ""}, {"dropping-particle": "", "family": "Kattge", "given": "J</meta:user-defined>
    <meta:user-defined meta:name="Mendeley_Bookmark_6E6kS3ciRw_36" meta:value-type="string">ens", "non-dropping-particle": "", "parse-names": false, "suffix": ""}, {"dropping-particle": "", "family": "Bodegom", "given": "Peter M.", "non-dropping-particle": "van", "parse-names": false, "suffix": ""}], "container-title": "Global Change Biology", "</meta:user-defined>
    <meta:user-defined meta:name="Mendeley_Bookmark_6E6kS3ciRw_37" meta:value-type="string">id": "ITEM-3", "issue": "8", "issued": {"date-parts": [["2015"]]}, "page": "3074-3086", "title": "Inclusion of ecologically based trait variation in plant functional types reduces the projected land carbon sink in an earth system model", "type": "article-</meta:user-defined>
    <meta:user-defined meta:name="Mendeley_Bookmark_6E6kS3ciRw_38" meta:value-type="string">journal", "volume": "21"}, "uris": ["http://www.mendeley.com/documents/?uuid=b352ecaa-7933-4500-ae69-5e658b5a38ea"]}], "mendeley": {"formattedCitation": "(REU et al., 2014; SCHEITER; LANGAN; HIGGINS, 2013; VERHEIJEN et al., 2015)", "plainTextFormattedCita</meta:user-defined>
    <meta:user-defined meta:name="Mendeley_Bookmark_6E6kS3ciRw_39" meta:value-type="string">tion": "(REU et al., 2014; SCHEITER; LANGAN; HIGGINS, 2013; VERHEIJEN et al., 2015)", "previouslyFormattedCitation": "(REU et al., 2014; SCHEITER; LANGAN; HIGGINS, 2013; VERHEIJEN et al., 2015)"}, "properties": {"noteIndex": 0}, "schema": "https://github.</meta:user-defined>
    <meta:user-defined meta:name="Mendeley_Bookmark_6E6kS3ciRw_4" meta:value-type="string">l that accounts for ecophysiological trade-offs in plant growth and survival, to identify the assembly of plant functional types into no-analogue associations under scenarios of global warming.We compared the geographical distribution of these no-analogue</meta:user-defined>
    <meta:user-defined meta:name="Mendeley_Bookmark_6E6kS3ciRw_40" meta:value-type="string">com/citation-style-language/schema/raw/master/csl-citation.json"}</meta:user-defined>
    <meta:user-defined meta:name="Mendeley_Bookmark_6E6kS3ciRw_5" meta:value-type="string"> vegeta- tion types with those of no-analogue climates derived from seasonal temperature and precipitation.To better understand the climatic causes that lead to no-analogue vegetation, we performed a set of JeDi simulation experiments and compared them, a</meta:user-defined>
    <meta:user-defined meta:name="Mendeley_Bookmark_6E6kS3ciRw_6" meta:value-type="string">s well as selected climate indices, with the geographical distribution of no-analogue vegetation. Finally, we explored the changes in plant characteristics leading to no-analogue vegetation composition. Results In our model simulations, a no-analogue vege</meta:user-defined>
    <meta:user-defined meta:name="Mendeley_Bookmark_6E6kS3ciRw_7" meta:value-type="string">tation type emerged in Northern Eurasia due to the interacting effects of rising temperatures and the prolongation of the growing season, combined with stable patterns in the seasonal insolation cycle. Future tropical biomes experiencing novel temperature</meta:user-defined>
    <meta:user-defined meta:name="Mendeley_Bookmark_6E6kS3ciRw_8" meta:value-type="string"> and pre- cipitation regimes however, resemble contemporary vegetation despite significant losses of plant diversity. Main conclusions Our modelling study shows how no-analogue vegetation can emerge in response to novel climates produced by rising tempera</meta:user-defined>
    <meta:user-defined meta:name="Mendeley_Bookmark_6E6kS3ciRw_9" meta:value-type="string">tures and stable insolation, while also suggesting that no-analogue climates do not necessarily lead to no-analogue vegetation types. This result underlines the importance of consid- ering plant diversity and the need to integrate ecophysiological knowled</meta:user-defined>
    <meta:user-defined meta:name="Mendeley_Bookmark_DBRilAhw2n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DBRilAhw2n_10" meta:value-type="string">p://www.mendeley.com/documents/?uuid=8ce3b2f6-0f0e-4133-916b-50a65aad8aed"]}, {"id": "ITEM-2", "itemData": {"DOI": "10.5194/bgd-9-4627-2012", "ISSN": "1726-4189", "abstract": "Dynamic Global Vegetation Models (DGVMs) typically abstract the immense diversi</meta:user-defined>
    <meta:user-defined meta:name="Mendeley_Bookmark_DBRilAhw2n_11" meta:value-type="string">ty of vegetation forms and functioning into a relatively small set of predefined semi-empirical Plant Functional Types (PFTs). There is growing evidence, however, from the field ecology community as well as from modelling studies that current PFT schemes </meta:user-defined>
    <meta:user-defined meta:name="Mendeley_Bookmark_DBRilAhw2n_12" meta:value-type="string">may not adequately represent the observed variations in plant functional traits and their effect on ecosystem functioning. In this paper, we introduce the Jena Diversity DGVM (JeDi-DGVM) as a new approach to global vegetation modelling with a richer repre</meta:user-defined>
    <meta:user-defined meta:name="Mendeley_Bookmark_DBRilAhw2n_13" meta:value-type="string">sentation of functional diversity than traditional modelling approaches based on a small number of fixed PFTs. JeDi-DGVM simulates the performance of a large number of randomly-generated plant growth strategies (PGSs), each defined by a set of 15 trait pa</meta:user-defined>
    <meta:user-defined meta:name="Mendeley_Bookmark_DBRilAhw2n_14" meta:value-type="string">rameters which characterize various aspects of plant functioning including carbon allocation, ecophysiology and phenology. Each trait parameter is involved in one or more functional trade-offs. These trade-offs ultimately determine whether a PGS is able t</meta:user-defined>
    <meta:user-defined meta:name="Mendeley_Bookmark_DBRilAhw2n_15" meta:value-type="string">o survive under the climatic conditions in a given model grid cell and its performance relative to the other PGSs. The biogeochemical fluxes and land-surface properties of the individual PGSs are aggregated to the grid cell scale using a mass-based weight</meta:user-defined>
    <meta:user-defined meta:name="Mendeley_Bookmark_DBRilAhw2n_16" meta:value-type="string">ing scheme. Simulated global biogeochemical and biogeographical patterns are evaluated against a variety of field and satellite-based observations following a protocol established by the Carbon-Land Model Intercomparison Project. The land surface fluxes a</meta:user-defined>
    <meta:user-defined meta:name="Mendeley_Bookmark_DBRilAhw2n_17" meta:value-type="string">nd vegetation structural properties are reasonably well simulated by JeDi-DGVM, and compare favorably with other state-of-the-art terrestrial biosphere models. This is despite the parameters describing the ecophysiological functioning and allometry of JeD</meta:user-defined>
    <meta:user-defined meta:name="Mendeley_Bookmark_DBRilAhw2n_18" meta:value-type="string">i-DGVM plants evolving as a function of vegetation survival in a given climate, as opposed to typical approaches that fix land surface parameters derived from observational datasets for each PFT. The approach implemented here in JeDi-DGVM sets the foundat</meta:user-defined>
    <meta:user-defined meta:name="Mendeley_Bookmark_DBRilAhw2n_19" meta:value-type="string">ion for future applications that will explore the impacts of explicitly resolving diverse plant communities, allowing for a more flexible temporal and spatial representation of the structure and function of the terrestrial biosphere.", "author": [{"droppi</meta:user-defined>
    <meta:user-defined meta:name="Mendeley_Bookmark_DBRilAhw2n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DBRilAhw2n_20" meta:value-type="string">ng-particle": "", "family": "Pavlick", "given": "R.", "non-dropping-particle": "", "parse-names": false, "suffix": ""}, {"dropping-particle": "", "family": "Drewry", "given": "D. T.", "non-dropping-particle": "", "parse-names": false, "suffix": ""}, {"dro</meta:user-defined>
    <meta:user-defined meta:name="Mendeley_Bookmark_DBRilAhw2n_21" meta:value-type="string">pping-particle": "", "family": "Bohn", "given": "K.", "non-dropping-particle": "", "parse-names": false, "suffix": ""}, {"dropping-particle": "", "family": "Reu", "given": "B.", "non-dropping-particle": "", "parse-names": false, "suffix": ""}, {"dropping-</meta:user-defined>
    <meta:user-defined meta:name="Mendeley_Bookmark_DBRilAhw2n_22" meta:value-type="string">particle": "", "family": "Kleidon", "given": "A.", "non-dropping-particle": "", "parse-names": false, "suffix": ""}], "container-title": "Biogeosciences Discussions", "id": "ITEM-2", "issue": "4", "issued": {"date-parts": [["2013"]]}, "page": "4627-4726",</meta:user-defined>
    <meta:user-defined meta:name="Mendeley_Bookmark_DBRilAhw2n_23" meta:value-type="string"> "title": "The Jena Diversity-Dynamic Global Vegetation Model (JeDi-DGVM): a diverse approach to representing terrestrial biogeography and biogeochemistry based on plant functional trade-offs", "type": "article-journal", "volume": "9"}, "uris": ["http://w</meta:user-defined>
    <meta:user-defined meta:name="Mendeley_Bookmark_DBRilAhw2n_24" meta:value-type="string">ww.mendeley.com/documents/?uuid=97b39f1a-676e-4ac7-8ea7-a26d756bab84"]}, {"id": "ITEM-3", "itemData": {"DOI": "10.1111/j.1466-8238.2011.00717.x", "ISBN": "1466-8238", "ISSN": "1466822X", "abstract": "Aim Despite their importance for predicting fluxes to a</meta:user-defined>
    <meta:user-defined meta:name="Mendeley_Bookmark_DBRilAhw2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DBRilAhw2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DBRilAhw2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DBRilAhw2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DBRilAhw2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DBRilAhw2n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DBRilAhw2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DBRilAhw2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DBRilAhw2n_32" meta:value-type="string">"suffix": ""}, {"dropping-particle": "", "family": "Douma", "given": "J. C.", "non-dropping-particle": "", "parse-names": false, "suffix": ""}, {"dropping-particle": "", "family": "Witte", "given": "J. P M", "non-dropping-particle": "", "parse-names": fal</meta:user-defined>
    <meta:user-defined meta:name="Mendeley_Bookmark_DBRilAhw2n_33" meta:value-type="string">se, "suffix": ""}, {"dropping-particle": "", "family": "Ordo\u00f1ez", "given": "J. C.", "non-dropping-particle": "", "parse-names": false, "suffix": ""}, {"dropping-particle": "", "family": "Bartholomeus", "given": "R. P.", "non-dropping-particle": "", "</meta:user-defined>
    <meta:user-defined meta:name="Mendeley_Bookmark_DBRilAhw2n_34" meta:value-type="string">parse-names": false, "suffix": ""}, {"dropping-particle": "", "family": "Aerts", "given": "R.", "non-dropping-particle": "", "parse-names": false, "suffix": ""}], "container-title": "Global Ecology and Biogeography", "id": "ITEM-3", "issued": {"date-parts</meta:user-defined>
    <meta:user-defined meta:name="Mendeley_Bookmark_DBRilAhw2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DBRilAhw2n_36" meta:value-type="string">"}, "uris": ["http://www.mendeley.com/documents/?uuid=88027667-ecad-4d4f-bc62-3e9d4d497b3a"]}, {"id": "ITEM-4", "itemData": {"DOI": "10.1111/gcb.12871", "ISBN": "1365-2486", "ISSN": "13652486", "PMID": "25611824", "abstract": "Earth system models demonstr</meta:user-defined>
    <meta:user-defined meta:name="Mendeley_Bookmark_DBRilAhw2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DBRilAhw2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DBRilAhw2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DBRilAhw2n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DBRilAhw2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DBRilAhw2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DBRilAhw2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DBRilAhw2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DBRilAhw2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DBRilAhw2n_45" meta:value-type="string">", "non-dropping-particle": "", "parse-names": false, "suffix": ""}, {"dropping-particle": "", "family": "Aerts", "given": "Rien", "non-dropping-particle": "", "parse-names": false, "suffix": ""}, {"dropping-particle": "", "family": "Brovkin", "given": "V</meta:user-defined>
    <meta:user-defined meta:name="Mendeley_Bookmark_DBRilAhw2n_46" meta:value-type="string">ictor", "non-dropping-particle": "", "parse-names": false, "suffix": ""}, {"dropping-particle": "", "family": "Cavender-Bares", "given": "Jeannine", "non-dropping-particle": "", "parse-names": false, "suffix": ""}, {"dropping-particle": "", "family": "Cor</meta:user-defined>
    <meta:user-defined meta:name="Mendeley_Bookmark_DBRilAhw2n_47" meta:value-type="string">nelissen", "given": "Johannes H C", "non-dropping-particle": "", "parse-names": false, "suffix": ""}, {"dropping-particle": "", "family": "Kattge", "given": "Jens", "non-dropping-particle": "", "parse-names": false, "suffix": ""}, {"dropping-particle": ""</meta:user-defined>
    <meta:user-defined meta:name="Mendeley_Bookmark_DBRilAhw2n_48" meta:value-type="string">, "family": "Bodegom", "given": "Peter M.", "non-dropping-particle": "van", "parse-names": false, "suffix": ""}], "container-title": "Global Change Biology", "id": "ITEM-4", "issue": "8", "issued": {"date-parts": [["2015"]]}, "page": "3074-3086", "title":</meta:user-defined>
    <meta:user-defined meta:name="Mendeley_Bookmark_DBRilAhw2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DBRilAhw2n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DBRilAhw2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DBRilAhw2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DBRilAhw2n_52" meta:value-type="string">tation-style-language/schema/raw/master/csl-citation.json"}</meta:user-defined>
    <meta:user-defined meta:name="Mendeley_Bookmark_DBRilAhw2n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DBRilAhw2n_7" meta:value-type="string">een functional plant biologists and vegetation modellers.", "author": [{"dropping-particle": "", "family": "Scheiter", "given": "Simon", "non-dropping-particle": "", "parse-names": false, "suffix": ""}, {"dropping-particle": "", "family": "Langan", "given</meta:user-defined>
    <meta:user-defined meta:name="Mendeley_Bookmark_DBRilAhw2n_8" meta:value-type="string">": "Liam", "non-dropping-particle": "", "parse-names": false, "suffix": ""}, {"dropping-particle": "", "family": "Higgins", "given": "Steven I", "non-dropping-particle": "", "parse-names": false, "suffix": ""}], "container-title": "The New phytologist", "</meta:user-defined>
    <meta:user-defined meta:name="Mendeley_Bookmark_DBRilAhw2n_9" meta:value-type="string">id": "ITEM-1", "issue": "3", "issued": {"date-parts": [["2013"]]}, "note": "okkkk", "page": "957-69", "title": "Next-generation dynamic global vegetation models: learning from community ecology.", "type": "article-journal", "volume": "198"}, "uris": ["htt</meta:user-defined>
    <meta:user-defined meta:name="Mendeley_Bookmark_J3hIa1FpXC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J3hIa1FpXC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J3hIa1FpXC_11" meta:value-type="string">given": "R.", "non-dropping-particle": "", "parse-names": false, "suffix": ""}, {"dropping-particle": "", "family": "Drewry", "given": "D. T.", "non-dropping-particle": "", "parse-names": false, "suffix": ""}, {"dropping-particle": "", "family": "Bohn", "</meta:user-defined>
    <meta:user-defined meta:name="Mendeley_Bookmark_J3hIa1FpXC_12" meta:value-type="string">given": "K.", "non-dropping-particle": "", "parse-names": false, "suffix": ""}, {"dropping-particle": "", "family": "Reu", "given": "B.", "non-dropping-particle": "", "parse-names": false, "suffix": ""}, {"dropping-particle": "", "family": "Kleidon", "giv</meta:user-defined>
    <meta:user-defined meta:name="Mendeley_Bookmark_J3hIa1FpXC_13" meta:value-type="string">en": "A.", "non-dropping-particle": "", "parse-names": false, "suffix": ""}], "container-title": "Biogeosciences Discussions", "id": "ITEM-1", "issue": "4", "issued": {"date-parts": [["2013"]]}, "page": "4627-4726", "title": "The Jena Diversity-Dynamic Gl</meta:user-defined>
    <meta:user-defined meta:name="Mendeley_Bookmark_J3hIa1FpXC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J3hIa1FpXC_15" meta:value-type="string">-676e-4ac7-8ea7-a26d756bab84"]}, {"id": "ITEM-2", "itemData": {"DOI": "10.1111/j.1466-8238.2011.00717.x", "ISBN": "1466-8238", "ISSN": "1466822X", "abstract": "Aim Despite their importance for predicting fluxes to and from terrestrial ecosys- tems, dynami</meta:user-defined>
    <meta:user-defined meta:name="Mendeley_Bookmark_J3hIa1FpXC_16" meta:value-type="string">c global vegetation models have insufficient realism because of their use of plant functional types (PFTs) with constant attributes. Based on recent advances in community ecology, we explore the merits of a traits-based vegetation model to deal with curre</meta:user-defined>
    <meta:user-defined meta:name="Mendeley_Bookmark_J3hIa1FpXC_17" meta:value-type="string">nt shortcomings. Location Global. Methods A research review of current concepts and information, providing a new perspective, supported by quantitative analysis of a global traits database. Results Continuous and process-based trait\u2013environment relat</meta:user-defined>
    <meta:user-defined meta:name="Mendeley_Bookmark_J3hIa1FpXC_18" meta:value-type="string">ions are central to a traits-based approach and allow us to directly calculate fluxes based on functional characteristics. By quantifying community assembly concepts, it is possible to predict trait values from environmental drivers, although these relati</meta:user-defined>
    <meta:user-defined meta:name="Mendeley_Bookmark_J3hIa1FpXC_19" meta:value-type="string">ons are still imperfect. Through the quantification of these relations, effects of adaptation and species replacement upon environmental changes are implicitly accounted for. Such functional links also allow direct calculation of fluxes, including those r</meta:user-defined>
    <meta:user-defined meta:name="Mendeley_Bookmark_J3hIa1FpXC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J3hIa1FpXC_20" meta:value-type="string">elated to feedbacks through the nitrogen and water cycle. Finally, a traits-basedmodel allows the prediction of new trait combinations and no-analogue ecosystem functions projected to arise in the near future, which is not feasible in current vegetation m</meta:user-defined>
    <meta:user-defined meta:name="Mendeley_Bookmark_J3hIa1FpXC_21" meta:value-type="string">odels. A separate calculation of ecosystem fluxes and PFT occurrences in traits- based models allows for flexible vegetation classifications. Main conclusions Given the advantages described above, we argue that traits- based modelling deserves considerati</meta:user-defined>
    <meta:user-defined meta:name="Mendeley_Bookmark_J3hIa1FpXC_22" meta:value-type="string">on (although it will not be easy) if one is to aim for better climate projections.", "author": [{"dropping-particle": "", "family": "Bodegom", "given": "P. M.", "non-dropping-particle": "Van", "parse-names": false, "suffix": ""}, {"dropping-particle": "",</meta:user-defined>
    <meta:user-defined meta:name="Mendeley_Bookmark_J3hIa1FpXC_23" meta:value-type="string"> "family": "Douma", "given": "J. C.", "non-dropping-particle": "", "parse-names": false, "suffix": ""}, {"dropping-particle": "", "family": "Witte", "given": "J. P M", "non-dropping-particle": "", "parse-names": false, "suffix": ""}, {"dropping-particle":</meta:user-defined>
    <meta:user-defined meta:name="Mendeley_Bookmark_J3hIa1FpXC_24" meta:value-type="string"> "", "family": "Ordo\u00f1ez", "given": "J. C.", "non-dropping-particle": "", "parse-names": false, "suffix": ""}, {"dropping-particle": "", "family": "Bartholomeus", "given": "R. P.", "non-dropping-particle": "", "parse-names": false, "suffix": ""}, {"dr</meta:user-defined>
    <meta:user-defined meta:name="Mendeley_Bookmark_J3hIa1FpXC_25" meta:value-type="string">opping-particle": "", "family": "Aerts", "given": "R.", "non-dropping-particle": "", "parse-names": false, "suffix": ""}], "container-title": "Global Ecology and Biogeography", "id": "ITEM-2", "issued": {"date-parts": [["2012"]]}, "note": "okkkk", "page":</meta:user-defined>
    <meta:user-defined meta:name="Mendeley_Bookmark_J3hIa1FpXC_26" meta:value-type="string"> "625-636", "title": "Going beyond limitations of plant functional types when predicting global ecosystem-atmosphere fluxes: Exploring the merits of traits-based approaches", "type": "article-journal", "volume": "21"}, "uris": ["http://www.mendeley.com/do</meta:user-defined>
    <meta:user-defined meta:name="Mendeley_Bookmark_J3hIa1FpXC_27" meta:value-type="string">cuments/?uuid=88027667-ecad-4d4f-bc62-3e9d4d497b3a"]}, {"id": "ITEM-3", "itemData": {"DOI": "10.1111/gcb.12871", "ISBN": "1365-2486", "ISSN": "13652486", "PMID": "25611824", "abstract": "Earth system models demonstrate large uncertainty in projected chang</meta:user-defined>
    <meta:user-defined meta:name="Mendeley_Bookmark_J3hIa1FpXC_28" meta:value-type="string">es in terrestrial carbon budgets. The lack of inclusion of adaptive responses of vegetation communities to the environment has been suggested to hamper the ability of modeled vegetation to adequately respond to environmental change. In this study, variati</meta:user-defined>
    <meta:user-defined meta:name="Mendeley_Bookmark_J3hIa1FpXC_29" meta:value-type="string">on in functional responses of vegetation has been added to an Earth System Model (ESM) based on ecological principles. The restriction of viable mean trait values of vegetation communities by the environment, called \u2018habitat filtering\u2019, is an im</meta:user-defined>
    <meta:user-defined meta:name="Mendeley_Bookmark_J3hIa1FpXC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J3hIa1FpXC_30" meta:value-type="string">portant ecological assembly rule and allows for determination of global scale trait-environment relationships. These relationships were applied to model trait variation for different plant functional types (PFTs). For three leaf traits (specific leaf area</meta:user-defined>
    <meta:user-defined meta:name="Mendeley_Bookmark_J3hIa1FpXC_31" meta:value-type="string">, maximum carboxylation rate at 25 \u00b0C, and maximum electron transport rate at 25 \u00b0C) relationships with multiple environmental drivers, like precipitation, temperature, radiation and CO2, were determined for the PFTs within the Max Planck Instit</meta:user-defined>
    <meta:user-defined meta:name="Mendeley_Bookmark_J3hIa1FpXC_32" meta:value-type="string">ute ESM. With these relationships, spatiotemporal variation in these formerly fixed traits in PFTs was modeled in global change projections (IPCC RCP8.5 scenario). Inclusion of this environment-driven trait variation resulted in a strong reduction of the </meta:user-defined>
    <meta:user-defined meta:name="Mendeley_Bookmark_J3hIa1FpXC_33" meta:value-type="string">global carbon sink by at least 33% (2.1 Pg C yr\u22121) from the 2nd quarter of the 21st century onward compared to the default model with fixed traits. In addition, the mid and high latitudes became a stronger carbon sink and the tropics a stronger carbo</meta:user-defined>
    <meta:user-defined meta:name="Mendeley_Bookmark_J3hIa1FpXC_34" meta:value-type="string">n source, caused by trait-induced differences in productivity and relative respirational costs. These results point towards a reduction of the global carbon sink when including a more realistic representation of functional vegetation responses, implying m</meta:user-defined>
    <meta:user-defined meta:name="Mendeley_Bookmark_J3hIa1FpXC_35" meta:value-type="string">ore carbon will stay airborne, which could fuel further climate change. This article is protected by copyright. All rights reserved.", "author": [{"dropping-particle": "", "family": "Verheijen", "given": "Lieneke M.", "non-dropping-particle": "", "parse-n</meta:user-defined>
    <meta:user-defined meta:name="Mendeley_Bookmark_J3hIa1FpXC_36" meta:value-type="string">ames": false, "suffix": ""}, {"dropping-particle": "", "family": "Aerts", "given": "Rien", "non-dropping-particle": "", "parse-names": false, "suffix": ""}, {"dropping-particle": "", "family": "Brovkin", "given": "Victor", "non-dropping-particle": "", "pa</meta:user-defined>
    <meta:user-defined meta:name="Mendeley_Bookmark_J3hIa1FpXC_37" meta:value-type="string">rse-names": false, "suffix": ""}, {"dropping-particle": "", "family": "Cavender-Bares", "given": "Jeannine", "non-dropping-particle": "", "parse-names": false, "suffix": ""}, {"dropping-particle": "", "family": "Cornelissen", "given": "Johannes H C", "non</meta:user-defined>
    <meta:user-defined meta:name="Mendeley_Bookmark_J3hIa1FpXC_38" meta:value-type="string">-dropping-particle": "", "parse-names": false, "suffix": ""}, {"dropping-particle": "", "family": "Kattge", "given": "Jens", "non-dropping-particle": "", "parse-names": false, "suffix": ""}, {"dropping-particle": "", "family": "Bodegom", "given": "Peter M</meta:user-defined>
    <meta:user-defined meta:name="Mendeley_Bookmark_J3hIa1FpXC_39" meta:value-type="string">.", "non-dropping-particle": "van", "parse-names": false, "suffix": ""}], "container-title": "Global Change Biology", "id": "ITEM-3", "issue": "8", "issued": {"date-parts": [["2015"]]}, "page": "3074-3086", "title": "Inclusion of ecologically based trait </meta:user-defined>
    <meta:user-defined meta:name="Mendeley_Bookmark_J3hIa1FpXC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J3hIa1FpXC_40" meta:value-type="string">variation in plant functional types reduces the projected land carbon sink in an earth system model", "type": "article-journal", "volume": "21"}, "uris": ["http://www.mendeley.com/documents/?uuid=b352ecaa-7933-4500-ae69-5e658b5a38ea"]}, {"id": "ITEM-4", "</meta:user-defined>
    <meta:user-defined meta:name="Mendeley_Bookmark_J3hIa1FpXC_41" meta:value-type="string">itemData": {"DOI": "10.1111/nph.13590", "ISBN": "1469-8137", "ISSN": "14698137", "PMID": "26389742", "abstract": "? Plant trait diversity in many vegetation models is crudely represented using a discrete classification of a handful of \u2018plant types\u2</meta:user-defined>
    <meta:user-defined meta:name="Mendeley_Bookmark_J3hIa1FpXC_42" meta:value-type="string">019 (named plant functional types; PFTs). The parame- terization of PFTs reflects mean properties of observed plant traits over broad categories ignoring most of the inter- and intraspecific plant trait variability. ? Taking advantage of a multivariate le</meta:user-defined>
    <meta:user-defined meta:name="Mendeley_Bookmark_J3hIa1FpXC_43" meta:value-type="string">af-trait distribution (leaf economics spectrum), as well as documented plant drought strategies, we generate an ensemble of hypothetical species with coordinated attributes, rather than using few PFTs. The behavior of these proxy species is tested using a</meta:user-defined>
    <meta:user-defined meta:name="Mendeley_Bookmark_J3hIa1FpXC_44" meta:value-type="string"> mechanistic ecohydrological model that translates plant traits into plant per- formance. Simulations are carried out for a range of climates representative of different eleva- tions and wetness conditions in the European Alps. Using this framework we inv</meta:user-defined>
    <meta:user-defined meta:name="Mendeley_Bookmark_J3hIa1FpXC_45" meta:value-type="string">estigate the sensitivity of ecosystem response to plant trait diversity and compare it with the sensitivity to climate variability. ? Plant trait diversity leads to highly divergent vegetation carbon dynamics (fluxes and pools) and to a lesser extent wate</meta:user-defined>
    <meta:user-defined meta:name="Mendeley_Bookmark_J3hIa1FpXC_46" meta:value-type="string">r fluxes (transpiration). Abiotic variables, such as soil water content and evaporation, are only marginally affected. ? These results highlight the need for revising the representation of plant attributes in vegeta- tion models. Probabilistic approaches,</meta:user-defined>
    <meta:user-defined meta:name="Mendeley_Bookmark_J3hIa1FpXC_47" meta:value-type="string"> based on observed multivariate whole-plant trait distri- butions, provide a viable alternative.", "author": [{"dropping-particle": "", "family": "Pappas", "given": "Christoforos", "non-dropping-particle": "", "parse-names": false, "suffix": ""}, {"droppi</meta:user-defined>
    <meta:user-defined meta:name="Mendeley_Bookmark_J3hIa1FpXC_48" meta:value-type="string">ng-particle": "", "family": "Fatichi", "given": "Simone", "non-dropping-particle": "", "parse-names": false, "suffix": ""}, {"dropping-particle": "", "family": "Burlando", "given": "Paolo", "non-dropping-particle": "", "parse-names": false, "suffix": ""}]</meta:user-defined>
    <meta:user-defined meta:name="Mendeley_Bookmark_J3hIa1FpXC_49" meta:value-type="string">, "container-title": "New Phytologist", "id": "ITEM-4", "issue": "1", "issued": {"date-parts": [["2016"]]}, "page": "137-151", "title": "Modeling terrestrial carbon and water dynamics across climatic gradients: Does plant trait diversity matter?", "type":</meta:user-defined>
    <meta:user-defined meta:name="Mendeley_Bookmark_J3hIa1FpXC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J3hIa1FpXC_50" meta:value-type="string"> "article-journal", "volume": "209"}, "uris": ["http://www.mendeley.com/documents/?uuid=83c9ff65-4ec3-40b1-9913-457cb1a8f56b"]}], "mendeley": {"formattedCitation": "(PAPPAS; FATICHI; BURLANDO, 2016; PAVLICK et al., 2013; VAN BODEGOM et al., 2012; VERHEIJE</meta:user-defined>
    <meta:user-defined meta:name="Mendeley_Bookmark_J3hIa1FpXC_51" meta:value-type="string">N et al., 2015)", "plainTextFormattedCitation": "(PAPPAS; FATICHI; BURLANDO, 2016; PAVLICK et al., 2013; VAN BODEGOM et al., 2012; VERHEIJEN et al., 2015)", "previouslyFormattedCitation": "(PAPPAS; FATICHI; BURLANDO, 2016; PAVLICK et al., 2013; VAN BODEGO</meta:user-defined>
    <meta:user-defined meta:name="Mendeley_Bookmark_J3hIa1FpXC_52" meta:value-type="string">M et al., 2012; VERHEIJEN et al., 2015)"}, "properties": {"noteIndex": 0}, "schema": "https://github.com/citation-style-language/schema/raw/master/csl-citation.json"}</meta:user-defined>
    <meta:user-defined meta:name="Mendeley_Bookmark_J3hIa1FpXC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J3hIa1FpXC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J3hIa1FpXC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J3hIa1FpXC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JcYGSx8q8g_1" meta:value-type="string">ADDIN CSL_CITATION {"citationItems": [{"id": "ITEM-1", "itemData": {"DOI": "10.1046/j.1365-2486.2001.00383.x", "ISBN": "1365-2486", "ISSN": "13541013", "PMID": "5247", "abstract": "The possible responses of ecosystem processes to rising atmospheric CO2 co</meta:user-defined>
    <meta:user-defined meta:name="Mendeley_Bookmark_JcYGSx8q8g_10" meta:value-type="string">ustrate, however, that the magnitude of possible biospheric in_uences on the carbon balance requires that this factor is taken into account for future scenarios of atmospheric CO2 and climate change", "author": [{"dropping-particle": "", "family": "Cramer</meta:user-defined>
    <meta:user-defined meta:name="Mendeley_Bookmark_JcYGSx8q8g_11" meta:value-type="string">", "given": "Wolfgang", "non-dropping-particle": "", "parse-names": false, "suffix": ""}, {"dropping-particle": "", "family": "Bondeau", "given": "Alberte", "non-dropping-particle": "", "parse-names": false, "suffix": ""}, {"dropping-particle": "", "famil</meta:user-defined>
    <meta:user-defined meta:name="Mendeley_Bookmark_JcYGSx8q8g_12" meta:value-type="string">y": "Woodward", "given": "F. Ian", "non-dropping-particle": "", "parse-names": false, "suffix": ""}, {"dropping-particle": "", "family": "Prentice", "given": "I. Colin", "non-dropping-particle": "", "parse-names": false, "suffix": ""}, {"dropping-particle</meta:user-defined>
    <meta:user-defined meta:name="Mendeley_Bookmark_JcYGSx8q8g_13" meta:value-type="string">": "", "family": "Betts", "given": "Richard a.", "non-dropping-particle": "", "parse-names": false, "suffix": ""}, {"dropping-particle": "", "family": "Brovkin", "given": "Victor", "non-dropping-particle": "", "parse-names": false, "suffix": ""}, {"droppi</meta:user-defined>
    <meta:user-defined meta:name="Mendeley_Bookmark_JcYGSx8q8g_14" meta:value-type="string">ng-particle": "", "family": "Cox", "given": "Peter M.", "non-dropping-particle": "", "parse-names": false, "suffix": ""}, {"dropping-particle": "", "family": "Fisher", "given": "Veronica", "non-dropping-particle": "", "parse-names": false, "suffix": ""}, </meta:user-defined>
    <meta:user-defined meta:name="Mendeley_Bookmark_JcYGSx8q8g_15" meta:value-type="string">{"dropping-particle": "", "family": "Foley", "given": "Jonathan a.", "non-dropping-particle": "", "parse-names": false, "suffix": ""}, {"dropping-particle": "", "family": "Friend", "given": "Andrew D.", "non-dropping-particle": "", "parse-names": false, "</meta:user-defined>
    <meta:user-defined meta:name="Mendeley_Bookmark_JcYGSx8q8g_16" meta:value-type="string">suffix": ""}, {"dropping-particle": "", "family": "Kucharik", "given": "Chris", "non-dropping-particle": "", "parse-names": false, "suffix": ""}, {"dropping-particle": "", "family": "Lomas", "given": "Mark R.", "non-dropping-particle": "", "parse-names": </meta:user-defined>
    <meta:user-defined meta:name="Mendeley_Bookmark_JcYGSx8q8g_17" meta:value-type="string">false, "suffix": ""}, {"dropping-particle": "", "family": "Ramankutty", "given": "Navin", "non-dropping-particle": "", "parse-names": false, "suffix": ""}, {"dropping-particle": "", "family": "Sitch", "given": "Stephen", "non-dropping-particle": "", "pars</meta:user-defined>
    <meta:user-defined meta:name="Mendeley_Bookmark_JcYGSx8q8g_18" meta:value-type="string">e-names": false, "suffix": ""}, {"dropping-particle": "", "family": "Smith", "given": "Benjamin", "non-dropping-particle": "", "parse-names": false, "suffix": ""}, {"dropping-particle": "", "family": "White", "given": "Andrew", "non-dropping-particle": ""</meta:user-defined>
    <meta:user-defined meta:name="Mendeley_Bookmark_JcYGSx8q8g_19" meta:value-type="string">, "parse-names": false, "suffix": ""}, {"dropping-particle": "", "family": "Young-Molling", "given": "Christine", "non-dropping-particle": "", "parse-names": false, "suffix": ""}], "container-title": "Global Change Biology", "id": "ITEM-1", "issue": "4", </meta:user-defined>
    <meta:user-defined meta:name="Mendeley_Bookmark_JcYGSx8q8g_2" meta:value-type="string">ncentration and climate change are illustrated using six dynamic global vegetation models that explicitly represent the interactions of ecosystem carbon and water exchanges with vegetation dynamics. The models are driven by the IPCC IS92a scenario of risi</meta:user-defined>
    <meta:user-defined meta:name="Mendeley_Bookmark_JcYGSx8q8g_20" meta:value-type="string">"issued": {"date-parts": [["2001"]]}, "page": "357-373", "title": "Global response of terrestrial ecosystem structure and function to CO2 and climate change: Results from six dynamic global vegetation models", "type": "article-journal", "volume": "7"}, "u</meta:user-defined>
    <meta:user-defined meta:name="Mendeley_Bookmark_JcYGSx8q8g_21" meta:value-type="string">ris": ["http://www.mendeley.com/documents/?uuid=3fae6925-5da8-4d3c-b4e3-99e13504a912"]}, {"id": "ITEM-2", "itemData": {"DOI": "10.1139/A10-016", "ISBN": "1208-6053", "ISSN": "1208-6053", "abstract": "There is a lack in representation of biosphere atmosphe</meta:user-defined>
    <meta:user-defined meta:name="Mendeley_Bookmark_JcYGSx8q8g_22" meta:value-type="string">re interactions in current climate models. To fill this gap, one may introduce vegetation dynamics in surface transfer schemes or couple global climate models (GCMs) with vegetation dynamics models. As these vegetation dynamics models were not designed to</meta:user-defined>
    <meta:user-defined meta:name="Mendeley_Bookmark_JcYGSx8q8g_23" meta:value-type="string"> be included in GCMs, how are the latest generation dynamic global vegetation models (DGVMs) suitable for use in global climate studies? This paper reviews the latest developments in DGVM modelling as well as the development of DGVM-GCM coupling in the fr</meta:user-defined>
    <meta:user-defined meta:name="Mendeley_Bookmark_JcYGSx8q8g_24" meta:value-type="string">amework of global climate studies. Limitations of DGVM and coupling are shown and the challenges of these methods are highlighted. During the last decade, DGVMs underwent major changes in the representation of physical and biogeochemical mechanisms such a</meta:user-defined>
    <meta:user-defined meta:name="Mendeley_Bookmark_JcYGSx8q8g_25" meta:value-type="string">s photosynthesis and respiration processes as well as in the representation of regional properties of vegetation. However, several limitations such as carbon and nitrogen cycles, competition, land-use and land-use changes, and disturbances have been ident</meta:user-defined>
    <meta:user-defined meta:name="Mendeley_Bookmark_JcYGSx8q8g_26" meta:value-type="string">ified. In addition, recent advances in model coupling techniques allow the simulation of the vegetation atmosphere interactions in GCMs with the help of DGVMs. Though DGVMs represent a good alternative to investigate vegetation atmosphere interactions at </meta:user-defined>
    <meta:user-defined meta:name="Mendeley_Bookmark_JcYGSx8q8g_27" meta:value-type="string">a large scale, some weaknesses in evaluation methodology and model design need to be further investigated to improve the results.", "author": [{"dropping-particle": "", "family": "Quillet", "given": "Anne", "non-dropping-particle": "", "parse-names": fals</meta:user-defined>
    <meta:user-defined meta:name="Mendeley_Bookmark_JcYGSx8q8g_28" meta:value-type="string">e, "suffix": ""}, {"dropping-particle": "", "family": "Peng", "given": "Changhui", "non-dropping-particle": "", "parse-names": false, "suffix": ""}, {"dropping-particle": "", "family": "Garneau", "given": "Michelle", "non-dropping-particle": "", "parse-na</meta:user-defined>
    <meta:user-defined meta:name="Mendeley_Bookmark_JcYGSx8q8g_29" meta:value-type="string">mes": false, "suffix": ""}], "container-title": "Environmental Reviews", "id": "ITEM-2", "issue": "NA", "issued": {"date-parts": [["2010"]]}, "page": "333-353", "title": "Toward dynamic global vegetation models for simulating vegetation\u2013climate inter</meta:user-defined>
    <meta:user-defined meta:name="Mendeley_Bookmark_JcYGSx8q8g_3" meta:value-type="string">ng CO2 (Wigley et al. 1991), and by climate changes resulting from effective CO2 concentrations corresponding to IS92a, simulated by the coupled ocean atmosphere model HadCM2-SUL. Simulations with changing CO2 alone show a widely distributed terrestrial c</meta:user-defined>
    <meta:user-defined meta:name="Mendeley_Bookmark_JcYGSx8q8g_30" meta:value-type="string">actions and feedbacks: recent developments, limitations, and future challenges", "type": "article-journal", "volume": "18"}, "uris": ["http://www.mendeley.com/documents/?uuid=aa24e936-b04e-46a8-95e9-c1018aa2866b"]}, {"id": "ITEM-3", "itemData": {"DOI": "1</meta:user-defined>
    <meta:user-defined meta:name="Mendeley_Bookmark_JcYGSx8q8g_31" meta:value-type="string">0.1111/j.1466-8238.2011.00717.x", "ISBN": "1466-8238", "ISSN": "1466822X", "abstract": "Aim Despite their importance for predicting fluxes to and from terrestrial ecosys- tems, dynamic global vegetation models have insufficient realism because of their us</meta:user-defined>
    <meta:user-defined meta:name="Mendeley_Bookmark_JcYGSx8q8g_32" meta:value-type="string">e of plant functional types (PFTs) with constant attributes. Based on recent advances in community ecology, we explore the merits of a traits-based vegetation model to deal with current shortcomings. Location Global. Methods A research review of current c</meta:user-defined>
    <meta:user-defined meta:name="Mendeley_Bookmark_JcYGSx8q8g_33" meta:value-type="string">oncepts and information, providing a new perspective, supported by quantitative analysis of a global traits database. Results Continuous and process-based trait\u2013environment relations are central to a traits-based approach and allow us to directly cal</meta:user-defined>
    <meta:user-defined meta:name="Mendeley_Bookmark_JcYGSx8q8g_34" meta:value-type="string">culate fluxes based on functional characteristics. By quantifying community assembly concepts, it is possible to predict trait values from environmental drivers, although these relations are still imperfect. Through the quantification of these relations, </meta:user-defined>
    <meta:user-defined meta:name="Mendeley_Bookmark_JcYGSx8q8g_35" meta:value-type="string">effects of adaptation and species replacement upon environmental changes are implicitly accounted for. Such functional links also allow direct calculation of fluxes, including those related to feedbacks through the nitrogen and water cycle. Finally, a tra</meta:user-defined>
    <meta:user-defined meta:name="Mendeley_Bookmark_JcYGSx8q8g_36" meta:value-type="string">its-basedmodel allows the prediction of new trait combinations and no-analogue ecosystem functions projected to arise in the near future, which is not feasible in current vegetation models. A separate calculation of ecosystem fluxes and PFT occurrences in</meta:user-defined>
    <meta:user-defined meta:name="Mendeley_Bookmark_JcYGSx8q8g_37" meta:value-type="string"> traits- based models allows for flexible vegetation classifications. Main conclusions Given the advantages described above, we argue that traits- based modelling deserves consideration (although it will not be easy) if one is to aim for better climate pr</meta:user-defined>
    <meta:user-defined meta:name="Mendeley_Bookmark_JcYGSx8q8g_38" meta:value-type="string">ojections.", "author": [{"dropping-particle": "", "family": "Bodegom", "given": "P. M.", "non-dropping-particle": "Van", "parse-names": false, "suffix": ""}, {"dropping-particle": "", "family": "Douma", "given": "J. C.", "non-dropping-particle": "", "pars</meta:user-defined>
    <meta:user-defined meta:name="Mendeley_Bookmark_JcYGSx8q8g_39" meta:value-type="string">e-names": false, "suffix": ""}, {"dropping-particle": "", "family": "Witte", "given": "J. P M", "non-dropping-particle": "", "parse-names": false, "suffix": ""}, {"dropping-particle": "", "family": "Ordo\u00f1ez", "given": "J. C.", "non-dropping-particle"</meta:user-defined>
    <meta:user-defined meta:name="Mendeley_Bookmark_JcYGSx8q8g_4" meta:value-type="string">arbon sink of 1.4\u00f13.8 PgCy\u00f11 during the 1990s, rising to 3.7\u00f18.6 PgCy\u00f11 a century later. Simulations including climate change show a reduced sink both today (0.6\u00f1 3.0 PgCy\u00f11) and a century later (0.3\u00f16.6 PgCy\u00f11) as </meta:user-defined>
    <meta:user-defined meta:name="Mendeley_Bookmark_JcYGSx8q8g_40" meta:value-type="string">: "", "parse-names": false, "suffix": ""}, {"dropping-particle": "", "family": "Bartholomeus", "given": "R. P.", "non-dropping-particle": "", "parse-names": false, "suffix": ""}, {"dropping-particle": "", "family": "Aerts", "given": "R.", "non-dropping-pa</meta:user-defined>
    <meta:user-defined meta:name="Mendeley_Bookmark_JcYGSx8q8g_41" meta:value-type="string">rticle": "", "parse-names": false, "suffix": ""}], "container-title": "Global Ecology and Biogeography", "id": "ITEM-3", "issued": {"date-parts": [["2012"]]}, "note": "okkkk", "page": "625-636", "title": "Going beyond limitations of plant functional types</meta:user-defined>
    <meta:user-defined meta:name="Mendeley_Bookmark_JcYGSx8q8g_42" meta:value-type="string"> when predicting global ecosystem-atmosphere fluxes: Exploring the merits of traits-based approaches", "type": "article-journal", "volume": "21"}, "uris": ["http://www.mendeley.com/documents/?uuid=88027667-ecad-4d4f-bc62-3e9d4d497b3a"]}], "mendeley": {"fo</meta:user-defined>
    <meta:user-defined meta:name="Mendeley_Bookmark_JcYGSx8q8g_43" meta:value-type="string">rmattedCitation": "(CRAMER et al., 2001; QUILLET; PENG; GARNEAU, 2010; VAN BODEGOM et al., 2012)", "plainTextFormattedCitation": "(CRAMER et al., 2001; QUILLET; PENG; GARNEAU, 2010; VAN BODEGOM et al., 2012)", "previouslyFormattedCitation": "(CRAMER et al</meta:user-defined>
    <meta:user-defined meta:name="Mendeley_Bookmark_JcYGSx8q8g_44" meta:value-type="string">., 2001; QUILLET; PENG; GARNEAU, 2010; VAN BODEGOM et al., 2012)"}, "properties": {"noteIndex": 0}, "schema": "https://github.com/citation-style-language/schema/raw/master/csl-citation.json"}</meta:user-defined>
    <meta:user-defined meta:name="Mendeley_Bookmark_JcYGSx8q8g_5" meta:value-type="string">a result of the impacts of climate change on NEP of tropical and southern hemisphere ecosystems. In all models, the rate of increase of NEP begins to level off around 2030 as a consequence of the `diminishing return' of physiological CO2 effects at high C</meta:user-defined>
    <meta:user-defined meta:name="Mendeley_Bookmark_JcYGSx8q8g_6" meta:value-type="string">O2 concentrations. Four out of the six models show a further, climate-induced decline in NEP resulting from increased heterotrophic respiration and declining tropical NPP after 2050. Changes in vegetation structure in_uence the magnitude and spatial patte</meta:user-defined>
    <meta:user-defined meta:name="Mendeley_Bookmark_JcYGSx8q8g_7" meta:value-type="string">rn of the carbon sink and, in combination with changing climate, also freshwater availability (runoff). It is shown that these changes, once set in motion, would continue to evolve for at least a century even if atmospheric CO2 concentration and climate c</meta:user-defined>
    <meta:user-defined meta:name="Mendeley_Bookmark_JcYGSx8q8g_8" meta:value-type="string">ould be instantaneously stabilized. The results should be considered illustrative in the sense that the choice of CO2 concentration scenario was arbitrary and only one climate model scenario was used. However, the results serve to indicate a range of poss</meta:user-defined>
    <meta:user-defined meta:name="Mendeley_Bookmark_JcYGSx8q8g_9" meta:value-type="string">ible biospheric responses to CO2 and climate change. They reveal major uncertainties about the response of NEP to climate change resulting, primarily, from differences in the way that modelled global NPP responds to a changing climate. The simulations ill</meta:user-defined>
    <meta:user-defined meta:name="Mendeley_Bookmark_L9eC2snsku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L9eC2snsku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L9eC2snsku_11" meta:value-type="string">t diversity and ecosystem properties.", "author": [{"dropping-particle": "", "family": "Lavorel", "given": "S", "non-dropping-particle": "", "parse-names": false, "suffix": ""}, {"dropping-particle": "", "family": "Garnier", "given": "E", "non-dropping-pa</meta:user-defined>
    <meta:user-defined meta:name="Mendeley_Bookmark_L9eC2snsku_12" meta:value-type="string">rticle": "", "parse-names": false, "suffix": ""}], "container-title": "Functional Ecology", "id": "ITEM-1", "issue": "Essay Review", "issued": {"date-parts": [["2002"]]}, "page": "545-556", "title": "Predicting changes in community composition and ecosyst</meta:user-defined>
    <meta:user-defined meta:name="Mendeley_Bookmark_L9eC2snsku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L9eC2snsku_14" meta:value-type="string">)", "plainTextFormattedCitation": "(LAVOREL; GARNIER, 2002)"}, "properties": {"noteIndex": 0}, "schema": "https://github.com/citation-style-language/schema/raw/master/csl-citation.json"}</meta:user-defined>
    <meta:user-defined meta:name="Mendeley_Bookmark_L9eC2snsku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L9eC2snsku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L9eC2snsku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L9eC2snsku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L9eC2snsku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L9eC2snsku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L9eC2snsku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L9eC2snsku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WjIAU9KPGG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WjIAU9KPGG_10" meta:value-type="string">p://www.mendeley.com/documents/?uuid=8ce3b2f6-0f0e-4133-916b-50a65aad8aed"]}, {"id": "ITEM-2", "itemData": {"DOI": "10.1046/j.1365-2486.2001.00383.x", "ISBN": "1365-2486", "ISSN": "13541013", "PMID": "5247", "abstract": "The possible responses of ecosyste</meta:user-defined>
    <meta:user-defined meta:name="Mendeley_Bookmark_WjIAU9KPGG_11" meta:value-type="string">m processes to rising atmospheric CO2 concentration and climate change are illustrated using six dynamic global vegetation models that explicitly represent the interactions of ecosystem carbon and water exchanges with vegetation dynamics. The models are d</meta:user-defined>
    <meta:user-defined meta:name="Mendeley_Bookmark_WjIAU9KPGG_12" meta:value-type="string">riven by the IPCC IS92a scenario of rising CO2 (Wigley et al. 1991), and by climate changes resulting from effective CO2 concentrations corresponding to IS92a, simulated by the coupled ocean atmosphere model HadCM2-SUL. Simulations with changing CO2 alone</meta:user-defined>
    <meta:user-defined meta:name="Mendeley_Bookmark_WjIAU9KPGG_13" meta:value-type="string"> show a widely distributed terrestrial carbon sink of 1.4\u00f13.8 PgCy\u00f11 during the 1990s, rising to 3.7\u00f18.6 PgCy\u00f11 a century later. Simulations including climate change show a reduced sink both today (0.6\u00f1 3.0 PgCy\u00f11) and a cent</meta:user-defined>
    <meta:user-defined meta:name="Mendeley_Bookmark_WjIAU9KPGG_14" meta:value-type="string">ury later (0.3\u00f16.6 PgCy\u00f11) as a result of the impacts of climate change on NEP of tropical and southern hemisphere ecosystems. In all models, the rate of increase of NEP begins to level off around 2030 as a consequence of the `diminishing return</meta:user-defined>
    <meta:user-defined meta:name="Mendeley_Bookmark_WjIAU9KPGG_15" meta:value-type="string">' of physiological CO2 effects at high CO2 concentrations. Four out of the six models show a further, climate-induced decline in NEP resulting from increased heterotrophic respiration and declining tropical NPP after 2050. Changes in vegetation structure </meta:user-defined>
    <meta:user-defined meta:name="Mendeley_Bookmark_WjIAU9KPGG_16" meta:value-type="string">in_uence the magnitude and spatial pattern of the carbon sink and, in combination with changing climate, also freshwater availability (runoff). It is shown that these changes, once set in motion, would continue to evolve for at least a century even if atm</meta:user-defined>
    <meta:user-defined meta:name="Mendeley_Bookmark_WjIAU9KPGG_17" meta:value-type="string">ospheric CO2 concentration and climate could be instantaneously stabilized. The results should be considered illustrative in the sense that the choice of CO2 concentration scenario was arbitrary and only one climate model scenario was used. However, the r</meta:user-defined>
    <meta:user-defined meta:name="Mendeley_Bookmark_WjIAU9KPGG_18" meta:value-type="string">esults serve to indicate a range of possible biospheric responses to CO2 and climate change. They reveal major uncertainties about the response of NEP to climate change resulting, primarily, from differences in the way that modelled global NPP responds to</meta:user-defined>
    <meta:user-defined meta:name="Mendeley_Bookmark_WjIAU9KPGG_19" meta:value-type="string"> a changing climate. The simulations illustrate, however, that the magnitude of possible biospheric in_uences on the carbon balance requires that this factor is taken into account for future scenarios of atmospheric CO2 and climate change", "author": [{"d</meta:user-defined>
    <meta:user-defined meta:name="Mendeley_Bookmark_WjIAU9KPGG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WjIAU9KPGG_20" meta:value-type="string">ropping-particle": "", "family": "Cramer", "given": "Wolfgang", "non-dropping-particle": "", "parse-names": false, "suffix": ""}, {"dropping-particle": "", "family": "Bondeau", "given": "Alberte", "non-dropping-particle": "", "parse-names": false, "suffix</meta:user-defined>
    <meta:user-defined meta:name="Mendeley_Bookmark_WjIAU9KPGG_21" meta:value-type="string">": ""}, {"dropping-particle": "", "family": "Woodward", "given": "F. Ian", "non-dropping-particle": "", "parse-names": false, "suffix": ""}, {"dropping-particle": "", "family": "Prentice", "given": "I. Colin", "non-dropping-particle": "", "parse-names": f</meta:user-defined>
    <meta:user-defined meta:name="Mendeley_Bookmark_WjIAU9KPGG_22" meta:value-type="string">alse, "suffix": ""}, {"dropping-particle": "", "family": "Betts", "given": "Richard a.", "non-dropping-particle": "", "parse-names": false, "suffix": ""}, {"dropping-particle": "", "family": "Brovkin", "given": "Victor", "non-dropping-particle": "", "pars</meta:user-defined>
    <meta:user-defined meta:name="Mendeley_Bookmark_WjIAU9KPGG_23" meta:value-type="string">e-names": false, "suffix": ""}, {"dropping-particle": "", "family": "Cox", "given": "Peter M.", "non-dropping-particle": "", "parse-names": false, "suffix": ""}, {"dropping-particle": "", "family": "Fisher", "given": "Veronica", "non-dropping-particle": "</meta:user-defined>
    <meta:user-defined meta:name="Mendeley_Bookmark_WjIAU9KPGG_24" meta:value-type="string">", "parse-names": false, "suffix": ""}, {"dropping-particle": "", "family": "Foley", "given": "Jonathan a.", "non-dropping-particle": "", "parse-names": false, "suffix": ""}, {"dropping-particle": "", "family": "Friend", "given": "Andrew D.", "non-droppin</meta:user-defined>
    <meta:user-defined meta:name="Mendeley_Bookmark_WjIAU9KPGG_25" meta:value-type="string">g-particle": "", "parse-names": false, "suffix": ""}, {"dropping-particle": "", "family": "Kucharik", "given": "Chris", "non-dropping-particle": "", "parse-names": false, "suffix": ""}, {"dropping-particle": "", "family": "Lomas", "given": "Mark R.", "non</meta:user-defined>
    <meta:user-defined meta:name="Mendeley_Bookmark_WjIAU9KPGG_26" meta:value-type="string">-dropping-particle": "", "parse-names": false, "suffix": ""}, {"dropping-particle": "", "family": "Ramankutty", "given": "Navin", "non-dropping-particle": "", "parse-names": false, "suffix": ""}, {"dropping-particle": "", "family": "Sitch", "given": "Step</meta:user-defined>
    <meta:user-defined meta:name="Mendeley_Bookmark_WjIAU9KPGG_27" meta:value-type="string">hen", "non-dropping-particle": "", "parse-names": false, "suffix": ""}, {"dropping-particle": "", "family": "Smith", "given": "Benjamin", "non-dropping-particle": "", "parse-names": false, "suffix": ""}, {"dropping-particle": "", "family": "White", "given</meta:user-defined>
    <meta:user-defined meta:name="Mendeley_Bookmark_WjIAU9KPGG_28" meta:value-type="string">": "Andrew", "non-dropping-particle": "", "parse-names": false, "suffix": ""}, {"dropping-particle": "", "family": "Young-Molling", "given": "Christine", "non-dropping-particle": "", "parse-names": false, "suffix": ""}], "container-title": "Global Change </meta:user-defined>
    <meta:user-defined meta:name="Mendeley_Bookmark_WjIAU9KPGG_29" meta:value-type="string">Biology", "id": "ITEM-2", "issue": "4", "issued": {"date-parts": [["2001"]]}, "page": "357-373", "title": "Global response of terrestrial ecosystem structure and function to CO2 and climate change: Results from six dynamic global vegetation models", "type</meta:user-defined>
    <meta:user-defined meta:name="Mendeley_Bookmark_WjIAU9KPGG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WjIAU9KPGG_30" meta:value-type="string">": "article-journal", "volume": "7"}, "uris": ["http://www.mendeley.com/documents/?uuid=3fae6925-5da8-4d3c-b4e3-99e13504a912"]}], "mendeley": {"formattedCitation": "(CRAMER et al., 2001; SCHEITER; LANGAN; HIGGINS, 2013)", "plainTextFormattedCitation": "(C</meta:user-defined>
    <meta:user-defined meta:name="Mendeley_Bookmark_WjIAU9KPGG_31" meta:value-type="string">RAMER et al., 2001; SCHEITER; LANGAN; HIGGINS, 2013)", "previouslyFormattedCitation": "(CRAMER et al., 2001; SCHEITER; LANGAN; HIGGINS, 2013)"}, "properties": {"noteIndex": 0}, "schema": "https://github.com/citation-style-language/schema/raw/master/csl-ci</meta:user-defined>
    <meta:user-defined meta:name="Mendeley_Bookmark_WjIAU9KPGG_32" meta:value-type="string">tation.json"}</meta:user-defined>
    <meta:user-defined meta:name="Mendeley_Bookmark_WjIAU9KPGG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WjIAU9KPGG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WjIAU9KPGG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WjIAU9KPGG_7" meta:value-type="string">een functional plant biologists and vegetation modellers.", "author": [{"dropping-particle": "", "family": "Scheiter", "given": "Simon", "non-dropping-particle": "", "parse-names": false, "suffix": ""}, {"dropping-particle": "", "family": "Langan", "given</meta:user-defined>
    <meta:user-defined meta:name="Mendeley_Bookmark_WjIAU9KPGG_8" meta:value-type="string">": "Liam", "non-dropping-particle": "", "parse-names": false, "suffix": ""}, {"dropping-particle": "", "family": "Higgins", "given": "Steven I", "non-dropping-particle": "", "parse-names": false, "suffix": ""}], "container-title": "The New phytologist", "</meta:user-defined>
    <meta:user-defined meta:name="Mendeley_Bookmark_WjIAU9KPGG_9" meta:value-type="string">id": "ITEM-1", "issue": "3", "issued": {"date-parts": [["2013"]]}, "note": "okkkk", "page": "957-69", "title": "Next-generation dynamic global vegetation models: learning from community ecology.", "type": "article-journal", "volume": "198"}, "uris": ["htt</meta:user-defined>
    <meta:user-defined meta:name="Mendeley_Bookmark_Z6qJuyhapB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Z6qJuyhapB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Z6qJuyhapB_11" meta:value-type="string">t diversity and ecosystem properties.", "author": [{"dropping-particle": "", "family": "Lavorel", "given": "S", "non-dropping-particle": "", "parse-names": false, "suffix": ""}, {"dropping-particle": "", "family": "Garnier", "given": "E", "non-dropping-pa</meta:user-defined>
    <meta:user-defined meta:name="Mendeley_Bookmark_Z6qJuyhapB_12" meta:value-type="string">rticle": "", "parse-names": false, "suffix": ""}], "container-title": "Functional Ecology", "id": "ITEM-1", "issue": "Essay Review", "issued": {"date-parts": [["2002"]]}, "page": "545-556", "title": "Predicting changes in community composition and ecosyst</meta:user-defined>
    <meta:user-defined meta:name="Mendeley_Bookmark_Z6qJuyhapB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Z6qJuyhapB_14" meta:value-type="string">)", "plainTextFormattedCitation": "(LAVOREL; GARNIER, 2002)", "previouslyFormattedCitation": "(LAVOREL; GARNIER, 2002)"}, "properties": {"noteIndex": 0}, "schema": "https://github.com/citation-style-language/schema/raw/master/csl-citation.json"}</meta:user-defined>
    <meta:user-defined meta:name="Mendeley_Bookmark_Z6qJuyhapB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Z6qJuyhapB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Z6qJuyhapB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Z6qJuyhapB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Z6qJuyhapB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Z6qJuyhapB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Z6qJuyhapB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Z6qJuyhapB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aTWdKDLDlN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aTWdKDLDlN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aTWdKDLDlN_11" meta:value-type="string">given": "R.", "non-dropping-particle": "", "parse-names": false, "suffix": ""}, {"dropping-particle": "", "family": "Drewry", "given": "D. T.", "non-dropping-particle": "", "parse-names": false, "suffix": ""}, {"dropping-particle": "", "family": "Bohn", "</meta:user-defined>
    <meta:user-defined meta:name="Mendeley_Bookmark_aTWdKDLDlN_12" meta:value-type="string">given": "K.", "non-dropping-particle": "", "parse-names": false, "suffix": ""}, {"dropping-particle": "", "family": "Reu", "given": "B.", "non-dropping-particle": "", "parse-names": false, "suffix": ""}, {"dropping-particle": "", "family": "Kleidon", "giv</meta:user-defined>
    <meta:user-defined meta:name="Mendeley_Bookmark_aTWdKDLDlN_13" meta:value-type="string">en": "A.", "non-dropping-particle": "", "parse-names": false, "suffix": ""}], "container-title": "Biogeosciences Discussions", "id": "ITEM-1", "issue": "4", "issued": {"date-parts": [["2013"]]}, "page": "4627-4726", "title": "The Jena Diversity-Dynamic Gl</meta:user-defined>
    <meta:user-defined meta:name="Mendeley_Bookmark_aTWdKDLDlN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aTWdKDLDlN_15" meta:value-type="string">-676e-4ac7-8ea7-a26d756bab84"]}, {"id": "ITEM-2", "itemData": {"DOI": "10.1111/nph.12210", "ISSN": "1469-8137", "PMID": "23496172", "abstract": "Dynamic global vegetation models (DGVMs) are powerful tools to project past, current and future vegetation pat</meta:user-defined>
    <meta:user-defined meta:name="Mendeley_Bookmark_aTWdKDLDlN_16" meta:value-type="string">terns and associated biogeochemical cycles. However, most models are limited by how they define vegetation and by their simplistic representation of competition. We discuss how concepts from community assembly theory and coexistence theory can help to imp</meta:user-defined>
    <meta:user-defined meta:name="Mendeley_Bookmark_aTWdKDLDlN_17" meta:value-type="string">rove vegetation models. We further present a trait- and individual-based vegetation model (aDGVM2) that allows individual plants to adopt a unique combination of trait values. These traits define how individual plants grow and compete. A genetic optimizat</meta:user-defined>
    <meta:user-defined meta:name="Mendeley_Bookmark_aTWdKDLDlN_18" meta:value-type="string">ion algorithm is used to simulate trait inheritance and reproductive isolation between individuals. These model properties allow the assembly of plant communities that are adapted to a site's biotic and abiotic conditions. The aDGVM2 simulates how environ</meta:user-defined>
    <meta:user-defined meta:name="Mendeley_Bookmark_aTWdKDLDlN_19" meta:value-type="string">mental conditions influence the trait spectra of plant communities; that fire selects for traits that enhance fire protection and reduces trait diversity; and the emergence of life-history strategies that are suggestive of colonization-competition trade-o</meta:user-defined>
    <meta:user-defined meta:name="Mendeley_Bookmark_aTWdKDLDlN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aTWdKDLDlN_20" meta:value-type="string">ffs. The aDGVM2 deals with functional diversity and competition fundamentally differently from current DGVMs. This approach may yield novel insights as to how vegetation may respond to climate change and we believe it could foster collaborations between f</meta:user-defined>
    <meta:user-defined meta:name="Mendeley_Bookmark_aTWdKDLDlN_21" meta:value-type="string">unctional plant biologists and vegetation modellers.", "author": [{"dropping-particle": "", "family": "Scheiter", "given": "Simon", "non-dropping-particle": "", "parse-names": false, "suffix": ""}, {"dropping-particle": "", "family": "Langan", "given": "L</meta:user-defined>
    <meta:user-defined meta:name="Mendeley_Bookmark_aTWdKDLDlN_22" meta:value-type="string">iam", "non-dropping-particle": "", "parse-names": false, "suffix": ""}, {"dropping-particle": "", "family": "Higgins", "given": "Steven I", "non-dropping-particle": "", "parse-names": false, "suffix": ""}], "container-title": "The New phytologist", "id": </meta:user-defined>
    <meta:user-defined meta:name="Mendeley_Bookmark_aTWdKDLDlN_23" meta:value-type="string">"ITEM-2", "issue": "3", "issued": {"date-parts": [["2013"]]}, "note": "okkkk", "page": "957-69", "title": "Next-generation dynamic global vegetation models: learning from community ecology.", "type": "article-journal", "volume": "198"}, "uris": ["http://w</meta:user-defined>
    <meta:user-defined meta:name="Mendeley_Bookmark_aTWdKDLDlN_24" meta:value-type="string">ww.mendeley.com/documents/?uuid=8ce3b2f6-0f0e-4133-916b-50a65aad8aed"]}, {"id": "ITEM-3", "itemData": {"DOI": "10.1111/j.1466-8238.2011.00717.x", "ISBN": "1466-8238", "ISSN": "1466822X", "abstract": "Aim Despite their importance for predicting fluxes to a</meta:user-defined>
    <meta:user-defined meta:name="Mendeley_Bookmark_aTWdKDLDl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aTWdKDLDl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aTWdKDLDl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aTWdKDLDl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aTWdKDLDl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aTWdKDLDlN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aTWdKDLDl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aTWdKDLDl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aTWdKDLDlN_32" meta:value-type="string">"suffix": ""}, {"dropping-particle": "", "family": "Douma", "given": "J. C.", "non-dropping-particle": "", "parse-names": false, "suffix": ""}, {"dropping-particle": "", "family": "Witte", "given": "J. P M", "non-dropping-particle": "", "parse-names": fal</meta:user-defined>
    <meta:user-defined meta:name="Mendeley_Bookmark_aTWdKDLDlN_33" meta:value-type="string">se, "suffix": ""}, {"dropping-particle": "", "family": "Ordo\u00f1ez", "given": "J. C.", "non-dropping-particle": "", "parse-names": false, "suffix": ""}, {"dropping-particle": "", "family": "Bartholomeus", "given": "R. P.", "non-dropping-particle": "", "</meta:user-defined>
    <meta:user-defined meta:name="Mendeley_Bookmark_aTWdKDLDlN_34" meta:value-type="string">parse-names": false, "suffix": ""}, {"dropping-particle": "", "family": "Aerts", "given": "R.", "non-dropping-particle": "", "parse-names": false, "suffix": ""}], "container-title": "Global Ecology and Biogeography", "id": "ITEM-3", "issued": {"date-parts</meta:user-defined>
    <meta:user-defined meta:name="Mendeley_Bookmark_aTWdKDLDl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aTWdKDLDlN_36" meta:value-type="string">"}, "uris": ["http://www.mendeley.com/documents/?uuid=88027667-ecad-4d4f-bc62-3e9d4d497b3a"]}, {"id": "ITEM-4", "itemData": {"DOI": "10.1111/gcb.12871", "ISBN": "1365-2486", "ISSN": "13652486", "PMID": "25611824", "abstract": "Earth system models demonstr</meta:user-defined>
    <meta:user-defined meta:name="Mendeley_Bookmark_aTWdKDLDl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aTWdKDLDl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aTWdKDLDl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aTWdKDLDlN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aTWdKDLDl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aTWdKDLDl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aTWdKDLDl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aTWdKDLDl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aTWdKDLDl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aTWdKDLDlN_45" meta:value-type="string">", "non-dropping-particle": "", "parse-names": false, "suffix": ""}, {"dropping-particle": "", "family": "Aerts", "given": "Rien", "non-dropping-particle": "", "parse-names": false, "suffix": ""}, {"dropping-particle": "", "family": "Brovkin", "given": "V</meta:user-defined>
    <meta:user-defined meta:name="Mendeley_Bookmark_aTWdKDLDlN_46" meta:value-type="string">ictor", "non-dropping-particle": "", "parse-names": false, "suffix": ""}, {"dropping-particle": "", "family": "Cavender-Bares", "given": "Jeannine", "non-dropping-particle": "", "parse-names": false, "suffix": ""}, {"dropping-particle": "", "family": "Cor</meta:user-defined>
    <meta:user-defined meta:name="Mendeley_Bookmark_aTWdKDLDlN_47" meta:value-type="string">nelissen", "given": "Johannes H C", "non-dropping-particle": "", "parse-names": false, "suffix": ""}, {"dropping-particle": "", "family": "Kattge", "given": "Jens", "non-dropping-particle": "", "parse-names": false, "suffix": ""}, {"dropping-particle": ""</meta:user-defined>
    <meta:user-defined meta:name="Mendeley_Bookmark_aTWdKDLDlN_48" meta:value-type="string">, "family": "Bodegom", "given": "Peter M.", "non-dropping-particle": "van", "parse-names": false, "suffix": ""}], "container-title": "Global Change Biology", "id": "ITEM-4", "issue": "8", "issued": {"date-parts": [["2015"]]}, "page": "3074-3086", "title":</meta:user-defined>
    <meta:user-defined meta:name="Mendeley_Bookmark_aTWdKDLDl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aTWdKDLDlN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aTWdKDLDl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aTWdKDLDl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aTWdKDLDlN_52" meta:value-type="string">tation-style-language/schema/raw/master/csl-citation.json"}</meta:user-defined>
    <meta:user-defined meta:name="Mendeley_Bookmark_aTWdKDLDlN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aTWdKDLDlN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aTWdKDLDlN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aTWdKDLDlN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eYg0M5bIi3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eYg0M5bIi3_10" meta:value-type="string"> "suffix": ""}, {"dropping-particle": "", "family": "Chen", "given": "Huai", "non-dropping-particle": "", "parse-names": false, "suffix": ""}], "container-title": "Progress in Physical Geography", "id": "ITEM-1", "issue": "4", "issued": {"date-parts": [["</meta:user-defined>
    <meta:user-defined meta:name="Mendeley_Bookmark_eYg0M5bIi3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eYg0M5bIi3_12" meta:value-type="string">5909-4f1c-96e8-73f31bf07fdd"]}], "mendeley": {"formattedCitation": "(YANG et al., 2015)", "plainTextFormattedCitation": "(YANG et al., 2015)", "previouslyFormattedCitation": "(YANG et al., 2015)"}, "properties": {"noteIndex": 0}, "schema": "https://github</meta:user-defined>
    <meta:user-defined meta:name="Mendeley_Bookmark_eYg0M5bIi3_13" meta:value-type="string">.com/citation-style-language/schema/raw/master/csl-citation.json"}</meta:user-defined>
    <meta:user-defined meta:name="Mendeley_Bookmark_eYg0M5bIi3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eYg0M5bIi3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eYg0M5bIi3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eYg0M5bIi3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eYg0M5bIi3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eYg0M5bIi3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eYg0M5bIi3_8" meta:value-type="string">"author": [{"dropping-particle": "", "family": "Yang", "given": "Yanzheng", "non-dropping-particle": "", "parse-names": false, "suffix": ""}, {"dropping-particle": "", "family": "Zhu", "given": "Qiuan", "non-dropping-particle": "", "parse-names": false, "</meta:user-defined>
    <meta:user-defined meta:name="Mendeley_Bookmark_eYg0M5bIi3_9" meta:value-type="string">suffix": ""}, {"dropping-particle": "", "family": "Peng", "given": "Changhui", "non-dropping-particle": "", "parse-names": false, "suffix": ""}, {"dropping-particle": "", "family": "Wang", "given": "Han", "non-dropping-particle": "", "parse-names": false,</meta:user-defined>
    <meta:user-defined meta:name="Mendeley_Bookmark_fdVpbUhmRQ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fdVpbUhmRQ_10" meta:value-type="string"> "suffix": ""}, {"dropping-particle": "", "family": "Chen", "given": "Huai", "non-dropping-particle": "", "parse-names": false, "suffix": ""}], "container-title": "Progress in Physical Geography", "id": "ITEM-1", "issue": "4", "issued": {"date-parts": [["</meta:user-defined>
    <meta:user-defined meta:name="Mendeley_Bookmark_fdVpbUhmRQ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fdVpbUhmRQ_12" meta:value-type="string">5909-4f1c-96e8-73f31bf07fdd"]}], "mendeley": {"formattedCitation": "(YANG et al., 2015)", "plainTextFormattedCitation": "(YANG et al., 2015)", "previouslyFormattedCitation": "(YANG et al., 2015)"}, "properties": {"noteIndex": 0}, "schema": "https://github</meta:user-defined>
    <meta:user-defined meta:name="Mendeley_Bookmark_fdVpbUhmRQ_13" meta:value-type="string">.com/citation-style-language/schema/raw/master/csl-citation.json"}</meta:user-defined>
    <meta:user-defined meta:name="Mendeley_Bookmark_fdVpbUhmRQ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fdVpbUhmRQ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fdVpbUhmRQ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fdVpbUhmRQ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fdVpbUhmRQ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fdVpbUhmRQ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fdVpbUhmRQ_8" meta:value-type="string">"author": [{"dropping-particle": "", "family": "Yang", "given": "Yanzheng", "non-dropping-particle": "", "parse-names": false, "suffix": ""}, {"dropping-particle": "", "family": "Zhu", "given": "Qiuan", "non-dropping-particle": "", "parse-names": false, "</meta:user-defined>
    <meta:user-defined meta:name="Mendeley_Bookmark_fdVpbUhmRQ_9" meta:value-type="string">suffix": ""}, {"dropping-particle": "", "family": "Peng", "given": "Changhui", "non-dropping-particle": "", "parse-names": false, "suffix": ""}, {"dropping-particle": "", "family": "Wang", "given": "Han", "non-dropping-particle": "", "parse-names": false,</meta:user-defined>
    <meta:user-defined meta:name="Mendeley_Bookmark_kw5Tiadkr0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kw5Tiadkr0_10" meta:value-type="string"> "suffix": ""}, {"dropping-particle": "", "family": "Chen", "given": "Huai", "non-dropping-particle": "", "parse-names": false, "suffix": ""}], "container-title": "Progress in Physical Geography", "id": "ITEM-1", "issue": "4", "issued": {"date-parts": [["</meta:user-defined>
    <meta:user-defined meta:name="Mendeley_Bookmark_kw5Tiadkr0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kw5Tiadkr0_12" meta:value-type="string">5909-4f1c-96e8-73f31bf07fdd"]}, {"id": "ITEM-2", "itemData": {"DOI": "10.5194/bgd-9-4627-2012", "ISSN": "1726-4189", "abstract": "Dynamic Global Vegetation Models (DGVMs) typically abstract the immense diversity of vegetation forms and functioning into a </meta:user-defined>
    <meta:user-defined meta:name="Mendeley_Bookmark_kw5Tiadkr0_13" meta:value-type="string">relatively small set of predefined semi-empirical Plant Functional Types (PFTs). There is growing evidence, however, from the field ecology community as well as from modelling studies that current PFT schemes may not adequately represent the observed vari</meta:user-defined>
    <meta:user-defined meta:name="Mendeley_Bookmark_kw5Tiadkr0_14" meta:value-type="string">ations in plant functional traits and their effect on ecosystem functioning. In this paper, we introduce the Jena Diversity DGVM (JeDi-DGVM) as a new approach to global vegetation modelling with a richer representation of functional diversity than traditi</meta:user-defined>
    <meta:user-defined meta:name="Mendeley_Bookmark_kw5Tiadkr0_15" meta:value-type="string">onal modelling approaches based on a small number of fixed PFTs. JeDi-DGVM simulates the performance of a large number of randomly-generated plant growth strategies (PGSs), each defined by a set of 15 trait parameters which characterize various aspects of</meta:user-defined>
    <meta:user-defined meta:name="Mendeley_Bookmark_kw5Tiadkr0_16" meta:value-type="string"> plant functioning including carbon allocation, ecophysiology and phenology. Each trait parameter is involved in one or more functional trade-offs. These trade-offs ultimately determine whether a PGS is able to survive under the climatic conditions in a g</meta:user-defined>
    <meta:user-defined meta:name="Mendeley_Bookmark_kw5Tiadkr0_17" meta:value-type="string">iven model grid cell and its performance relative to the other PGSs. The biogeochemical fluxes and land-surface properties of the individual PGSs are aggregated to the grid cell scale using a mass-based weighting scheme. Simulated global biogeochemical an</meta:user-defined>
    <meta:user-defined meta:name="Mendeley_Bookmark_kw5Tiadkr0_18" meta:value-type="string">d biogeographical patterns are evaluated against a variety of field and satellite-based observations following a protocol established by the Carbon-Land Model Intercomparison Project. The land surface fluxes and vegetation structural properties are reason</meta:user-defined>
    <meta:user-defined meta:name="Mendeley_Bookmark_kw5Tiadkr0_19" meta:value-type="string">ably well simulated by JeDi-DGVM, and compare favorably with other state-of-the-art terrestrial biosphere models. This is despite the parameters describing the ecophysiological functioning and allometry of JeDi-DGVM plants evolving as a function of vegeta</meta:user-defined>
    <meta:user-defined meta:name="Mendeley_Bookmark_kw5Tiadkr0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kw5Tiadkr0_20" meta:value-type="string">tion survival in a given climate, as opposed to typical approaches that fix land surface parameters derived from observational datasets for each PFT. The approach implemented here in JeDi-DGVM sets the foundation for future applications that will explore </meta:user-defined>
    <meta:user-defined meta:name="Mendeley_Bookmark_kw5Tiadkr0_21" meta:value-type="string">the impacts of explicitly resolving diverse plant communities, allowing for a more flexible temporal and spatial representation of the structure and function of the terrestrial biosphere.", "author": [{"dropping-particle": "", "family": "Pavlick", "given"</meta:user-defined>
    <meta:user-defined meta:name="Mendeley_Bookmark_kw5Tiadkr0_22" meta:value-type="string">: "R.", "non-dropping-particle": "", "parse-names": false, "suffix": ""}, {"dropping-particle": "", "family": "Drewry", "given": "D. T.", "non-dropping-particle": "", "parse-names": false, "suffix": ""}, {"dropping-particle": "", "family": "Bohn", "given"</meta:user-defined>
    <meta:user-defined meta:name="Mendeley_Bookmark_kw5Tiadkr0_23" meta:value-type="string">: "K.", "non-dropping-particle": "", "parse-names": false, "suffix": ""}, {"dropping-particle": "", "family": "Reu", "given": "B.", "non-dropping-particle": "", "parse-names": false, "suffix": ""}, {"dropping-particle": "", "family": "Kleidon", "given": "</meta:user-defined>
    <meta:user-defined meta:name="Mendeley_Bookmark_kw5Tiadkr0_24" meta:value-type="string">A.", "non-dropping-particle": "", "parse-names": false, "suffix": ""}], "container-title": "Biogeosciences Discussions", "id": "ITEM-2", "issue": "4", "issued": {"date-parts": [["2013"]]}, "page": "4627-4726", "title": "The Jena Diversity-Dynamic Global V</meta:user-defined>
    <meta:user-defined meta:name="Mendeley_Bookmark_kw5Tiadkr0_25" meta:value-type="string">egetation Model (JeDi-DGVM): a diverse approach to representing terrestrial biogeography and biogeochemistry based on plant functional trade-offs", "type": "article-journal", "volume": "9"}, "uris": ["http://www.mendeley.com/documents/?uuid=97b39f1a-676e-</meta:user-defined>
    <meta:user-defined meta:name="Mendeley_Bookmark_kw5Tiadkr0_26" meta:value-type="string">4ac7-8ea7-a26d756bab84"]}, {"id": "ITEM-3", "itemData": {"DOI": "10.1111/j.1466-8238.2011.00717.x", "ISBN": "1466-8238", "ISSN": "1466822X", "abstract": "Aim Despite their importance for predicting fluxes to and from terrestrial ecosys- tems, dynamic glob</meta:user-defined>
    <meta:user-defined meta:name="Mendeley_Bookmark_kw5Tiadkr0_27" meta:value-type="string">al vegetation models have insufficient realism because of their use of plant functional types (PFTs) with constant attributes. Based on recent advances in community ecology, we explore the merits of a traits-based vegetation model to deal with current sho</meta:user-defined>
    <meta:user-defined meta:name="Mendeley_Bookmark_kw5Tiadkr0_28" meta:value-type="string">rtcomings. Location Global. Methods A research review of current concepts and information, providing a new perspective, supported by quantitative analysis of a global traits database. Results Continuous and process-based trait\u2013environment relations a</meta:user-defined>
    <meta:user-defined meta:name="Mendeley_Bookmark_kw5Tiadkr0_29" meta:value-type="string">re central to a traits-based approach and allow us to directly calculate fluxes based on functional characteristics. By quantifying community assembly concepts, it is possible to predict trait values from environmental drivers, although these relations ar</meta:user-defined>
    <meta:user-defined meta:name="Mendeley_Bookmark_kw5Tiadkr0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kw5Tiadkr0_30" meta:value-type="string">e still imperfect. Through the quantification of these relations, effects of adaptation and species replacement upon environmental changes are implicitly accounted for. Such functional links also allow direct calculation of fluxes, including those related</meta:user-defined>
    <meta:user-defined meta:name="Mendeley_Bookmark_kw5Tiadkr0_31" meta:value-type="string"> to feedbacks through the nitrogen and water cycle. Finally, a traits-basedmodel allows the prediction of new trait combinations and no-analogue ecosystem functions projected to arise in the near future, which is not feasible in current vegetation models.</meta:user-defined>
    <meta:user-defined meta:name="Mendeley_Bookmark_kw5Tiadkr0_32" meta:value-type="string"> A separate calculation of ecosystem fluxes and PFT occurrences in traits- based models allows for flexible vegetation classifications. Main conclusions Given the advantages described above, we argue that traits- based modelling deserves consideration (al</meta:user-defined>
    <meta:user-defined meta:name="Mendeley_Bookmark_kw5Tiadkr0_33" meta:value-type="string">though it will not be easy) if one is to aim for better climate projections.", "author": [{"dropping-particle": "", "family": "Bodegom", "given": "P. M.", "non-dropping-particle": "Van", "parse-names": false, "suffix": ""}, {"dropping-particle": "", "fami</meta:user-defined>
    <meta:user-defined meta:name="Mendeley_Bookmark_kw5Tiadkr0_34" meta:value-type="string">ly": "Douma", "given": "J. C.", "non-dropping-particle": "", "parse-names": false, "suffix": ""}, {"dropping-particle": "", "family": "Witte", "given": "J. P M", "non-dropping-particle": "", "parse-names": false, "suffix": ""}, {"dropping-particle": "", "</meta:user-defined>
    <meta:user-defined meta:name="Mendeley_Bookmark_kw5Tiadkr0_35" meta:value-type="string">family": "Ordo\u00f1ez", "given": "J. C.", "non-dropping-particle": "", "parse-names": false, "suffix": ""}, {"dropping-particle": "", "family": "Bartholomeus", "given": "R. P.", "non-dropping-particle": "", "parse-names": false, "suffix": ""}, {"dropping</meta:user-defined>
    <meta:user-defined meta:name="Mendeley_Bookmark_kw5Tiadkr0_36" meta:value-type="string">-particle": "", "family": "Aerts", "given": "R.", "non-dropping-particle": "", "parse-names": false, "suffix": ""}], "container-title": "Global Ecology and Biogeography", "id": "ITEM-3", "issued": {"date-parts": [["2012"]]}, "note": "okkkk", "page": "625-</meta:user-defined>
    <meta:user-defined meta:name="Mendeley_Bookmark_kw5Tiadkr0_37" meta:value-type="string">636", "title": "Going beyond limitations of plant functional types when predicting global ecosystem-atmosphere fluxes: Exploring the merits of traits-based approaches", "type": "article-journal", "volume": "21"}, "uris": ["http://www.mendeley.com/document</meta:user-defined>
    <meta:user-defined meta:name="Mendeley_Bookmark_kw5Tiadkr0_38" meta:value-type="string">s/?uuid=88027667-ecad-4d4f-bc62-3e9d4d497b3a"]}], "mendeley": {"formattedCitation": "(PAVLICK et al., 2013; VAN BODEGOM et al., 2012; YANG et al., 2015)", "plainTextFormattedCitation": "(PAVLICK et al., 2013; VAN BODEGOM et al., 2012; YANG et al., 2015)",</meta:user-defined>
    <meta:user-defined meta:name="Mendeley_Bookmark_kw5Tiadkr0_39" meta:value-type="string"> "previouslyFormattedCitation": "(PAVLICK et al., 2013; VAN BODEGOM et al., 2012; YANG et al., 2015)"}, "properties": {"noteIndex": 0}, "schema": "https://github.com/citation-style-language/schema/raw/master/csl-citation.json"}</meta:user-defined>
    <meta:user-defined meta:name="Mendeley_Bookmark_kw5Tiadkr0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kw5Tiadkr0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kw5Tiadkr0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kw5Tiadkr0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kw5Tiadkr0_8" meta:value-type="string">"author": [{"dropping-particle": "", "family": "Yang", "given": "Yanzheng", "non-dropping-particle": "", "parse-names": false, "suffix": ""}, {"dropping-particle": "", "family": "Zhu", "given": "Qiuan", "non-dropping-particle": "", "parse-names": false, "</meta:user-defined>
    <meta:user-defined meta:name="Mendeley_Bookmark_kw5Tiadkr0_9" meta:value-type="string">suffix": ""}, {"dropping-particle": "", "family": "Peng", "given": "Changhui", "non-dropping-particle": "", "parse-names": false, "suffix": ""}, {"dropping-particle": "", "family": "Wang", "given": "Han", "non-dropping-particle": "", "parse-names": false,</meta:user-defined>
    <meta:user-defined meta:name="Mendeley_Bookmark_lWkFIyTocU_1" meta:value-type="string">ADDIN CSL_CITATION {"citationItems": [{"id": "ITEM-1", "itemData": {"DOI": "10.1111/gcb.12871", "ISBN": "1365-2486", "ISSN": "13652486", "PMID": "25611824", "abstract": "Earth system models demonstrate large uncertainty in projected changes in terrestrial</meta:user-defined>
    <meta:user-defined meta:name="Mendeley_Bookmark_lWkFIyTocU_10" meta:value-type="string">ffix": ""}, {"dropping-particle": "", "family": "Aerts", "given": "Rien", "non-dropping-particle": "", "parse-names": false, "suffix": ""}, {"dropping-particle": "", "family": "Brovkin", "given": "Victor", "non-dropping-particle": "", "parse-names": false</meta:user-defined>
    <meta:user-defined meta:name="Mendeley_Bookmark_lWkFIyTocU_11" meta:value-type="string">, "suffix": ""}, {"dropping-particle": "", "family": "Cavender-Bares", "given": "Jeannine", "non-dropping-particle": "", "parse-names": false, "suffix": ""}, {"dropping-particle": "", "family": "Cornelissen", "given": "Johannes H C", "non-dropping-particl</meta:user-defined>
    <meta:user-defined meta:name="Mendeley_Bookmark_lWkFIyTocU_12" meta:value-type="string">e": "", "parse-names": false, "suffix": ""}, {"dropping-particle": "", "family": "Kattge", "given": "Jens", "non-dropping-particle": "", "parse-names": false, "suffix": ""}, {"dropping-particle": "", "family": "Bodegom", "given": "Peter M.", "non-dropping</meta:user-defined>
    <meta:user-defined meta:name="Mendeley_Bookmark_lWkFIyTocU_13" meta:value-type="string">-particle": "van", "parse-names": false, "suffix": ""}], "container-title": "Global Change Biology", "id": "ITEM-1", "issue": "8", "issued": {"date-parts": [["2015"]]}, "page": "3074-3086", "title": "Inclusion of ecologically based trait variation in plan</meta:user-defined>
    <meta:user-defined meta:name="Mendeley_Bookmark_lWkFIyTocU_14" meta:value-type="string">t functional types reduces the projected land carbon sink in an earth system model", "type": "article-journal", "volume": "21"}, "uris": ["http://www.mendeley.com/documents/?uuid=b352ecaa-7933-4500-ae69-5e658b5a38ea"]}, {"id": "ITEM-2", "itemData": {"DOI"</meta:user-defined>
    <meta:user-defined meta:name="Mendeley_Bookmark_lWkFIyTocU_15" meta:value-type="string">: "10.1038/ngeo1741", "ISBN": "1752-0894", "ISSN": "1752-0894", "abstract": "How tropical forest carbon stocks might alter in response to changes in climate and atmospheric composition is uncertain. However, assessing potential future carbon loss from tro</meta:user-defined>
    <meta:user-defined meta:name="Mendeley_Bookmark_lWkFIyTocU_16" meta:value-type="string">pical forests is important for evaluating the efficacy of programmes for reducing emissions from deforestation and degradation. Uncertainties are associated with different carbon stock re- sponses in models with different representations of vegetation pro</meta:user-defined>
    <meta:user-defined meta:name="Mendeley_Bookmark_lWkFIyTocU_17" meta:value-type="string">cesses on the one hand1\u20133, and differences in projected changes in temperature and precipitation patterns on the other hand4,5. Here we present a systematic exploration of these sources of uncertainty, along with uncertainty arising from different em</meta:user-defined>
    <meta:user-defined meta:name="Mendeley_Bookmark_lWkFIyTocU_18" meta:value-type="string">issions scenarios for all three main tropical forest regions: the Americas (that is,Amazonia andCentral America), Africa and Asia. Using simulations with 22 climate models and the MOSES\u2013TRIFFID land surface scheme, we find that only in one5 of the si</meta:user-defined>
    <meta:user-defined meta:name="Mendeley_Bookmark_lWkFIyTocU_19" meta:value-type="string">mulations are tropical forests projected to lose biomass by the end of the twenty-first century\u2014and then only for the Americas. When comparing with alternative models of plant physiological processes1,2, we find that the largest un- certainties are a</meta:user-defined>
    <meta:user-defined meta:name="Mendeley_Bookmark_lWkFIyTocU_2" meta:value-type="string"> carbon budgets. The lack of inclusion of adaptive responses of vegetation communities to the environment has been suggested to hamper the ability of modeled vegetation to adequately respond to environmental change. In this study, variation in functional </meta:user-defined>
    <meta:user-defined meta:name="Mendeley_Bookmark_lWkFIyTocU_20" meta:value-type="string">ssociated with plant physiological responses, and then with future emissions scenarios. Uncertainties from differences in the climate projections are significantly smaller. Despite the considerable uncertainties, we conclude that there is evidence of fore</meta:user-defined>
    <meta:user-defined meta:name="Mendeley_Bookmark_lWkFIyTocU_21" meta:value-type="string">st resilience for all three regions. Tropical", "author": [{"dropping-particle": "", "family": "Huntingford", "given": "Chris", "non-dropping-particle": "", "parse-names": false, "suffix": ""}, {"dropping-particle": "", "family": "Zelazowski", "given": "P</meta:user-defined>
    <meta:user-defined meta:name="Mendeley_Bookmark_lWkFIyTocU_22" meta:value-type="string">rzemyslaw", "non-dropping-particle": "", "parse-names": false, "suffix": ""}, {"dropping-particle": "", "family": "Galbraith", "given": "David", "non-dropping-particle": "", "parse-names": false, "suffix": ""}, {"dropping-particle": "", "family": "Mercado</meta:user-defined>
    <meta:user-defined meta:name="Mendeley_Bookmark_lWkFIyTocU_23" meta:value-type="string">", "given": "Lina M.", "non-dropping-particle": "", "parse-names": false, "suffix": ""}, {"dropping-particle": "", "family": "Sitch", "given": "Stephen", "non-dropping-particle": "", "parse-names": false, "suffix": ""}, {"dropping-particle": "", "family":</meta:user-defined>
    <meta:user-defined meta:name="Mendeley_Bookmark_lWkFIyTocU_24" meta:value-type="string"> "Fisher", "given": "Rosie", "non-dropping-particle": "", "parse-names": false, "suffix": ""}, {"dropping-particle": "", "family": "Lomas", "given": "Mark", "non-dropping-particle": "", "parse-names": false, "suffix": ""}, {"dropping-particle": "", "famil</meta:user-defined>
    <meta:user-defined meta:name="Mendeley_Bookmark_lWkFIyTocU_25" meta:value-type="string">y": "Walker", "given": "Anthony P.", "non-dropping-particle": "", "parse-names": false, "suffix": ""}, {"dropping-particle": "", "family": "Jones", "given": "Chris D.", "non-dropping-particle": "", "parse-names": false, "suffix": ""}, {"dropping-particle"</meta:user-defined>
    <meta:user-defined meta:name="Mendeley_Bookmark_lWkFIyTocU_26" meta:value-type="string">: "", "family": "Booth", "given": "Ben B. B.", "non-dropping-particle": "", "parse-names": false, "suffix": ""}, {"dropping-particle": "", "family": "Malhi", "given": "Yadvinder", "non-dropping-particle": "", "parse-names": false, "suffix": ""}, {"droppin</meta:user-defined>
    <meta:user-defined meta:name="Mendeley_Bookmark_lWkFIyTocU_27" meta:value-type="string">g-particle": "", "family": "Hemming", "given": "Debbie", "non-dropping-particle": "", "parse-names": false, "suffix": ""}, {"dropping-particle": "", "family": "Kay", "given": "Gillian", "non-dropping-particle": "", "parse-names": false, "suffix": ""}, {"d</meta:user-defined>
    <meta:user-defined meta:name="Mendeley_Bookmark_lWkFIyTocU_28" meta:value-type="string">ropping-particle": "", "family": "Good", "given": "Peter", "non-dropping-particle": "", "parse-names": false, "suffix": ""}, {"dropping-particle": "", "family": "Lewis", "given": "Simon L.", "non-dropping-particle": "", "parse-names": false, "suffix": ""}</meta:user-defined>
    <meta:user-defined meta:name="Mendeley_Bookmark_lWkFIyTocU_29" meta:value-type="string">, {"dropping-particle": "", "family": "Phillips", "given": "Oliver L.", "non-dropping-particle": "", "parse-names": false, "suffix": ""}, {"dropping-particle": "", "family": "Atkin", "given": "Owen K.", "non-dropping-particle": "", "parse-names": false, "</meta:user-defined>
    <meta:user-defined meta:name="Mendeley_Bookmark_lWkFIyTocU_3" meta:value-type="string">responses of vegetation has been added to an Earth System Model (ESM) based on ecological principles. The restriction of viable mean trait values of vegetation communities by the environment, called \u2018habitat filtering\u2019, is an important ecologica</meta:user-defined>
    <meta:user-defined meta:name="Mendeley_Bookmark_lWkFIyTocU_30" meta:value-type="string">suffix": ""}, {"dropping-particle": "", "family": "Lloyd", "given": "Jon", "non-dropping-particle": "", "parse-names": false, "suffix": ""}, {"dropping-particle": "", "family": "Gloor", "given": "Emanuel", "non-dropping-particle": "", "parse-names": false</meta:user-defined>
    <meta:user-defined meta:name="Mendeley_Bookmark_lWkFIyTocU_31" meta:value-type="string">, "suffix": ""}, {"dropping-particle": "", "family": "Zaragoza-Castells", "given": "Joana", "non-dropping-particle": "", "parse-names": false, "suffix": ""}, {"dropping-particle": "", "family": "Meir", "given": "Patrick", "non-dropping-particle": "", "par</meta:user-defined>
    <meta:user-defined meta:name="Mendeley_Bookmark_lWkFIyTocU_32" meta:value-type="string">se-names": false, "suffix": ""}, {"dropping-particle": "", "family": "Betts", "given": "Richard", "non-dropping-particle": "", "parse-names": false, "suffix": ""}, {"dropping-particle": "", "family": "Harris", "given": "Phil P.", "non-dropping-particle": </meta:user-defined>
    <meta:user-defined meta:name="Mendeley_Bookmark_lWkFIyTocU_33" meta:value-type="string">"", "parse-names": false, "suffix": ""}, {"dropping-particle": "", "family": "Nobre", "given": "Carlos", "non-dropping-particle": "", "parse-names": false, "suffix": ""}, {"dropping-particle": "", "family": "Marengo", "given": "Jose", "non-dropping-partic</meta:user-defined>
    <meta:user-defined meta:name="Mendeley_Bookmark_lWkFIyTocU_34" meta:value-type="string">le": "", "parse-names": false, "suffix": ""}, {"dropping-particle": "", "family": "Cox", "given": "Peter M.", "non-dropping-particle": "", "parse-names": false, "suffix": ""}], "container-title": "Nature Geoscience", "id": "ITEM-2", "issue": "4", "issued"</meta:user-defined>
    <meta:user-defined meta:name="Mendeley_Bookmark_lWkFIyTocU_35" meta:value-type="string">: {"date-parts": [["2013"]]}, "page": "268-273", "publisher": "Nature Publishing Group", "title": "Simulated resilience of tropical rainforests to CO2-induced climate change", "type": "article-journal", "volume": "6"}, "uris": ["http://www.mendeley.com/do</meta:user-defined>
    <meta:user-defined meta:name="Mendeley_Bookmark_lWkFIyTocU_36" meta:value-type="string">cuments/?uuid=1cedc793-872a-462b-ae23-66a591603375"]}], "mendeley": {"formattedCitation": "(HUNTINGFORD et al., 2013; VERHEIJEN et al., 2015)", "plainTextFormattedCitation": "(HUNTINGFORD et al., 2013; VERHEIJEN et al., 2015)", "previouslyFormattedCitatio</meta:user-defined>
    <meta:user-defined meta:name="Mendeley_Bookmark_lWkFIyTocU_37" meta:value-type="string">n": "(HUNTINGFORD et al., 2013; VERHEIJEN et al., 2015)"}, "properties": {"noteIndex": 0}, "schema": "https://github.com/citation-style-language/schema/raw/master/csl-citation.json"}</meta:user-defined>
    <meta:user-defined meta:name="Mendeley_Bookmark_lWkFIyTocU_4" meta:value-type="string">l assembly rule and allows for determination of global scale trait-environment relationships. These relationships were applied to model trait variation for different plant functional types (PFTs). For three leaf traits (specific leaf area, maximum carboxy</meta:user-defined>
    <meta:user-defined meta:name="Mendeley_Bookmark_lWkFIyTocU_5" meta:value-type="string">lation rate at 25 \u00b0C, and maximum electron transport rate at 25 \u00b0C) relationships with multiple environmental drivers, like precipitation, temperature, radiation and CO2, were determined for the PFTs within the Max Planck Institute ESM. With the</meta:user-defined>
    <meta:user-defined meta:name="Mendeley_Bookmark_lWkFIyTocU_6" meta:value-type="string">se relationships, spatiotemporal variation in these formerly fixed traits in PFTs was modeled in global change projections (IPCC RCP8.5 scenario). Inclusion of this environment-driven trait variation resulted in a strong reduction of the global carbon sin</meta:user-defined>
    <meta:user-defined meta:name="Mendeley_Bookmark_lWkFIyTocU_7" meta:value-type="string">k by at least 33% (2.1 Pg C yr\u22121) from the 2nd quarter of the 21st century onward compared to the default model with fixed traits. In addition, the mid and high latitudes became a stronger carbon sink and the tropics a stronger carbon source, caused </meta:user-defined>
    <meta:user-defined meta:name="Mendeley_Bookmark_lWkFIyTocU_8" meta:value-type="string">by trait-induced differences in productivity and relative respirational costs. These results point towards a reduction of the global carbon sink when including a more realistic representation of functional vegetation responses, implying more carbon will s</meta:user-defined>
    <meta:user-defined meta:name="Mendeley_Bookmark_lWkFIyTocU_9" meta:value-type="string">tay airborne, which could fuel further climate change. This article is protected by copyright. All rights reserved.", "author": [{"dropping-particle": "", "family": "Verheijen", "given": "Lieneke M.", "non-dropping-particle": "", "parse-names": false, "su</meta:user-defined>
    <meta:user-defined meta:name="Mendeley_Bookmark_qpTE2nCXoA_1" meta:value-type="string">ADDIN Mendeley Bibliography CSL_BIBLIOGRAPHY </meta:user-defined>
    <meta:user-defined meta:name="Mendeley_Bookmark_zBlFviWeRR_1" meta:value-type="string">ADDIN CSL_CITATION {"citationItems": [{"id": "ITEM-1", "itemData": {"DOI": "10.1007/s00704-004-0049-4", "ISBN": "0177-798X", "ISSN": "0177798X", "abstract": "The first GCM climate change projections to include dynamic vegetation and an interactive carbon </meta:user-defined>
    <meta:user-defined meta:name="Mendeley_Bookmark_zBlFviWeRR_10" meta:value-type="string">sions is predicted to lead to significant changes in climate. About half of the current emissions are being absorbed by the ocean and by land ecosystems, but this absorption is sensitive to climate as well as to atmospheric carbon dioxide concentrations, </meta:user-defined>
    <meta:user-defined meta:name="Mendeley_Bookmark_zBlFviWeRR_11" meta:value-type="string">creating a feedback loop. General circulation models have generally excluded the feedback between climate and the biosphere, using static vegetation distributions and CO2 concentrations from simple carbon-cycle models that do not include climate change. H</meta:user-defined>
    <meta:user-defined meta:name="Mendeley_Bookmark_zBlFviWeRR_12" meta:value-type="string">ere we present results from a fully coupled, three-dimensional carbon-climate model, indicating that carbon-cycle feedbacks could significantly accelerate climate change over the twenty-first century. We find that under a 'business as usual' scenario, the</meta:user-defined>
    <meta:user-defined meta:name="Mendeley_Bookmark_zBlFviWeRR_13" meta:value-type="string"> terrestrial biosphere acts as an overall carbon sink until about 2050, but turns into a source thereafter. By 2100, the ocean uptake rate of 5 Gt C yr(-1) is balanced by the terrestrial carbon source, and atmospheric CO2 concentrations are 250 p.p.m.v. h</meta:user-defined>
    <meta:user-defined meta:name="Mendeley_Bookmark_zBlFviWeRR_14" meta:value-type="string">igher in our fully coupled simulation than in uncoupled carbon models, resulting in a global-mean warming of 5.5 K, as compared to 4 K without the carbon-cycle feedback.", "author": [{"dropping-particle": "", "family": "Cox", "given": "P M", "non-dropping</meta:user-defined>
    <meta:user-defined meta:name="Mendeley_Bookmark_zBlFviWeRR_15" meta:value-type="string">-particle": "", "parse-names": false, "suffix": ""}, {"dropping-particle": "", "family": "Betts", "given": "R a", "non-dropping-particle": "", "parse-names": false, "suffix": ""}, {"dropping-particle": "", "family": "Jones", "given": "C D", "non-dropping-</meta:user-defined>
    <meta:user-defined meta:name="Mendeley_Bookmark_zBlFviWeRR_16" meta:value-type="string">particle": "", "parse-names": false, "suffix": ""}, {"dropping-particle": "", "family": "Spall", "given": "S a", "non-dropping-particle": "", "parse-names": false, "suffix": ""}, {"dropping-particle": "", "family": "Totterdell", "given": "I J", "non-dropp</meta:user-defined>
    <meta:user-defined meta:name="Mendeley_Bookmark_zBlFviWeRR_17" meta:value-type="string">ing-particle": "", "parse-names": false, "suffix": ""}], "container-title": "Nature", "id": "ITEM-2", "issue": "6809", "issued": {"date-parts": [["2000"]]}, "page": "184-187", "title": "Acceleration of global warming due to carbon-cycle feedbacks in a cou</meta:user-defined>
    <meta:user-defined meta:name="Mendeley_Bookmark_zBlFviWeRR_18" meta:value-type="string">pled climate model.", "type": "article-journal", "volume": "408"}, "uris": ["http://www.mendeley.com/documents/?uuid=63da732b-067d-425f-8891-dc288ad6962e"]}, {"id": "ITEM-3", "itemData": {"DOI": "10.1038/ngeo1741", "ISBN": "1752-0894", "ISSN": "1752-0894"</meta:user-defined>
    <meta:user-defined meta:name="Mendeley_Bookmark_zBlFviWeRR_19" meta:value-type="string">, "abstract": "How tropical forest carbon stocks might alter in response to changes in climate and atmospheric composition is uncertain. However, assessing potential future carbon loss from tropical forests is important for evaluating the efficacy of prog</meta:user-defined>
    <meta:user-defined meta:name="Mendeley_Bookmark_zBlFviWeRR_2" meta:value-type="string">cycle produced a very significant amplification of global warming over the 21st century. Under the IS92a ''business as usual'' emissions scenario CO2 concentrations reached about 980 ppmv by 2100, which is about 280 ppmv higher than when these feedbacks w</meta:user-defined>
    <meta:user-defined meta:name="Mendeley_Bookmark_zBlFviWeRR_20" meta:value-type="string">rammes for reducing emissions from deforestation and degradation. Uncertainties are associated with different carbon stock re- sponses in models with different representations of vegetation processes on the one hand1\u20133, and differences in projected c</meta:user-defined>
    <meta:user-defined meta:name="Mendeley_Bookmark_zBlFviWeRR_21" meta:value-type="string">hanges in temperature and precipitation patterns on the other hand4,5. Here we present a systematic exploration of these sources of uncertainty, along with uncertainty arising from different emissions scenarios for all three main tropical forest regions: </meta:user-defined>
    <meta:user-defined meta:name="Mendeley_Bookmark_zBlFviWeRR_22" meta:value-type="string">the Americas (that is,Amazonia andCentral America), Africa and Asia. Using simulations with 22 climate models and the MOSES\u2013TRIFFID land surface scheme, we find that only in one5 of the simulations are tropical forests projected to lose biomass by th</meta:user-defined>
    <meta:user-defined meta:name="Mendeley_Bookmark_zBlFviWeRR_23" meta:value-type="string">e end of the twenty-first century\u2014and then only for the Americas. When comparing with alternative models of plant physiological processes1,2, we find that the largest un- certainties are associated with plant physiological responses, and then with fu</meta:user-defined>
    <meta:user-defined meta:name="Mendeley_Bookmark_zBlFviWeRR_24" meta:value-type="string">ture emissions scenarios. Uncertainties from differences in the climate projections are significantly smaller. Despite the considerable uncertainties, we conclude that there is evidence of forest resilience for all three regions. Tropical", "author": [{"d</meta:user-defined>
    <meta:user-defined meta:name="Mendeley_Bookmark_zBlFviWeRR_25" meta:value-type="string">ropping-particle": "", "family": "Huntingford", "given": "Chris", "non-dropping-particle": "", "parse-names": false, "suffix": ""}, {"dropping-particle": "", "family": "Zelazowski", "given": "Przemyslaw", "non-dropping-particle": "", "parse-names": false,</meta:user-defined>
    <meta:user-defined meta:name="Mendeley_Bookmark_zBlFviWeRR_26" meta:value-type="string"> "suffix": ""}, {"dropping-particle": "", "family": "Galbraith", "given": "David", "non-dropping-particle": "", "parse-names": false, "suffix": ""}, {"dropping-particle": "", "family": "Mercado", "given": "Lina M.", "non-dropping-particle": "", "parse-nam</meta:user-defined>
    <meta:user-defined meta:name="Mendeley_Bookmark_zBlFviWeRR_27" meta:value-type="string">es": false, "suffix": ""}, {"dropping-particle": "", "family": "Sitch", "given": "Stephen", "non-dropping-particle": "", "parse-names": false, "suffix": ""}, {"dropping-particle": "", "family": "Fisher", "given": "Rosie", "non-dropping-particle": "", "par</meta:user-defined>
    <meta:user-defined meta:name="Mendeley_Bookmark_zBlFviWeRR_28" meta:value-type="string">se-names": false, "suffix": ""}, {"dropping-particle": "", "family": "Lomas", "given": "Mark", "non-dropping-particle": "", "parse-names": false, "suffix": ""}, {"dropping-particle": "", "family": "Walker", "given": "Anthony P.", "non-dropping-particle": </meta:user-defined>
    <meta:user-defined meta:name="Mendeley_Bookmark_zBlFviWeRR_29" meta:value-type="string">"", "parse-names": false, "suffix": ""}, {"dropping-particle": "", "family": "Jones", "given": "Chris D.", "non-dropping-particle": "", "parse-names": false, "suffix": ""}, {"dropping-particle": "", "family": "Booth", "given": "Ben B. B.", "non-dropping-p</meta:user-defined>
    <meta:user-defined meta:name="Mendeley_Bookmark_zBlFviWeRR_3" meta:value-type="string">ere ignored. The major contribution to the increased CO2 arose from reductions in soil carbon because global warming is assumed to accelerate respiration. However, there was also a lesser contribution from an alarming loss of the Amazonian rainforest. Thi</meta:user-defined>
    <meta:user-defined meta:name="Mendeley_Bookmark_zBlFviWeRR_30" meta:value-type="string">article": "", "parse-names": false, "suffix": ""}, {"dropping-particle": "", "family": "Malhi", "given": "Yadvinder", "non-dropping-particle": "", "parse-names": false, "suffix": ""}, {"dropping-particle": "", "family": "Hemming", "given": "Debbie", "non-</meta:user-defined>
    <meta:user-defined meta:name="Mendeley_Bookmark_zBlFviWeRR_31" meta:value-type="string">dropping-particle": "", "parse-names": false, "suffix": ""}, {"dropping-particle": "", "family": "Kay", "given": "Gillian", "non-dropping-particle": "", "parse-names": false, "suffix": ""}, {"dropping-particle": "", "family": "Good", "given": "Peter", "no</meta:user-defined>
    <meta:user-defined meta:name="Mendeley_Bookmark_zBlFviWeRR_32" meta:value-type="string">n-dropping-particle": "", "parse-names": false, "suffix": ""}, {"dropping-particle": "", "family": "Lewis", "given": "Simon L.", "non-dropping-particle": "", "parse-names": false, "suffix": ""}, {"dropping-particle": "", "family": "Phillips", "given": "Ol</meta:user-defined>
    <meta:user-defined meta:name="Mendeley_Bookmark_zBlFviWeRR_33" meta:value-type="string">iver L.", "non-dropping-particle": "", "parse-names": false, "suffix": ""}, {"dropping-particle": "", "family": "Atkin", "given": "Owen K.", "non-dropping-particle": "", "parse-names": false, "suffix": ""}, {"dropping-particle": "", "family": "Lloyd", "gi</meta:user-defined>
    <meta:user-defined meta:name="Mendeley_Bookmark_zBlFviWeRR_34" meta:value-type="string">ven": "Jon", "non-dropping-particle": "", "parse-names": false, "suffix": ""}, {"dropping-particle": "", "family": "Gloor", "given": "Emanuel", "non-dropping-particle": "", "parse-names": false, "suffix": ""}, {"dropping-particle": "", "family": "Zaragoza</meta:user-defined>
    <meta:user-defined meta:name="Mendeley_Bookmark_zBlFviWeRR_35" meta:value-type="string">-Castells", "given": "Joana", "non-dropping-particle": "", "parse-names": false, "suffix": ""}, {"dropping-particle": "", "family": "Meir", "given": "Patrick", "non-dropping-particle": "", "parse-names": false, "suffix": ""}, {"dropping-particle": "", "fa</meta:user-defined>
    <meta:user-defined meta:name="Mendeley_Bookmark_zBlFviWeRR_36" meta:value-type="string">mily": "Betts", "given": "Richard", "non-dropping-particle": "", "parse-names": false, "suffix": ""}, {"dropping-particle": "", "family": "Harris", "given": "Phil P.", "non-dropping-particle": "", "parse-names": false, "suffix": ""}, {"dropping-particle":</meta:user-defined>
    <meta:user-defined meta:name="Mendeley_Bookmark_zBlFviWeRR_37" meta:value-type="string"> "", "family": "Nobre", "given": "Carlos", "non-dropping-particle": "", "parse-names": false, "suffix": ""}, {"dropping-particle": "", "family": "Marengo", "given": "Jose", "non-dropping-particle": "", "parse-names": false, "suffix": ""}, {"dropping-parti</meta:user-defined>
    <meta:user-defined meta:name="Mendeley_Bookmark_zBlFviWeRR_38" meta:value-type="string">cle": "", "family": "Cox", "given": "Peter M.", "non-dropping-particle": "", "parse-names": false, "suffix": ""}], "container-title": "Nature Geoscience", "id": "ITEM-3", "issue": "4", "issued": {"date-parts": [["2013"]]}, "page": "268-273", "publisher": </meta:user-defined>
    <meta:user-defined meta:name="Mendeley_Bookmark_zBlFviWeRR_39" meta:value-type="string">"Nature Publishing Group", "title": "Simulated resilience of tropical rainforests to CO2-induced climate change", "type": "article-journal", "volume": "6"}, "uris": ["http://www.mendeley.com/documents/?uuid=1cedc793-872a-462b-ae23-66a591603375"]}], "mende</meta:user-defined>
    <meta:user-defined meta:name="Mendeley_Bookmark_zBlFviWeRR_4" meta:value-type="string">s paper describes the phenomenon of Amazonian forest dieback under elevated CO2 in the Hadley Centre climate-carbon cycle model", "author": [{"dropping-particle": "", "family": "Cox", "given": "Peter M.", "non-dropping-particle": "", "parse-names": false,</meta:user-defined>
    <meta:user-defined meta:name="Mendeley_Bookmark_zBlFviWeRR_40" meta:value-type="string">ley": {"formattedCitation": "(COX et al., 2000, 2004; HUNTINGFORD et al., 2013)", "plainTextFormattedCitation": "(COX et al., 2000, 2004; HUNTINGFORD et al., 2013)", "previouslyFormattedCitation": "(COX et al., 2000, 2004; HUNTINGFORD et al., 2013)"}, "pr</meta:user-defined>
    <meta:user-defined meta:name="Mendeley_Bookmark_zBlFviWeRR_41" meta:value-type="string">operties": {"noteIndex": 0}, "schema": "https://github.com/citation-style-language/schema/raw/master/csl-citation.json"}</meta:user-defined>
    <meta:user-defined meta:name="Mendeley_Bookmark_zBlFviWeRR_5" meta:value-type="string"> "suffix": ""}, {"dropping-particle": "", "family": "Betts", "given": "R. a.", "non-dropping-particle": "", "parse-names": false, "suffix": ""}, {"dropping-particle": "", "family": "Collins", "given": "M.", "non-dropping-particle": "", "parse-names": fals</meta:user-defined>
    <meta:user-defined meta:name="Mendeley_Bookmark_zBlFviWeRR_6" meta:value-type="string">e, "suffix": ""}, {"dropping-particle": "", "family": "Harris", "given": "P. P.", "non-dropping-particle": "", "parse-names": false, "suffix": ""}, {"dropping-particle": "", "family": "Huntingford", "given": "C.", "non-dropping-particle": "", "parse-names</meta:user-defined>
    <meta:user-defined meta:name="Mendeley_Bookmark_zBlFviWeRR_7" meta:value-type="string">": false, "suffix": ""}, {"dropping-particle": "", "family": "Jones", "given": "C. D.", "non-dropping-particle": "", "parse-names": false, "suffix": ""}], "container-title": "Theoretical and Applied Climatology", "id": "ITEM-1", "issue": "1-3", "issued": </meta:user-defined>
    <meta:user-defined meta:name="Mendeley_Bookmark_zBlFviWeRR_8" meta:value-type="string">{"date-parts": [["2004"]]}, "page": "137-156", "title": "Amazonian forest dieback under climate-carbon cycle projections for the 21st century", "type": "article-journal", "volume": "78"}, "uris": ["http://www.mendeley.com/documents/?uuid=cde80e2c-5fe2-4f5</meta:user-defined>
    <meta:user-defined meta:name="Mendeley_Bookmark_zBlFviWeRR_9" meta:value-type="string">f-8705-91be167310fb"]}, {"id": "ITEM-2", "itemData": {"DOI": "10.1038/35041539", "ISBN": "0028-0836", "ISSN": "0028-0836", "PMID": "11089968", "abstract": "The continued increase in the atmospheric concentration of carbon dioxide due to anthropogenic emis</meta:user-defined>
  </office:meta>
</office:document-meta>
</file>

<file path=Object 1/content.xml><?xml version="1.0" encoding="utf-8"?>
<math xmlns="http://www.w3.org/1998/Math/MathML" display="block">
  <semantics>
    <mi>T</mi>
    <annotation encoding="StarMath 5.0">T</annotation>
  </semantics>
</math>
</file>

<file path=Object 10/content.xml><?xml version="1.0" encoding="utf-8"?>
<math xmlns="http://www.w3.org/1998/Math/MathML" display="block">
  <semantics>
    <mi>j</mi>
    <annotation encoding="StarMath 5.0">j</annotation>
  </semantics>
</math>
</file>

<file path=Object 11/content.xml><?xml version="1.0" encoding="utf-8"?>
<math xmlns="http://www.w3.org/1998/Math/MathML" display="block">
  <semantics>
    <mi>S</mi>
    <annotation encoding="StarMath 5.0">S</annotation>
  </semantics>
</math>
</file>

<file path=Object 12/content.xml><?xml version="1.0" encoding="utf-8"?>
<math xmlns="http://www.w3.org/1998/Math/MathML" display="block">
  <semantics>
    <msub>
      <mi>A</mi>
      <msub>
        <mi>r</mi>
        <mrow>
          <mi>i</mi>
          <mi>,</mi>
          <mi>j</mi>
        </mrow>
      </msub>
    </msub>
    <annotation encoding="StarMath 5.0">{A} rsub {{r} rsub {i , j}}</annotation>
  </semantics>
</math>
</file>

<file path=Object 13/content.xml><?xml version="1.0" encoding="utf-8"?>
<math xmlns="http://www.w3.org/1998/Math/MathML" display="block">
  <semantics>
    <mi>i</mi>
    <annotation encoding="StarMath 5.0">i</annotation>
  </semantics>
</math>
</file>

<file path=Object 14/content.xml><?xml version="1.0" encoding="utf-8"?>
<math xmlns="http://www.w3.org/1998/Math/MathML" display="block">
  <semantics>
    <msub>
      <mi>z</mi>
      <mrow>
        <mi>i</mi>
        <mi>,</mi>
        <mi>j</mi>
      </mrow>
    </msub>
    <annotation encoding="StarMath 5.0">{z} rsub {i , j}</annotation>
  </semantics>
</math>
</file>

<file path=Object 15/content.xml><?xml version="1.0" encoding="utf-8"?>
<math xmlns="http://www.w3.org/1998/Math/MathML" display="block">
  <semantics>
    <msub>
      <mi>α</mi>
      <mi>L</mi>
    </msub>
    <annotation encoding="StarMath 5.0">{α} rsub {L}</annotation>
  </semantics>
</math>
</file>

<file path=Object 16/content.xml><?xml version="1.0" encoding="utf-8"?>
<math xmlns="http://www.w3.org/1998/Math/MathML" display="block">
  <semantics>
    <msub>
      <mi>α</mi>
      <mi>W</mi>
    </msub>
    <annotation encoding="StarMath 5.0">{α} rsub {W}</annotation>
  </semantics>
</math>
</file>

<file path=Object 17/content.xml><?xml version="1.0" encoding="utf-8"?>
<math xmlns="http://www.w3.org/1998/Math/MathML" display="block">
  <semantics>
    <msub>
      <mi>α</mi>
      <mi>F</mi>
    </msub>
    <annotation encoding="StarMath 5.0">{α} rsub {F}</annotation>
  </semantics>
</math>
</file>

<file path=Object 18/content.xml><?xml version="1.0" encoding="utf-8"?>
<math xmlns="http://www.w3.org/1998/Math/MathML" display="block">
  <semantics>
    <msub>
      <mi>τ</mi>
      <mi>L</mi>
    </msub>
    <annotation encoding="StarMath 5.0">{τ} rsub {L}</annotation>
  </semantics>
</math>
</file>

<file path=Object 19/content.xml><?xml version="1.0" encoding="utf-8"?>
<math xmlns="http://www.w3.org/1998/Math/MathML" display="block">
  <semantics>
    <msub>
      <mi>τ</mi>
      <mi>W</mi>
    </msub>
    <annotation encoding="StarMath 5.0">{τ} rsub {W}</annotation>
  </semantics>
</math>
</file>

<file path=Object 2/content.xml><?xml version="1.0" encoding="utf-8"?>
<math xmlns="http://www.w3.org/1998/Math/MathML" display="block">
  <semantics>
    <msub>
      <mi>P</mi>
      <mi>r</mi>
    </msub>
    <annotation encoding="StarMath 5.0">P_{ r }</annotation>
  </semantics>
</math>
</file>

<file path=Object 20/content.xml><?xml version="1.0" encoding="utf-8"?>
<math xmlns="http://www.w3.org/1998/Math/MathML" display="block">
  <semantics>
    <msub>
      <mi>τ</mi>
      <mi>F</mi>
    </msub>
    <annotation encoding="StarMath 5.0">{τ} rsub {F}</annotation>
  </semantics>
</math>
</file>

<file path=Object 21/content.xml><?xml version="1.0" encoding="utf-8"?>
<math xmlns="http://www.w3.org/1998/Math/MathML" display="block">
  <semantics>
    <mi mathvariant="italic">NPP</mi>
    <annotation encoding="StarMath 5.0">NPP</annotation>
  </semantics>
</math>
</file>

<file path=Object 22/content.xml><?xml version="1.0" encoding="utf-8"?>
<math xmlns="http://www.w3.org/1998/Math/MathML" display="block">
  <semantics>
    <msub>
      <mi>B</mi>
      <msub>
        <mi>z</mi>
        <mi>i</mi>
      </msub>
    </msub>
    <annotation encoding="StarMath 5.0">{B} rsub {{z} rsub {i}}</annotation>
  </semantics>
</math>
</file>

<file path=Object 23/content.xml><?xml version="1.0" encoding="utf-8"?>
<math xmlns="http://www.w3.org/1998/Math/MathML" display="block">
  <semantics>
    <msub>
      <mi>B</mi>
      <mi>i</mi>
    </msub>
    <annotation encoding="StarMath 5.0">{B} rsub {i}</annotation>
  </semantics>
</math>
</file>

<file path=Object 24/content.xml><?xml version="1.0" encoding="utf-8"?>
<math xmlns="http://www.w3.org/1998/Math/MathML" display="block">
  <semantics>
    <msub>
      <mi>A</mi>
      <msub>
        <mi>r</mi>
        <mrow>
          <mi>i</mi>
          <mi>,</mi>
          <mi>j</mi>
        </mrow>
      </msub>
    </msub>
    <annotation encoding="StarMath 5.0">{A} rsub {{r} rsub {i , j}}</annotation>
  </semantics>
</math>
</file>

<file path=Object 25/content.xml><?xml version="1.0" encoding="utf-8"?>
<math xmlns="http://www.w3.org/1998/Math/MathML" display="block">
  <semantics>
    <msub>
      <mi>B</mi>
      <mi>j</mi>
    </msub>
    <annotation encoding="StarMath 5.0">{B} rsub {j}</annotation>
  </semantics>
</math>
</file>

<file path=Object 26/content.xml><?xml version="1.0" encoding="utf-8"?>
<math xmlns="http://www.w3.org/1998/Math/MathML" display="block">
  <semantics>
    <mrow>
      <msub>
        <mi>A</mi>
        <msub>
          <mi>r</mi>
          <mrow>
            <mi>i</mi>
            <mi>,</mi>
            <mi>j</mi>
          </mrow>
        </msub>
      </msub>
      <mo stretchy="false">=</mo>
      <mrow>
        <msub>
          <mi>B</mi>
          <mi>i</mi>
        </msub>
        <mo stretchy="false">/</mo>
        <mrow>
          <munderover>
            <mo stretchy="false">∑</mo>
            <mrow>
              <mi>i</mi>
              <mo stretchy="false">=</mo>
              <mn>1</mn>
            </mrow>
            <mi>S</mi>
          </munderover>
          <msub>
            <mi>B</mi>
            <mrow>
              <mi>i</mi>
              <mi>,</mi>
              <mi>j</mi>
            </mrow>
          </msub>
        </mrow>
      </mrow>
    </mrow>
    <annotation encoding="StarMath 5.0">{A} rsub {{r} rsub {i , j}} = {{B} rsub {i}} / {sum from {i = 1} to {S} {{B} rsub {i , j}}}</annotation>
  </semantics>
</math>
</file>

<file path=Object 27/content.xml><?xml version="1.0" encoding="utf-8"?>
<math xmlns="http://www.w3.org/1998/Math/MathML" display="block">
  <semantics>
    <msub>
      <mi mathvariant="italic">NPP</mi>
      <mi>j</mi>
    </msub>
    <annotation encoding="StarMath 5.0">NPP_{j}</annotation>
  </semantics>
</math>
</file>

<file path=Object 28/content.xml><?xml version="1.0" encoding="utf-8"?>
<math xmlns="http://www.w3.org/1998/Math/MathML" display="block">
  <semantics>
    <mi>j</mi>
    <annotation encoding="StarMath 5.0">{j}</annotation>
  </semantics>
</math>
</file>

<file path=Object 29/content.xml><?xml version="1.0" encoding="utf-8"?>
<math xmlns="http://www.w3.org/1998/Math/MathML" display="block">
  <semantics>
    <msub>
      <mi mathvariant="italic">PLS</mi>
      <mi>i</mi>
    </msub>
    <annotation encoding="StarMath 5.0">PLS_{i}</annotation>
  </semantics>
</math>
</file>

<file path=Object 3/content.xml><?xml version="1.0" encoding="utf-8"?>
<math xmlns="http://www.w3.org/1998/Math/MathML" display="block">
  <semantics>
    <mi mathvariant="italic">PAR</mi>
    <annotation encoding="StarMath 5.0">PAR</annotation>
  </semantics>
</math>
</file>

<file path=Object 30/content.xml><?xml version="1.0" encoding="utf-8"?>
<math xmlns="http://www.w3.org/1998/Math/MathML" display="block">
  <semantics>
    <msub>
      <mi mathvariant="italic">PFT</mi>
      <mi>i</mi>
    </msub>
    <annotation encoding="StarMath 5.0">PFT_{i}</annotation>
  </semantics>
</math>
</file>

<file path=Object 31/content.xml><?xml version="1.0" encoding="utf-8"?>
<math xmlns="http://www.w3.org/1998/Math/MathML" display="block">
  <semantics>
    <mi>S</mi>
    <annotation encoding="StarMath 5.0">nospace {S} </annotation>
  </semantics>
</math>
</file>

<file path=Object 32/content.xml><?xml version="1.0" encoding="utf-8"?>
<math xmlns="http://www.w3.org/1998/Math/MathML" display="block">
  <semantics>
    <msub>
      <mi>A</mi>
      <msub>
        <mi>r</mi>
        <mrow>
          <mi>i</mi>
          <mi>,</mi>
          <mi>j</mi>
        </mrow>
      </msub>
    </msub>
    <annotation encoding="StarMath 5.0">A_{ r_{i,j}}</annotation>
  </semantics>
</math>
</file>

<file path=Object 33/content.xml><?xml version="1.0" encoding="utf-8"?>
<math xmlns="http://www.w3.org/1998/Math/MathML" display="block">
  <semantics>
    <mrow>
      <msub>
        <mi mathvariant="italic">NPP</mi>
        <mi>j</mi>
      </msub>
      <mo stretchy="false">=</mo>
      <mrow>
        <munderover>
          <mo stretchy="false">∑</mo>
          <mrow>
            <mi>i</mi>
            <mo stretchy="false">=</mo>
            <mn>1</mn>
          </mrow>
          <mi>S</mi>
        </munderover>
        <mrow>
          <mo fence="true" stretchy="false">(</mo>
          <mrow>
            <mrow>
              <msub>
                <mi mathvariant="italic">GPP</mi>
                <mrow>
                  <mi>i</mi>
                  <mi>,</mi>
                  <mi>j</mi>
                </mrow>
              </msub>
              <msub>
                <mi>A</mi>
                <msub>
                  <mi>r</mi>
                  <mrow>
                    <mi>i</mi>
                    <mi>,</mi>
                    <mi>j</mi>
                  </mrow>
                </msub>
              </msub>
            </mrow>
          </mrow>
          <mo fence="true" stretchy="false">)</mo>
        </mrow>
      </mrow>
    </mrow>
    <annotation encoding="StarMath 5.0">NPP_{j} = sum from{i=1} to{S} ( GPP_{i,j}A_{r_{i,j}} )





 </annotation>
  </semantics>
</math>
</file>

<file path=Object 34/content.xml><?xml version="1.0" encoding="utf-8"?>
<math xmlns="http://www.w3.org/1998/Math/MathML" display="block">
  <semantics>
    <msub>
      <mi>C</mi>
      <msub>
        <mi mathvariant="italic">init</mi>
        <mrow>
          <mi>i</mi>
          <mi>,</mi>
          <mi>j</mi>
        </mrow>
      </msub>
    </msub>
    <annotation encoding="StarMath 5.0">C_{{init}_{i,j}}</annotation>
  </semantics>
</math>
</file>

<file path=Object 35/content.xml><?xml version="1.0" encoding="utf-8"?>
<math xmlns="http://www.w3.org/1998/Math/MathML" display="block">
  <semantics>
    <mi>j</mi>
    <annotation encoding="StarMath 5.0">nospace {j} </annotation>
  </semantics>
</math>
</file>

<file path=Object 36/content.xml><?xml version="1.0" encoding="utf-8"?>
<math xmlns="http://www.w3.org/1998/Math/MathML" display="block">
  <semantics>
    <mi>i</mi>
    <annotation encoding="StarMath 5.0">nospace {i} </annotation>
  </semantics>
</math>
</file>

<file path=Object 37/content.xml><?xml version="1.0" encoding="utf-8"?>
<math xmlns="http://www.w3.org/1998/Math/MathML" display="block">
  <semantics>
    <msub>
      <mi>t</mi>
      <mi>x</mi>
    </msub>
    <annotation encoding="StarMath 5.0">t_{x}</annotation>
  </semantics>
</math>
</file>

<file path=Object 38/content.xml><?xml version="1.0" encoding="utf-8"?>
<math xmlns="http://www.w3.org/1998/Math/MathML" display="block">
  <semantics>
    <msub>
      <mi>t</mi>
      <mrow>
        <mi>x</mi>
        <mo stretchy="false">−</mo>
        <mn>1</mn>
      </mrow>
    </msub>
    <annotation encoding="StarMath 5.0">t_{x-1}</annotation>
  </semantics>
</math>
</file>

<file path=Object 39/content.xml><?xml version="1.0" encoding="utf-8"?>
<math xmlns="http://www.w3.org/1998/Math/MathML" display="block">
  <semantics>
    <msub>
      <mi>t</mi>
      <mi>x</mi>
    </msub>
    <annotation encoding="StarMath 5.0">t_{x}</annotation>
  </semantics>
</math>
</file>

<file path=Object 4/content.xml><?xml version="1.0" encoding="utf-8"?>
<math xmlns="http://www.w3.org/1998/Math/MathML" display="block">
  <semantics>
    <mi>h</mi>
    <annotation encoding="StarMath 5.0">h</annotation>
  </semantics>
</math>
</file>

<file path=Object 41/content.xml><?xml version="1.0" encoding="utf-8"?>
<math xmlns="http://www.w3.org/1998/Math/MathML" display="block">
  <semantics>
    <msub>
      <mi>α</mi>
      <mrow>
        <mi>i</mi>
        <mi>,</mi>
        <mi>j</mi>
      </mrow>
    </msub>
    <annotation encoding="StarMath 5.0">%alpha_{ i,j }</annotation>
  </semantics>
</math>
</file>

<file path=Object 42/content.xml><?xml version="1.0" encoding="utf-8"?>
<math xmlns="http://www.w3.org/1998/Math/MathML" display="block">
  <semantics>
    <msub>
      <mi>τ</mi>
      <mrow>
        <mi>i</mi>
        <mi>,</mi>
        <mi>j</mi>
      </mrow>
    </msub>
    <annotation encoding="StarMath 5.0">%tau_{ i,j }</annotation>
  </semantics>
</math>
</file>

<file path=Object 43/content.xml><?xml version="1.0" encoding="utf-8"?>
<math xmlns="http://www.w3.org/1998/Math/MathML" display="block">
  <semantics>
    <msub>
      <mi mathvariant="italic">NPP</mi>
      <mi mathvariant="italic">pot</mi>
    </msub>
    <annotation encoding="StarMath 5.0">NPP_{ pot }</annotation>
  </semantics>
</math>
</file>

<file path=Object 5/content.xml><?xml version="1.0" encoding="utf-8"?>
<math xmlns="http://www.w3.org/1998/Math/MathML" display="block">
  <semantics>
    <msub>
      <mi>C</mi>
      <mi>a</mi>
    </msub>
    <annotation encoding="StarMath 5.0">C_{ a }</annotation>
  </semantics>
</math>
</file>

<file path=Object 6/content.xml><?xml version="1.0" encoding="utf-8"?>
<math xmlns="http://www.w3.org/1998/Math/MathML" display="block">
  <semantics>
    <mrow>
      <mo stretchy="false">∂</mo>
      <mrow>
        <msub>
          <mi>C</mi>
          <msub>
            <mi mathvariant="italic">init</mi>
            <mrow>
              <mi>i</mi>
              <mi>,</mi>
              <mi>j</mi>
            </mrow>
          </msub>
        </msub>
        <mo stretchy="false">/</mo>
        <mo stretchy="false">∂</mo>
      </mrow>
      <mrow>
        <msub>
          <mi>t</mi>
          <mi>x</mi>
        </msub>
        <mo stretchy="false">=</mo>
        <msub>
          <mi>α</mi>
          <mrow>
            <mi>i</mi>
            <mi>.</mi>
            <mi>j</mi>
          </mrow>
        </msub>
      </mrow>
      <mrow>
        <msub>
          <mi mathvariant="italic">NPP</mi>
          <mi mathvariant="italic">pot</mi>
        </msub>
        <mo stretchy="false">−</mo>
        <mrow>
          <msub>
            <mi>C</mi>
            <msub>
              <mi mathvariant="italic">init</mi>
              <mrow>
                <mi>i</mi>
                <mi>,</mi>
                <mi>j</mi>
              </mrow>
            </msub>
          </msub>
          <mo stretchy="false">/</mo>
          <msub>
            <mi>τ</mi>
            <mrow>
              <mi>i</mi>
              <mi>,</mi>
              <mi>j</mi>
            </mrow>
          </msub>
        </mrow>
      </mrow>
    </mrow>
    <annotation encoding="StarMath 5.0">partial C_{{init}_{i,j}}/ partial t_{ x }= %alpha _{ i.j }NPP_{ pot }-C_{ init_{i,j} }/ %tau _{ i,j }</annotation>
  </semantics>
</math>
</file>

<file path=Object 8/content.xml><?xml version="1.0" encoding="utf-8"?>
<math xmlns="http://www.w3.org/1998/Math/MathML" display="block">
  <semantics>
    <mrow>
      <mrow>
        <msub>
          <mi mathvariant="italic">CWM</mi>
          <mrow>
            <mi>z</mi>
            <mi>,</mi>
            <mi>j</mi>
          </mrow>
        </msub>
        <mo stretchy="false">=</mo>
        <mrow>
          <munderover>
            <mo stretchy="false">∑</mo>
            <mrow>
              <mi>i</mi>
              <mo stretchy="false">=</mo>
              <mn>1</mn>
            </mrow>
            <mi>S</mi>
          </munderover>
          <msub>
            <mi>A</mi>
            <msub>
              <mi>r</mi>
              <mrow>
                <mi>i</mi>
                <mi>,</mi>
                <mi>j</mi>
              </mrow>
            </msub>
          </msub>
        </mrow>
      </mrow>
      <msub>
        <mi>z</mi>
        <mrow>
          <mi>i</mi>
          <mi>,</mi>
          <mi>j</mi>
        </mrow>
      </msub>
    </mrow>
    <annotation encoding="StarMath 5.0">{CWM} rsub {z , j} = sum from {i = 1} to {S} {{A} rsub {{r} rsub {i , j}}} {z} rsub {i , j}</annotation>
  </semantics>
</math>
</file>

<file path=Object 9/content.xml><?xml version="1.0" encoding="utf-8"?>
<math xmlns="http://www.w3.org/1998/Math/MathML" display="block">
  <semantics>
    <mi>z</mi>
    <annotation encoding="StarMath 5.0">z</annotation>
  </semantics>
</math>
</file>